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5mm"/>
    </style:style>
    <style:style style:name="co2" style:family="table-column">
      <style:table-column-properties fo:break-before="auto" style:column-width="29.07mm"/>
    </style:style>
    <style:style style:name="co3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7.89mm"/>
    </style:style>
    <style:style style:name="co6" style:family="table-column">
      <style:table-column-properties fo:break-before="auto" style:column-width="67.38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6.47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9.28mm"/>
    </style:style>
    <style:style style:name="co11" style:family="table-column">
      <style:table-column-properties fo:break-before="auto" style:column-width="22.91mm"/>
    </style:style>
    <style:style style:name="co12" style:family="table-column">
      <style:table-column-properties fo:break-before="auto" style:column-width="17.04mm"/>
    </style:style>
    <style:style style:name="co13" style:family="table-column">
      <style:table-column-properties fo:break-before="auto" style:column-width="22.35mm"/>
    </style:style>
    <style:style style:name="co14" style:family="table-column">
      <style:table-column-properties fo:break-before="auto" style:column-width="25.72mm"/>
    </style:style>
    <style:style style:name="co15" style:family="table-column">
      <style:table-column-properties fo:break-before="auto" style:column-width="19mm"/>
    </style:style>
    <style:style style:name="co16" style:family="table-column">
      <style:table-column-properties fo:break-before="auto" style:column-width="27.11mm"/>
    </style:style>
    <style:style style:name="co17" style:family="table-column">
      <style:table-column-properties fo:break-before="auto" style:column-width="21.8mm"/>
    </style:style>
    <style:style style:name="co18" style:family="table-column">
      <style:table-column-properties fo:break-before="auto" style:column-width="13.12mm"/>
    </style:style>
    <style:style style:name="co19" style:family="table-column">
      <style:table-column-properties fo:break-before="auto" style:column-width="17.32mm"/>
    </style:style>
    <style:style style:name="co20" style:family="table-column">
      <style:table-column-properties fo:break-before="auto" style:column-width="15.36mm"/>
    </style:style>
    <style:style style:name="co21" style:family="table-column">
      <style:table-column-properties fo:break-before="auto" style:column-width="11.45mm"/>
    </style:style>
    <style:style style:name="co22" style:family="table-column">
      <style:table-column-properties fo:break-before="auto" style:column-width="19.56mm"/>
    </style:style>
    <style:style style:name="co23" style:family="table-column">
      <style:table-column-properties fo:break-before="auto" style:column-width="26.26mm"/>
    </style:style>
    <style:style style:name="co24" style:family="table-column">
      <style:table-column-properties fo:break-before="auto" style:column-width="17.6mm"/>
    </style:style>
    <style:style style:name="co25" style:family="table-column">
      <style:table-column-properties fo:break-before="auto" style:column-width="25.15mm"/>
    </style:style>
    <style:style style:name="co26" style:family="table-column">
      <style:table-column-properties fo:break-before="auto" style:column-width="15.08mm"/>
    </style:style>
    <style:style style:name="co27" style:family="table-column">
      <style:table-column-properties fo:break-before="auto" style:column-width="13.69mm"/>
    </style:style>
    <style:style style:name="co28" style:family="table-column">
      <style:table-column-properties fo:break-before="auto" style:column-width="25.44mm"/>
    </style:style>
    <style:style style:name="co29" style:family="table-column">
      <style:table-column-properties fo:break-before="auto" style:column-width="30.46mm"/>
    </style:style>
    <style:style style:name="co30" style:family="table-column">
      <style:table-column-properties fo:break-before="auto" style:column-width="29.92mm"/>
    </style:style>
    <style:style style:name="co31" style:family="table-column">
      <style:table-column-properties fo:break-before="auto" style:column-width="26.55mm"/>
    </style:style>
    <style:style style:name="co32" style:family="table-column">
      <style:table-column-properties fo:break-before="auto" style:column-width="27.68mm"/>
    </style:style>
    <style:style style:name="co33" style:family="table-column">
      <style:table-column-properties fo:break-before="auto" style:column-width="14.8mm"/>
    </style:style>
    <style:style style:name="co34" style:family="table-column">
      <style:table-column-properties fo:break-before="auto" style:column-width="27.9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24.04mm"/>
    </style:style>
    <style:style style:name="co37" style:family="table-column">
      <style:table-column-properties fo:break-before="auto" style:column-width="14.25mm"/>
    </style:style>
    <style:style style:name="co38" style:family="table-column">
      <style:table-column-properties fo:break-before="auto" style:column-width="18.43mm"/>
    </style:style>
    <style:style style:name="co39" style:family="table-column">
      <style:table-column-properties fo:break-before="auto" style:column-width="26.83mm"/>
    </style:style>
    <style:style style:name="co40" style:family="table-column">
      <style:table-column-properties fo:break-before="auto" style:column-width="36.34mm"/>
    </style:style>
    <style:style style:name="co41" style:family="table-column">
      <style:table-column-properties fo:break-before="auto" style:column-width="14.52mm"/>
    </style:style>
    <style:style style:name="co42" style:family="table-column">
      <style:table-column-properties fo:break-before="auto" style:column-width="22.63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3.51mm" fo:break-before="auto" style:use-optimal-row-height="false"/>
    </style:style>
    <style:style style:name="ro10" style:family="table-row">
      <style:table-row-properties style:row-height="7.09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ro12" style:family="table-row">
      <style:table-row-properties style:row-height="7.74mm" fo:break-before="auto" style:use-optimal-row-height="false"/>
    </style:style>
    <style:style style:name="ro13" style:family="table-row">
      <style:table-row-properties style:row-height="4.57mm" fo:break-before="auto" style:use-optimal-row-height="false"/>
    </style:style>
    <style:style style:name="ro14" style:family="table-row">
      <style:table-row-properties style:row-height="6.76mm" fo:break-before="auto" style:use-optimal-row-height="false"/>
    </style:style>
    <style:style style:name="ro15" style:family="table-row">
      <style:table-row-properties style:row-height="6.88mm" fo:break-before="page" style:use-optimal-row-height="false"/>
    </style:style>
    <style:style style:name="ro16" style:family="table-row">
      <style:table-row-properties style:row-height="4.97mm" fo:break-before="auto" style:use-optimal-row-height="false"/>
    </style:style>
    <style:style style:name="ro17" style:family="table-row">
      <style:table-row-properties style:row-height="6.88mm" fo:break-before="auto" style:use-optimal-row-height="false"/>
    </style:style>
    <style:style style:name="ro18" style:family="table-row">
      <style:table-row-properties style:row-height="10.58mm" fo:break-before="auto" style:use-optimal-row-height="false"/>
    </style:style>
    <style:style style:name="ta1" style:family="table" style:master-page-name="PageStyle_5f_Produção">
      <style:table-properties table:display="true" style:writing-mode="lr-tb"/>
    </style:style>
    <style:style style:name="ta2" style:family="table" style:master-page-name="PageStyle_5f_1_20_Café_20_Total">
      <style:table-properties table:display="true" style:writing-mode="lr-tb" tableooo:tab-color="#969696"/>
    </style:style>
    <style:style style:name="ta3" style:family="table" style:master-page-name="PageStyle_5f_2_20_Café_20_Arábica">
      <style:table-properties table:display="true" style:writing-mode="lr-tb"/>
    </style:style>
    <style:style style:name="ta4" style:family="table" style:master-page-name="PageStyle_5f_3_20_Café_20_Conilon">
      <style:table-properties table:display="true" style:writing-mode="lr-tb"/>
    </style:style>
    <style:style style:name="ta5" style:family="table" style:master-page-name="PageStyle_5f_4_20_Café_20_Total_20_-_20_Área">
      <style:table-properties table:display="true" style:writing-mode="lr-tb" tableooo:tab-color="#969696"/>
    </style:style>
    <style:style style:name="ta6" style:family="table" style:master-page-name="PageStyle_5f_5_20_Café_20_Arábica_20_-_20_Área">
      <style:table-properties table:display="true" style:writing-mode="lr-tb"/>
    </style:style>
    <style:style style:name="ta7" style:family="table" style:master-page-name="PageStyle_5f_6_20_Café_20_Conilon_20_-_20_Área">
      <style:table-properties table:display="true" style:writing-mode="lr-tb"/>
    </style:style>
    <style:style style:name="ta8" style:family="table" style:master-page-name="PageStyle_5f_7_20_Café_20_Total_20_-_20_Cafeeiros">
      <style:table-properties table:display="true" style:writing-mode="lr-tb" tableooo:tab-color="#969696"/>
    </style:style>
    <style:style style:name="ta9" style:family="table" style:master-page-name="PageStyle_5f_8_20_Café_20_Arábica_20_-_20_Cafeeiros">
      <style:table-properties table:display="true" style:writing-mode="lr-tb"/>
    </style:style>
    <style:style style:name="ta10" style:family="table" style:master-page-name="PageStyle_5f_9_20_Café_20_Conilon_20_-_20_Cafeeiros">
      <style:table-properties table:display="true" style:writing-mode="lr-tb"/>
    </style:style>
    <style:style style:name="ta11" style:family="table" style:master-page-name="PageStyle_5f_10_20__25__20_Colheita">
      <style:table-properties table:display="true" style:writing-mode="lr-tb"/>
    </style:style>
    <style:style style:name="ta12" style:family="table" style:master-page-name="PageStyle_5f_Bienalidad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2" number:automatic-order="true"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Normal_5f_Quadros_20_-_20_Geral_20_-_20_fev-0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5f_BuiltIn_5f_Comma" style:data-style-name="N134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Comma" style:data-style-name="N134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omma" style:data-style-name="N134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20_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Quadros_20_-_20_Geral_20_-_20_fev-03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Quadros_20_-_20_Geral_20_-_20_fev-03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Vírgula_20_2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Normal_20_2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Normal_20_2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20_2" style:data-style-name="N14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Vírgula_20_2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Vírgula_20_2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 style:data-style-name="N13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Comma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Excel_5f_BuiltIn_5f_Comma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Excel_5f_BuiltIn_5f_Comma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Excel_5f_BuiltIn_5f_Comma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Excel_5f_BuiltIn_5f_Comma" style:data-style-name="N139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5f_BuiltIn_5f_Comma" style:data-style-name="N13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5f_BuiltIn_5f_Comma" style:data-style-name="N139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5f_BuiltIn_5f_Comma" style:data-style-name="N13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5f_BuiltIn_5f_Comma" style:data-style-name="N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5f_BuiltIn_5f_Comma" style:data-style-name="N13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Comma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5f_BuiltIn_5f_Comma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Excel_5f_BuiltIn_5f_Comma" style:data-style-name="N13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5f_BuiltIn_5f_Comma" style:data-style-name="N13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Excel_5f_BuiltIn_5f_Comma" style:data-style-name="N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Excel_5f_BuiltIn_5f_Comma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Excel_5f_BuiltIn_5f_Comma" style:data-style-name="N13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Excel_5f_BuiltIn_5f_Comma" style:data-style-name="N13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Excel_5f_BuiltIn_5f_Comma" style:data-style-name="N13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5f_BuiltIn_5f_Comma" style:data-style-name="N137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5f_BuiltIn_5f_Comma" style:data-style-name="N137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5f_BuiltIn_5f_Comma" style:data-style-name="N13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5f_BuiltIn_5f_Comma" style:data-style-name="N136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Excel_5f_BuiltIn_5f_Comma" style:data-style-name="N13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Excel_5f_BuiltIn_5f_Comma" style:data-style-name="N136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5f_BuiltIn_5f_Comma" style:data-style-name="N13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5f_BuiltIn_5f_Comma" style:data-style-name="N132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Excel_5f_BuiltIn_5f_Comma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5f_BuiltIn_5f_Comma" style:data-style-name="N136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Excel_5f_BuiltIn_5f_Comma" style:data-style-name="N136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Excel_5f_BuiltIn_5f_Comma" style:data-style-name="N136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Excel_5f_BuiltIn_5f_Comma" style:data-style-name="N132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5f_BuiltIn_5f_Comma" style:data-style-name="N136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Excel_5f_BuiltIn_5f_Comma" style:data-style-name="N13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Excel_5f_BuiltIn_5f_Comma" style:data-style-name="N132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Excel_5f_BuiltIn_5f_Comma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Excel_5f_BuiltIn_5f_Comma" style:data-style-name="N13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Excel_5f_BuiltIn_5f_Comma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Excel_5f_BuiltIn_5f_Comma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Excel_5f_BuiltIn_5f_Comma" style:data-style-name="N137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Excel_5f_BuiltIn_5f_Comma" style:data-style-name="N13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Excel_5f_BuiltIn_5f_Comma" style:data-style-name="N13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Excel_5f_BuiltIn_5f_Comma" style:data-style-name="N3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Excel_5f_BuiltIn_5f_Comma" style:data-style-name="N13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Excel_5f_BuiltIn_5f_Comma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Excel_5f_BuiltIn_5f_Comma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Excel_5f_BuiltIn_5f_Comma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Excel_5f_BuiltIn_5f_Comma" style:data-style-name="N139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Excel_5f_BuiltIn_5f_Comma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Excel_5f_BuiltIn_5f_Comma" style:data-style-name="N139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Excel_5f_BuiltIn_5f_Comma" style:data-style-name="N13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Excel_5f_BuiltIn_5f_Comma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Excel_5f_BuiltIn_5f_Comma" style:data-style-name="N137">
      <style:table-cell-properties style:glyph-orientation-vertical="0" fo:border-bottom="1.7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Excel_5f_BuiltIn_5f_Comma" style:data-style-name="N13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Excel_5f_BuiltIn_5f_Comma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3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 style:data-style-name="N135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3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 style:data-style-name="N13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 style:data-style-name="N13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Separador_20_de_20_milhares_5f_QUADROS_20_-_20_SETEMBRO_20_2014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Separador_20_de_20_milhares_5f_QUADROS_20_-_20_SETEMBRO_20_2014" style:data-style-name="N13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 style:data-style-name="N13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 style:data-style-name="N13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Separador_20_de_20_milhares_5f_QUADROS_20_-_20_SETEMBRO_20_2014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Separador_20_de_20_milhares_5f_QUADROS_20_-_20_SETEMBRO_20_2014" style:data-style-name="N13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Separador_20_de_20_milhares_5f_QUADROS_20_-_20_SETEMBRO_20_2014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Separador_20_de_20_milhares_5f_QUADROS_20_-_20_SETEMBRO_20_2014" style:data-style-name="N13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 style:data-style-name="N13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Separador_20_de_20_milhares_5f_QUADROS_20_-_20_SETEMBRO_20_2014" style:data-style-name="N132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 style:data-style-name="N13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Separador_20_de_20_milhares_5f_QUADROS_20_-_20_SETEMBRO_20_2014" style:data-style-name="N13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 style:data-style-name="N135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 style:data-style-name="N134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 style:data-style-name="N134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Separador_20_de_20_milhares_5f_QUADROS_20_-_20_SETEMBRO_20_2014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Separador_20_de_20_milhares_5f_QUADROS_20_-_20_SETEMBRO_20_2014" style:data-style-name="N13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Separador_20_de_20_milhares_5f_QUADROS_20_-_20_SETEMBRO_20_2014" style:data-style-name="N135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 style:data-style-name="N135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 style:data-style-name="N13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Separador_20_de_20_milhares_5f_QUADROS_20_-_20_SETEMBRO_20_2014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Separador_20_de_20_milhares_5f_QUADROS_20_-_20_SETEMBRO_20_2014" style:data-style-name="N135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Separador_20_de_20_milhares_5f_QUADROS_20_-_20_SETEMBRO_20_2014" style:data-style-name="N13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Separador_20_de_20_milhares_5f_QUADROS_20_-_20_SETEMBRO_20_2014" style:data-style-name="N13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Separador_20_de_20_milhares_5f_QUADROS_20_-_20_SETEMBRO_20_2014" style:data-style-name="N135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 style:data-style-name="N13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 style:data-style-name="N3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 style:data-style-name="N134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Separador_20_de_20_milhares_5f_QUADROS_20_-_20_SETEMBRO_20_2014" style:data-style-name="N13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 style:data-style-name="N3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1" style:family="table-cell" style:parent-style-name="Default" style:data-style-name="N13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Excel_5f_BuiltIn_5f_Comma" style:data-style-name="N4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 style:data-style-name="N2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 style:data-style-name="N4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solid" svg:stroke-width="0.26mm" svg:stroke-color="#000000" draw:stroke-linejoin="miter" svg:stroke-linecap="square" draw:fill="gradient" draw:fill-color="#ff0000" draw:fill-gradient-name="Gradient_20_3" draw:textarea-horizontal-align="justify" draw:textarea-vertical-align="top" draw:auto-grow-height="false" fo:min-height="3.38mm" fo:min-width="3.64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13.45mm" fo:min-width="39.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000000" draw:stroke-linejoin="miter" svg:stroke-linecap="square" draw:fill="gradient" draw:fill-color="#0066cc" draw:fill-gradient-name="Gradient_20_2" draw:textarea-horizontal-align="justify" draw:textarea-vertical-align="top" draw:auto-grow-height="false" fo:min-height="3.38mm" fo:min-width="3.92mm" fo:padding-top="0.56mm" fo:padding-bottom="0.56mm" fo:padding-left="0.56mm" fo:padding-right="0.56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0000" draw:fill-gradient-name="Gradient_20_3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loext:graphic-properties draw:fill="gradient" draw:fill-color="#0066cc" draw:fill-gradient-name="Gradient_20_2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dução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47" table:default-cell-style-name="ce15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BRASIL <text:s/>- <text:s/>SAFRA 2019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COMPARATIVO DE PRODUÇÃO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CAFÉ BENEFICIADO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table:number-columns-spanned="13" table:number-rows-spanned="1"/>
          <table:covered-table-cell table:number-columns-repeated="12" table:style-name="ce1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" table:number-rows-spanned="4">
            <text:p>UNIDADE DA FEDERAÇÃO/ REGIÃO</text:p>
          </table:table-cell>
          <table:table-cell table:style-name="ce16" office:value-type="string" calcext:value-type="string" table:number-columns-spanned="9" table:number-rows-spanned="1">
            <text:p>PRODUÇÃO (Mil sacas beneficiadas)</text:p>
          </table:table-cell>
          <table:covered-table-cell table:number-columns-repeated="8" table:style-name="ce29"/>
          <table:table-cell table:number-columns-repeated="1014"/>
        </table:table-row>
        <table:table-row table:style-name="ro3">
          <table:covered-table-cell table:style-name="ce3"/>
          <table:table-cell table:style-name="ce17" office:value-type="string" calcext:value-type="string" table:number-columns-spanned="3" table:number-rows-spanned="1">
            <text:p>ARÁBICA</text:p>
          </table:table-cell>
          <table:covered-table-cell table:number-columns-repeated="2" table:style-name="ce30"/>
          <table:table-cell table:style-name="ce17" office:value-type="string" calcext:value-type="string" table:number-columns-spanned="3" table:number-rows-spanned="1">
            <text:p>CONILON</text:p>
          </table:table-cell>
          <table:covered-table-cell table:number-columns-repeated="2" table:style-name="ce30"/>
          <table:table-cell table:style-name="ce17" office:value-type="string" calcext:value-type="string" table:number-columns-spanned="3" table:number-rows-spanned="1">
            <text:p>TOTAL</text:p>
          </table:table-cell>
          <table:covered-table-cell table:number-columns-repeated="2" table:style-name="ce30"/>
          <table:table-cell table:number-columns-repeated="1014"/>
        </table:table-row>
        <table:table-row table:style-name="ro4">
          <table:covered-table-cell table:style-name="ce4"/>
          <table:table-cell table:style-name="ce18" office:value-type="string" calcext:value-type="string" table:number-columns-spanned="1" table:number-rows-spanned="2">
            <text:p>SAFRA 2018</text:p>
          </table:table-cell>
          <table:table-cell table:style-name="ce31" office:value-type="string" calcext:value-type="string" table:number-columns-spanned="1" table:number-rows-spanned="2">
            <text:p>SAFRA 2019</text:p>
          </table:table-cell>
          <table:table-cell table:style-name="ce37" office:value-type="string" calcext:value-type="string" table:number-columns-spanned="1" table:number-rows-spanned="2">
            <text:p>Variação %</text:p>
          </table:table-cell>
          <table:table-cell table:style-name="ce18" office:value-type="string" calcext:value-type="string" table:number-columns-spanned="1" table:number-rows-spanned="2">
            <text:p>SAFRA 2018</text:p>
          </table:table-cell>
          <table:table-cell table:style-name="ce31" office:value-type="string" calcext:value-type="string" table:number-columns-spanned="1" table:number-rows-spanned="2">
            <text:p>SAFRA 2019</text:p>
          </table:table-cell>
          <table:table-cell table:style-name="ce37" office:value-type="string" calcext:value-type="string" table:number-columns-spanned="1" table:number-rows-spanned="2">
            <text:p>Variação %</text:p>
          </table:table-cell>
          <table:table-cell table:style-name="ce18" office:value-type="string" calcext:value-type="string" table:number-columns-spanned="1" table:number-rows-spanned="2">
            <text:p>SAFRA 2018</text:p>
          </table:table-cell>
          <table:table-cell table:style-name="ce31" office:value-type="string" calcext:value-type="string" table:number-columns-spanned="1" table:number-rows-spanned="2">
            <text:p>SAFRA 2019</text:p>
          </table:table-cell>
          <table:table-cell table:style-name="ce46" office:value-type="string" calcext:value-type="string" table:number-columns-spanned="1" table:number-rows-spanned="2">
            <text:p>Variação %</text:p>
          </table:table-cell>
          <table:table-cell table:number-columns-repeated="1014"/>
        </table:table-row>
        <table:table-row table:style-name="ro5">
          <table:covered-table-cell table:style-name="ce5"/>
          <table:covered-table-cell table:style-name="ce19"/>
          <table:covered-table-cell table:style-name="ce32"/>
          <table:covered-table-cell table:style-name="ce38"/>
          <table:covered-table-cell table:style-name="ce19"/>
          <table:covered-table-cell table:style-name="ce32"/>
          <table:covered-table-cell table:style-name="ce38"/>
          <table:covered-table-cell table:style-name="ce19"/>
          <table:covered-table-cell table:style-name="ce32"/>
          <table:covered-table-cell table:style-name="ce47"/>
          <table:table-cell table:number-columns-repeated="1014"/>
        </table:table-row>
        <table:table-row table:style-name="ro3">
          <table:table-cell table:style-name="ce6" office:value-type="string" calcext:value-type="string">
            <text:p>NORTE</text:p>
          </table:table-cell>
          <table:table-cell table:style-name="ce20" office:value-type="float" office:value="0" calcext:value-type="float">
            <text:p><text:s/>- <text:s/></text:p>
          </table:table-cell>
          <table:table-cell table:number-columns-repeated="2" table:style-name="ce33" office:value-type="float" office:value="0" calcext:value-type="float">
            <text:p><text:s/>- <text:s/></text:p>
          </table:table-cell>
          <table:table-cell table:style-name="ce20" office:value-type="float" office:value="1978.3" calcext:value-type="float">
            <text:p><text:s/>1.978,3 </text:p>
          </table:table-cell>
          <table:table-cell table:style-name="ce33" office:value-type="float" office:value="2097" calcext:value-type="float">
            <text:p><text:s/>2.097,0 </text:p>
          </table:table-cell>
          <table:table-cell table:style-name="ce33" office:value-type="float" office:value="6.00010109690139" calcext:value-type="float">
            <text:p><text:s/>6,0 </text:p>
          </table:table-cell>
          <table:table-cell table:style-name="ce20" office:value-type="float" office:value="1978.3" calcext:value-type="float">
            <text:p><text:s/>1.978,3 </text:p>
          </table:table-cell>
          <table:table-cell table:style-name="ce33" office:value-type="float" office:value="2097" calcext:value-type="float">
            <text:p><text:s/>2.097,0 </text:p>
          </table:table-cell>
          <table:table-cell table:style-name="ce33" office:value-type="float" office:value="6.00010109690139" calcext:value-type="float">
            <text:p><text:s/>6,0 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O</text:p>
          </table:table-cell>
          <table:table-cell table:style-name="ce21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21" office:value-type="float" office:value="1978.3" calcext:value-type="float">
            <text:p><text:s/>1.978,3 </text:p>
          </table:table-cell>
          <table:table-cell table:style-name="ce23" office:value-type="float" office:value="2097" calcext:value-type="float">
            <text:p><text:s/>2.097,0 </text:p>
          </table:table-cell>
          <table:table-cell table:style-name="ce23" office:value-type="float" office:value="6.00010109690139" calcext:value-type="float">
            <text:p><text:s/>6,0 </text:p>
          </table:table-cell>
          <table:table-cell table:style-name="ce21" office:value-type="float" office:value="1978.3" calcext:value-type="float">
            <text:p><text:s/>1.978,3 </text:p>
          </table:table-cell>
          <table:table-cell table:style-name="ce23" office:value-type="float" office:value="2097" calcext:value-type="float">
            <text:p><text:s/>2.097,0 </text:p>
          </table:table-cell>
          <table:table-cell table:style-name="ce41" office:value-type="float" office:value="6.00010109690139" calcext:value-type="float">
            <text:p><text:s/>6,0 </text:p>
          </table:table-cell>
          <table:table-cell table:number-columns-repeated="1014"/>
        </table:table-row>
        <table:table-row table:style-name="ro3" table:visibility="collapse">
          <table:table-cell table:style-name="ce7" office:value-type="string" calcext:value-type="string">
            <text:p>AM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3" table:formula="of:=" office:value-type="string" office:string-value="" calcext:value-type="error">
            <text:p>#DIV/0!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3" table:formula="of:=" office:value-type="string" office:string-value="" calcext:value-type="error">
            <text:p>#DIV/0!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33" table:formula="of:=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 table:visibility="collapse">
          <table:table-cell table:style-name="ce7" office:value-type="string" calcext:value-type="string">
            <text:p>PA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3" table:formula="of:=" office:value-type="string" office:string-value="" calcext:value-type="error">
            <text:p>#DIV/0!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3" table:formula="of:=" office:value-type="string" office:string-value="" calcext:value-type="error">
            <text:p>#DIV/0!</text:p>
          </table:table-cell>
          <table:table-cell table:style-name="ce21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33" table:formula="of:=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NORDESTE</text:p>
          </table:table-cell>
          <table:table-cell table:style-name="ce22" office:value-type="float" office:value="1880.2" calcext:value-type="float">
            <text:p><text:s/>1.880,2 </text:p>
          </table:table-cell>
          <table:table-cell table:style-name="ce22" office:value-type="float" office:value="1200" calcext:value-type="float">
            <text:p><text:s/>1.200,0 </text:p>
          </table:table-cell>
          <table:table-cell table:style-name="ce22" office:value-type="float" office:value="-36.1770024465482" calcext:value-type="float">
            <text:p><text:s/>(36,2)</text:p>
          </table:table-cell>
          <table:table-cell table:style-name="ce24" office:value-type="float" office:value="2670" calcext:value-type="float">
            <text:p><text:s/>2.670,0 </text:p>
          </table:table-cell>
          <table:table-cell table:style-name="ce22" office:value-type="float" office:value="1600" calcext:value-type="float">
            <text:p><text:s/>1.600,0 </text:p>
          </table:table-cell>
          <table:table-cell table:style-name="ce22" office:value-type="float" office:value="-40.0749063670412" calcext:value-type="float">
            <text:p><text:s/>(40,1)</text:p>
          </table:table-cell>
          <table:table-cell table:style-name="ce24" office:value-type="float" office:value="4550.2" calcext:value-type="float">
            <text:p><text:s/>4.550,2 </text:p>
          </table:table-cell>
          <table:table-cell table:style-name="ce22" office:value-type="float" office:value="2800" calcext:value-type="float">
            <text:p><text:s/>2.800,0 </text:p>
          </table:table-cell>
          <table:table-cell table:style-name="ce33" office:value-type="float" office:value="-38.4642433299635" calcext:value-type="float">
            <text:p><text:s/>(38,5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BA</text:p>
          </table:table-cell>
          <table:table-cell table:style-name="ce21" office:value-type="float" office:value="1880.2" calcext:value-type="float">
            <text:p><text:s/>1.880,2 </text:p>
          </table:table-cell>
          <table:table-cell table:style-name="ce23" office:value-type="float" office:value="1200" calcext:value-type="float">
            <text:p><text:s/>1.200,0 </text:p>
          </table:table-cell>
          <table:table-cell table:style-name="ce23" office:value-type="float" office:value="-36.1770024465482" calcext:value-type="float">
            <text:p><text:s/>(36,2)</text:p>
          </table:table-cell>
          <table:table-cell table:style-name="ce21" office:value-type="float" office:value="2670" calcext:value-type="float">
            <text:p><text:s/>2.670,0 </text:p>
          </table:table-cell>
          <table:table-cell table:style-name="ce23" office:value-type="float" office:value="1600" calcext:value-type="float">
            <text:p><text:s/>1.600,0 </text:p>
          </table:table-cell>
          <table:table-cell table:style-name="ce23" office:value-type="float" office:value="-40.0749063670412" calcext:value-type="float">
            <text:p><text:s/>(40,1)</text:p>
          </table:table-cell>
          <table:table-cell table:style-name="ce21" office:value-type="float" office:value="4550.2" calcext:value-type="float">
            <text:p><text:s/>4.550,2 </text:p>
          </table:table-cell>
          <table:table-cell table:style-name="ce23" office:value-type="float" office:value="2800" calcext:value-type="float">
            <text:p><text:s/>2.800,0 </text:p>
          </table:table-cell>
          <table:table-cell table:style-name="ce41" office:value-type="float" office:value="-38.4642433299635" calcext:value-type="float">
            <text:p><text:s/>(38,5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<text:s text:c="5"/>Cerrado</text:p>
          </table:table-cell>
          <table:table-cell table:style-name="ce21" office:value-type="float" office:value="497.2" calcext:value-type="float">
            <text:p><text:s/>497,2 </text:p>
          </table:table-cell>
          <table:table-cell table:style-name="ce23" office:value-type="float" office:value="300" calcext:value-type="float">
            <text:p><text:s/>300,0 </text:p>
          </table:table-cell>
          <table:table-cell table:style-name="ce23" office:value-type="float" office:value="-39.6621078037007" calcext:value-type="float">
            <text:p><text:s/>(39,7)</text:p>
          </table:table-cell>
          <table:table-cell table:style-name="ce21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21" office:value-type="float" office:value="497.2" calcext:value-type="float">
            <text:p><text:s/>497,2 </text:p>
          </table:table-cell>
          <table:table-cell table:style-name="ce23" office:value-type="float" office:value="300" calcext:value-type="float">
            <text:p><text:s/>300,0 </text:p>
          </table:table-cell>
          <table:table-cell table:style-name="ce41" office:value-type="float" office:value="-39.6621078037007" calcext:value-type="float">
            <text:p><text:s/>(39,7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<text:s text:c="5"/>Planalto</text:p>
          </table:table-cell>
          <table:table-cell table:style-name="ce21" office:value-type="float" office:value="1383" calcext:value-type="float">
            <text:p><text:s/>1.383,0 </text:p>
          </table:table-cell>
          <table:table-cell table:style-name="ce23" office:value-type="float" office:value="900" calcext:value-type="float">
            <text:p><text:s/>900,0 </text:p>
          </table:table-cell>
          <table:table-cell table:style-name="ce23" office:value-type="float" office:value="-34.9240780911063" calcext:value-type="float">
            <text:p><text:s/>(34,9)</text:p>
          </table:table-cell>
          <table:table-cell table:style-name="ce21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21" office:value-type="float" office:value="1383" calcext:value-type="float">
            <text:p><text:s/>1.383,0 </text:p>
          </table:table-cell>
          <table:table-cell table:style-name="ce23" office:value-type="float" office:value="900" calcext:value-type="float">
            <text:p><text:s/>900,0 </text:p>
          </table:table-cell>
          <table:table-cell table:style-name="ce41" office:value-type="float" office:value="-34.9240780911063" calcext:value-type="float">
            <text:p><text:s/>(34,9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<text:s text:c="5"/>Atlântico</text:p>
          </table:table-cell>
          <table:table-cell table:style-name="ce21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21" office:value-type="float" office:value="2670" calcext:value-type="float">
            <text:p><text:s/>2.670,0 </text:p>
          </table:table-cell>
          <table:table-cell table:style-name="ce23" office:value-type="float" office:value="1600" calcext:value-type="float">
            <text:p><text:s/>1.600,0 </text:p>
          </table:table-cell>
          <table:table-cell table:style-name="ce23" office:value-type="float" office:value="-40.0749063670412" calcext:value-type="float">
            <text:p><text:s/>(40,1)</text:p>
          </table:table-cell>
          <table:table-cell table:style-name="ce21" office:value-type="float" office:value="2670" calcext:value-type="float">
            <text:p><text:s/>2.670,0 </text:p>
          </table:table-cell>
          <table:table-cell table:style-name="ce23" office:value-type="float" office:value="1600" calcext:value-type="float">
            <text:p><text:s/>1.600,0 </text:p>
          </table:table-cell>
          <table:table-cell table:style-name="ce41" office:value-type="float" office:value="-40.0749063670412" calcext:value-type="float">
            <text:p><text:s/>(40,1)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CENTRO-OESTE</text:p>
          </table:table-cell>
          <table:table-cell table:style-name="ce22" office:value-type="float" office:value="196.3" calcext:value-type="float">
            <text:p><text:s/>196,3 </text:p>
          </table:table-cell>
          <table:table-cell table:style-name="ce22" office:value-type="float" office:value="236.3" calcext:value-type="float">
            <text:p><text:s/>236,3 </text:p>
          </table:table-cell>
          <table:table-cell table:style-name="ce22" office:value-type="float" office:value="20.3769740193581" calcext:value-type="float">
            <text:p><text:s/>20,4 </text:p>
          </table:table-cell>
          <table:table-cell table:style-name="ce21" office:value-type="float" office:value="103.3" calcext:value-type="float">
            <text:p><text:s/>103,3 </text:p>
          </table:table-cell>
          <table:table-cell table:style-name="ce23" office:value-type="float" office:value="121.4" calcext:value-type="float">
            <text:p><text:s/>121,4 </text:p>
          </table:table-cell>
          <table:table-cell table:style-name="ce23" office:value-type="float" office:value="17.5217812197483" calcext:value-type="float">
            <text:p><text:s/>17,5 </text:p>
          </table:table-cell>
          <table:table-cell table:style-name="ce24" office:value-type="float" office:value="299.6" calcext:value-type="float">
            <text:p><text:s/>299,6 </text:p>
          </table:table-cell>
          <table:table-cell table:style-name="ce22" office:value-type="float" office:value="357.7" calcext:value-type="float">
            <text:p><text:s/>357,7 </text:p>
          </table:table-cell>
          <table:table-cell table:style-name="ce33" office:value-type="float" office:value="19.392523364486" calcext:value-type="float">
            <text:p><text:s/>19,4 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MT</text:p>
          </table:table-cell>
          <table:table-cell table:style-name="ce21" office:value-type="float" office:value="0.9" calcext:value-type="float">
            <text:p><text:s/>0,9 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3" office:value-type="float" office:value="-100" calcext:value-type="float">
            <text:p><text:s/>(100,0)</text:p>
          </table:table-cell>
          <table:table-cell table:style-name="ce21" office:value-type="float" office:value="103.3" calcext:value-type="float">
            <text:p><text:s/>103,3 </text:p>
          </table:table-cell>
          <table:table-cell table:style-name="ce23" office:value-type="float" office:value="121.4" calcext:value-type="float">
            <text:p><text:s/>121,4 </text:p>
          </table:table-cell>
          <table:table-cell table:style-name="ce23" office:value-type="float" office:value="17.5217812197483" calcext:value-type="float">
            <text:p><text:s/>17,5 </text:p>
          </table:table-cell>
          <table:table-cell table:style-name="ce21" office:value-type="float" office:value="104.2" calcext:value-type="float">
            <text:p><text:s/>104,2 </text:p>
          </table:table-cell>
          <table:table-cell table:style-name="ce23" office:value-type="float" office:value="121.4" calcext:value-type="float">
            <text:p><text:s/>121,4 </text:p>
          </table:table-cell>
          <table:table-cell table:style-name="ce41" office:value-type="float" office:value="16.5067178502879" calcext:value-type="float">
            <text:p><text:s/>16,5 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GO</text:p>
          </table:table-cell>
          <table:table-cell table:style-name="ce23" office:value-type="float" office:value="195.4" calcext:value-type="float">
            <text:p><text:s/>195,4 </text:p>
          </table:table-cell>
          <table:table-cell table:style-name="ce23" office:value-type="float" office:value="236.3" calcext:value-type="float">
            <text:p><text:s/>236,3 </text:p>
          </table:table-cell>
          <table:table-cell table:style-name="ce23" office:value-type="float" office:value="20.9314227226203" calcext:value-type="float">
            <text:p><text:s/>20,9 </text:p>
          </table:table-cell>
          <table:table-cell table:style-name="ce24" office:value-type="float" office:value="0" calcext:value-type="float">
            <text:p><text:s/>- <text:s/></text:p>
          </table:table-cell>
          <table:table-cell table:style-name="ce22" office:value-type="float" office:value="0" calcext:value-type="float">
            <text:p><text:s/>- <text:s/></text:p>
          </table:table-cell>
          <table:table-cell table:style-name="ce23" office:value-type="float" office:value="0" calcext:value-type="float">
            <text:p><text:s/>- <text:s/></text:p>
          </table:table-cell>
          <table:table-cell table:style-name="ce21" office:value-type="float" office:value="195.4" calcext:value-type="float">
            <text:p><text:s/>195,4 </text:p>
          </table:table-cell>
          <table:table-cell table:style-name="ce23" office:value-type="float" office:value="236.3" calcext:value-type="float">
            <text:p><text:s/>236,3 </text:p>
          </table:table-cell>
          <table:table-cell table:style-name="ce41" office:value-type="float" office:value="20.9314227226203" calcext:value-type="float">
            <text:p><text:s/>20,9 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SUDESTE</text:p>
          </table:table-cell>
          <table:table-cell table:style-name="ce24" office:value-type="float" office:value="44369.4" calcext:value-type="float">
            <text:p><text:s/>44.369,4 </text:p>
          </table:table-cell>
          <table:table-cell table:style-name="ce22" office:value-type="float" office:value="32008.9" calcext:value-type="float">
            <text:p><text:s/>32.008,9 </text:p>
          </table:table-cell>
          <table:table-cell table:style-name="ce22" office:value-type="float" office:value="-27.8581635090851" calcext:value-type="float">
            <text:p><text:s/>(27,9)</text:p>
          </table:table-cell>
          <table:table-cell table:style-name="ce24" office:value-type="float" office:value="9378.3" calcext:value-type="float">
            <text:p><text:s/>9.378,3 </text:p>
          </table:table-cell>
          <table:table-cell table:style-name="ce22" office:value-type="float" office:value="10627.4" calcext:value-type="float">
            <text:p><text:s/>10.627,4 </text:p>
          </table:table-cell>
          <table:table-cell table:style-name="ce22" office:value-type="float" office:value="13.319045029483" calcext:value-type="float">
            <text:p><text:s/>13,3 </text:p>
          </table:table-cell>
          <table:table-cell table:style-name="ce24" office:value-type="float" office:value="53747.7" calcext:value-type="float">
            <text:p><text:s/>53.747,7 </text:p>
          </table:table-cell>
          <table:table-cell table:style-name="ce22" office:value-type="float" office:value="42636.3" calcext:value-type="float">
            <text:p><text:s/>42.636,3 </text:p>
          </table:table-cell>
          <table:table-cell table:style-name="ce33" office:value-type="float" office:value="-20.6732567161013" calcext:value-type="float">
            <text:p><text:s/>(20,7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MG</text:p>
          </table:table-cell>
          <table:table-cell table:style-name="ce23" office:value-type="float" office:value="32970.1" calcext:value-type="float">
            <text:p><text:s/>32.970,1 </text:p>
          </table:table-cell>
          <table:table-cell table:style-name="ce23" office:value-type="float" office:value="24212.2" calcext:value-type="float">
            <text:p><text:s/>24.212,2 </text:p>
          </table:table-cell>
          <table:table-cell table:style-name="ce23" office:value-type="float" office:value="-26.5631587407985" calcext:value-type="float">
            <text:p><text:s/>(26,6)</text:p>
          </table:table-cell>
          <table:table-cell table:style-name="ce24" office:value-type="float" office:value="390.3" calcext:value-type="float">
            <text:p><text:s/>390,3 </text:p>
          </table:table-cell>
          <table:table-cell table:style-name="ce23" office:value-type="float" office:value="309.4" calcext:value-type="float">
            <text:p><text:s/>309,4 </text:p>
          </table:table-cell>
          <table:table-cell table:style-name="ce23" office:value-type="float" office:value="-20.7276454009736" calcext:value-type="float">
            <text:p><text:s/>(20,7)</text:p>
          </table:table-cell>
          <table:table-cell table:style-name="ce21" office:value-type="float" office:value="33360.4" calcext:value-type="float">
            <text:p><text:s/>33.360,4 </text:p>
          </table:table-cell>
          <table:table-cell table:style-name="ce23" office:value-type="float" office:value="24521.6" calcext:value-type="float">
            <text:p><text:s/>24.521,6 </text:p>
          </table:table-cell>
          <table:table-cell table:style-name="ce41" office:value-type="float" office:value="-26.4948861524442" calcext:value-type="float">
            <text:p><text:s/>(26,5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<text:s text:c="5"/>Sul e Centro-Oeste</text:p>
          </table:table-cell>
          <table:table-cell table:style-name="ce23" office:value-type="float" office:value="17896.1" calcext:value-type="float">
            <text:p><text:s/>17.896,1 </text:p>
          </table:table-cell>
          <table:table-cell table:style-name="ce23" office:value-type="float" office:value="13930.62" calcext:value-type="float">
            <text:p><text:s/>13.930,6 </text:p>
          </table:table-cell>
          <table:table-cell table:style-name="ce23" office:value-type="float" office:value="-22.1583473494225" calcext:value-type="float">
            <text:p><text:s/>(22,2)</text:p>
          </table:table-cell>
          <table:table-cell table:style-name="ce24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42" office:value-type="float" office:value="17896.1" calcext:value-type="float">
            <text:p><text:s/>17.896,1 </text:p>
          </table:table-cell>
          <table:table-cell table:style-name="ce41" office:value-type="float" office:value="13930.62" calcext:value-type="float">
            <text:p><text:s/>13.930,6 </text:p>
          </table:table-cell>
          <table:table-cell table:style-name="ce41" office:value-type="float" office:value="-22.1583473494225" calcext:value-type="float">
            <text:p><text:s/>(22,2)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<text:s text:c="5"/>Triângulo, Alto Paranaiba e Noroeste</text:p>
          </table:table-cell>
          <table:table-cell table:style-name="ce23" office:value-type="float" office:value="7138" calcext:value-type="float">
            <text:p><text:s/>7.138,0 </text:p>
          </table:table-cell>
          <table:table-cell table:style-name="ce23" office:value-type="float" office:value="4592.69" calcext:value-type="float">
            <text:p><text:s/>4.592,7 </text:p>
          </table:table-cell>
          <table:table-cell table:style-name="ce23" office:value-type="float" office:value="-35.658587839731" calcext:value-type="float">
            <text:p><text:s/>(35,7)</text:p>
          </table:table-cell>
          <table:table-cell table:style-name="ce24" office:value-type="float" office:value="0" calcext:value-type="float">
            <text:p><text:s/>- <text:s/></text:p>
          </table:table-cell>
          <table:table-cell table:number-columns-repeated="2" table:style-name="ce23" office:value-type="float" office:value="0" calcext:value-type="float">
            <text:p><text:s/>- <text:s/></text:p>
          </table:table-cell>
          <table:table-cell table:style-name="ce42" office:value-type="float" office:value="7138" calcext:value-type="float">
            <text:p><text:s/>7.138,0 </text:p>
          </table:table-cell>
          <table:table-cell table:style-name="ce41" office:value-type="float" office:value="4592.69" calcext:value-type="float">
            <text:p><text:s/>4.592,7 </text:p>
          </table:table-cell>
          <table:table-cell table:style-name="ce41" office:value-type="float" office:value="-35.658587839731" calcext:value-type="float">
            <text:p><text:s/>(35,7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<text:s text:c="5"/>Zona da Mata, Rio Doce e Central </text:p>
          </table:table-cell>
          <table:table-cell table:style-name="ce23" office:value-type="float" office:value="7309.5" calcext:value-type="float">
            <text:p><text:s/>7.309,5 </text:p>
          </table:table-cell>
          <table:table-cell table:style-name="ce23" office:value-type="float" office:value="5204.43" calcext:value-type="float">
            <text:p><text:s/>5.204,4 </text:p>
          </table:table-cell>
          <table:table-cell table:style-name="ce23" office:value-type="float" office:value="-28.7990970654628" calcext:value-type="float">
            <text:p><text:s/>(28,8)</text:p>
          </table:table-cell>
          <table:table-cell table:style-name="ce24" office:value-type="float" office:value="253.7" calcext:value-type="float">
            <text:p><text:s/>253,7 </text:p>
          </table:table-cell>
          <table:table-cell table:style-name="ce23" office:value-type="float" office:value="201.1" calcext:value-type="float">
            <text:p><text:s/>201,1 </text:p>
          </table:table-cell>
          <table:table-cell table:style-name="ce23" office:value-type="float" office:value="-20.7331493890422" calcext:value-type="float">
            <text:p><text:s/>(20,7)</text:p>
          </table:table-cell>
          <table:table-cell table:style-name="ce42" office:value-type="float" office:value="7563.2" calcext:value-type="float">
            <text:p><text:s/>7.563,2 </text:p>
          </table:table-cell>
          <table:table-cell table:style-name="ce41" office:value-type="float" office:value="5405.53" calcext:value-type="float">
            <text:p><text:s/>5.405,5 </text:p>
          </table:table-cell>
          <table:table-cell table:style-name="ce41" office:value-type="float" office:value="-28.5285328961286" calcext:value-type="float">
            <text:p><text:s/>(28,5)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>
            <text:p><text:s text:c="5"/>Norte, Jequitinhonha e Mucuri</text:p>
          </table:table-cell>
          <table:table-cell table:style-name="ce23" office:value-type="float" office:value="626.5" calcext:value-type="float">
            <text:p><text:s/>626,5 </text:p>
          </table:table-cell>
          <table:table-cell table:style-name="ce23" office:value-type="float" office:value="484.46" calcext:value-type="float">
            <text:p><text:s/>484,5 </text:p>
          </table:table-cell>
          <table:table-cell table:style-name="ce23" office:value-type="float" office:value="-22.6719872306464" calcext:value-type="float">
            <text:p><text:s/>(22,7)</text:p>
          </table:table-cell>
          <table:table-cell table:style-name="ce24" office:value-type="float" office:value="136.6" calcext:value-type="float">
            <text:p><text:s/>136,6 </text:p>
          </table:table-cell>
          <table:table-cell table:style-name="ce23" office:value-type="float" office:value="108.3" calcext:value-type="float">
            <text:p><text:s/>108,3 </text:p>
          </table:table-cell>
          <table:table-cell table:style-name="ce23" office:value-type="float" office:value="-20.7174231332357" calcext:value-type="float">
            <text:p><text:s/>(20,7)</text:p>
          </table:table-cell>
          <table:table-cell table:style-name="ce42" office:value-type="float" office:value="763.1" calcext:value-type="float">
            <text:p><text:s/>763,1 </text:p>
          </table:table-cell>
          <table:table-cell table:style-name="ce41" office:value-type="float" office:value="592.76" calcext:value-type="float">
            <text:p><text:s/>592,8 </text:p>
          </table:table-cell>
          <table:table-cell table:style-name="ce41" office:value-type="float" office:value="-22.3221071943389" calcext:value-type="float">
            <text:p><text:s/>(22,3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ES</text:p>
          </table:table-cell>
          <table:table-cell table:style-name="ce21" office:value-type="float" office:value="4751" calcext:value-type="float">
            <text:p><text:s/>4.751,0 </text:p>
          </table:table-cell>
          <table:table-cell table:style-name="ce23" office:value-type="float" office:value="3153" calcext:value-type="float">
            <text:p><text:s/>3.153,0 </text:p>
          </table:table-cell>
          <table:table-cell table:style-name="ce23" office:value-type="float" office:value="-33.6350242054304" calcext:value-type="float">
            <text:p><text:s/>(33,6)</text:p>
          </table:table-cell>
          <table:table-cell table:style-name="ce21" office:value-type="float" office:value="8988" calcext:value-type="float">
            <text:p><text:s/>8.988,0 </text:p>
          </table:table-cell>
          <table:table-cell table:style-name="ce23" office:value-type="float" office:value="10318" calcext:value-type="float">
            <text:p><text:s/>10.318,0 </text:p>
          </table:table-cell>
          <table:table-cell table:style-name="ce41" office:value-type="float" office:value="14.797507788162" calcext:value-type="float">
            <text:p><text:s/>14,8 </text:p>
          </table:table-cell>
          <table:table-cell table:style-name="ce21" office:value-type="float" office:value="13739" calcext:value-type="float">
            <text:p><text:s/>13.739,0 </text:p>
          </table:table-cell>
          <table:table-cell table:style-name="ce23" office:value-type="float" office:value="13471" calcext:value-type="float">
            <text:p><text:s/>13.471,0 </text:p>
          </table:table-cell>
          <table:table-cell table:style-name="ce41" office:value-type="float" office:value="-1.9506514302351" calcext:value-type="float">
            <text:p><text:s/>(2,0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J</text:p>
          </table:table-cell>
          <table:table-cell table:style-name="ce23" office:value-type="float" office:value="346" calcext:value-type="float">
            <text:p><text:s/>346,0 </text:p>
          </table:table-cell>
          <table:table-cell table:style-name="ce23" office:value-type="float" office:value="276" calcext:value-type="float">
            <text:p><text:s/>276,0 </text:p>
          </table:table-cell>
          <table:table-cell table:style-name="ce23" office:value-type="float" office:value="-20.2312138728324" calcext:value-type="float">
            <text:p><text:s/>(20,2)</text:p>
          </table:table-cell>
          <table:table-cell table:style-name="ce24" office:value-type="float" office:value="0" calcext:value-type="float">
            <text:p><text:s/>- <text:s/></text:p>
          </table:table-cell>
          <table:table-cell table:style-name="ce22" office:value-type="float" office:value="0" calcext:value-type="float">
            <text:p><text:s/>- <text:s/></text:p>
          </table:table-cell>
          <table:table-cell table:style-name="ce33" office:value-type="float" office:value="0" calcext:value-type="float">
            <text:p><text:s/>- <text:s/></text:p>
          </table:table-cell>
          <table:table-cell table:style-name="ce21" office:value-type="float" office:value="346" calcext:value-type="float">
            <text:p><text:s/>346,0 </text:p>
          </table:table-cell>
          <table:table-cell table:style-name="ce23" office:value-type="float" office:value="276" calcext:value-type="float">
            <text:p><text:s/>276,0 </text:p>
          </table:table-cell>
          <table:table-cell table:style-name="ce41" office:value-type="float" office:value="-20.2312138728324" calcext:value-type="float">
            <text:p><text:s/>(20,2)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SP</text:p>
          </table:table-cell>
          <table:table-cell table:style-name="ce23" office:value-type="float" office:value="6302.3" calcext:value-type="float">
            <text:p><text:s/>6.302,3 </text:p>
          </table:table-cell>
          <table:table-cell table:style-name="ce23" office:value-type="float" office:value="4367.7" calcext:value-type="float">
            <text:p><text:s/>4.367,7 </text:p>
          </table:table-cell>
          <table:table-cell table:style-name="ce23" office:value-type="float" office:value="-30.6967297653238" calcext:value-type="float">
            <text:p><text:s/>(30,7)</text:p>
          </table:table-cell>
          <table:table-cell table:style-name="ce24" office:value-type="float" office:value="0" calcext:value-type="float">
            <text:p><text:s/>- <text:s/></text:p>
          </table:table-cell>
          <table:table-cell table:number-columns-repeated="2" table:style-name="ce22" office:value-type="float" office:value="0" calcext:value-type="float">
            <text:p><text:s/>- <text:s/></text:p>
          </table:table-cell>
          <table:table-cell table:style-name="ce21" office:value-type="float" office:value="6302.3" calcext:value-type="float">
            <text:p><text:s/>6.302,3 </text:p>
          </table:table-cell>
          <table:table-cell table:style-name="ce23" office:value-type="float" office:value="4367.7" calcext:value-type="float">
            <text:p><text:s/>4.367,7 </text:p>
          </table:table-cell>
          <table:table-cell table:style-name="ce41" office:value-type="float" office:value="-30.6967297653238" calcext:value-type="float">
            <text:p><text:s/>(30,7)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SUL</text:p>
          </table:table-cell>
          <table:table-cell table:style-name="ce24" office:value-type="float" office:value="1000" calcext:value-type="float">
            <text:p><text:s/>1.000,0 </text:p>
          </table:table-cell>
          <table:table-cell table:style-name="ce22" office:value-type="float" office:value="950" calcext:value-type="float">
            <text:p><text:s/>950,0 </text:p>
          </table:table-cell>
          <table:table-cell table:style-name="ce22" office:value-type="float" office:value="-5" calcext:value-type="float">
            <text:p><text:s/>(5,0)</text:p>
          </table:table-cell>
          <table:table-cell table:style-name="ce24" office:value-type="float" office:value="0" calcext:value-type="float">
            <text:p><text:s/>- <text:s/></text:p>
          </table:table-cell>
          <table:table-cell table:number-columns-repeated="2" table:style-name="ce22" office:value-type="float" office:value="0" calcext:value-type="float">
            <text:p><text:s/>- <text:s/></text:p>
          </table:table-cell>
          <table:table-cell table:style-name="ce24" office:value-type="float" office:value="1000" calcext:value-type="float">
            <text:p><text:s/>1.000,0 </text:p>
          </table:table-cell>
          <table:table-cell table:style-name="ce22" office:value-type="float" office:value="950" calcext:value-type="float">
            <text:p><text:s/>950,0 </text:p>
          </table:table-cell>
          <table:table-cell table:style-name="ce33" office:value-type="float" office:value="-5" calcext:value-type="float">
            <text:p><text:s/>(5,0)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PR</text:p>
          </table:table-cell>
          <table:table-cell table:style-name="ce25" office:value-type="float" office:value="1000" calcext:value-type="float">
            <text:p><text:s/>1.000,0 </text:p>
          </table:table-cell>
          <table:table-cell table:style-name="ce34" office:value-type="float" office:value="950" calcext:value-type="float">
            <text:p><text:s/>950,0 </text:p>
          </table:table-cell>
          <table:table-cell table:style-name="ce34" office:value-type="float" office:value="-5" calcext:value-type="float">
            <text:p><text:s/>(5,0)</text:p>
          </table:table-cell>
          <table:table-cell table:style-name="ce25" office:value-type="float" office:value="0" calcext:value-type="float">
            <text:p><text:s/>- <text:s/></text:p>
          </table:table-cell>
          <table:table-cell table:number-columns-repeated="2" table:style-name="ce34" office:value-type="float" office:value="0" calcext:value-type="float">
            <text:p><text:s/>- <text:s/></text:p>
          </table:table-cell>
          <table:table-cell table:style-name="ce43" office:value-type="float" office:value="1000" calcext:value-type="float">
            <text:p><text:s/>1.000,0 </text:p>
          </table:table-cell>
          <table:table-cell table:style-name="ce44" office:value-type="float" office:value="950" calcext:value-type="float">
            <text:p><text:s/>950,0 </text:p>
          </table:table-cell>
          <table:table-cell table:style-name="ce44" office:value-type="float" office:value="-5" calcext:value-type="float">
            <text:p><text:s/>(5,0)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>
            <text:p>OUTROS (*)</text:p>
          </table:table-cell>
          <table:table-cell table:style-name="ce26" office:value-type="float" office:value="38" calcext:value-type="float">
            <text:p><text:s/>38,0 </text:p>
          </table:table-cell>
          <table:table-cell table:style-name="ce35" office:value-type="float" office:value="72.1" calcext:value-type="float">
            <text:p><text:s/>72,1 </text:p>
          </table:table-cell>
          <table:table-cell table:style-name="ce35" office:value-type="float" office:value="89.7368421052631" calcext:value-type="float">
            <text:p><text:s/>89,7 </text:p>
          </table:table-cell>
          <table:table-cell table:style-name="ce26" office:value-type="float" office:value="43.7" calcext:value-type="float">
            <text:p><text:s/>43,7 </text:p>
          </table:table-cell>
          <table:table-cell table:style-name="ce35" office:value-type="float" office:value="78.7" calcext:value-type="float">
            <text:p><text:s/>78,7 </text:p>
          </table:table-cell>
          <table:table-cell table:style-name="ce35" office:value-type="float" office:value="80.091533180778" calcext:value-type="float">
            <text:p><text:s/>80,1 </text:p>
          </table:table-cell>
          <table:table-cell table:style-name="ce26" office:value-type="float" office:value="81.7" calcext:value-type="float">
            <text:p><text:s/>81,7 </text:p>
          </table:table-cell>
          <table:table-cell table:style-name="ce35" office:value-type="float" office:value="150.8" calcext:value-type="float">
            <text:p><text:s/>150,8 </text:p>
          </table:table-cell>
          <table:table-cell table:style-name="ce35" office:value-type="float" office:value="84.577723378213" calcext:value-type="float">
            <text:p><text:s/>84,6 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NORTE/NORDESTE</text:p>
          </table:table-cell>
          <table:table-cell table:style-name="ce27" office:value-type="float" office:value="1880.2" calcext:value-type="float">
            <text:p><text:s/>1.880,2 </text:p>
          </table:table-cell>
          <table:table-cell table:style-name="ce36" office:value-type="float" office:value="1200" calcext:value-type="float">
            <text:p><text:s/>1.200,0 </text:p>
          </table:table-cell>
          <table:table-cell table:style-name="ce35" office:value-type="float" office:value="-36.1770024465482" calcext:value-type="float">
            <text:p><text:s/>(36,2)</text:p>
          </table:table-cell>
          <table:table-cell table:style-name="ce27" office:value-type="float" office:value="4648.3" calcext:value-type="float">
            <text:p><text:s/>4.648,3 </text:p>
          </table:table-cell>
          <table:table-cell table:style-name="ce36" office:value-type="float" office:value="3697" calcext:value-type="float">
            <text:p><text:s/>3.697,0 </text:p>
          </table:table-cell>
          <table:table-cell table:style-name="ce35" office:value-type="float" office:value="-20.4655465438978" calcext:value-type="float">
            <text:p><text:s/>(20,5)</text:p>
          </table:table-cell>
          <table:table-cell table:style-name="ce27" office:value-type="float" office:value="6528.5" calcext:value-type="float">
            <text:p><text:s/>6.528,5 </text:p>
          </table:table-cell>
          <table:table-cell table:style-name="ce36" office:value-type="float" office:value="4897" calcext:value-type="float">
            <text:p><text:s/>4.897,0 </text:p>
          </table:table-cell>
          <table:table-cell table:style-name="ce35" office:value-type="float" office:value="-24.9904265911006" calcext:value-type="float">
            <text:p><text:s/>(25,0)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CENTRO-SUL</text:p>
          </table:table-cell>
          <table:table-cell table:style-name="ce27" office:value-type="float" office:value="45565.7" calcext:value-type="float">
            <text:p><text:s/>45.565,7 </text:p>
          </table:table-cell>
          <table:table-cell table:style-name="ce36" office:value-type="float" office:value="33195.2" calcext:value-type="float">
            <text:p><text:s/>33.195,2 </text:p>
          </table:table-cell>
          <table:table-cell table:style-name="ce35" office:value-type="float" office:value="-27.1487105432376" calcext:value-type="float">
            <text:p><text:s/>(27,1)</text:p>
          </table:table-cell>
          <table:table-cell table:style-name="ce27" office:value-type="float" office:value="9481.6" calcext:value-type="float">
            <text:p><text:s/>9.481,6 </text:p>
          </table:table-cell>
          <table:table-cell table:style-name="ce36" office:value-type="float" office:value="10748.8" calcext:value-type="float">
            <text:p><text:s/>10.748,8 </text:p>
          </table:table-cell>
          <table:table-cell table:style-name="ce35" office:value-type="float" office:value="13.3648329395883" calcext:value-type="float">
            <text:p><text:s/>13,4 </text:p>
          </table:table-cell>
          <table:table-cell table:style-name="ce27" office:value-type="float" office:value="55047.3" calcext:value-type="float">
            <text:p><text:s/>55.047,3 </text:p>
          </table:table-cell>
          <table:table-cell table:style-name="ce36" office:value-type="float" office:value="43944" calcext:value-type="float">
            <text:p><text:s/>43.944,0 </text:p>
          </table:table-cell>
          <table:table-cell table:style-name="ce35" office:value-type="float" office:value="-20.1704715762626" calcext:value-type="float">
            <text:p><text:s/>(20,2)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BRASIL</text:p>
          </table:table-cell>
          <table:table-cell table:style-name="ce27" office:value-type="float" office:value="47483.9" calcext:value-type="float">
            <text:p><text:s/>47.483,9 </text:p>
          </table:table-cell>
          <table:table-cell table:style-name="ce36" office:value-type="float" office:value="34467.3" calcext:value-type="float">
            <text:p><text:s/>34.467,3 </text:p>
          </table:table-cell>
          <table:table-cell table:style-name="ce36" office:value-type="float" office:value="-27.412659869977" calcext:value-type="float">
            <text:p><text:s/>(27,4)</text:p>
          </table:table-cell>
          <table:table-cell table:style-name="ce27" office:value-type="float" office:value="14173.6" calcext:value-type="float">
            <text:p><text:s/>14.173,6 </text:p>
          </table:table-cell>
          <table:table-cell table:style-name="ce36" office:value-type="float" office:value="14524.5" calcext:value-type="float">
            <text:p><text:s/>14.524,5 </text:p>
          </table:table-cell>
          <table:table-cell table:style-name="ce36" office:value-type="float" office:value="2.47572952531467" calcext:value-type="float">
            <text:p><text:s/>2,5 </text:p>
          </table:table-cell>
          <table:table-cell table:style-name="ce27" office:value-type="float" office:value="61657.5" calcext:value-type="float">
            <text:p><text:s/>61.657,5 </text:p>
          </table:table-cell>
          <table:table-cell table:style-name="ce36" office:value-type="float" office:value="48991.8" calcext:value-type="float">
            <text:p><text:s/>48.991,8 </text:p>
          </table:table-cell>
          <table:table-cell table:style-name="ce36" office:value-type="float" office:value="-20.5420265174553" calcext:value-type="float">
            <text:p><text:s/>(20,5)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Legenda: (*) Acre, Amazonas, Pará, Ceará, Pernambuco, Mato Grosso do Sul e Distrito Federal</text:p>
          </table:table-cell>
          <table:table-cell table:style-name="ce28" table:number-columns-repeated="9"/>
          <table:table-cell table:number-columns-repeated="1014"/>
        </table:table-row>
        <table:table-row table:style-name="ro3">
          <table:table-cell table:style-name="ce14" office:value-type="string" calcext:value-type="string" table:number-columns-spanned="3" table:number-rows-spanned="1">
            <text:p>Fonte: Conab.</text:p>
          </table:table-cell>
          <table:covered-table-cell table:number-columns-repeated="2" table:style-name="ce14"/>
          <table:table-cell table:style-name="ce39"/>
          <table:table-cell table:style-name="ce40" table:number-columns-repeated="3"/>
          <table:table-cell table:style-name="ce4" table:number-columns-repeated="2"/>
          <table:table-cell table:style-name="ce48"/>
          <table:table-cell table:number-columns-repeated="1014"/>
        </table:table-row>
        <table:table-row table:style-name="ro3">
          <table:table-cell office:value-type="string" calcext:value-type="string">
            <text:p>Nota: Estimativa em setembro/2019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45"/>
          <table:table-cell table:number-columns-repeated="1015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 Café Total" table:style-name="ta2" table:print-ranges="'1 Café Total'.A1:'1 Café Total'.J36">
        <table:table-column table:style-name="co6" table:default-cell-style-name="ce55"/>
        <table:table-column table:style-name="co7" table:number-columns-repeated="2" table:default-cell-style-name="ce55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8" table:default-cell-style-name="ce55"/>
        <table:table-column table:style-name="co7" table:number-columns-repeated="2" table:default-cell-style-name="ce55"/>
        <table:table-column table:style-name="co8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2" table:number-columns-repeated="33" table:default-cell-style-name="ce55"/>
        <table:table-column table:style-name="co14" table:default-cell-style-name="ce55"/>
        <table:table-column table:style-name="co11" table:default-cell-style-name="ce55"/>
        <table:table-column table:style-name="co15" table:default-cell-style-name="ce55"/>
        <table:table-column table:style-name="co16" table:number-columns-repeated="3" table:default-cell-style-name="ce55"/>
        <table:table-column table:style-name="co5" table:number-columns-repeated="205" table:default-cell-style-name="ce55"/>
        <table:table-column table:style-name="co5" table:number-columns-repeated="767" table:default-cell-style-name="Default"/>
        <table:table-row table:style-name="ro7">
          <table:table-cell table:style-name="ce49" table:number-columns-spanned="10" table:number-rows-spanned="1"/>
          <table:covered-table-cell table:number-columns-repeated="9" table:style-name="ce49"/>
          <table:table-cell table:style-name="ce106" table:number-columns-repeated="37"/>
          <table:table-cell table:number-columns-repeated="977"/>
        </table:table-row>
        <table:table-row table:style-name="ro7">
          <table:table-cell table:style-name="ce49" office:value-type="string" calcext:value-type="string" table:number-columns-spanned="10" table:number-rows-spanned="1">
            <text:p>CAFÉ TOTAL (ARÁBICA E CONILON)</text:p>
          </table:table-cell>
          <table:covered-table-cell table:number-columns-repeated="9" table:style-name="ce49"/>
          <table:table-cell table:style-name="ce106" table:number-columns-repeated="33"/>
          <table:table-cell table:number-columns-repeated="981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PRODUÇÃO, PRODUTIVIDADE E PRODUÇÃO</text:p>
          </table:table-cell>
          <table:covered-table-cell table:number-columns-repeated="9" table:style-name="ce49"/>
          <table:table-cell table:style-name="ce106" table:number-columns-repeated="33"/>
          <table:table-cell table:number-columns-repeated="981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106" table:number-columns-repeated="33"/>
          <table:table-cell table:number-columns-repeated="981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56" office:value-type="string" calcext:value-type="string" table:number-columns-spanned="3" table:number-rows-spanned="1">
            <text:p>ÁREA EM PRODUÇÃO (ha)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PRODUTIVIDADE (sc/ha)</text:p>
          </table:table-cell>
          <table:covered-table-cell table:style-name="ce78"/>
          <table:covered-table-cell table:style-name="ce56"/>
          <table:table-cell table:style-name="ce56" office:value-type="string" calcext:value-type="string" table:number-columns-spanned="3" table:number-rows-spanned="1">
            <text:p>PRODUÇÃO (mil sacas beneficiadas)</text:p>
          </table:table-cell>
          <table:covered-table-cell table:style-name="ce78"/>
          <table:covered-table-cell table:style-name="ce56"/>
          <table:table-cell table:style-name="ce107" table:number-columns-repeated="33"/>
          <table:table-cell table:number-columns-repeated="981"/>
        </table:table-row>
        <table:table-row table:style-name="ro4">
          <table:covered-table-cell table:style-name="ce51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79" office:value-type="string" calcext:value-type="string">
            <text:p>Safra 2019</text:p>
          </table:table-cell>
          <table:table-cell table:style-name="ce79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79" office:value-type="string" calcext:value-type="string">
            <text:p>Safra 2019</text:p>
          </table:table-cell>
          <table:table-cell table:style-name="ce103" office:value-type="string" calcext:value-type="string">
            <text:p>VAR. %</text:p>
          </table:table-cell>
          <table:table-cell table:style-name="ce108" table:number-columns-repeated="33"/>
          <table:table-cell table:number-columns-repeated="981"/>
        </table:table-row>
        <table:table-row table:style-name="ro7">
          <table:covered-table-cell table:style-name="ce51"/>
          <table:table-cell table:style-name="ce58" office:value-type="string" calcext:value-type="string" table:number-columns-spanned="1" table:number-rows-spanned="2">
            <text:p>(a)</text:p>
          </table:table-cell>
          <table:table-cell table:style-name="ce58" office:value-type="string" calcext:value-type="string" table:number-columns-spanned="1" table:number-rows-spanned="2">
            <text:p>(b)</text:p>
          </table:table-cell>
          <table:table-cell table:style-name="ce58" office:value-type="string" calcext:value-type="string" table:number-columns-spanned="1" table:number-rows-spanned="2">
            <text:p>(b/a)</text:p>
          </table:table-cell>
          <table:table-cell table:style-name="ce58" office:value-type="string" calcext:value-type="string" table:number-columns-spanned="1" table:number-rows-spanned="2">
            <text:p>(c)</text:p>
          </table:table-cell>
          <table:table-cell table:style-name="ce58" office:value-type="string" calcext:value-type="string" table:number-columns-spanned="1" table:number-rows-spanned="2">
            <text:p>(d)</text:p>
          </table:table-cell>
          <table:table-cell table:style-name="ce58" office:value-type="string" calcext:value-type="string" table:number-columns-spanned="1" table:number-rows-spanned="2">
            <text:p>(d/c)</text:p>
          </table:table-cell>
          <table:table-cell table:style-name="ce58" office:value-type="string" calcext:value-type="string" table:number-columns-spanned="1" table:number-rows-spanned="2">
            <text:p>(e)</text:p>
          </table:table-cell>
          <table:table-cell table:style-name="ce58" office:value-type="string" calcext:value-type="string" table:number-columns-spanned="1" table:number-rows-spanned="2">
            <text:p>(f)</text:p>
          </table:table-cell>
          <table:table-cell table:style-name="ce104" office:value-type="string" calcext:value-type="string" table:number-columns-spanned="1" table:number-rows-spanned="2">
            <text:p>(f/e)</text:p>
          </table:table-cell>
          <table:table-cell table:style-name="ce108" table:number-columns-repeated="33"/>
          <table:table-cell table:number-columns-repeated="981"/>
        </table:table-row>
        <table:table-row table:style-name="ro7">
          <table:covered-table-cell table:style-name="ce52"/>
          <table:covered-table-cell table:number-columns-repeated="8" table:style-name="ce58"/>
          <table:covered-table-cell table:style-name="ce104"/>
          <table:table-cell table:style-name="ce108" table:number-columns-repeated="33"/>
          <table:table-cell table:number-columns-repeated="981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59" office:value-type="float" office:value="63879" calcext:value-type="float">
            <text:p><text:s/>63.879,0 </text:p>
          </table:table-cell>
          <table:table-cell table:style-name="ce59" office:value-type="float" office:value="62729" calcext:value-type="float">
            <text:p><text:s/>62.729,0 </text:p>
          </table:table-cell>
          <table:table-cell table:style-name="ce69" office:value-type="float" office:value="-1.8" calcext:value-type="float">
            <text:p><text:s/>(1,8)</text:p>
          </table:table-cell>
          <table:table-cell table:style-name="ce73" office:value-type="float" office:value="30.9694891905008" calcext:value-type="float">
            <text:p><text:s/>30,97 </text:p>
          </table:table-cell>
          <table:table-cell table:style-name="ce80" office:value-type="float" office:value="33.4295142597523" calcext:value-type="float">
            <text:p><text:s/>33,43 </text:p>
          </table:table-cell>
          <table:table-cell table:style-name="ce59" office:value-type="float" office:value="7.9" calcext:value-type="float">
            <text:p><text:s/>7,9 </text:p>
          </table:table-cell>
          <table:table-cell table:style-name="ce88" office:value-type="float" office:value="1978.3" calcext:value-type="float">
            <text:p><text:s/>1.978,3 </text:p>
          </table:table-cell>
          <table:table-cell table:style-name="ce95" office:value-type="float" office:value="2097" calcext:value-type="float">
            <text:p><text:s/>2.097,0 </text:p>
          </table:table-cell>
          <table:table-cell table:style-name="ce59" office:value-type="float" office:value="6" calcext:value-type="float">
            <text:p><text:s/>6,0 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60" office:value-type="float" office:value="63879" calcext:value-type="float">
            <text:p><text:s/>63.879,0 </text:p>
          </table:table-cell>
          <table:table-cell table:style-name="ce60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74" office:value-type="float" office:value="30.9694891905008" calcext:value-type="float">
            <text:p><text:s/>30,97 </text:p>
          </table:table-cell>
          <table:table-cell table:style-name="ce81" office:value-type="float" office:value="33.4295142597523" calcext:value-type="float">
            <text:p><text:s/>33,43 </text:p>
          </table:table-cell>
          <table:table-cell table:style-name="ce85" office:value-type="float" office:value="7.9" calcext:value-type="float">
            <text:p><text:s/>7,9 </text:p>
          </table:table-cell>
          <table:table-cell table:style-name="ce89" office:value-type="float" office:value="1978.3" calcext:value-type="float">
            <text:p><text:s/>1.978,3 </text:p>
          </table:table-cell>
          <table:table-cell table:style-name="ce96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130000" calcext:value-type="float">
            <text:p><text:s/>130.000,0 </text:p>
          </table:table-cell>
          <table:table-cell table:style-name="ce61" office:value-type="float" office:value="97335" calcext:value-type="float">
            <text:p><text:s/>97.335,0 </text:p>
          </table:table-cell>
          <table:table-cell table:style-name="ce71" office:value-type="float" office:value="-25.1" calcext:value-type="float">
            <text:p><text:s/>(25,1)</text:p>
          </table:table-cell>
          <table:table-cell table:style-name="ce75" office:value-type="float" office:value="35.0015384615385" calcext:value-type="float">
            <text:p><text:s/>35,00 </text:p>
          </table:table-cell>
          <table:table-cell table:style-name="ce80" office:value-type="float" office:value="28.7666307083783" calcext:value-type="float">
            <text:p><text:s/>28,77 </text:p>
          </table:table-cell>
          <table:table-cell table:style-name="ce59" office:value-type="float" office:value="-17.8" calcext:value-type="float">
            <text:p><text:s/>(17,8)</text:p>
          </table:table-cell>
          <table:table-cell table:style-name="ce90" office:value-type="float" office:value="4550.2" calcext:value-type="float">
            <text:p><text:s/>4.550,2 </text:p>
          </table:table-cell>
          <table:table-cell table:style-name="ce97" office:value-type="float" office:value="2800" calcext:value-type="float">
            <text:p><text:s/>2.800,0 </text:p>
          </table:table-cell>
          <table:table-cell table:style-name="ce61" office:value-type="float" office:value="-38.5" calcext:value-type="float">
            <text:p><text:s/>(38,5)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60" office:value-type="float" office:value="130000" calcext:value-type="float">
            <text:p><text:s/>130.000,0 </text:p>
          </table:table-cell>
          <table:table-cell table:style-name="ce60" office:value-type="float" office:value="97335" calcext:value-type="float">
            <text:p><text:s/>97.335,0 </text:p>
          </table:table-cell>
          <table:table-cell table:style-name="ce70" office:value-type="float" office:value="-25.1" calcext:value-type="float">
            <text:p><text:s/>(25,1)</text:p>
          </table:table-cell>
          <table:table-cell table:style-name="ce74" office:value-type="float" office:value="35.0015384615385" calcext:value-type="float">
            <text:p><text:s/>35,00 </text:p>
          </table:table-cell>
          <table:table-cell table:style-name="ce81" office:value-type="float" office:value="28.7666307083783" calcext:value-type="float">
            <text:p><text:s/>28,77 </text:p>
          </table:table-cell>
          <table:table-cell table:style-name="ce85" office:value-type="float" office:value="-17.8" calcext:value-type="float">
            <text:p><text:s/>(17,8)</text:p>
          </table:table-cell>
          <table:table-cell table:style-name="ce89" office:value-type="float" office:value="4550.2" calcext:value-type="float">
            <text:p><text:s/>4.550,2 </text:p>
          </table:table-cell>
          <table:table-cell table:style-name="ce96" office:value-type="float" office:value="2800" calcext:value-type="float">
            <text:p><text:s/>2.800,0 </text:p>
          </table:table-cell>
          <table:table-cell table:style-name="ce85" office:value-type="float" office:value="-38.5" calcext:value-type="float">
            <text:p><text:s/>(38,5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60" office:value-type="float" office:value="11300" calcext:value-type="float">
            <text:p><text:s/>11.300,0 </text:p>
          </table:table-cell>
          <table:table-cell table:style-name="ce60" office:value-type="float" office:value="9000" calcext:value-type="float">
            <text:p><text:s/>9.000,0 </text:p>
          </table:table-cell>
          <table:table-cell table:style-name="ce60" office:value-type="float" office:value="-20.4" calcext:value-type="float">
            <text:p><text:s/>(20,4)</text:p>
          </table:table-cell>
          <table:table-cell table:style-name="ce74" office:value-type="float" office:value="44" calcext:value-type="float">
            <text:p><text:s/>44,00 </text:p>
          </table:table-cell>
          <table:table-cell table:style-name="ce81" office:value-type="float" office:value="33.3333333333333" calcext:value-type="float">
            <text:p><text:s/>33,33 </text:p>
          </table:table-cell>
          <table:table-cell table:style-name="ce85" office:value-type="float" office:value="-24.2" calcext:value-type="float">
            <text:p><text:s/>(24,2)</text:p>
          </table:table-cell>
          <table:table-cell table:style-name="ce89" office:value-type="float" office:value="497.2" calcext:value-type="float">
            <text:p><text:s/>497,2 </text:p>
          </table:table-cell>
          <table:table-cell table:style-name="ce96" office:value-type="float" office:value="300" calcext:value-type="float">
            <text:p><text:s/>300,0 </text:p>
          </table:table-cell>
          <table:table-cell table:style-name="ce85" office:value-type="float" office:value="-39.7" calcext:value-type="float">
            <text:p><text:s/>(39,7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60" office:value-type="float" office:value="71000" calcext:value-type="float">
            <text:p><text:s/>71.000,0 </text:p>
          </table:table-cell>
          <table:table-cell table:style-name="ce60" office:value-type="float" office:value="51335" calcext:value-type="float">
            <text:p><text:s/>51.335,0 </text:p>
          </table:table-cell>
          <table:table-cell table:style-name="ce70" office:value-type="float" office:value="-27.7" calcext:value-type="float">
            <text:p><text:s/>(27,7)</text:p>
          </table:table-cell>
          <table:table-cell table:style-name="ce74" office:value-type="float" office:value="19.4788732394366" calcext:value-type="float">
            <text:p><text:s/>19,48 </text:p>
          </table:table-cell>
          <table:table-cell table:style-name="ce81" office:value-type="float" office:value="17.5318983149898" calcext:value-type="float">
            <text:p><text:s/>17,53 </text:p>
          </table:table-cell>
          <table:table-cell table:style-name="ce85" office:value-type="float" office:value="-10" calcext:value-type="float">
            <text:p><text:s/>(10,0)</text:p>
          </table:table-cell>
          <table:table-cell table:style-name="ce89" office:value-type="float" office:value="1383" calcext:value-type="float">
            <text:p><text:s/>1.383,0 </text:p>
          </table:table-cell>
          <table:table-cell table:style-name="ce96" office:value-type="float" office:value="900" calcext:value-type="float">
            <text:p><text:s/>900,0 </text:p>
          </table:table-cell>
          <table:table-cell table:style-name="ce85" office:value-type="float" office:value="-34.9" calcext:value-type="float">
            <text:p><text:s/>(34,9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style-name="ce60" office:value-type="float" office:value="47700" calcext:value-type="float">
            <text:p><text:s/>47.700,0 </text:p>
          </table:table-cell>
          <table:table-cell table:style-name="ce60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74" office:value-type="float" office:value="55.9748427672956" calcext:value-type="float">
            <text:p><text:s/>55,97 </text:p>
          </table:table-cell>
          <table:table-cell table:style-name="ce81" office:value-type="float" office:value="43.2432432432432" calcext:value-type="float">
            <text:p><text:s/>43,24 </text:p>
          </table:table-cell>
          <table:table-cell table:style-name="ce85" office:value-type="float" office:value="-22.7" calcext:value-type="float">
            <text:p><text:s/>(22,7)</text:p>
          </table:table-cell>
          <table:table-cell table:style-name="ce89" office:value-type="float" office:value="2670" calcext:value-type="float">
            <text:p><text:s/>2.670,0 </text:p>
          </table:table-cell>
          <table:table-cell table:style-name="ce96" office:value-type="float" office:value="1600" calcext:value-type="float">
            <text:p><text:s/>1.600,0 </text:p>
          </table:table-cell>
          <table:table-cell table:style-name="ce85" office:value-type="float" office:value="-40.1" calcext:value-type="float">
            <text:p><text:s/>(40,1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15215" calcext:value-type="float">
            <text:p><text:s/>15.215,0 </text:p>
          </table:table-cell>
          <table:table-cell table:style-name="ce61" office:value-type="float" office:value="14997" calcext:value-type="float">
            <text:p><text:s/>14.997,0 </text:p>
          </table:table-cell>
          <table:table-cell table:style-name="ce71" office:value-type="float" office:value="-1.4" calcext:value-type="float">
            <text:p><text:s/>(1,4)</text:p>
          </table:table-cell>
          <table:table-cell table:style-name="ce75" office:value-type="float" office:value="19.6910943148209" calcext:value-type="float">
            <text:p><text:s/>19,69 </text:p>
          </table:table-cell>
          <table:table-cell table:style-name="ce80" office:value-type="float" office:value="23.8514369540575" calcext:value-type="float">
            <text:p><text:s/>23,85 </text:p>
          </table:table-cell>
          <table:table-cell table:style-name="ce59" office:value-type="float" office:value="21.1" calcext:value-type="float">
            <text:p><text:s/>21,1 </text:p>
          </table:table-cell>
          <table:table-cell table:style-name="ce90" office:value-type="float" office:value="299.6" calcext:value-type="float">
            <text:p><text:s/>299,6 </text:p>
          </table:table-cell>
          <table:table-cell table:style-name="ce97" office:value-type="float" office:value="357.7" calcext:value-type="float">
            <text:p><text:s/>357,7 </text:p>
          </table:table-cell>
          <table:table-cell table:style-name="ce61" office:value-type="float" office:value="19.4" calcext:value-type="float">
            <text:p><text:s/>19,4 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60" office:value-type="float" office:value="9310" calcext:value-type="float">
            <text:p><text:s/>9.310,0 </text:p>
          </table:table-cell>
          <table:table-cell table:style-name="ce60" office:value-type="float" office:value="8422" calcext:value-type="float">
            <text:p><text:s/>8.422,0 </text:p>
          </table:table-cell>
          <table:table-cell table:style-name="ce70" office:value-type="float" office:value="-9.5" calcext:value-type="float">
            <text:p><text:s/>(9,5)</text:p>
          </table:table-cell>
          <table:table-cell table:style-name="ce74" office:value-type="float" office:value="11.1922663802363" calcext:value-type="float">
            <text:p><text:s/>11,19 </text:p>
          </table:table-cell>
          <table:table-cell table:style-name="ce81" office:value-type="float" office:value="14.4146283543101" calcext:value-type="float">
            <text:p><text:s/>14,41 </text:p>
          </table:table-cell>
          <table:table-cell table:style-name="ce85" office:value-type="float" office:value="28.8" calcext:value-type="float">
            <text:p><text:s/>28,8 </text:p>
          </table:table-cell>
          <table:table-cell table:style-name="ce89" office:value-type="float" office:value="104.2" calcext:value-type="float">
            <text:p><text:s/>104,2 </text:p>
          </table:table-cell>
          <table:table-cell table:style-name="ce96" office:value-type="float" office:value="121.4" calcext:value-type="float">
            <text:p><text:s/>121,4 </text:p>
          </table:table-cell>
          <table:table-cell table:style-name="ce85" office:value-type="float" office:value="16.5" calcext:value-type="float">
            <text:p><text:s/>16,5 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60" office:value-type="float" office:value="5905" calcext:value-type="float">
            <text:p><text:s/>5.905,0 </text:p>
          </table:table-cell>
          <table:table-cell table:style-name="ce60" office:value-type="float" office:value="6575" calcext:value-type="float">
            <text:p><text:s/>6.575,0 </text:p>
          </table:table-cell>
          <table:table-cell table:style-name="ce60" office:value-type="float" office:value="11.3" calcext:value-type="float">
            <text:p><text:s/>11,3 </text:p>
          </table:table-cell>
          <table:table-cell table:style-name="ce74" office:value-type="float" office:value="33.0906011854361" calcext:value-type="float">
            <text:p><text:s/>33,09 </text:p>
          </table:table-cell>
          <table:table-cell table:style-name="ce81" office:value-type="float" office:value="35.9391634980989" calcext:value-type="float">
            <text:p><text:s/>35,94 </text:p>
          </table:table-cell>
          <table:table-cell table:style-name="ce85" office:value-type="float" office:value="8.6" calcext:value-type="float">
            <text:p><text:s/>8,6 </text:p>
          </table:table-cell>
          <table:table-cell table:style-name="ce89" office:value-type="float" office:value="195.4" calcext:value-type="float">
            <text:p><text:s/>195,4 </text:p>
          </table:table-cell>
          <table:table-cell table:style-name="ce96" office:value-type="float" office:value="236.3" calcext:value-type="float">
            <text:p><text:s/>236,3 </text:p>
          </table:table-cell>
          <table:table-cell table:style-name="ce85" office:value-type="float" office:value="20.9" calcext:value-type="float">
            <text:p><text:s/>20,9 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1611132" calcext:value-type="float">
            <text:p><text:s/>1.611.132,0 </text:p>
          </table:table-cell>
          <table:table-cell table:style-name="ce61" office:value-type="float" office:value="1590611" calcext:value-type="float">
            <text:p><text:s/>1.590.611,0 </text:p>
          </table:table-cell>
          <table:table-cell table:style-name="ce71" office:value-type="float" office:value="-1.3" calcext:value-type="float">
            <text:p><text:s/>(1,3)</text:p>
          </table:table-cell>
          <table:table-cell table:style-name="ce75" office:value-type="float" office:value="33.3602088469474" calcext:value-type="float">
            <text:p><text:s/>33,36 </text:p>
          </table:table-cell>
          <table:table-cell table:style-name="ce80" office:value-type="float" office:value="26.8049824878616" calcext:value-type="float">
            <text:p><text:s/>26,80 </text:p>
          </table:table-cell>
          <table:table-cell table:style-name="ce59" office:value-type="float" office:value="-19.6" calcext:value-type="float">
            <text:p><text:s/>(19,6)</text:p>
          </table:table-cell>
          <table:table-cell table:style-name="ce90" office:value-type="float" office:value="53747.7" calcext:value-type="float">
            <text:p><text:s/>53.747,7 </text:p>
          </table:table-cell>
          <table:table-cell table:style-name="ce97" office:value-type="float" office:value="42636.3" calcext:value-type="float">
            <text:p><text:s/>42.636,3 </text:p>
          </table:table-cell>
          <table:table-cell table:style-name="ce61" office:value-type="float" office:value="-20.7" calcext:value-type="float">
            <text:p><text:s/>(20,7)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60" office:value-type="float" office:value="1008595" calcext:value-type="float">
            <text:p><text:s/>1.008.595,0 </text:p>
          </table:table-cell>
          <table:table-cell table:style-name="ce60" office:value-type="float" office:value="983959" calcext:value-type="float">
            <text:p><text:s/>983.959,0 </text:p>
          </table:table-cell>
          <table:table-cell table:style-name="ce60" office:value-type="float" office:value="-2.4" calcext:value-type="float">
            <text:p><text:s/>(2,4)</text:p>
          </table:table-cell>
          <table:table-cell table:style-name="ce74" office:value-type="float" office:value="33.0761108274382" calcext:value-type="float">
            <text:p><text:s/>33,08 </text:p>
          </table:table-cell>
          <table:table-cell table:style-name="ce81" office:value-type="float" office:value="24.9213635934018" calcext:value-type="float">
            <text:p><text:s/>24,92 </text:p>
          </table:table-cell>
          <table:table-cell table:style-name="ce86" office:value-type="float" office:value="-24.7" calcext:value-type="float">
            <text:p><text:s/>(24,7)</text:p>
          </table:table-cell>
          <table:table-cell table:style-name="ce91" office:value-type="float" office:value="33360.4" calcext:value-type="float">
            <text:p><text:s/>33.360,4 </text:p>
          </table:table-cell>
          <table:table-cell table:style-name="ce98" office:value-type="float" office:value="24521.6" calcext:value-type="float">
            <text:p><text:s/>24.521,6 </text:p>
          </table:table-cell>
          <table:table-cell table:style-name="ce85" office:value-type="float" office:value="-26.5" calcext:value-type="float">
            <text:p><text:s/>(26,5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60" office:value-type="float" office:value="514193" calcext:value-type="float">
            <text:p><text:s/>514.193,0 </text:p>
          </table:table-cell>
          <table:table-cell table:style-name="ce60" office:value-type="float" office:value="496766" calcext:value-type="float">
            <text:p><text:s/>496.766,0 </text:p>
          </table:table-cell>
          <table:table-cell table:style-name="ce70" office:value-type="float" office:value="-3.4" calcext:value-type="float">
            <text:p><text:s/>(3,4)</text:p>
          </table:table-cell>
          <table:table-cell table:style-name="ce74" office:value-type="float" office:value="34.8042466544663" calcext:value-type="float">
            <text:p><text:s/>34,80 </text:p>
          </table:table-cell>
          <table:table-cell table:style-name="ce81" office:value-type="float" office:value="28.0426196639867" calcext:value-type="float">
            <text:p><text:s/>28,04 </text:p>
          </table:table-cell>
          <table:table-cell table:style-name="ce85" office:value-type="float" office:value="-19.4" calcext:value-type="float">
            <text:p><text:s/>(19,4)</text:p>
          </table:table-cell>
          <table:table-cell table:style-name="ce89" office:value-type="float" office:value="17896.1" calcext:value-type="float">
            <text:p><text:s/>17.896,1 </text:p>
          </table:table-cell>
          <table:table-cell table:style-name="ce96" office:value-type="float" office:value="13930.62" calcext:value-type="float">
            <text:p><text:s/>13.930,6 </text:p>
          </table:table-cell>
          <table:table-cell table:style-name="ce85" office:value-type="float" office:value="-22.2" calcext:value-type="float">
            <text:p><text:s/>(22,2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60" office:value-type="float" office:value="189183" calcext:value-type="float">
            <text:p><text:s/>189.183,0 </text:p>
          </table:table-cell>
          <table:table-cell table:style-name="ce60" office:value-type="float" office:value="185688" calcext:value-type="float">
            <text:p><text:s/>185.688,0 </text:p>
          </table:table-cell>
          <table:table-cell table:style-name="ce60" office:value-type="float" office:value="-1.8" calcext:value-type="float">
            <text:p><text:s/>(1,8)</text:p>
          </table:table-cell>
          <table:table-cell table:style-name="ce76" office:value-type="float" office:value="37.730662903115" calcext:value-type="float">
            <text:p><text:s/>37,73 </text:p>
          </table:table-cell>
          <table:table-cell table:style-name="ce82" office:value-type="float" office:value="24.7333699539012" calcext:value-type="float">
            <text:p><text:s/>24,73 </text:p>
          </table:table-cell>
          <table:table-cell table:style-name="ce83" office:value-type="float" office:value="-34.4" calcext:value-type="float">
            <text:p><text:s/>(34,40)</text:p>
          </table:table-cell>
          <table:table-cell table:style-name="ce89" office:value-type="float" office:value="7138" calcext:value-type="float">
            <text:p><text:s/>7.138,0 </text:p>
          </table:table-cell>
          <table:table-cell table:style-name="ce96" office:value-type="float" office:value="4592.69" calcext:value-type="float">
            <text:p><text:s/>4.592,7 </text:p>
          </table:table-cell>
          <table:table-cell table:style-name="ce85" office:value-type="float" office:value="-35.7" calcext:value-type="float">
            <text:p><text:s/>(35,7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60" office:value-type="float" office:value="278811" calcext:value-type="float">
            <text:p><text:s/>278.811,0 </text:p>
          </table:table-cell>
          <table:table-cell table:style-name="ce60" office:value-type="float" office:value="276520" calcext:value-type="float">
            <text:p><text:s/>276.520,0 </text:p>
          </table:table-cell>
          <table:table-cell table:style-name="ce60" office:value-type="float" office:value="-0.8" calcext:value-type="float">
            <text:p><text:s/>(0,8)</text:p>
          </table:table-cell>
          <table:table-cell table:style-name="ce76" office:value-type="float" office:value="27.1266198248993" calcext:value-type="float">
            <text:p><text:s/>27,13 </text:p>
          </table:table-cell>
          <table:table-cell table:style-name="ce83" office:value-type="float" office:value="19.5484232605237" calcext:value-type="float">
            <text:p><text:s/>19,55 </text:p>
          </table:table-cell>
          <table:table-cell table:style-name="ce83" office:value-type="float" office:value="-27.9" calcext:value-type="float">
            <text:p><text:s/>(27,90)</text:p>
          </table:table-cell>
          <table:table-cell table:style-name="ce89" office:value-type="float" office:value="7563.2" calcext:value-type="float">
            <text:p><text:s/>7.563,2 </text:p>
          </table:table-cell>
          <table:table-cell table:style-name="ce96" office:value-type="float" office:value="5405.53" calcext:value-type="float">
            <text:p><text:s/>5.405,5 </text:p>
          </table:table-cell>
          <table:table-cell table:style-name="ce85" office:value-type="float" office:value="-28.5" calcext:value-type="float">
            <text:p><text:s/>(28,5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60" office:value-type="float" office:value="26408" calcext:value-type="float">
            <text:p><text:s/>26.408,0 </text:p>
          </table:table-cell>
          <table:table-cell table:style-name="ce60" office:value-type="float" office:value="24985" calcext:value-type="float">
            <text:p><text:s/>24.985,0 </text:p>
          </table:table-cell>
          <table:table-cell table:style-name="ce60" office:value-type="float" office:value="-5.4" calcext:value-type="float">
            <text:p><text:s/>(5,4)</text:p>
          </table:table-cell>
          <table:table-cell table:style-name="ce76" office:value-type="float" office:value="28.8965465010603" calcext:value-type="float">
            <text:p><text:s/>28,90 </text:p>
          </table:table-cell>
          <table:table-cell table:style-name="ce83" office:value-type="float" office:value="23.7246347808685" calcext:value-type="float">
            <text:p><text:s/>23,72 </text:p>
          </table:table-cell>
          <table:table-cell table:style-name="ce83" office:value-type="float" office:value="-17.9" calcext:value-type="float">
            <text:p><text:s/>(17,90)</text:p>
          </table:table-cell>
          <table:table-cell table:style-name="ce89" office:value-type="float" office:value="763.1" calcext:value-type="float">
            <text:p><text:s/>763,1 </text:p>
          </table:table-cell>
          <table:table-cell table:style-name="ce96" office:value-type="float" office:value="592.76" calcext:value-type="float">
            <text:p><text:s/>592,8 </text:p>
          </table:table-cell>
          <table:table-cell table:style-name="ce85" office:value-type="float" office:value="-22.3" calcext:value-type="float">
            <text:p><text:s/>(22,3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60" office:value-type="float" office:value="387926" calcext:value-type="float">
            <text:p><text:s/>387.926,0 </text:p>
          </table:table-cell>
          <table:table-cell table:style-name="ce60" office:value-type="float" office:value="393902" calcext:value-type="float">
            <text:p><text:s/>393.902,0 </text:p>
          </table:table-cell>
          <table:table-cell table:style-name="ce60" office:value-type="float" office:value="1.5" calcext:value-type="float">
            <text:p><text:s/>1,5 </text:p>
          </table:table-cell>
          <table:table-cell table:style-name="ce76" office:value-type="float" office:value="35.4165485169852" calcext:value-type="float">
            <text:p><text:s/>35,42 </text:p>
          </table:table-cell>
          <table:table-cell table:style-name="ce83" office:value-type="float" office:value="34.1988616457901" calcext:value-type="float">
            <text:p><text:s/>34,20 </text:p>
          </table:table-cell>
          <table:table-cell table:style-name="ce83" office:value-type="float" office:value="-3.4" calcext:value-type="float">
            <text:p><text:s/>(3,40)</text:p>
          </table:table-cell>
          <table:table-cell table:style-name="ce89" office:value-type="float" office:value="13739" calcext:value-type="float">
            <text:p><text:s/>13.739,0 </text:p>
          </table:table-cell>
          <table:table-cell table:style-name="ce96" office:value-type="float" office:value="13471" calcext:value-type="float">
            <text:p><text:s/>13.471,0 </text:p>
          </table:table-cell>
          <table:table-cell table:style-name="ce85" office:value-type="float" office:value="-2" calcext:value-type="float">
            <text:p><text:s/>(2,0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60" office:value-type="float" office:value="12030" calcext:value-type="float">
            <text:p><text:s/>12.030,0 </text:p>
          </table:table-cell>
          <table:table-cell table:style-name="ce60" office:value-type="float" office:value="11381" calcext:value-type="float">
            <text:p><text:s/>11.381,0 </text:p>
          </table:table-cell>
          <table:table-cell table:style-name="ce60" office:value-type="float" office:value="-5.4" calcext:value-type="float">
            <text:p><text:s/>(5,4)</text:p>
          </table:table-cell>
          <table:table-cell table:style-name="ce76" office:value-type="float" office:value="28.761429758936" calcext:value-type="float">
            <text:p><text:s/>28,76 </text:p>
          </table:table-cell>
          <table:table-cell table:style-name="ce83" office:value-type="float" office:value="24.2509445567173" calcext:value-type="float">
            <text:p><text:s/>24,25 </text:p>
          </table:table-cell>
          <table:table-cell table:style-name="ce83" office:value-type="float" office:value="-15.7" calcext:value-type="float">
            <text:p><text:s/>(15,70)</text:p>
          </table:table-cell>
          <table:table-cell table:style-name="ce89" office:value-type="float" office:value="346" calcext:value-type="float">
            <text:p><text:s/>346,0 </text:p>
          </table:table-cell>
          <table:table-cell table:style-name="ce96" office:value-type="float" office:value="276" calcext:value-type="float">
            <text:p><text:s/>276,0 </text:p>
          </table:table-cell>
          <table:table-cell table:style-name="ce85" office:value-type="float" office:value="-20.2" calcext:value-type="float">
            <text:p><text:s/>(20,2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60" office:value-type="float" office:value="202581" calcext:value-type="float">
            <text:p><text:s/>202.581,0 </text:p>
          </table:table-cell>
          <table:table-cell table:style-name="ce60" office:value-type="float" office:value="201369" calcext:value-type="float">
            <text:p><text:s/>201.369,0 </text:p>
          </table:table-cell>
          <table:table-cell table:style-name="ce60" office:value-type="float" office:value="-0.6" calcext:value-type="float">
            <text:p><text:s/>(0,6)</text:p>
          </table:table-cell>
          <table:table-cell table:style-name="ce74" office:value-type="float" office:value="31.1100251257522" calcext:value-type="float">
            <text:p><text:s/>31,11 </text:p>
          </table:table-cell>
          <table:table-cell table:style-name="ce81" office:value-type="float" office:value="21.6900317327891" calcext:value-type="float">
            <text:p><text:s/>21,69 </text:p>
          </table:table-cell>
          <table:table-cell table:style-name="ce85" office:value-type="float" office:value="-30.3" calcext:value-type="float">
            <text:p><text:s/>(30,3)</text:p>
          </table:table-cell>
          <table:table-cell table:style-name="ce89" office:value-type="float" office:value="6302.3" calcext:value-type="float">
            <text:p><text:s/>6.302,3 </text:p>
          </table:table-cell>
          <table:table-cell table:style-name="ce96" office:value-type="float" office:value="4367.7" calcext:value-type="float">
            <text:p><text:s/>4.367,7 </text:p>
          </table:table-cell>
          <table:table-cell table:style-name="ce85" office:value-type="float" office:value="-30.7" calcext:value-type="float">
            <text:p><text:s/>(30,7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2" office:value-type="float" office:value="37500" calcext:value-type="float">
            <text:p><text:s/>37.500,0 </text:p>
          </table:table-cell>
          <table:table-cell table:style-name="ce62" office:value-type="float" office:value="37300" calcext:value-type="float">
            <text:p><text:s/>37.300,0 </text:p>
          </table:table-cell>
          <table:table-cell table:style-name="ce62" office:value-type="float" office:value="-0.5" calcext:value-type="float">
            <text:p><text:s/>(0,5)</text:p>
          </table:table-cell>
          <table:table-cell table:style-name="ce75" office:value-type="float" office:value="26.6666666666667" calcext:value-type="float">
            <text:p><text:s/>26,67 </text:p>
          </table:table-cell>
          <table:table-cell table:style-name="ce80" office:value-type="float" office:value="25.4691689008043" calcext:value-type="float">
            <text:p><text:s/>25,47 </text:p>
          </table:table-cell>
          <table:table-cell table:style-name="ce59" office:value-type="float" office:value="-4.5" calcext:value-type="float">
            <text:p><text:s/>(4,5)</text:p>
          </table:table-cell>
          <table:table-cell table:style-name="ce90" office:value-type="float" office:value="1000" calcext:value-type="float">
            <text:p><text:s/>1.000,0 </text:p>
          </table:table-cell>
          <table:table-cell table:style-name="ce97" office:value-type="float" office:value="950" calcext:value-type="float">
            <text:p><text:s/>950,0 </text:p>
          </table:table-cell>
          <table:table-cell table:style-name="ce61" office:value-type="float" office:value="-5" calcext:value-type="float">
            <text:p><text:s/>(5,0)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60" office:value-type="float" office:value="37500" calcext:value-type="float">
            <text:p><text:s/>37.500,0 </text:p>
          </table:table-cell>
          <table:table-cell table:style-name="ce60" office:value-type="float" office:value="37300" calcext:value-type="float">
            <text:p><text:s/>37.300,0 </text:p>
          </table:table-cell>
          <table:table-cell table:style-name="ce60" office:value-type="float" office:value="-0.5" calcext:value-type="float">
            <text:p><text:s/>(0,5)</text:p>
          </table:table-cell>
          <table:table-cell table:style-name="ce77" office:value-type="float" office:value="26.6666666666667" calcext:value-type="float">
            <text:p><text:s/>26,67 </text:p>
          </table:table-cell>
          <table:table-cell table:style-name="ce84" office:value-type="float" office:value="25.4691689008043" calcext:value-type="float">
            <text:p><text:s/>25,47 </text:p>
          </table:table-cell>
          <table:table-cell table:style-name="ce87" office:value-type="float" office:value="-4.5" calcext:value-type="float">
            <text:p><text:s/>(4,5)</text:p>
          </table:table-cell>
          <table:table-cell table:style-name="ce92" office:value-type="float" office:value="1000" calcext:value-type="float">
            <text:p><text:s/>1.000,0 </text:p>
          </table:table-cell>
          <table:table-cell table:style-name="ce99" office:value-type="float" office:value="950" calcext:value-type="float">
            <text:p><text:s/>950,0 </text:p>
          </table:table-cell>
          <table:table-cell table:style-name="ce87" office:value-type="float" office:value="-5" calcext:value-type="float">
            <text:p><text:s/>(5,0)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63" office:value-type="float" office:value="6596.8" calcext:value-type="float">
            <text:p><text:s/>6.596,8 </text:p>
          </table:table-cell>
          <table:table-cell table:style-name="ce63" office:value-type="float" office:value="9793" calcext:value-type="float">
            <text:p><text:s/>9.793,0 </text:p>
          </table:table-cell>
          <table:table-cell table:style-name="ce68" office:value-type="float" office:value="48.5" calcext:value-type="float">
            <text:p><text:s/>48,5 </text:p>
          </table:table-cell>
          <table:table-cell table:style-name="ce64" office:value-type="float" office:value="12.3847926267281" calcext:value-type="float">
            <text:p><text:s/>12,38 </text:p>
          </table:table-cell>
          <table:table-cell table:style-name="ce67" office:value-type="float" office:value="15.3987542121924" calcext:value-type="float">
            <text:p><text:s/>15,40 </text:p>
          </table:table-cell>
          <table:table-cell table:style-name="ce68" office:value-type="float" office:value="24.3" calcext:value-type="float">
            <text:p><text:s/>24,3 </text:p>
          </table:table-cell>
          <table:table-cell table:style-name="ce93" office:value-type="float" office:value="81.7" calcext:value-type="float">
            <text:p><text:s/>81,7 </text:p>
          </table:table-cell>
          <table:table-cell table:style-name="ce100" office:value-type="float" office:value="150.8" calcext:value-type="float">
            <text:p><text:s/>150,8 </text:p>
          </table:table-cell>
          <table:table-cell table:style-name="ce105" office:value-type="float" office:value="84.6" calcext:value-type="float">
            <text:p><text:s/>84,6 </text:p>
          </table:table-cell>
          <table:table-cell table:style-name="ce110" table:number-columns-repeated="33"/>
          <table:table-cell table:number-columns-repeated="981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4" office:value-type="float" office:value="193879" calcext:value-type="float">
            <text:p><text:s/>193.879,00 </text:p>
          </table:table-cell>
          <table:table-cell table:style-name="ce67" office:value-type="float" office:value="160064" calcext:value-type="float">
            <text:p><text:s/>160.064,00 </text:p>
          </table:table-cell>
          <table:table-cell table:style-name="ce68" office:value-type="float" office:value="-17.4" calcext:value-type="float">
            <text:p><text:s/>(17,4)</text:p>
          </table:table-cell>
          <table:table-cell table:style-name="ce64" office:value-type="float" office:value="33.673064127626" calcext:value-type="float">
            <text:p><text:s/>33,67 </text:p>
          </table:table-cell>
          <table:table-cell table:style-name="ce67" office:value-type="float" office:value="30.594012395042" calcext:value-type="float">
            <text:p><text:s/>30,59 </text:p>
          </table:table-cell>
          <table:table-cell table:style-name="ce68" office:value-type="float" office:value="-9.1" calcext:value-type="float">
            <text:p><text:s/>(9,1)</text:p>
          </table:table-cell>
          <table:table-cell table:style-name="ce94" office:value-type="float" office:value="6528.5" calcext:value-type="float">
            <text:p><text:s/>6.528,5 </text:p>
          </table:table-cell>
          <table:table-cell table:style-name="ce65" office:value-type="float" office:value="4897" calcext:value-type="float">
            <text:p><text:s/>4.897,0 </text:p>
          </table:table-cell>
          <table:table-cell table:style-name="ce68" office:value-type="float" office:value="-25" calcext:value-type="float">
            <text:p><text:s/>(25,0)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4" office:value-type="float" office:value="1663847" calcext:value-type="float">
            <text:p><text:s/>1.663.847,00 </text:p>
          </table:table-cell>
          <table:table-cell table:style-name="ce67" office:value-type="float" office:value="1642908" calcext:value-type="float">
            <text:p><text:s/>1.642.908,00 </text:p>
          </table:table-cell>
          <table:table-cell table:style-name="ce68" office:value-type="float" office:value="-1.3" calcext:value-type="float">
            <text:p><text:s/>(1,3)</text:p>
          </table:table-cell>
          <table:table-cell table:style-name="ce64" office:value-type="float" office:value="33.0843521068944" calcext:value-type="float">
            <text:p><text:s/>33,08 </text:p>
          </table:table-cell>
          <table:table-cell table:style-name="ce67" office:value-type="float" office:value="26.7476937235682" calcext:value-type="float">
            <text:p><text:s/>26,75 </text:p>
          </table:table-cell>
          <table:table-cell table:style-name="ce68" office:value-type="float" office:value="-19.2" calcext:value-type="float">
            <text:p><text:s/>(19,2)</text:p>
          </table:table-cell>
          <table:table-cell table:style-name="ce94" office:value-type="float" office:value="55047.3" calcext:value-type="float">
            <text:p><text:s/>55.047,3 </text:p>
          </table:table-cell>
          <table:table-cell table:style-name="ce65" office:value-type="float" office:value="43944" calcext:value-type="float">
            <text:p><text:s/>43.944,0 </text:p>
          </table:table-cell>
          <table:table-cell table:style-name="ce68" office:value-type="float" office:value="-20.2" calcext:value-type="float">
            <text:p><text:s/>(20,2)</text:p>
          </table:table-cell>
          <table:table-cell table:style-name="ce109" table:number-columns-repeated="33"/>
          <table:table-cell table:number-columns-repeated="981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5" office:value-type="float" office:value="1864322.8" calcext:value-type="float">
            <text:p><text:s/>1.864.322,8 </text:p>
          </table:table-cell>
          <table:table-cell table:style-name="ce68" office:value-type="float" office:value="1812765" calcext:value-type="float">
            <text:p><text:s/>1.812.765,0 </text:p>
          </table:table-cell>
          <table:table-cell table:style-name="ce72" office:value-type="float" office:value="-2.8" calcext:value-type="float">
            <text:p><text:s/>(2,8)</text:p>
          </table:table-cell>
          <table:table-cell table:style-name="ce64" office:value-type="float" office:value="33.0723306071245" calcext:value-type="float">
            <text:p><text:s/>33,07 </text:p>
          </table:table-cell>
          <table:table-cell table:style-name="ce67" office:value-type="float" office:value="27.0260072320461" calcext:value-type="float">
            <text:p><text:s/>27,03 </text:p>
          </table:table-cell>
          <table:table-cell table:style-name="ce68" office:value-type="float" office:value="-18.3" calcext:value-type="float">
            <text:p><text:s/>(18,3)</text:p>
          </table:table-cell>
          <table:table-cell table:style-name="ce94" office:value-type="float" office:value="61657.5" calcext:value-type="float">
            <text:p><text:s/>61.657,5 </text:p>
          </table:table-cell>
          <table:table-cell table:style-name="ce65" office:value-type="float" office:value="48991.8" calcext:value-type="float">
            <text:p><text:s/>48.991,8 </text:p>
          </table:table-cell>
          <table:table-cell table:style-name="ce68" office:value-type="float" office:value="-20.5" calcext:value-type="float">
            <text:p><text:s/>(20,5)</text:p>
          </table:table-cell>
          <table:table-cell table:style-name="ce109" table:number-columns-repeated="33"/>
          <table:table-cell table:number-columns-repeated="981"/>
        </table:table-row>
        <table:table-row table:style-name="ro9">
          <table:table-cell table:style-name="ce53" office:value-type="string" calcext:value-type="string">
            <text:p>Legenda: (*) Acre, Ceará. Pernambuco, Mato Grosso do Sul e Distrito Federal</text:p>
          </table:table-cell>
          <table:table-cell table:style-name="ce53" table:number-columns-repeated="9"/>
          <table:table-cell table:number-columns-repeated="1014"/>
        </table:table-row>
        <table:table-row table:style-name="ro9">
          <table:table-cell table:style-name="ce53" office:value-type="string" calcext:value-type="string">
            <text:p>Fonte: Conab.</text:p>
          </table:table-cell>
          <table:table-cell table:style-name="ce54" table:number-columns-repeated="2"/>
          <table:table-cell table:style-name="ce53" table:number-columns-repeated="5"/>
          <table:table-cell table:style-name="ce101" table:number-columns-repeated="2"/>
          <table:table-cell table:number-columns-repeated="1014"/>
        </table:table-row>
        <table:table-row table:style-name="ro2">
          <table:table-cell table:style-name="ce54" office:value-type="string" calcext:value-type="string">
            <text:p>Nota: Estimativa em setembro/2019.</text:p>
          </table:table-cell>
          <table:table-cell table:number-columns-repeated="7"/>
          <table:table-cell table:style-name="ce66" table:number-columns-repeated="2"/>
          <table:table-cell table:number-columns-repeated="1014"/>
        </table:table-row>
        <table:table-row table:style-name="ro10">
          <table:table-cell/>
          <table:table-cell table:style-name="ce66" table:number-columns-repeated="7"/>
          <table:table-cell table:style-name="ce102"/>
          <table:table-cell table:style-name="ce66"/>
          <table:table-cell table:number-columns-repeated="1014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1 Café Total'.$A$1:.$J$36" table:range-usable-as="print-range"/>
        </table:named-expressions>
      </table:table>
      <table:table table:name="2 Café Arábica" table:style-name="ta3" table:print-ranges="'2 Café Arábica'.A1:'2 Café Arábica'.J38">
        <table:table-column table:style-name="co6" table:default-cell-style-name="ce53"/>
        <table:table-column table:style-name="co7" table:number-columns-repeated="2" table:default-cell-style-name="ce53"/>
        <table:table-column table:style-name="co8" table:default-cell-style-name="ce53"/>
        <table:table-column table:style-name="co9" table:number-columns-repeated="2" table:default-cell-style-name="ce53"/>
        <table:table-column table:style-name="co17" table:default-cell-style-name="ce53"/>
        <table:table-column table:style-name="co7" table:number-columns-repeated="2" table:default-cell-style-name="ce53"/>
        <table:table-column table:style-name="co8" table:default-cell-style-name="ce53"/>
        <table:table-column table:style-name="co18" table:default-cell-style-name="ce53"/>
        <table:table-column table:style-name="co12" table:number-columns-repeated="3" table:default-cell-style-name="ce55"/>
        <table:table-column table:style-name="co5" table:number-columns-repeated="243" table:default-cell-style-name="ce53"/>
        <table:table-column table:style-name="co5" table:number-columns-repeated="767" table:default-cell-style-name="Default"/>
        <table:table-row table:style-name="ro7">
          <table:table-cell table:style-name="ce49" table:number-columns-spanned="10" table:number-rows-spanned="1"/>
          <table:covered-table-cell table:number-columns-repeated="9" table:style-name="ce49"/>
          <table:table-cell table:style-name="ce49"/>
          <table:table-cell table:style-name="ce106" table:number-columns-repeated="3"/>
          <table:table-cell table:number-columns-repeated="1010"/>
        </table:table-row>
        <table:table-row table:style-name="ro7">
          <table:table-cell table:style-name="ce49" office:value-type="string" calcext:value-type="string" table:number-columns-spanned="10" table:number-rows-spanned="1">
            <text:p>CAFÉ ARÁBICA</text:p>
          </table:table-cell>
          <table:covered-table-cell table:number-columns-repeated="9" table:style-name="ce49"/>
          <table:table-cell table:style-name="ce49"/>
          <table:table-cell table:style-name="ce106" table:number-columns-repeated="3"/>
          <table:table-cell table:number-columns-repeated="1010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PRODUÇÃO, PRODUTIVIDADE E PRODUÇÃO</text:p>
          </table:table-cell>
          <table:covered-table-cell table:number-columns-repeated="9" table:style-name="ce49"/>
          <table:table-cell table:style-name="ce49"/>
          <table:table-cell table:style-name="ce106" table:number-columns-repeated="3"/>
          <table:table-cell table:number-columns-repeated="1010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49"/>
          <table:table-cell table:style-name="ce106" table:number-columns-repeated="3"/>
          <table:table-cell table:number-columns-repeated="1010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56" office:value-type="string" calcext:value-type="string" table:number-columns-spanned="3" table:number-rows-spanned="1">
            <text:p>ÁREA EM PRODUÇÃO (ha)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PRODUTIVIDADE (sc/ha)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PRODUÇÃO (mil sacas beneficiadas)</text:p>
          </table:table-cell>
          <table:covered-table-cell table:number-columns-repeated="2" table:style-name="ce56"/>
          <table:table-cell table:style-name="ce107" table:number-columns-repeated="4"/>
          <table:table-cell table:number-columns-repeated="1010"/>
        </table:table-row>
        <table:table-row table:style-name="ro4">
          <table:covered-table-cell table:style-name="ce51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08" table:number-columns-repeated="4"/>
          <table:table-cell table:number-columns-repeated="1010"/>
        </table:table-row>
        <table:table-row table:style-name="ro7">
          <table:covered-table-cell table:style-name="ce51"/>
          <table:table-cell table:style-name="ce58" office:value-type="string" calcext:value-type="string" table:number-columns-spanned="1" table:number-rows-spanned="2">
            <text:p>(a)</text:p>
          </table:table-cell>
          <table:table-cell table:style-name="ce58" office:value-type="string" calcext:value-type="string" table:number-columns-spanned="1" table:number-rows-spanned="2">
            <text:p>(b)</text:p>
          </table:table-cell>
          <table:table-cell table:style-name="ce58" office:value-type="string" calcext:value-type="string" table:number-columns-spanned="1" table:number-rows-spanned="2">
            <text:p>(b/a)</text:p>
          </table:table-cell>
          <table:table-cell table:style-name="ce58" office:value-type="string" calcext:value-type="string" table:number-columns-spanned="1" table:number-rows-spanned="2">
            <text:p>(c)</text:p>
          </table:table-cell>
          <table:table-cell table:style-name="ce58" office:value-type="string" calcext:value-type="string" table:number-columns-spanned="1" table:number-rows-spanned="2">
            <text:p>(d)</text:p>
          </table:table-cell>
          <table:table-cell table:style-name="ce58" office:value-type="string" calcext:value-type="string" table:number-columns-spanned="1" table:number-rows-spanned="2">
            <text:p>(d/c)</text:p>
          </table:table-cell>
          <table:table-cell table:style-name="ce58" office:value-type="string" calcext:value-type="string" table:number-columns-spanned="1" table:number-rows-spanned="2">
            <text:p>(e)</text:p>
          </table:table-cell>
          <table:table-cell table:style-name="ce58" office:value-type="string" calcext:value-type="string" table:number-columns-spanned="1" table:number-rows-spanned="2">
            <text:p>(f)</text:p>
          </table:table-cell>
          <table:table-cell table:style-name="ce104" office:value-type="string" calcext:value-type="string" table:number-columns-spanned="1" table:number-rows-spanned="2">
            <text:p>(f/e)</text:p>
          </table:table-cell>
          <table:table-cell table:style-name="ce108" table:number-columns-repeated="4"/>
          <table:table-cell table:number-columns-repeated="1010"/>
        </table:table-row>
        <table:table-row table:style-name="ro7">
          <table:covered-table-cell table:style-name="ce52"/>
          <table:covered-table-cell table:number-columns-repeated="8" table:style-name="ce58"/>
          <table:covered-table-cell table:style-name="ce104"/>
          <table:table-cell table:style-name="ce108" table:number-columns-repeated="4"/>
          <table:table-cell table:number-columns-repeated="1010"/>
        </table:table-row>
        <table:table-row table:style-name="ro7" table:visibility="collapse">
          <table:table-cell table:style-name="ce6" office:value-type="string" calcext:value-type="string">
            <text:p>NORTE</text:p>
          </table:table-cell>
          <table:table-cell table:style-name="ce95" office:value-type="float" office:value="63879" calcext:value-type="float">
            <text:p><text:s/>63.879,0 </text:p>
          </table:table-cell>
          <table:table-cell table:style-name="ce59" office:value-type="float" office:value="62729" calcext:value-type="float">
            <text:p><text:s/>62.729,0 </text:p>
          </table:table-cell>
          <table:table-cell table:style-name="ce69" office:value-type="float" office:value="-1.8" calcext:value-type="float">
            <text:p><text:s/>(1,8)</text:p>
          </table:table-cell>
          <table:table-cell table:style-name="ce75" office:value-type="float" office:value="30.9694891905008" calcext:value-type="float">
            <text:p><text:s/>30,97 </text:p>
          </table:table-cell>
          <table:table-cell table:style-name="ce80" office:value-type="float" office:value="33.4295142597523" calcext:value-type="float">
            <text:p><text:s/>33,43 </text:p>
          </table:table-cell>
          <table:table-cell table:style-name="ce80" office:value-type="float" office:value="7.9" calcext:value-type="float">
            <text:p><text:s/>7,90 </text:p>
          </table:table-cell>
          <table:table-cell table:style-name="ce95" office:value-type="float" office:value="1978.3" calcext:value-type="float">
            <text:p><text:s/>1.978,3 </text:p>
          </table:table-cell>
          <table:table-cell table:style-name="ce95" office:value-type="float" office:value="2097" calcext:value-type="float">
            <text:p><text:s/>2.097,0 </text:p>
          </table:table-cell>
          <table:table-cell table:style-name="ce95" office:value-type="float" office:value="6" calcext:value-type="float">
            <text:p><text:s/>6,0 </text:p>
          </table:table-cell>
          <table:table-cell table:style-name="ce109" table:number-columns-repeated="4"/>
          <table:table-cell table:number-columns-repeated="1010"/>
        </table:table-row>
        <table:table-row table:style-name="ro7" table:visibility="collapse">
          <table:table-cell table:style-name="ce7" office:value-type="string" calcext:value-type="string">
            <text:p>RO</text:p>
          </table:table-cell>
          <table:table-cell table:style-name="ce111" office:value-type="float" office:value="63879" calcext:value-type="float">
            <text:p><text:s/>63.879,0 </text:p>
          </table:table-cell>
          <table:table-cell table:style-name="ce112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23" office:value-type="float" office:value="30.9694891905008" calcext:value-type="float">
            <text:p><text:s/>30,97 </text:p>
          </table:table-cell>
          <table:table-cell table:style-name="ce125" office:value-type="float" office:value="33.4295142597523" calcext:value-type="float">
            <text:p><text:s/>33,43 </text:p>
          </table:table-cell>
          <table:table-cell table:style-name="ce125" office:value-type="float" office:value="7.9" calcext:value-type="float">
            <text:p><text:s/>7,90 </text:p>
          </table:table-cell>
          <table:table-cell table:style-name="ce96" office:value-type="float" office:value="1978.3" calcext:value-type="float">
            <text:p><text:s/>1.978,3 </text:p>
          </table:table-cell>
          <table:table-cell table:style-name="ce96" office:value-type="float" office:value="2097" calcext:value-type="float">
            <text:p><text:s/>2.097,0 </text:p>
          </table:table-cell>
          <table:table-cell table:style-name="ce96" office:value-type="float" office:value="6" calcext:value-type="float">
            <text:p><text:s/>6,0 </text:p>
          </table:table-cell>
          <table:table-cell table:style-name="ce110" table:number-columns-repeated="4"/>
          <table:table-cell table:number-columns-repeated="1010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111" office:value-type="float" office:value="130000" calcext:value-type="float">
            <text:p><text:s/>130.000,0 </text:p>
          </table:table-cell>
          <table:table-cell table:style-name="ce112" office:value-type="float" office:value="97335" calcext:value-type="float">
            <text:p><text:s/>97.335,0 </text:p>
          </table:table-cell>
          <table:table-cell table:style-name="ce70" office:value-type="float" office:value="-25.1" calcext:value-type="float">
            <text:p><text:s/>(25,1)</text:p>
          </table:table-cell>
          <table:table-cell table:style-name="ce123" office:value-type="float" office:value="35.0015384615385" calcext:value-type="float">
            <text:p><text:s/>35,00 </text:p>
          </table:table-cell>
          <table:table-cell table:style-name="ce125" office:value-type="float" office:value="28.7666307083783" calcext:value-type="float">
            <text:p><text:s/>28,77 </text:p>
          </table:table-cell>
          <table:table-cell table:style-name="ce125" office:value-type="float" office:value="-17.8" calcext:value-type="float">
            <text:p><text:s/>(17,80)</text:p>
          </table:table-cell>
          <table:table-cell table:style-name="ce96" office:value-type="float" office:value="4550.2" calcext:value-type="float">
            <text:p><text:s/>4.550,2 </text:p>
          </table:table-cell>
          <table:table-cell table:style-name="ce96" office:value-type="float" office:value="2800" calcext:value-type="float">
            <text:p><text:s/>2.800,0 </text:p>
          </table:table-cell>
          <table:table-cell table:style-name="ce96" office:value-type="float" office:value="-38.5" calcext:value-type="float">
            <text:p><text:s/>(38,5)</text:p>
          </table:table-cell>
          <table:table-cell table:style-name="ce110" table:number-columns-repeated="4"/>
          <table:table-cell table:number-columns-repeated="1010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111" office:value-type="float" office:value="130000" calcext:value-type="float">
            <text:p><text:s/>130.000,0 </text:p>
          </table:table-cell>
          <table:table-cell table:style-name="ce112" office:value-type="float" office:value="97335" calcext:value-type="float">
            <text:p><text:s/>97.335,0 </text:p>
          </table:table-cell>
          <table:table-cell table:style-name="ce70" office:value-type="float" office:value="-25.1" calcext:value-type="float">
            <text:p><text:s/>(25,1)</text:p>
          </table:table-cell>
          <table:table-cell table:style-name="ce123" office:value-type="float" office:value="35.0015384615385" calcext:value-type="float">
            <text:p><text:s/>35,00 </text:p>
          </table:table-cell>
          <table:table-cell table:style-name="ce125" office:value-type="float" office:value="28.7666307083783" calcext:value-type="float">
            <text:p><text:s/>28,77 </text:p>
          </table:table-cell>
          <table:table-cell table:style-name="ce125" office:value-type="float" office:value="-17.8" calcext:value-type="float">
            <text:p><text:s/>(17,80)</text:p>
          </table:table-cell>
          <table:table-cell table:style-name="ce96" office:value-type="float" office:value="4550.2" calcext:value-type="float">
            <text:p><text:s/>4.550,2 </text:p>
          </table:table-cell>
          <table:table-cell table:style-name="ce96" office:value-type="float" office:value="2800" calcext:value-type="float">
            <text:p><text:s/>2.800,0 </text:p>
          </table:table-cell>
          <table:table-cell table:style-name="ce96" office:value-type="float" office:value="-38.5" calcext:value-type="float">
            <text:p><text:s/>(38,5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82300" calcext:value-type="float">
            <text:p><text:s/>82.300,0 </text:p>
          </table:table-cell>
          <table:table-cell table:style-name="ce61" office:value-type="float" office:value="60335" calcext:value-type="float">
            <text:p><text:s/>60.335,0 </text:p>
          </table:table-cell>
          <table:table-cell table:style-name="ce61" office:value-type="float" office:value="-26.7" calcext:value-type="float">
            <text:p><text:s/>(26,7)</text:p>
          </table:table-cell>
          <table:table-cell table:style-name="ce124" office:value-type="float" office:value="22.8456865127582" calcext:value-type="float">
            <text:p><text:s/>22,85 </text:p>
          </table:table-cell>
          <table:table-cell table:style-name="ce126" office:value-type="float" office:value="19.8889533438303" calcext:value-type="float">
            <text:p><text:s/>19,89 </text:p>
          </table:table-cell>
          <table:table-cell table:style-name="ce71" office:value-type="float" office:value="-12.9" calcext:value-type="float">
            <text:p><text:s/>(12,9)</text:p>
          </table:table-cell>
          <table:table-cell table:style-name="ce61" office:value-type="float" office:value="1880.2" calcext:value-type="float">
            <text:p><text:s/>1.880,2 </text:p>
          </table:table-cell>
          <table:table-cell table:style-name="ce61" office:value-type="float" office:value="1200" calcext:value-type="float">
            <text:p><text:s/>1.200,0 </text:p>
          </table:table-cell>
          <table:table-cell table:style-name="ce61" office:value-type="float" office:value="-36.2" calcext:value-type="float">
            <text:p><text:s/>(36,2)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82300" calcext:value-type="float">
            <text:p><text:s/>82.300,0 </text:p>
          </table:table-cell>
          <table:table-cell table:style-name="ce85" office:value-type="float" office:value="60335" calcext:value-type="float">
            <text:p><text:s/>60.335,0 </text:p>
          </table:table-cell>
          <table:table-cell table:style-name="ce119" office:value-type="float" office:value="-26.7" calcext:value-type="float">
            <text:p><text:s/>(26,7)</text:p>
          </table:table-cell>
          <table:table-cell table:style-name="ce74" office:value-type="float" office:value="22.8456865127582" calcext:value-type="float">
            <text:p><text:s/>22,85 </text:p>
          </table:table-cell>
          <table:table-cell table:style-name="ce81" office:value-type="float" office:value="19.8889533438303" calcext:value-type="float">
            <text:p><text:s/>19,89 </text:p>
          </table:table-cell>
          <table:table-cell table:style-name="ce127" office:value-type="float" office:value="-12.9" calcext:value-type="float">
            <text:p><text:s/>(12,9)</text:p>
          </table:table-cell>
          <table:table-cell table:style-name="ce85" office:value-type="float" office:value="1880.2" calcext:value-type="float">
            <text:p><text:s/>1.880,2 </text:p>
          </table:table-cell>
          <table:table-cell table:style-name="ce85" office:value-type="float" office:value="1200" calcext:value-type="float">
            <text:p><text:s/>1.200,0 </text:p>
          </table:table-cell>
          <table:table-cell table:style-name="ce85" office:value-type="float" office:value="-36.2" calcext:value-type="float">
            <text:p><text:s/>(36,2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112" office:value-type="float" office:value="11300" calcext:value-type="float">
            <text:p><text:s/>11.300,0 </text:p>
          </table:table-cell>
          <table:table-cell table:style-name="ce112" office:value-type="float" office:value="9000" calcext:value-type="float">
            <text:p><text:s/>9.000,0 </text:p>
          </table:table-cell>
          <table:table-cell table:style-name="ce119" office:value-type="float" office:value="-20.4" calcext:value-type="float">
            <text:p><text:s/>(20,4)</text:p>
          </table:table-cell>
          <table:table-cell table:style-name="ce123" office:value-type="float" office:value="44" calcext:value-type="float">
            <text:p><text:s/>44,00 </text:p>
          </table:table-cell>
          <table:table-cell table:style-name="ce125" office:value-type="float" office:value="33.3333333333333" calcext:value-type="float">
            <text:p><text:s/>33,33 </text:p>
          </table:table-cell>
          <table:table-cell table:style-name="ce128" office:value-type="float" office:value="-24.2" calcext:value-type="float">
            <text:p><text:s/>(24,2)</text:p>
          </table:table-cell>
          <table:table-cell table:style-name="ce85" office:value-type="float" office:value="497.2" calcext:value-type="float">
            <text:p><text:s/>497,2 </text:p>
          </table:table-cell>
          <table:table-cell table:style-name="ce85" office:value-type="float" office:value="300" calcext:value-type="float">
            <text:p><text:s/>300,0 </text:p>
          </table:table-cell>
          <table:table-cell table:style-name="ce85" office:value-type="float" office:value="-39.7" calcext:value-type="float">
            <text:p><text:s/>(39,7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112" office:value-type="float" office:value="71000" calcext:value-type="float">
            <text:p><text:s/>71.000,0 </text:p>
          </table:table-cell>
          <table:table-cell table:style-name="ce112" office:value-type="float" office:value="51335" calcext:value-type="float">
            <text:p><text:s/>51.335,0 </text:p>
          </table:table-cell>
          <table:table-cell table:style-name="ce119" office:value-type="float" office:value="-27.7" calcext:value-type="float">
            <text:p><text:s/>(27,7)</text:p>
          </table:table-cell>
          <table:table-cell table:style-name="ce123" office:value-type="float" office:value="19.4788732394366" calcext:value-type="float">
            <text:p><text:s/>19,48 </text:p>
          </table:table-cell>
          <table:table-cell table:style-name="ce125" office:value-type="float" office:value="17.5318983149898" calcext:value-type="float">
            <text:p><text:s/>17,53 </text:p>
          </table:table-cell>
          <table:table-cell table:style-name="ce128" office:value-type="float" office:value="-10" calcext:value-type="float">
            <text:p><text:s/>(10,0)</text:p>
          </table:table-cell>
          <table:table-cell table:style-name="ce85" office:value-type="float" office:value="1383" calcext:value-type="float">
            <text:p><text:s/>1.383,0 </text:p>
          </table:table-cell>
          <table:table-cell table:style-name="ce85" office:value-type="float" office:value="900" calcext:value-type="float">
            <text:p><text:s/>900,0 </text:p>
          </table:table-cell>
          <table:table-cell table:style-name="ce85" office:value-type="float" office:value="-34.9" calcext:value-type="float">
            <text:p><text:s/>(34,9)</text:p>
          </table:table-cell>
          <table:table-cell table:style-name="ce110" table:number-columns-repeated="4"/>
          <table:table-cell table:number-columns-repeated="1010"/>
        </table:table-row>
        <table:table-row table:style-name="ro7" table:visibility="collapse">
          <table:table-cell table:style-name="ce7" office:value-type="string" calcext:value-type="string">
            <text:p><text:s text:c="5"/>Atlântico</text:p>
          </table:table-cell>
          <table:table-cell table:style-name="ce112" table:number-columns-repeated="2"/>
          <table:table-cell table:style-name="ce119" office:value-type="float" office:value="0" calcext:value-type="float">
            <text:p><text:s/>- <text:s/></text:p>
          </table:table-cell>
          <table:table-cell table:style-name="ce123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5950" calcext:value-type="float">
            <text:p><text:s/>5.950,0 </text:p>
          </table:table-cell>
          <table:table-cell table:style-name="ce61" office:value-type="float" office:value="6575" calcext:value-type="float">
            <text:p><text:s/>6.575,0 </text:p>
          </table:table-cell>
          <table:table-cell table:style-name="ce61" office:value-type="float" office:value="10.5" calcext:value-type="float">
            <text:p><text:s/>10,5 </text:p>
          </table:table-cell>
          <table:table-cell table:style-name="ce75" office:value-type="float" office:value="32.9915966386555" calcext:value-type="float">
            <text:p><text:s/>32,99 </text:p>
          </table:table-cell>
          <table:table-cell table:style-name="ce80" office:value-type="float" office:value="35.9391634980989" calcext:value-type="float">
            <text:p><text:s/>35,94 </text:p>
          </table:table-cell>
          <table:table-cell table:style-name="ce69" office:value-type="float" office:value="8.9" calcext:value-type="float">
            <text:p><text:s/>8,9 </text:p>
          </table:table-cell>
          <table:table-cell table:style-name="ce61" office:value-type="float" office:value="196.3" calcext:value-type="float">
            <text:p><text:s/>196,3 </text:p>
          </table:table-cell>
          <table:table-cell table:style-name="ce61" office:value-type="float" office:value="236.3" calcext:value-type="float">
            <text:p><text:s/>236,3 </text:p>
          </table:table-cell>
          <table:table-cell table:style-name="ce61" office:value-type="float" office:value="20.4" calcext:value-type="float">
            <text:p><text:s/>20,4 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112" office:value-type="float" office:value="45" calcext:value-type="float">
            <text:p><text:s/>45,0 </text:p>
          </table:table-cell>
          <table:table-cell table:style-name="ce112" office:value-type="float" office:value="0" calcext:value-type="float">
            <text:p><text:s/>- </text:p>
          </table:table-cell>
          <table:table-cell table:style-name="ce119" office:value-type="float" office:value="-100" calcext:value-type="float">
            <text:p><text:s/>(100,0)</text:p>
          </table:table-cell>
          <table:table-cell table:style-name="ce123" office:value-type="float" office:value="20" calcext:value-type="float">
            <text:p><text:s/>20,00 </text:p>
          </table:table-cell>
          <table:table-cell table:style-name="ce125" office:value-type="float" office:value="0" calcext:value-type="float">
            <text:p><text:s/>- </text:p>
          </table:table-cell>
          <table:table-cell table:style-name="ce128" office:value-type="float" office:value="0" calcext:value-type="float">
            <text:p><text:s/>- <text:s/></text:p>
          </table:table-cell>
          <table:table-cell table:style-name="ce85" office:value-type="float" office:value="0.9" calcext:value-type="float">
            <text:p><text:s/>0,9 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85" office:value-type="float" office:value="-100" calcext:value-type="float">
            <text:p><text:s/>(100,0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112" office:value-type="float" office:value="5905" calcext:value-type="float">
            <text:p><text:s/>5.905,0 </text:p>
          </table:table-cell>
          <table:table-cell table:style-name="ce112" office:value-type="float" office:value="6575" calcext:value-type="float">
            <text:p><text:s/>6.575,0 </text:p>
          </table:table-cell>
          <table:table-cell table:style-name="ce112" office:value-type="float" office:value="11.3" calcext:value-type="float">
            <text:p><text:s/>11,3 </text:p>
          </table:table-cell>
          <table:table-cell table:style-name="ce123" office:value-type="float" office:value="33.0906011854361" calcext:value-type="float">
            <text:p><text:s/>33,09 </text:p>
          </table:table-cell>
          <table:table-cell table:style-name="ce125" office:value-type="float" office:value="35.9391634980989" calcext:value-type="float">
            <text:p><text:s/>35,94 </text:p>
          </table:table-cell>
          <table:table-cell table:style-name="ce128" office:value-type="float" office:value="8.6" calcext:value-type="float">
            <text:p><text:s/>8,6 </text:p>
          </table:table-cell>
          <table:table-cell table:style-name="ce85" office:value-type="float" office:value="195.4" calcext:value-type="float">
            <text:p><text:s/>195,4 </text:p>
          </table:table-cell>
          <table:table-cell table:style-name="ce85" office:value-type="float" office:value="236.3" calcext:value-type="float">
            <text:p><text:s/>236,3 </text:p>
          </table:table-cell>
          <table:table-cell table:style-name="ce85" office:value-type="float" office:value="20.9" calcext:value-type="float">
            <text:p><text:s/>20,9 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1366798" calcext:value-type="float">
            <text:p><text:s/>1.366.798,0 </text:p>
          </table:table-cell>
          <table:table-cell table:style-name="ce61" office:value-type="float" office:value="1339349" calcext:value-type="float">
            <text:p><text:s/>1.339.349,0 </text:p>
          </table:table-cell>
          <table:table-cell table:style-name="ce61" office:value-type="float" office:value="-2" calcext:value-type="float">
            <text:p><text:s/>(2,0)</text:p>
          </table:table-cell>
          <table:table-cell table:style-name="ce75" office:value-type="float" office:value="32.4622950867648" calcext:value-type="float">
            <text:p><text:s/>32,46 </text:p>
          </table:table-cell>
          <table:table-cell table:style-name="ce80" office:value-type="float" office:value="23.8988493663713" calcext:value-type="float">
            <text:p><text:s/>23,90 </text:p>
          </table:table-cell>
          <table:table-cell table:style-name="ce69" office:value-type="float" office:value="-26.4" calcext:value-type="float">
            <text:p><text:s/>(26,4)</text:p>
          </table:table-cell>
          <table:table-cell table:style-name="ce61" office:value-type="float" office:value="44369.4" calcext:value-type="float">
            <text:p><text:s/>44.369,4 </text:p>
          </table:table-cell>
          <table:table-cell table:style-name="ce61" office:value-type="float" office:value="32008.9" calcext:value-type="float">
            <text:p><text:s/>32.008,9 </text:p>
          </table:table-cell>
          <table:table-cell table:style-name="ce61" office:value-type="float" office:value="-27.9" calcext:value-type="float">
            <text:p><text:s/>(27,9)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112" office:value-type="float" office:value="995584" calcext:value-type="float">
            <text:p><text:s/>995.584,0 </text:p>
          </table:table-cell>
          <table:table-cell table:style-name="ce112" office:value-type="float" office:value="974502" calcext:value-type="float">
            <text:p><text:s/>974.502,0 </text:p>
          </table:table-cell>
          <table:table-cell table:style-name="ce112" office:value-type="float" office:value="-2.1" calcext:value-type="float">
            <text:p><text:s/>(2,1)</text:p>
          </table:table-cell>
          <table:table-cell table:style-name="ce123" office:value-type="float" office:value="33.1163417652353" calcext:value-type="float">
            <text:p><text:s/>33,12 </text:p>
          </table:table-cell>
          <table:table-cell table:style-name="ce125" office:value-type="float" office:value="24.8457160683098" calcext:value-type="float">
            <text:p><text:s/>24,85 </text:p>
          </table:table-cell>
          <table:table-cell table:style-name="ce129" office:value-type="float" office:value="-25" calcext:value-type="float">
            <text:p><text:s/>(25,00)</text:p>
          </table:table-cell>
          <table:table-cell table:style-name="ce85" office:value-type="float" office:value="32970.1" calcext:value-type="float">
            <text:p><text:s/>32.970,1 </text:p>
          </table:table-cell>
          <table:table-cell table:style-name="ce85" office:value-type="float" office:value="24212.2" calcext:value-type="float">
            <text:p><text:s/>24.212,2 </text:p>
          </table:table-cell>
          <table:table-cell table:style-name="ce85" office:value-type="float" office:value="-26.6" calcext:value-type="float">
            <text:p><text:s/>(26,6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112" office:value-type="float" office:value="514193" calcext:value-type="float">
            <text:p><text:s/>514.193,0 </text:p>
          </table:table-cell>
          <table:table-cell table:style-name="ce112" office:value-type="float" office:value="496766" calcext:value-type="float">
            <text:p><text:s/>496.766,0 </text:p>
          </table:table-cell>
          <table:table-cell table:style-name="ce112" office:value-type="float" office:value="-3.4" calcext:value-type="float">
            <text:p><text:s/>(3,4)</text:p>
          </table:table-cell>
          <table:table-cell table:style-name="ce123" office:value-type="float" office:value="34.8042466544663" calcext:value-type="float">
            <text:p><text:s/>34,80 </text:p>
          </table:table-cell>
          <table:table-cell table:style-name="ce125" office:value-type="float" office:value="28.0426196639867" calcext:value-type="float">
            <text:p><text:s/>28,04 </text:p>
          </table:table-cell>
          <table:table-cell table:style-name="ce129" office:value-type="float" office:value="-19.4" calcext:value-type="float">
            <text:p><text:s/>(19,40)</text:p>
          </table:table-cell>
          <table:table-cell table:style-name="ce85" office:value-type="float" office:value="17896.1" calcext:value-type="float">
            <text:p><text:s/>17.896,1 </text:p>
          </table:table-cell>
          <table:table-cell table:style-name="ce85" office:value-type="float" office:value="13930.62" calcext:value-type="float">
            <text:p><text:s/>13.930,6 </text:p>
          </table:table-cell>
          <table:table-cell table:style-name="ce85" office:value-type="float" office:value="-22.2" calcext:value-type="float">
            <text:p><text:s/>(22,2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112" office:value-type="float" office:value="189183" calcext:value-type="float">
            <text:p><text:s/>189.183,0 </text:p>
          </table:table-cell>
          <table:table-cell table:style-name="ce112" office:value-type="float" office:value="185688" calcext:value-type="float">
            <text:p><text:s/>185.688,0 </text:p>
          </table:table-cell>
          <table:table-cell table:style-name="ce112" office:value-type="float" office:value="-1.8" calcext:value-type="float">
            <text:p><text:s/>(1,8)</text:p>
          </table:table-cell>
          <table:table-cell table:style-name="ce123" office:value-type="float" office:value="37.730662903115" calcext:value-type="float">
            <text:p><text:s/>37,73 </text:p>
          </table:table-cell>
          <table:table-cell table:style-name="ce125" office:value-type="float" office:value="24.7333699539012" calcext:value-type="float">
            <text:p><text:s/>24,73 </text:p>
          </table:table-cell>
          <table:table-cell table:style-name="ce129" office:value-type="float" office:value="-34.4" calcext:value-type="float">
            <text:p><text:s/>(34,40)</text:p>
          </table:table-cell>
          <table:table-cell table:style-name="ce85" office:value-type="float" office:value="7138" calcext:value-type="float">
            <text:p><text:s/>7.138,0 </text:p>
          </table:table-cell>
          <table:table-cell table:style-name="ce85" office:value-type="float" office:value="4592.69" calcext:value-type="float">
            <text:p><text:s/>4.592,7 </text:p>
          </table:table-cell>
          <table:table-cell table:style-name="ce85" office:value-type="float" office:value="-35.7" calcext:value-type="float">
            <text:p><text:s/>(35,7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112" office:value-type="float" office:value="270354" calcext:value-type="float">
            <text:p><text:s/>270.354,0 </text:p>
          </table:table-cell>
          <table:table-cell table:style-name="ce112" office:value-type="float" office:value="270373" calcext:value-type="float">
            <text:p><text:s/>270.373,0 </text:p>
          </table:table-cell>
          <table:table-cell table:style-name="ce112" office:value-type="float" office:value="0" calcext:value-type="float">
            <text:p><text:s/>- </text:p>
          </table:table-cell>
          <table:table-cell table:style-name="ce123" office:value-type="float" office:value="27.0367740074125" calcext:value-type="float">
            <text:p><text:s/>27,04 </text:p>
          </table:table-cell>
          <table:table-cell table:style-name="ce125" office:value-type="float" office:value="19.2490744268104" calcext:value-type="float">
            <text:p><text:s/>19,25 </text:p>
          </table:table-cell>
          <table:table-cell table:style-name="ce129" office:value-type="float" office:value="-28.8" calcext:value-type="float">
            <text:p><text:s/>(28,80)</text:p>
          </table:table-cell>
          <table:table-cell table:style-name="ce85" office:value-type="float" office:value="7309.5" calcext:value-type="float">
            <text:p><text:s/>7.309,5 </text:p>
          </table:table-cell>
          <table:table-cell table:style-name="ce85" office:value-type="float" office:value="5204.43" calcext:value-type="float">
            <text:p><text:s/>5.204,4 </text:p>
          </table:table-cell>
          <table:table-cell table:style-name="ce85" office:value-type="float" office:value="-28.8" calcext:value-type="float">
            <text:p><text:s/>(28,8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112" office:value-type="float" office:value="21854" calcext:value-type="float">
            <text:p><text:s/>21.854,0 </text:p>
          </table:table-cell>
          <table:table-cell table:style-name="ce112" office:value-type="float" office:value="21675" calcext:value-type="float">
            <text:p><text:s/>21.675,0 </text:p>
          </table:table-cell>
          <table:table-cell table:style-name="ce112" office:value-type="float" office:value="-0.8" calcext:value-type="float">
            <text:p><text:s/>(0,8)</text:p>
          </table:table-cell>
          <table:table-cell table:style-name="ce123" office:value-type="float" office:value="28.6675208199872" calcext:value-type="float">
            <text:p><text:s/>28,67 </text:p>
          </table:table-cell>
          <table:table-cell table:style-name="ce125" office:value-type="float" office:value="22.3510957324106" calcext:value-type="float">
            <text:p><text:s/>22,35 </text:p>
          </table:table-cell>
          <table:table-cell table:style-name="ce129" office:value-type="float" office:value="-22" calcext:value-type="float">
            <text:p><text:s/>(22,00)</text:p>
          </table:table-cell>
          <table:table-cell table:style-name="ce85" office:value-type="float" office:value="626.5" calcext:value-type="float">
            <text:p><text:s/>626,5 </text:p>
          </table:table-cell>
          <table:table-cell table:style-name="ce85" office:value-type="float" office:value="484.46" calcext:value-type="float">
            <text:p><text:s/>484,5 </text:p>
          </table:table-cell>
          <table:table-cell table:style-name="ce85" office:value-type="float" office:value="-22.7" calcext:value-type="float">
            <text:p><text:s/>(22,7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112" office:value-type="float" office:value="156603" calcext:value-type="float">
            <text:p><text:s/>156.603,0 </text:p>
          </table:table-cell>
          <table:table-cell table:style-name="ce112" office:value-type="float" office:value="152097" calcext:value-type="float">
            <text:p><text:s/>152.097,0 </text:p>
          </table:table-cell>
          <table:table-cell table:style-name="ce112" office:value-type="float" office:value="-2.9" calcext:value-type="float">
            <text:p><text:s/>(2,9)</text:p>
          </table:table-cell>
          <table:table-cell table:style-name="ce123" office:value-type="float" office:value="30.337860705095" calcext:value-type="float">
            <text:p><text:s/>30,34 </text:p>
          </table:table-cell>
          <table:table-cell table:style-name="ce125" office:value-type="float" office:value="20.7301919170003" calcext:value-type="float">
            <text:p><text:s/>20,73 </text:p>
          </table:table-cell>
          <table:table-cell table:style-name="ce128" office:value-type="float" office:value="-31.7" calcext:value-type="float">
            <text:p><text:s/>(31,7)</text:p>
          </table:table-cell>
          <table:table-cell table:style-name="ce85" office:value-type="float" office:value="4751" calcext:value-type="float">
            <text:p><text:s/>4.751,0 </text:p>
          </table:table-cell>
          <table:table-cell table:style-name="ce85" office:value-type="float" office:value="3153" calcext:value-type="float">
            <text:p><text:s/>3.153,0 </text:p>
          </table:table-cell>
          <table:table-cell table:style-name="ce85" office:value-type="float" office:value="-33.6" calcext:value-type="float">
            <text:p><text:s/>(33,6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112" office:value-type="float" office:value="12030" calcext:value-type="float">
            <text:p><text:s/>12.030,0 </text:p>
          </table:table-cell>
          <table:table-cell table:style-name="ce112" office:value-type="float" office:value="11381" calcext:value-type="float">
            <text:p><text:s/>11.381,0 </text:p>
          </table:table-cell>
          <table:table-cell table:style-name="ce112" office:value-type="float" office:value="-5.4" calcext:value-type="float">
            <text:p><text:s/>(5,4)</text:p>
          </table:table-cell>
          <table:table-cell table:style-name="ce123" office:value-type="float" office:value="28.761429758936" calcext:value-type="float">
            <text:p><text:s/>28,76 </text:p>
          </table:table-cell>
          <table:table-cell table:style-name="ce125" office:value-type="float" office:value="24.2509445567173" calcext:value-type="float">
            <text:p><text:s/>24,25 </text:p>
          </table:table-cell>
          <table:table-cell table:style-name="ce128" office:value-type="float" office:value="-15.7" calcext:value-type="float">
            <text:p><text:s/>(15,7)</text:p>
          </table:table-cell>
          <table:table-cell table:style-name="ce85" office:value-type="float" office:value="346" calcext:value-type="float">
            <text:p><text:s/>346,0 </text:p>
          </table:table-cell>
          <table:table-cell table:style-name="ce85" office:value-type="float" office:value="276" calcext:value-type="float">
            <text:p><text:s/>276,0 </text:p>
          </table:table-cell>
          <table:table-cell table:style-name="ce85" office:value-type="float" office:value="-20.2" calcext:value-type="float">
            <text:p><text:s/>(20,2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112" office:value-type="float" office:value="202581" calcext:value-type="float">
            <text:p><text:s/>202.581,0 </text:p>
          </table:table-cell>
          <table:table-cell table:style-name="ce112" office:value-type="float" office:value="201369" calcext:value-type="float">
            <text:p><text:s/>201.369,0 </text:p>
          </table:table-cell>
          <table:table-cell table:style-name="ce112" office:value-type="float" office:value="-0.6" calcext:value-type="float">
            <text:p><text:s/>(0,6)</text:p>
          </table:table-cell>
          <table:table-cell table:style-name="ce123" office:value-type="float" office:value="31.1100251257522" calcext:value-type="float">
            <text:p><text:s/>31,11 </text:p>
          </table:table-cell>
          <table:table-cell table:style-name="ce125" office:value-type="float" office:value="21.6900317327891" calcext:value-type="float">
            <text:p><text:s/>21,69 </text:p>
          </table:table-cell>
          <table:table-cell table:style-name="ce128" office:value-type="float" office:value="-30.3" calcext:value-type="float">
            <text:p><text:s/>(30,3)</text:p>
          </table:table-cell>
          <table:table-cell table:style-name="ce85" office:value-type="float" office:value="6302.3" calcext:value-type="float">
            <text:p><text:s/>6.302,3 </text:p>
          </table:table-cell>
          <table:table-cell table:style-name="ce85" office:value-type="float" office:value="4367.7" calcext:value-type="float">
            <text:p><text:s/>4.367,7 </text:p>
          </table:table-cell>
          <table:table-cell table:style-name="ce85" office:value-type="float" office:value="-30.7" calcext:value-type="float">
            <text:p><text:s/>(30,7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1" office:value-type="float" office:value="37500" calcext:value-type="float">
            <text:p><text:s/>37.500,0 </text:p>
          </table:table-cell>
          <table:table-cell table:style-name="ce61" office:value-type="float" office:value="37300" calcext:value-type="float">
            <text:p><text:s/>37.300,0 </text:p>
          </table:table-cell>
          <table:table-cell table:style-name="ce61" office:value-type="float" office:value="-0.5" calcext:value-type="float">
            <text:p><text:s/>(0,5)</text:p>
          </table:table-cell>
          <table:table-cell table:style-name="ce75" office:value-type="float" office:value="26.6666666666667" calcext:value-type="float">
            <text:p><text:s/>26,67 </text:p>
          </table:table-cell>
          <table:table-cell table:style-name="ce80" office:value-type="float" office:value="25.4691689008043" calcext:value-type="float">
            <text:p><text:s/>25,47 </text:p>
          </table:table-cell>
          <table:table-cell table:style-name="ce69" office:value-type="float" office:value="-4.5" calcext:value-type="float">
            <text:p><text:s/>(4,5)</text:p>
          </table:table-cell>
          <table:table-cell table:style-name="ce61" office:value-type="float" office:value="1000" calcext:value-type="float">
            <text:p><text:s/>1.000,0 </text:p>
          </table:table-cell>
          <table:table-cell table:style-name="ce61" office:value-type="float" office:value="950" calcext:value-type="float">
            <text:p><text:s/>950,0 </text:p>
          </table:table-cell>
          <table:table-cell table:style-name="ce61" office:value-type="float" office:value="-5" calcext:value-type="float">
            <text:p><text:s/>(5,0)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113" office:value-type="float" office:value="37500" calcext:value-type="float">
            <text:p><text:s/>37.500,00 </text:p>
          </table:table-cell>
          <table:table-cell table:style-name="ce116" office:value-type="float" office:value="37300" calcext:value-type="float">
            <text:p><text:s/>37.300,00 </text:p>
          </table:table-cell>
          <table:table-cell table:style-name="ce120" office:value-type="float" office:value="-0.5" calcext:value-type="float">
            <text:p><text:s/>(0,5)</text:p>
          </table:table-cell>
          <table:table-cell table:style-name="ce113" office:value-type="float" office:value="26.6666666666667" calcext:value-type="float">
            <text:p><text:s/>26,67 </text:p>
          </table:table-cell>
          <table:table-cell table:style-name="ce116" office:value-type="float" office:value="25.4691689008043" calcext:value-type="float">
            <text:p><text:s/>25,47 </text:p>
          </table:table-cell>
          <table:table-cell table:style-name="ce130" office:value-type="float" office:value="-4.5" calcext:value-type="float">
            <text:p><text:s/>(4,5)</text:p>
          </table:table-cell>
          <table:table-cell table:style-name="ce87" office:value-type="float" office:value="1000" calcext:value-type="float">
            <text:p><text:s/>1.000,0 </text:p>
          </table:table-cell>
          <table:table-cell table:style-name="ce87" office:value-type="float" office:value="950" calcext:value-type="float">
            <text:p><text:s/>950,0 </text:p>
          </table:table-cell>
          <table:table-cell table:style-name="ce87" office:value-type="float" office:value="-5" calcext:value-type="float">
            <text:p><text:s/>(5,0)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114" office:value-type="float" office:value="4511" calcext:value-type="float">
            <text:p><text:s/>4.511,00 </text:p>
          </table:table-cell>
          <table:table-cell table:style-name="ce117" office:value-type="float" office:value="6097" calcext:value-type="float">
            <text:p><text:s/>6.097,00 </text:p>
          </table:table-cell>
          <table:table-cell table:style-name="ce121" office:value-type="float" office:value="35.2" calcext:value-type="float">
            <text:p><text:s/>35,2 </text:p>
          </table:table-cell>
          <table:table-cell table:style-name="ce114" office:value-type="float" office:value="8.42385280425626" calcext:value-type="float">
            <text:p><text:s/>8,42 </text:p>
          </table:table-cell>
          <table:table-cell table:style-name="ce117" office:value-type="float" office:value="11.8254879448909" calcext:value-type="float">
            <text:p><text:s/>11,83 </text:p>
          </table:table-cell>
          <table:table-cell table:style-name="ce131" office:value-type="float" office:value="40.4" calcext:value-type="float">
            <text:p><text:s/>40,4 </text:p>
          </table:table-cell>
          <table:table-cell table:style-name="ce105" office:value-type="float" office:value="38" calcext:value-type="float">
            <text:p><text:s/>38,0 </text:p>
          </table:table-cell>
          <table:table-cell table:style-name="ce105" office:value-type="float" office:value="72.1" calcext:value-type="float">
            <text:p><text:s/>72,1 </text:p>
          </table:table-cell>
          <table:table-cell table:style-name="ce68" office:value-type="float" office:value="89.7" calcext:value-type="float">
            <text:p><text:s/>89,7 </text:p>
          </table:table-cell>
          <table:table-cell table:style-name="ce110" table:number-columns-repeated="4"/>
          <table:table-cell table:number-columns-repeated="1010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8" office:value-type="float" office:value="82300" calcext:value-type="float">
            <text:p><text:s/>82.300,0 </text:p>
          </table:table-cell>
          <table:table-cell table:style-name="ce68" office:value-type="float" office:value="60335" calcext:value-type="float">
            <text:p><text:s/>60.335,0 </text:p>
          </table:table-cell>
          <table:table-cell table:style-name="ce68" office:value-type="float" office:value="-26.7" calcext:value-type="float">
            <text:p><text:s/>(26,7)</text:p>
          </table:table-cell>
          <table:table-cell table:style-name="ce64" office:value-type="float" office:value="22.8456865127582" calcext:value-type="float">
            <text:p><text:s/>22,85 </text:p>
          </table:table-cell>
          <table:table-cell table:style-name="ce67" office:value-type="float" office:value="19.8889533438303" calcext:value-type="float">
            <text:p><text:s/>19,89 </text:p>
          </table:table-cell>
          <table:table-cell table:style-name="ce72" office:value-type="float" office:value="-12.9" calcext:value-type="float">
            <text:p><text:s/>(12,9)</text:p>
          </table:table-cell>
          <table:table-cell table:style-name="ce68" office:value-type="float" office:value="1880.2" calcext:value-type="float">
            <text:p><text:s/>1.880,2 </text:p>
          </table:table-cell>
          <table:table-cell table:style-name="ce68" office:value-type="float" office:value="1200" calcext:value-type="float">
            <text:p><text:s/>1.200,0 </text:p>
          </table:table-cell>
          <table:table-cell table:style-name="ce68" office:value-type="float" office:value="-36.2" calcext:value-type="float">
            <text:p><text:s/>(36,2)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8" office:value-type="float" office:value="1410248" calcext:value-type="float">
            <text:p><text:s/>1.410.248,0 </text:p>
          </table:table-cell>
          <table:table-cell table:style-name="ce68" office:value-type="float" office:value="1383224" calcext:value-type="float">
            <text:p><text:s/>1.383.224,0 </text:p>
          </table:table-cell>
          <table:table-cell table:style-name="ce68" office:value-type="float" office:value="-1.9" calcext:value-type="float">
            <text:p><text:s/>(1,9)</text:p>
          </table:table-cell>
          <table:table-cell table:style-name="ce64" office:value-type="float" office:value="32.3104163239374" calcext:value-type="float">
            <text:p><text:s/>32,31 </text:p>
          </table:table-cell>
          <table:table-cell table:style-name="ce67" office:value-type="float" office:value="23.9984268636172" calcext:value-type="float">
            <text:p><text:s/>24,00 </text:p>
          </table:table-cell>
          <table:table-cell table:style-name="ce72" office:value-type="float" office:value="-25.7" calcext:value-type="float">
            <text:p><text:s/>(25,7)</text:p>
          </table:table-cell>
          <table:table-cell table:style-name="ce68" office:value-type="float" office:value="45565.7" calcext:value-type="float">
            <text:p><text:s/>45.565,7 </text:p>
          </table:table-cell>
          <table:table-cell table:style-name="ce68" office:value-type="float" office:value="33195.2" calcext:value-type="float">
            <text:p><text:s/>33.195,2 </text:p>
          </table:table-cell>
          <table:table-cell table:style-name="ce68" office:value-type="float" office:value="-27.1" calcext:value-type="float">
            <text:p><text:s/>(27,1)</text:p>
          </table:table-cell>
          <table:table-cell table:style-name="ce109" table:number-columns-repeated="4"/>
          <table:table-cell table:number-columns-repeated="1010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8" office:value-type="float" office:value="1497059" calcext:value-type="float">
            <text:p><text:s/>1.497.059,0 </text:p>
          </table:table-cell>
          <table:table-cell table:style-name="ce68" office:value-type="float" office:value="1449656" calcext:value-type="float">
            <text:p><text:s/>1.449.656,0 </text:p>
          </table:table-cell>
          <table:table-cell table:style-name="ce68" office:value-type="float" office:value="-3.2" calcext:value-type="float">
            <text:p><text:s/>(3,2)</text:p>
          </table:table-cell>
          <table:table-cell table:style-name="ce64" office:value-type="float" office:value="31.7181219978638" calcext:value-type="float">
            <text:p><text:s/>31,72 </text:p>
          </table:table-cell>
          <table:table-cell table:style-name="ce67" office:value-type="float" office:value="23.7761924208226" calcext:value-type="float">
            <text:p><text:s/>23,78 </text:p>
          </table:table-cell>
          <table:table-cell table:style-name="ce72" office:value-type="float" office:value="-25" calcext:value-type="float">
            <text:p><text:s/>(25,0)</text:p>
          </table:table-cell>
          <table:table-cell table:style-name="ce68" office:value-type="float" office:value="47483.9" calcext:value-type="float">
            <text:p><text:s/>47.483,9 </text:p>
          </table:table-cell>
          <table:table-cell table:style-name="ce68" office:value-type="float" office:value="34467.3" calcext:value-type="float">
            <text:p><text:s/>34.467,3 </text:p>
          </table:table-cell>
          <table:table-cell table:style-name="ce68" office:value-type="float" office:value="-27.4" calcext:value-type="float">
            <text:p><text:s/>(27,4)</text:p>
          </table:table-cell>
          <table:table-cell table:style-name="ce134"/>
          <table:table-cell table:style-name="ce109" table:number-columns-repeated="3"/>
          <table:table-cell table:number-columns-repeated="1010"/>
        </table:table-row>
        <table:table-row table:style-name="ro9">
          <table:table-cell office:value-type="string" calcext:value-type="string">
            <text:p>Legenda: (*) Pernambuco, Mato Grosso do Sul e Distrito Federa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number-columns-repeated="1023"/>
        </table:table-row>
        <table:table-row table:style-name="ro9">
          <table:table-cell table:style-name="ce54" office:value-type="string" calcext:value-type="string">
            <text:p>Nota: Estimativa em setembro/2019.</text:p>
          </table:table-cell>
          <table:table-cell table:style-name="ce54" table:number-columns-repeated="2"/>
          <table:table-cell table:style-name="ce55" table:number-columns-repeated="5"/>
          <table:table-cell table:style-name="ce132" table:number-columns-repeated="2"/>
          <table:table-cell table:style-name="ce55"/>
          <table:table-cell table:number-columns-repeated="3"/>
          <table:table-cell table:style-name="ce55" table:number-columns-repeated="1010"/>
        </table:table-row>
        <table:table-row table:style-name="ro10">
          <table:table-cell/>
          <table:table-cell table:style-name="ce115"/>
          <table:table-cell table:style-name="ce118"/>
          <table:table-cell table:style-name="ce122" table:number-columns-repeated="5"/>
          <table:table-cell table:style-name="ce118"/>
          <table:table-cell table:style-name="ce13"/>
          <table:table-cell table:style-name="ce101"/>
          <table:table-cell table:number-columns-repeated="1013"/>
        </table:table-row>
        <table:table-row table:style-name="ro10">
          <table:table-cell table:number-columns-repeated="8"/>
          <table:table-cell table:style-name="ce115"/>
          <table:table-cell table:style-name="ce13" table:number-columns-repeated="2"/>
          <table:table-cell table:number-columns-repeated="1013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2 Café Arábica'.$A$1:.$J$38" table:range-usable-as="print-range"/>
        </table:named-expressions>
      </table:table>
      <table:table table:name="3 Café Conilon" table:style-name="ta4" table:print-ranges="'3 Café Conilon'.A2:'3 Café Conilon'.J38">
        <table:table-column table:style-name="co6" table:default-cell-style-name="ce53"/>
        <table:table-column table:style-name="co7" table:number-columns-repeated="2" table:default-cell-style-name="ce53"/>
        <table:table-column table:style-name="co19" table:default-cell-style-name="ce53"/>
        <table:table-column table:style-name="co9" table:number-columns-repeated="2" table:default-cell-style-name="ce53"/>
        <table:table-column table:style-name="co19" table:default-cell-style-name="ce53"/>
        <table:table-column table:style-name="co7" table:number-columns-repeated="2" table:default-cell-style-name="ce53"/>
        <table:table-column table:style-name="co8" table:default-cell-style-name="ce53"/>
        <table:table-column table:style-name="co20" table:visibility="collapse" table:default-cell-style-name="ce53"/>
        <table:table-column table:style-name="co21" table:visibility="collapse" table:default-cell-style-name="ce53"/>
        <table:table-column table:style-name="co22" table:default-cell-style-name="ce53"/>
        <table:table-column table:style-name="co12" table:default-cell-style-name="ce53"/>
        <table:table-column table:style-name="co17" table:number-columns-repeated="2" table:default-cell-style-name="ce53"/>
        <table:table-column table:style-name="co23" table:default-cell-style-name="ce55"/>
        <table:table-column table:style-name="co12" table:number-columns-repeated="37" table:default-cell-style-name="ce55"/>
        <table:table-column table:style-name="co24" table:default-cell-style-name="ce53"/>
        <table:table-column table:style-name="co15" table:default-cell-style-name="ce53"/>
        <table:table-column table:style-name="co25" table:number-columns-repeated="3" table:default-cell-style-name="ce53"/>
        <table:table-column table:style-name="co5" table:number-columns-repeated="198" table:default-cell-style-name="ce53"/>
        <table:table-column table:style-name="co5" table:number-columns-repeated="767" table:default-cell-style-name="Default"/>
        <table:table-row table:style-name="ro7">
          <table:table-cell table:style-name="ce49" table:number-columns-spanned="10" table:number-rows-spanned="1"/>
          <table:covered-table-cell table:number-columns-repeated="9" table:style-name="ce49"/>
          <table:table-cell table:style-name="ce49" table:number-columns-repeated="6"/>
          <table:table-cell table:style-name="ce106" table:number-columns-repeated="38"/>
          <table:table-cell table:number-columns-repeated="970"/>
        </table:table-row>
        <table:table-row table:style-name="ro7">
          <table:table-cell table:style-name="ce49" office:value-type="string" calcext:value-type="string" table:number-columns-spanned="10" table:number-rows-spanned="1">
            <text:p>CAFÉ CONILON</text:p>
          </table:table-cell>
          <table:covered-table-cell table:number-columns-repeated="9" table:style-name="ce49"/>
          <table:table-cell table:style-name="ce49" table:number-columns-repeated="6"/>
          <table:table-cell table:style-name="ce106" table:number-columns-repeated="38"/>
          <table:table-cell table:number-columns-repeated="970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PRODUÇÃO, PRODUTIVIDADE E PRODUÇÃO</text:p>
          </table:table-cell>
          <table:covered-table-cell table:number-columns-repeated="9" table:style-name="ce49"/>
          <table:table-cell table:style-name="ce49" table:number-columns-repeated="6"/>
          <table:table-cell table:style-name="ce106" table:number-columns-repeated="38"/>
          <table:table-cell table:style-name="ce13"/>
          <table:table-cell table:number-columns-repeated="969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140"/>
          <table:table-cell table:style-name="ce49" table:number-columns-repeated="5"/>
          <table:table-cell table:style-name="ce106" table:number-columns-repeated="38"/>
          <table:table-cell table:number-columns-repeated="970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135" office:value-type="string" calcext:value-type="string" table:number-columns-spanned="3" table:number-rows-spanned="1">
            <text:p>ÁREA EM PRODUÇÃO (ha)</text:p>
          </table:table-cell>
          <table:covered-table-cell table:style-name="ce56"/>
          <table:covered-table-cell table:style-name="ce136"/>
          <table:table-cell table:style-name="ce56" office:value-type="string" calcext:value-type="string" table:number-columns-spanned="3" table:number-rows-spanned="1">
            <text:p>PRODUTIVIDADE (sc/ha)</text:p>
          </table:table-cell>
          <table:covered-table-cell table:number-columns-repeated="2" table:style-name="ce56"/>
          <table:table-cell table:style-name="ce56" office:value-type="string" calcext:value-type="string" table:number-columns-spanned="3" table:number-rows-spanned="1">
            <text:p>PRODUÇÃO (mil sacas beneficiadas)</text:p>
          </table:table-cell>
          <table:covered-table-cell table:number-columns-repeated="2" table:style-name="ce56"/>
          <table:table-cell table:style-name="ce141" table:number-columns-repeated="6"/>
          <table:table-cell table:style-name="ce107" table:number-columns-repeated="38"/>
          <table:table-cell table:number-columns-repeated="970"/>
        </table:table-row>
        <table:table-row table:style-name="ro4">
          <table:covered-table-cell table:style-name="ce51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42" table:number-columns-repeated="3"/>
          <table:table-cell table:style-name="ce108"/>
          <table:table-cell/>
          <table:table-cell table:style-name="ce142"/>
          <table:table-cell table:style-name="ce108" table:number-columns-repeated="38"/>
          <table:table-cell table:number-columns-repeated="970"/>
        </table:table-row>
        <table:table-row table:style-name="ro7">
          <table:covered-table-cell table:style-name="ce51"/>
          <table:table-cell table:style-name="ce58" office:value-type="string" calcext:value-type="string" table:number-columns-spanned="1" table:number-rows-spanned="2">
            <text:p>(a)</text:p>
          </table:table-cell>
          <table:table-cell table:style-name="ce58" office:value-type="string" calcext:value-type="string" table:number-columns-spanned="1" table:number-rows-spanned="2">
            <text:p>(b)</text:p>
          </table:table-cell>
          <table:table-cell table:style-name="ce58" office:value-type="string" calcext:value-type="string" table:number-columns-spanned="1" table:number-rows-spanned="2">
            <text:p>(b/a)</text:p>
          </table:table-cell>
          <table:table-cell table:style-name="ce58" office:value-type="string" calcext:value-type="string" table:number-columns-spanned="1" table:number-rows-spanned="2">
            <text:p>(c)</text:p>
          </table:table-cell>
          <table:table-cell table:style-name="ce58" office:value-type="string" calcext:value-type="string" table:number-columns-spanned="1" table:number-rows-spanned="2">
            <text:p>(d)</text:p>
          </table:table-cell>
          <table:table-cell table:style-name="ce58" office:value-type="string" calcext:value-type="string" table:number-columns-spanned="1" table:number-rows-spanned="2">
            <text:p>(d/c)</text:p>
          </table:table-cell>
          <table:table-cell table:style-name="ce58" office:value-type="string" calcext:value-type="string" table:number-columns-spanned="1" table:number-rows-spanned="2">
            <text:p>(e)</text:p>
          </table:table-cell>
          <table:table-cell table:style-name="ce58" office:value-type="string" calcext:value-type="string" table:number-columns-spanned="1" table:number-rows-spanned="2">
            <text:p>(f)</text:p>
          </table:table-cell>
          <table:table-cell table:style-name="ce104" office:value-type="string" calcext:value-type="string" table:number-columns-spanned="1" table:number-rows-spanned="2">
            <text:p>(f/e)</text:p>
          </table:table-cell>
          <table:table-cell table:style-name="ce142" table:number-columns-repeated="2"/>
          <table:table-cell table:style-name="ce49"/>
          <table:table-cell table:style-name="ce108"/>
          <table:table-cell/>
          <table:table-cell table:style-name="ce142"/>
          <table:table-cell table:style-name="ce108" table:number-columns-repeated="38"/>
          <table:table-cell table:number-columns-repeated="970"/>
        </table:table-row>
        <table:table-row table:style-name="ro7">
          <table:covered-table-cell table:style-name="ce52"/>
          <table:covered-table-cell table:number-columns-repeated="8" table:style-name="ce58"/>
          <table:covered-table-cell table:style-name="ce104"/>
          <table:table-cell table:style-name="ce142"/>
          <table:table-cell table:style-name="ce142" office:value-type="string" calcext:value-type="string">
            <text:p>%</text:p>
          </table:table-cell>
          <table:table-cell table:style-name="ce141" table:number-columns-repeated="2"/>
          <table:table-cell table:style-name="ce142" table:number-columns-repeated="2"/>
          <table:table-cell table:style-name="ce108" table:number-columns-repeated="38"/>
          <table:table-cell table:number-columns-repeated="970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59" office:value-type="float" office:value="63879" calcext:value-type="float">
            <text:p><text:s/>63.879,0 </text:p>
          </table:table-cell>
          <table:table-cell table:style-name="ce59" office:value-type="float" office:value="62729" calcext:value-type="float">
            <text:p><text:s/>62.729,0 </text:p>
          </table:table-cell>
          <table:table-cell table:style-name="ce137" office:value-type="float" office:value="-1.8" calcext:value-type="float">
            <text:p><text:s/>(1,8)</text:p>
          </table:table-cell>
          <table:table-cell table:style-name="ce80" office:value-type="float" office:value="30.9694891905008" calcext:value-type="float">
            <text:p><text:s/>30,97 </text:p>
          </table:table-cell>
          <table:table-cell table:style-name="ce80" office:value-type="float" office:value="33.4295142597523" calcext:value-type="float">
            <text:p><text:s/>33,43 </text:p>
          </table:table-cell>
          <table:table-cell table:style-name="ce137" office:value-type="float" office:value="7.9" calcext:value-type="float">
            <text:p><text:s/>7,9 </text:p>
          </table:table-cell>
          <table:table-cell table:style-name="ce59" office:value-type="float" office:value="1978.3" calcext:value-type="float">
            <text:p><text:s/>1.978,3 </text:p>
          </table:table-cell>
          <table:table-cell table:style-name="ce59" office:value-type="float" office:value="2097" calcext:value-type="float">
            <text:p><text:s/>2.097,0 </text:p>
          </table:table-cell>
          <table:table-cell table:style-name="ce59" office:value-type="float" office:value="6" calcext:value-type="float">
            <text:p><text:s/>6,0 </text:p>
          </table:table-cell>
          <table:table-cell table:style-name="ce134" table:number-columns-repeated="4"/>
          <table:table-cell table:style-name="ce142"/>
          <table:table-cell table:style-name="ce134"/>
          <table:table-cell table:style-name="ce109" table:number-columns-repeated="38"/>
          <table:table-cell table:number-columns-repeated="970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112" office:value-type="float" office:value="63879" calcext:value-type="float">
            <text:p><text:s/>63.879,0 </text:p>
          </table:table-cell>
          <table:table-cell table:style-name="ce112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25" office:value-type="float" office:value="30.9694891905008" calcext:value-type="float">
            <text:p><text:s/>30,97 </text:p>
          </table:table-cell>
          <table:table-cell table:style-name="ce125" office:value-type="float" office:value="33.4295142597523" calcext:value-type="float">
            <text:p><text:s/>33,43 </text:p>
          </table:table-cell>
          <table:table-cell table:style-name="ce128" office:value-type="float" office:value="7.9" calcext:value-type="float">
            <text:p><text:s/>7,9 </text:p>
          </table:table-cell>
          <table:table-cell table:style-name="ce85" office:value-type="float" office:value="1978.3" calcext:value-type="float">
            <text:p><text:s/>1.978,3 </text:p>
          </table:table-cell>
          <table:table-cell table:style-name="ce85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43"/>
          <table:table-cell table:style-name="ce144" office:value-type="float" office:value="3" calcext:value-type="float">
            <text:p><text:s/>3,0 </text:p>
          </table:table-cell>
          <table:table-cell table:style-name="ce134"/>
          <table:table-cell table:style-name="ce143"/>
          <table:table-cell table:style-name="ce142"/>
          <table:table-cell table:style-name="ce143"/>
          <table:table-cell table:style-name="ce110" table:number-columns-repeated="38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112"/>
          <table:table-cell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85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34"/>
          <table:table-cell table:style-name="ce143" table:number-columns-repeated="3"/>
          <table:table-cell table:style-name="ce110" table:number-columns-repeated="38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112"/>
          <table:table-cell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85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34"/>
          <table:table-cell table:style-name="ce143" table:number-columns-repeated="3"/>
          <table:table-cell table:style-name="ce110" table:number-columns-repeated="38"/>
          <table:table-cell table:number-columns-repeated="970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47700" calcext:value-type="float">
            <text:p><text:s/>47.700,0 </text:p>
          </table:table-cell>
          <table:table-cell table:style-name="ce61" office:value-type="float" office:value="37000" calcext:value-type="float">
            <text:p><text:s/>37.000,0 </text:p>
          </table:table-cell>
          <table:table-cell table:style-name="ce71" office:value-type="float" office:value="-22.4" calcext:value-type="float">
            <text:p><text:s/>(22,4)</text:p>
          </table:table-cell>
          <table:table-cell table:style-name="ce80" office:value-type="float" office:value="55.9748427672956" calcext:value-type="float">
            <text:p><text:s/>55,97 </text:p>
          </table:table-cell>
          <table:table-cell table:style-name="ce80" office:value-type="float" office:value="43.2432432432432" calcext:value-type="float">
            <text:p><text:s/>43,24 </text:p>
          </table:table-cell>
          <table:table-cell table:style-name="ce69" office:value-type="float" office:value="-22.7" calcext:value-type="float">
            <text:p><text:s/>(22,7)</text:p>
          </table:table-cell>
          <table:table-cell table:style-name="ce61" office:value-type="float" office:value="2670" calcext:value-type="float">
            <text:p><text:s/>2.670,0 </text:p>
          </table:table-cell>
          <table:table-cell table:style-name="ce61" office:value-type="float" office:value="1600" calcext:value-type="float">
            <text:p><text:s/>1.600,0 </text:p>
          </table:table-cell>
          <table:table-cell table:style-name="ce61" office:value-type="float" office:value="-40.1" calcext:value-type="float">
            <text:p><text:s/>(40,1)</text:p>
          </table:table-cell>
          <table:table-cell table:style-name="ce134" table:number-columns-repeated="6"/>
          <table:table-cell table:style-name="ce109" table:number-columns-repeated="38"/>
          <table:table-cell table:number-columns-repeated="970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47700" calcext:value-type="float">
            <text:p><text:s/>47.700,0 </text:p>
          </table:table-cell>
          <table:table-cell table:style-name="ce85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81" office:value-type="float" office:value="55.9748427672956" calcext:value-type="float">
            <text:p><text:s/>55,97 </text:p>
          </table:table-cell>
          <table:table-cell table:style-name="ce81" office:value-type="float" office:value="43.2432432432432" calcext:value-type="float">
            <text:p><text:s/>43,24 </text:p>
          </table:table-cell>
          <table:table-cell table:style-name="ce127" office:value-type="float" office:value="-22.7" calcext:value-type="float">
            <text:p><text:s/>(22,7)</text:p>
          </table:table-cell>
          <table:table-cell table:style-name="ce85" office:value-type="float" office:value="2670" calcext:value-type="float">
            <text:p><text:s/>2.670,0 </text:p>
          </table:table-cell>
          <table:table-cell table:style-name="ce85" office:value-type="float" office:value="1600" calcext:value-type="float">
            <text:p><text:s/>1.600,0 </text:p>
          </table:table-cell>
          <table:table-cell table:style-name="ce85" office:value-type="float" office:value="-40.1" calcext:value-type="float">
            <text:p><text:s/>(40,1)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10" table:number-columns-repeated="38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<text:s text:c="5"/>Cerrado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10" table:number-columns-repeated="38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<text:s text:c="5"/>Planalto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10" table:number-columns-repeated="38"/>
          <table:table-cell table:number-columns-repeated="970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style-name="ce112" office:value-type="float" office:value="47700" calcext:value-type="float">
            <text:p><text:s/>47.700,0 </text:p>
          </table:table-cell>
          <table:table-cell table:style-name="ce112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125" office:value-type="float" office:value="55.9748427672956" calcext:value-type="float">
            <text:p><text:s/>55,97 </text:p>
          </table:table-cell>
          <table:table-cell table:style-name="ce125" office:value-type="float" office:value="43.2432432432432" calcext:value-type="float">
            <text:p><text:s/>43,24 </text:p>
          </table:table-cell>
          <table:table-cell table:style-name="ce128" office:value-type="float" office:value="-22.7" calcext:value-type="float">
            <text:p><text:s/>(22,7)</text:p>
          </table:table-cell>
          <table:table-cell table:style-name="ce85" office:value-type="float" office:value="2670" calcext:value-type="float">
            <text:p><text:s/>2.670,0 </text:p>
          </table:table-cell>
          <table:table-cell table:style-name="ce85" office:value-type="float" office:value="1600" calcext:value-type="float">
            <text:p><text:s/>1.600,0 </text:p>
          </table:table-cell>
          <table:table-cell table:style-name="ce85" office:value-type="float" office:value="-40.1" calcext:value-type="float">
            <text:p><text:s/>(40,1)</text:p>
          </table:table-cell>
          <table:table-cell table:style-name="ce143"/>
          <table:table-cell table:style-name="ce144" office:value-type="float" office:value="2.5" calcext:value-type="float">
            <text:p><text:s/>2,5 </text:p>
          </table:table-cell>
          <table:table-cell table:style-name="ce143" table:number-columns-repeated="4"/>
          <table:table-cell table:style-name="ce110" table:number-columns-repeated="38"/>
          <table:table-cell table:number-columns-repeated="970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9265" calcext:value-type="float">
            <text:p><text:s/>9.265,0 </text:p>
          </table:table-cell>
          <table:table-cell table:style-name="ce61" office:value-type="float" office:value="8422" calcext:value-type="float">
            <text:p><text:s/>8.422,0 </text:p>
          </table:table-cell>
          <table:table-cell table:style-name="ce71" office:value-type="float" office:value="-9.1" calcext:value-type="float">
            <text:p><text:s/>(9,1)</text:p>
          </table:table-cell>
          <table:table-cell table:style-name="ce80" office:value-type="float" office:value="11.1494873178629" calcext:value-type="float">
            <text:p><text:s/>11,15 </text:p>
          </table:table-cell>
          <table:table-cell table:style-name="ce80" office:value-type="float" office:value="14.4146283543101" calcext:value-type="float">
            <text:p><text:s/>14,41 </text:p>
          </table:table-cell>
          <table:table-cell table:style-name="ce69" office:value-type="float" office:value="29.3" calcext:value-type="float">
            <text:p><text:s/>29,3 </text:p>
          </table:table-cell>
          <table:table-cell table:style-name="ce61" office:value-type="float" office:value="103.3" calcext:value-type="float">
            <text:p><text:s/>103,3 </text:p>
          </table:table-cell>
          <table:table-cell table:style-name="ce61" office:value-type="float" office:value="121.4" calcext:value-type="float">
            <text:p><text:s/>121,4 </text:p>
          </table:table-cell>
          <table:table-cell table:style-name="ce61" office:value-type="float" office:value="17.5" calcext:value-type="float">
            <text:p><text:s/>17,5 </text:p>
          </table:table-cell>
          <table:table-cell table:style-name="ce134" table:number-columns-repeated="6"/>
          <table:table-cell table:style-name="ce145"/>
          <table:table-cell table:style-name="ce109" table:number-columns-repeated="37"/>
          <table:table-cell table:number-columns-repeated="970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112" office:value-type="float" office:value="9265" calcext:value-type="float">
            <text:p><text:s/>9.265,0 </text:p>
          </table:table-cell>
          <table:table-cell table:style-name="ce112" office:value-type="float" office:value="8422" calcext:value-type="float">
            <text:p><text:s/>8.422,0 </text:p>
          </table:table-cell>
          <table:table-cell table:style-name="ce70" office:value-type="float" office:value="-9.1" calcext:value-type="float">
            <text:p><text:s/>(9,1)</text:p>
          </table:table-cell>
          <table:table-cell table:style-name="ce125" office:value-type="float" office:value="11.1494873178629" calcext:value-type="float">
            <text:p><text:s/>11,15 </text:p>
          </table:table-cell>
          <table:table-cell table:style-name="ce125" office:value-type="float" office:value="14.4146283543101" calcext:value-type="float">
            <text:p><text:s/>14,41 </text:p>
          </table:table-cell>
          <table:table-cell table:style-name="ce128" office:value-type="float" office:value="29.3" calcext:value-type="float">
            <text:p><text:s/>29,3 </text:p>
          </table:table-cell>
          <table:table-cell table:style-name="ce85" office:value-type="float" office:value="103.3" calcext:value-type="float">
            <text:p><text:s/>103,3 </text:p>
          </table:table-cell>
          <table:table-cell table:style-name="ce85" office:value-type="float" office:value="121.4" calcext:value-type="float">
            <text:p><text:s/>121,4 </text:p>
          </table:table-cell>
          <table:table-cell table:style-name="ce85" office:value-type="float" office:value="17.5" calcext:value-type="float">
            <text:p><text:s/>17,5 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GO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138" office:value-type="float" office:value="0" calcext:value-type="float">
            <text:p><text:s/>- </text:p>
          </table:table-cell>
          <table:table-cell table:number-columns-repeated="2" table:style-name="ce125" office:value-type="float" office:value="0" calcext:value-type="float">
            <text:p><text:s/>- </text:p>
          </table:table-cell>
          <table:table-cell table:style-name="ce128" office:value-type="float" office:value="0" calcext:value-type="float">
            <text:p><text:s/>- <text:s/>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244334" calcext:value-type="float">
            <text:p><text:s/>244.334,0 </text:p>
          </table:table-cell>
          <table:table-cell table:style-name="ce61" office:value-type="float" office:value="251262" calcext:value-type="float">
            <text:p><text:s/>251.262,0 </text:p>
          </table:table-cell>
          <table:table-cell table:style-name="ce71" office:value-type="float" office:value="2.8" calcext:value-type="float">
            <text:p><text:s/>2,8 </text:p>
          </table:table-cell>
          <table:table-cell table:style-name="ce80" office:value-type="float" office:value="38.3831149164668" calcext:value-type="float">
            <text:p><text:s/>38,38 </text:p>
          </table:table-cell>
          <table:table-cell table:style-name="ce80" office:value-type="float" office:value="42.2960893410066" calcext:value-type="float">
            <text:p><text:s/>42,30 </text:p>
          </table:table-cell>
          <table:table-cell table:style-name="ce69" office:value-type="float" office:value="10.2" calcext:value-type="float">
            <text:p><text:s/>10,2 </text:p>
          </table:table-cell>
          <table:table-cell table:style-name="ce61" office:value-type="float" office:value="9378.3" calcext:value-type="float">
            <text:p><text:s/>9.378,3 </text:p>
          </table:table-cell>
          <table:table-cell table:style-name="ce61" office:value-type="float" office:value="10627.4" calcext:value-type="float">
            <text:p><text:s/>10.627,4 </text:p>
          </table:table-cell>
          <table:table-cell table:style-name="ce61" office:value-type="float" office:value="13.3" calcext:value-type="float">
            <text:p><text:s/>13,3 </text:p>
          </table:table-cell>
          <table:table-cell table:style-name="ce134" table:number-columns-repeated="6"/>
          <table:table-cell table:style-name="ce145"/>
          <table:table-cell table:style-name="ce109" table:number-columns-repeated="37"/>
          <table:table-cell table:number-columns-repeated="970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112" office:value-type="float" office:value="13011" calcext:value-type="float">
            <text:p><text:s/>13.011,0 </text:p>
          </table:table-cell>
          <table:table-cell table:style-name="ce112" office:value-type="float" office:value="9457" calcext:value-type="float">
            <text:p><text:s/>9.457,0 </text:p>
          </table:table-cell>
          <table:table-cell table:style-name="ce138" office:value-type="float" office:value="-27.3" calcext:value-type="float">
            <text:p><text:s/>(27,3)</text:p>
          </table:table-cell>
          <table:table-cell table:style-name="ce125" office:value-type="float" office:value="29.9976942587042" calcext:value-type="float">
            <text:p><text:s/>30,00 </text:p>
          </table:table-cell>
          <table:table-cell table:style-name="ce125" office:value-type="float" office:value="32.7165062916358" calcext:value-type="float">
            <text:p><text:s/>32,72 </text:p>
          </table:table-cell>
          <table:table-cell table:style-name="ce129" office:value-type="float" office:value="9.1" calcext:value-type="float">
            <text:p><text:s/>9,10 </text:p>
          </table:table-cell>
          <table:table-cell table:style-name="ce85" office:value-type="float" office:value="390.3" calcext:value-type="float">
            <text:p><text:s/>390,3 </text:p>
          </table:table-cell>
          <table:table-cell table:style-name="ce85" office:value-type="float" office:value="309.4" calcext:value-type="float">
            <text:p><text:s/>309,4 </text:p>
          </table:table-cell>
          <table:table-cell table:style-name="ce85" office:value-type="float" office:value="-20.7" calcext:value-type="float">
            <text:p><text:s/>(20,7)</text:p>
          </table:table-cell>
          <table:table-cell table:style-name="ce143"/>
          <table:table-cell/>
          <table:table-cell table:style-name="ce143" table:number-columns-repeated="6"/>
          <table:table-cell table:style-name="ce110" table:number-columns-repeated="36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<text:s text:c="5"/>Sul e Centro-Oeste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138" office:value-type="float" office:value="0" calcext:value-type="float">
            <text:p><text:s/>- 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9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 table:number-columns-repeated="2"/>
          <table:table-cell table:style-name="ce110" table:number-columns-repeated="36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<text:s text:c="5"/>Triângulo, Alto Paranaiba e Noroeste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138" office:value-type="float" office:value="0" calcext:value-type="float">
            <text:p><text:s/>- 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9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 table:number-columns-repeated="2"/>
          <table:table-cell table:style-name="ce110" table:number-columns-repeated="36"/>
          <table:table-cell table:number-columns-repeated="970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112" office:value-type="float" office:value="8457" calcext:value-type="float">
            <text:p><text:s/>8.457,0 </text:p>
          </table:table-cell>
          <table:table-cell table:style-name="ce112" office:value-type="float" office:value="6147" calcext:value-type="float">
            <text:p><text:s/>6.147,0 </text:p>
          </table:table-cell>
          <table:table-cell table:style-name="ce138" office:value-type="float" office:value="-27.3" calcext:value-type="float">
            <text:p><text:s/>(27,3)</text:p>
          </table:table-cell>
          <table:table-cell table:style-name="ce125" office:value-type="float" office:value="29.9988175475937" calcext:value-type="float">
            <text:p><text:s/>30,00 </text:p>
          </table:table-cell>
          <table:table-cell table:style-name="ce125" office:value-type="float" office:value="32.7151455994794" calcext:value-type="float">
            <text:p><text:s/>32,72 </text:p>
          </table:table-cell>
          <table:table-cell table:style-name="ce129" office:value-type="float" office:value="9.1" calcext:value-type="float">
            <text:p><text:s/>9,10 </text:p>
          </table:table-cell>
          <table:table-cell table:style-name="ce85" office:value-type="float" office:value="253.7" calcext:value-type="float">
            <text:p><text:s/>253,7 </text:p>
          </table:table-cell>
          <table:table-cell table:style-name="ce85" office:value-type="float" office:value="201.1" calcext:value-type="float">
            <text:p><text:s/>201,1 </text:p>
          </table:table-cell>
          <table:table-cell table:style-name="ce85" office:value-type="float" office:value="-20.7" calcext:value-type="float">
            <text:p><text:s/>(20,7)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 table:number-columns-repeated="2"/>
          <table:table-cell table:style-name="ce110" table:number-columns-repeated="36"/>
          <table:table-cell table:number-columns-repeated="970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112" office:value-type="float" office:value="4554" calcext:value-type="float">
            <text:p><text:s/>4.554,0 </text:p>
          </table:table-cell>
          <table:table-cell table:style-name="ce112" office:value-type="float" office:value="3310" calcext:value-type="float">
            <text:p><text:s/>3.310,0 </text:p>
          </table:table-cell>
          <table:table-cell table:style-name="ce138" office:value-type="float" office:value="-27.3" calcext:value-type="float">
            <text:p><text:s/>(27,3)</text:p>
          </table:table-cell>
          <table:table-cell table:style-name="ce125" office:value-type="float" office:value="29.9956082564778" calcext:value-type="float">
            <text:p><text:s/>30,00 </text:p>
          </table:table-cell>
          <table:table-cell table:style-name="ce125" office:value-type="float" office:value="32.7190332326284" calcext:value-type="float">
            <text:p><text:s/>32,72 </text:p>
          </table:table-cell>
          <table:table-cell table:style-name="ce129" office:value-type="float" office:value="9.1" calcext:value-type="float">
            <text:p><text:s/>9,10 </text:p>
          </table:table-cell>
          <table:table-cell table:style-name="ce85" office:value-type="float" office:value="136.6" calcext:value-type="float">
            <text:p><text:s/>136,6 </text:p>
          </table:table-cell>
          <table:table-cell table:style-name="ce85" office:value-type="float" office:value="108.3" calcext:value-type="float">
            <text:p><text:s/>108,3 </text:p>
          </table:table-cell>
          <table:table-cell table:style-name="ce85" office:value-type="float" office:value="-20.7" calcext:value-type="float">
            <text:p><text:s/>(20,7)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 table:number-columns-repeated="2"/>
          <table:table-cell table:style-name="ce110" table:number-columns-repeated="36"/>
          <table:table-cell table:number-columns-repeated="970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112" office:value-type="float" office:value="231323" calcext:value-type="float">
            <text:p><text:s/>231.323,0 </text:p>
          </table:table-cell>
          <table:table-cell table:style-name="ce112" office:value-type="float" office:value="241805" calcext:value-type="float">
            <text:p><text:s/>241.805,0 </text:p>
          </table:table-cell>
          <table:table-cell table:style-name="ce138" office:value-type="float" office:value="4.5" calcext:value-type="float">
            <text:p><text:s/>4,5 </text:p>
          </table:table-cell>
          <table:table-cell table:style-name="ce125" office:value-type="float" office:value="38.8547615239297" calcext:value-type="float">
            <text:p><text:s/>38,85 </text:p>
          </table:table-cell>
          <table:table-cell table:style-name="ce125" office:value-type="float" office:value="42.670747089597" calcext:value-type="float">
            <text:p><text:s/>42,67 </text:p>
          </table:table-cell>
          <table:table-cell table:style-name="ce128" office:value-type="float" office:value="9.8" calcext:value-type="float">
            <text:p><text:s/>9,8 </text:p>
          </table:table-cell>
          <table:table-cell table:style-name="ce85" office:value-type="float" office:value="8988" calcext:value-type="float">
            <text:p><text:s/>8.988,0 </text:p>
          </table:table-cell>
          <table:table-cell table:style-name="ce85" office:value-type="float" office:value="10318" calcext:value-type="float">
            <text:p><text:s/>10.318,0 </text:p>
          </table:table-cell>
          <table:table-cell table:style-name="ce87" office:value-type="float" office:value="14.8" calcext:value-type="float">
            <text:p><text:s/>14,8 </text:p>
          </table:table-cell>
          <table:table-cell table:style-name="ce143"/>
          <table:table-cell table:style-name="ce144" office:value-type="float" office:value="3" calcext:value-type="float">
            <text:p><text:s/>3,0 </text:p>
          </table:table-cell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RJ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138" office:value-type="float" office:value="0" calcext:value-type="float">
            <text:p><text:s/>- 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139"/>
          <table:table-cell table:style-name="ce139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 table:visibility="collapse">
          <table:table-cell table:style-name="ce7" office:value-type="string" calcext:value-type="string">
            <text:p>SP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138" office:value-type="float" office:value="0" calcext:value-type="float">
            <text:p><text:s/>- 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5" table:formula="of:=" office:value-type="string" office:string-value="" calcext:value-type="error">
            <text:p>#DIV/0!</text:p>
          </table:table-cell>
          <table:table-cell table:style-name="ce128" table:formula="of:=" office:value-type="string" office:string-value="" calcext:value-type="error">
            <text:p>#DIV/0!</text:p>
          </table:table-cell>
          <table:table-cell table:style-name="ce85" table:number-columns-repeated="2"/>
          <table:table-cell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 table:visibility="collapse">
          <table:table-cell table:style-name="ce8" office:value-type="string" calcext:value-type="string">
            <text:p>SUL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71" office:value-type="float" office:value="0" calcext:value-type="float">
            <text:p><text:s/>- <text:s/></text:p>
          </table:table-cell>
          <table:table-cell table:style-name="ce80" table:formula="of:=" office:value-type="string" office:string-value="" calcext:value-type="error">
            <text:p>#DIV/0!</text:p>
          </table:table-cell>
          <table:table-cell table:style-name="ce80" table:formula="of:=" office:value-type="string" office:string-value="" calcext:value-type="error">
            <text:p>#DIV/0!</text:p>
          </table:table-cell>
          <table:table-cell table:style-name="ce69" table:formula="of:=" office:value-type="string" office:string-value="" calcext:value-type="error">
            <text:p>#DIV/0!</text:p>
          </table:table-cell>
          <table:table-cell table:number-columns-repeated="3" table:style-name="ce61" office:value-type="float" office:value="0" calcext:value-type="float">
            <text:p><text:s/>- <text:s/></text:p>
          </table:table-cell>
          <table:table-cell table:style-name="ce134" table:number-columns-repeated="6"/>
          <table:table-cell table:style-name="ce145"/>
          <table:table-cell table:style-name="ce109" table:number-columns-repeated="37"/>
          <table:table-cell table:number-columns-repeated="970"/>
        </table:table-row>
        <table:table-row table:style-name="ro7" table:visibility="collapse">
          <table:table-cell table:style-name="ce9" office:value-type="string" calcext:value-type="string">
            <text:p>PR</text:p>
          </table:table-cell>
          <table:table-cell table:number-columns-repeated="2" table:style-name="ce116" office:value-type="float" office:value="0" calcext:value-type="float">
            <text:p><text:s/>- </text:p>
          </table:table-cell>
          <table:table-cell table:style-name="ce130" office:value-type="float" office:value="0" calcext:value-type="float">
            <text:p><text:s/>- <text:s/></text:p>
          </table:table-cell>
          <table:table-cell table:style-name="ce116" table:formula="of:=" office:value-type="string" office:string-value="" calcext:value-type="error">
            <text:p>#DIV/0!</text:p>
          </table:table-cell>
          <table:table-cell table:style-name="ce116" table:formula="of:=" office:value-type="string" office:string-value="" calcext:value-type="error">
            <text:p>#DIV/0!</text:p>
          </table:table-cell>
          <table:table-cell table:style-name="ce130" table:formula="of:=" office:value-type="string" office:string-value="" calcext:value-type="error">
            <text:p>#DIV/0!</text:p>
          </table:table-cell>
          <table:table-cell table:style-name="ce87" table:number-columns-repeated="2"/>
          <table:table-cell table:style-name="ce87" office:value-type="float" office:value="0" calcext:value-type="float">
            <text:p><text:s/>- <text:s/></text:p>
          </table:table-cell>
          <table:table-cell table:style-name="ce143"/>
          <table:table-cell table:style-name="ce144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117" office:value-type="float" office:value="2085.8" calcext:value-type="float">
            <text:p><text:s/>2.085,80 </text:p>
          </table:table-cell>
          <table:table-cell table:style-name="ce117" office:value-type="float" office:value="3696" calcext:value-type="float">
            <text:p><text:s/>3.696,00 </text:p>
          </table:table-cell>
          <table:table-cell table:style-name="ce131" office:value-type="float" office:value="77.2" calcext:value-type="float">
            <text:p><text:s/>77,2 </text:p>
          </table:table-cell>
          <table:table-cell table:style-name="ce117" office:value-type="float" office:value="20.9511937865567" calcext:value-type="float">
            <text:p><text:s/>20,95 </text:p>
          </table:table-cell>
          <table:table-cell table:style-name="ce117" office:value-type="float" office:value="21.29329004329" calcext:value-type="float">
            <text:p><text:s/>21,29 </text:p>
          </table:table-cell>
          <table:table-cell table:style-name="ce131" office:value-type="float" office:value="1.6" calcext:value-type="float">
            <text:p><text:s/>1,6 </text:p>
          </table:table-cell>
          <table:table-cell table:style-name="ce105" office:value-type="float" office:value="43.7" calcext:value-type="float">
            <text:p><text:s/>43,7 </text:p>
          </table:table-cell>
          <table:table-cell table:style-name="ce105" office:value-type="float" office:value="78.7" calcext:value-type="float">
            <text:p><text:s/>78,7 </text:p>
          </table:table-cell>
          <table:table-cell table:style-name="ce68" office:value-type="float" office:value="80.1" calcext:value-type="float">
            <text:p><text:s/>80,1 </text:p>
          </table:table-cell>
          <table:table-cell table:style-name="ce144" table:number-columns-repeated="2"/>
          <table:table-cell table:style-name="ce143" table:number-columns-repeated="4"/>
          <table:table-cell table:style-name="ce146"/>
          <table:table-cell table:style-name="ce110" table:number-columns-repeated="37"/>
          <table:table-cell table:number-columns-repeated="970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8" office:value-type="float" office:value="111579" calcext:value-type="float">
            <text:p><text:s/>111.579,0 </text:p>
          </table:table-cell>
          <table:table-cell table:style-name="ce68" office:value-type="float" office:value="99729" calcext:value-type="float">
            <text:p><text:s/>99.729,0 </text:p>
          </table:table-cell>
          <table:table-cell table:style-name="ce72" office:value-type="float" office:value="-10.6" calcext:value-type="float">
            <text:p><text:s/>(10,6)</text:p>
          </table:table-cell>
          <table:table-cell table:style-name="ce67" office:value-type="float" office:value="41.6592728022298" calcext:value-type="float">
            <text:p><text:s/>41,66 </text:p>
          </table:table-cell>
          <table:table-cell table:style-name="ce67" office:value-type="float" office:value="37.0704609491723" calcext:value-type="float">
            <text:p><text:s/>37,07 </text:p>
          </table:table-cell>
          <table:table-cell table:style-name="ce72" office:value-type="float" office:value="-11" calcext:value-type="float">
            <text:p><text:s/>(11,0)</text:p>
          </table:table-cell>
          <table:table-cell table:style-name="ce68" office:value-type="float" office:value="4648.3" calcext:value-type="float">
            <text:p><text:s/>4.648,3 </text:p>
          </table:table-cell>
          <table:table-cell table:style-name="ce68" office:value-type="float" office:value="3697" calcext:value-type="float">
            <text:p><text:s/>3.697,0 </text:p>
          </table:table-cell>
          <table:table-cell table:style-name="ce68" office:value-type="float" office:value="-20.5" calcext:value-type="float">
            <text:p><text:s/>(20,5)</text:p>
          </table:table-cell>
          <table:table-cell table:style-name="ce134" table:number-columns-repeated="6"/>
          <table:table-cell table:style-name="ce109" table:number-columns-repeated="38"/>
          <table:table-cell table:number-columns-repeated="970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8" office:value-type="float" office:value="253599" calcext:value-type="float">
            <text:p><text:s/>253.599,0 </text:p>
          </table:table-cell>
          <table:table-cell table:style-name="ce68" office:value-type="float" office:value="259684" calcext:value-type="float">
            <text:p><text:s/>259.684,0 </text:p>
          </table:table-cell>
          <table:table-cell table:style-name="ce72" office:value-type="float" office:value="2.4" calcext:value-type="float">
            <text:p><text:s/>2,4 </text:p>
          </table:table-cell>
          <table:table-cell table:style-name="ce67" office:value-type="float" office:value="37.3881600479497" calcext:value-type="float">
            <text:p><text:s/>37,39 </text:p>
          </table:table-cell>
          <table:table-cell table:style-name="ce67" office:value-type="float" office:value="41.3918454737296" calcext:value-type="float">
            <text:p><text:s/>41,39 </text:p>
          </table:table-cell>
          <table:table-cell table:style-name="ce72" office:value-type="float" office:value="10.7" calcext:value-type="float">
            <text:p><text:s/>10,7 </text:p>
          </table:table-cell>
          <table:table-cell table:style-name="ce68" office:value-type="float" office:value="9481.6" calcext:value-type="float">
            <text:p><text:s/>9.481,6 </text:p>
          </table:table-cell>
          <table:table-cell table:style-name="ce68" office:value-type="float" office:value="10748.8" calcext:value-type="float">
            <text:p><text:s/>10.748,8 </text:p>
          </table:table-cell>
          <table:table-cell table:style-name="ce68" office:value-type="float" office:value="13.4" calcext:value-type="float">
            <text:p><text:s/>13,4 </text:p>
          </table:table-cell>
          <table:table-cell table:style-name="ce134" table:number-columns-repeated="6"/>
          <table:table-cell table:style-name="ce109" table:number-columns-repeated="38"/>
          <table:table-cell table:number-columns-repeated="970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8" office:value-type="float" office:value="367263.8" calcext:value-type="float">
            <text:p><text:s/>367.263,8 </text:p>
          </table:table-cell>
          <table:table-cell table:style-name="ce68" office:value-type="float" office:value="363109" calcext:value-type="float">
            <text:p><text:s/>363.109,0 </text:p>
          </table:table-cell>
          <table:table-cell table:style-name="ce72" office:value-type="float" office:value="-1.1" calcext:value-type="float">
            <text:p><text:s/>(1,1)</text:p>
          </table:table-cell>
          <table:table-cell table:style-name="ce67" office:value-type="float" office:value="38.5924232118711" calcext:value-type="float">
            <text:p><text:s/>38,59 </text:p>
          </table:table-cell>
          <table:table-cell table:style-name="ce67" office:value-type="float" office:value="40.0003855591572" calcext:value-type="float">
            <text:p><text:s/>40,00 </text:p>
          </table:table-cell>
          <table:table-cell table:style-name="ce72" office:value-type="float" office:value="3.6" calcext:value-type="float">
            <text:p><text:s/>3,6 </text:p>
          </table:table-cell>
          <table:table-cell table:style-name="ce68" office:value-type="float" office:value="14173.6" calcext:value-type="float">
            <text:p><text:s/>14.173,6 </text:p>
          </table:table-cell>
          <table:table-cell table:style-name="ce68" office:value-type="float" office:value="14524.5" calcext:value-type="float">
            <text:p><text:s/>14.524,5 </text:p>
          </table:table-cell>
          <table:table-cell table:style-name="ce68" office:value-type="float" office:value="2.5" calcext:value-type="float">
            <text:p><text:s/>2,5 </text:p>
          </table:table-cell>
          <table:table-cell table:style-name="ce134" table:number-columns-repeated="6"/>
          <table:table-cell table:style-name="ce109" table:number-columns-repeated="38"/>
          <table:table-cell table:number-columns-repeated="970"/>
        </table:table-row>
        <table:table-row table:style-name="ro9">
          <table:table-cell office:value-type="string" calcext:value-type="string">
            <text:p>Legenda: Acre, Amazonas, Pará e Ceará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number-columns-repeated="1023"/>
        </table:table-row>
        <table:table-row table:style-name="ro9">
          <table:table-cell table:style-name="ce54" office:value-type="string" calcext:value-type="string">
            <text:p>Nota: Estimativa em setembro/2019.</text:p>
          </table:table-cell>
          <table:table-cell table:style-name="ce54" table:number-columns-repeated="2"/>
          <table:table-cell table:style-name="ce55" table:number-columns-repeated="5"/>
          <table:table-cell table:style-name="ce66" table:number-columns-repeated="2"/>
          <table:table-cell table:style-name="ce55" table:number-columns-repeated="6"/>
          <table:table-cell table:number-columns-repeated="38"/>
          <table:table-cell table:style-name="ce55" table:number-columns-repeated="970"/>
        </table:table-row>
        <table:table-row table:style-name="ro10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10">
          <table:table-cell table:number-columns-repeated="8"/>
          <table:table-cell table:style-name="ce115"/>
          <table:table-cell table:style-name="ce13"/>
          <table:table-cell table:number-columns-repeated="1014"/>
        </table:table-row>
        <table:table-row table:style-name="ro10" table:number-rows-repeated="104853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3 Café Conilon'.$A$2:.$J$38" table:range-usable-as="print-range"/>
        </table:named-expressions>
      </table:table>
      <table:table table:name="4 Café Total - Área" table:style-name="ta5" table:print-ranges="'4 Café Total - Área'.A1:'4 Café Total - Área'.J36">
        <table:table-column table:style-name="co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12" table:default-cell-style-name="ce55"/>
        <table:table-column table:style-name="co23" table:default-cell-style-name="ce55"/>
        <table:table-column table:style-name="co16" table:default-cell-style-name="ce55"/>
        <table:table-column table:style-name="co12" table:number-columns-repeated="27" table:default-cell-style-name="ce55"/>
        <table:table-column table:style-name="co24" table:default-cell-style-name="ce55"/>
        <table:table-column table:style-name="co15" table:default-cell-style-name="ce55"/>
        <table:table-column table:style-name="co5" table:number-columns-repeated="215" table:default-cell-style-name="ce55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TOTAL (ARÁBICA E CONILON)</text:p>
          </table:table-cell>
          <table:covered-table-cell table:number-columns-repeated="9" table:style-name="ce49"/>
          <table:table-cell table:style-name="ce106" table:number-columns-repeated="30"/>
          <table:table-cell table:number-columns-repeated="984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FORMAÇÃO, EM PRODUÇÃO E TOTAL</text:p>
          </table:table-cell>
          <table:covered-table-cell table:number-columns-repeated="9" table:style-name="ce49"/>
          <table:table-cell table:style-name="ce106" table:number-columns-repeated="30"/>
          <table:table-cell table:style-name="ce66"/>
          <table:table-cell table:number-columns-repeated="983"/>
        </table:table-row>
        <table:table-row table:style-name="ro7">
          <table:table-cell table:style-name="ce147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147"/>
          <table:table-cell table:style-name="ce106" table:number-columns-repeated="30"/>
          <table:table-cell table:number-columns-repeated="984"/>
        </table:table-row>
        <table:table-row table:style-name="ro8">
          <table:table-cell table:style-name="ce52" office:value-type="string" calcext:value-type="string" table:number-columns-spanned="1" table:number-rows-spanned="3">
            <text:p>REGIÃO/UF</text:p>
          </table:table-cell>
          <table:table-cell table:style-name="ce150" office:value-type="string" calcext:value-type="string" table:number-columns-spanned="3" table:number-rows-spanned="1">
            <text:p>ÁREA EM FORMA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EM PRODU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TOTAL (ha)</text:p>
          </table:table-cell>
          <table:covered-table-cell table:number-columns-repeated="2" table:style-name="ce150"/>
          <table:table-cell table:style-name="ce107" table:number-columns-repeated="30"/>
          <table:table-cell table:number-columns-repeated="984"/>
        </table:table-row>
        <table:table-row table:style-name="ro4">
          <table:covered-table-cell table:style-name="ce148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08" table:number-columns-repeated="30"/>
          <table:table-cell table:number-columns-repeated="984"/>
        </table:table-row>
        <table:table-row table:style-name="ro7">
          <table:covered-table-cell table:style-name="ce149"/>
          <table:table-cell table:style-name="ce58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58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08" table:number-columns-repeated="30"/>
          <table:table-cell table:number-columns-repeated="984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95" office:value-type="float" office:value="9538" calcext:value-type="float">
            <text:p><text:s/>9.538,0 </text:p>
          </table:table-cell>
          <table:table-cell table:style-name="ce59" office:value-type="float" office:value="7820" calcext:value-type="float">
            <text:p><text:s/>7.820,0 </text:p>
          </table:table-cell>
          <table:table-cell table:style-name="ce69" office:value-type="float" office:value="-18" calcext:value-type="float">
            <text:p><text:s/>(18,0)</text:p>
          </table:table-cell>
          <table:table-cell table:style-name="ce95" office:value-type="float" office:value="63879" calcext:value-type="float">
            <text:p><text:s/>63.879,0 </text:p>
          </table:table-cell>
          <table:table-cell table:style-name="ce59" office:value-type="float" office:value="62729" calcext:value-type="float">
            <text:p><text:s/>62.729,0 </text:p>
          </table:table-cell>
          <table:table-cell table:style-name="ce69" office:value-type="float" office:value="-1.8" calcext:value-type="float">
            <text:p><text:s/>(1,8)</text:p>
          </table:table-cell>
          <table:table-cell table:style-name="ce95" office:value-type="float" office:value="73417" calcext:value-type="float">
            <text:p><text:s/>73.417,0 </text:p>
          </table:table-cell>
          <table:table-cell table:style-name="ce59" office:value-type="float" office:value="70549" calcext:value-type="float">
            <text:p><text:s/>70.549,0 </text:p>
          </table:table-cell>
          <table:table-cell table:style-name="ce59" office:value-type="float" office:value="-3.9" calcext:value-type="float">
            <text:p><text:s/>(3,9)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96" office:value-type="float" office:value="9538" calcext:value-type="float">
            <text:p><text:s/>9.538,0 </text:p>
          </table:table-cell>
          <table:table-cell table:style-name="ce85" office:value-type="float" office:value="7820" calcext:value-type="float">
            <text:p><text:s/>7.820,0 </text:p>
          </table:table-cell>
          <table:table-cell table:style-name="ce70" office:value-type="float" office:value="-18" calcext:value-type="float">
            <text:p><text:s/>(18,0)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96" office:value-type="float" office:value="73417" calcext:value-type="float">
            <text:p><text:s/>73.417,0 </text:p>
          </table:table-cell>
          <table:table-cell table:style-name="ce85" office:value-type="float" office:value="70549" calcext:value-type="float">
            <text:p><text:s/>70.549,0 </text:p>
          </table:table-cell>
          <table:table-cell table:style-name="ce85" office:value-type="float" office:value="-3.9" calcext:value-type="float">
            <text:p><text:s/>(3,9)</text:p>
          </table:table-cell>
          <table:table-cell table:style-name="ce110" table:number-columns-repeated="30"/>
          <table:table-cell table:number-columns-repeated="984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10" table:number-columns-repeated="30"/>
          <table:table-cell table:number-columns-repeated="984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97" office:value-type="float" office:value="7487" calcext:value-type="float">
            <text:p><text:s/>7.487,0 </text:p>
          </table:table-cell>
          <table:table-cell table:style-name="ce61" office:value-type="float" office:value="12400" calcext:value-type="float">
            <text:p><text:s/>12.400,0 </text:p>
          </table:table-cell>
          <table:table-cell table:style-name="ce71" office:value-type="float" office:value="65.6" calcext:value-type="float">
            <text:p><text:s/>65,6 </text:p>
          </table:table-cell>
          <table:table-cell table:style-name="ce97" office:value-type="float" office:value="130000" calcext:value-type="float">
            <text:p><text:s/>130.000,0 </text:p>
          </table:table-cell>
          <table:table-cell table:style-name="ce61" office:value-type="float" office:value="97335" calcext:value-type="float">
            <text:p><text:s/>97.335,0 </text:p>
          </table:table-cell>
          <table:table-cell table:style-name="ce71" office:value-type="float" office:value="-25.1" calcext:value-type="float">
            <text:p><text:s/>(25,1)</text:p>
          </table:table-cell>
          <table:table-cell table:style-name="ce97" office:value-type="float" office:value="137487" calcext:value-type="float">
            <text:p><text:s/>137.487,0 </text:p>
          </table:table-cell>
          <table:table-cell table:style-name="ce61" office:value-type="float" office:value="109735" calcext:value-type="float">
            <text:p><text:s/>109.735,0 </text:p>
          </table:table-cell>
          <table:table-cell table:style-name="ce61" office:value-type="float" office:value="-20.2" calcext:value-type="float">
            <text:p><text:s/>(20,2)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96" office:value-type="float" office:value="7487" calcext:value-type="float">
            <text:p><text:s/>7.487,0 </text:p>
          </table:table-cell>
          <table:table-cell table:style-name="ce85" office:value-type="float" office:value="12400" calcext:value-type="float">
            <text:p><text:s/>12.400,0 </text:p>
          </table:table-cell>
          <table:table-cell table:style-name="ce70" office:value-type="float" office:value="65.6" calcext:value-type="float">
            <text:p><text:s/>65,6 </text:p>
          </table:table-cell>
          <table:table-cell table:style-name="ce96" office:value-type="float" office:value="130000" calcext:value-type="float">
            <text:p><text:s/>130.000,0 </text:p>
          </table:table-cell>
          <table:table-cell table:style-name="ce85" office:value-type="float" office:value="97335" calcext:value-type="float">
            <text:p><text:s/>97.335,0 </text:p>
          </table:table-cell>
          <table:table-cell table:style-name="ce70" office:value-type="float" office:value="-25.1" calcext:value-type="float">
            <text:p><text:s/>(25,1)</text:p>
          </table:table-cell>
          <table:table-cell table:style-name="ce96" office:value-type="float" office:value="137487" calcext:value-type="float">
            <text:p><text:s/>137.487,0 </text:p>
          </table:table-cell>
          <table:table-cell table:style-name="ce85" office:value-type="float" office:value="109735" calcext:value-type="float">
            <text:p><text:s/>109.735,0 </text:p>
          </table:table-cell>
          <table:table-cell table:style-name="ce85" office:value-type="float" office:value="-20.2" calcext:value-type="float">
            <text:p><text:s/>(20,2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85" office:value-type="float" office:value="937" calcext:value-type="float">
            <text:p><text:s/>937,0 </text:p>
          </table:table-cell>
          <table:table-cell table:style-name="ce85" office:value-type="float" office:value="2300" calcext:value-type="float">
            <text:p><text:s/>2.300,0 </text:p>
          </table:table-cell>
          <table:table-cell table:style-name="ce85" office:value-type="float" office:value="145.5" calcext:value-type="float">
            <text:p><text:s/>145,5 </text:p>
          </table:table-cell>
          <table:table-cell table:style-name="ce96" office:value-type="float" office:value="11300" calcext:value-type="float">
            <text:p><text:s/>11.300,0 </text:p>
          </table:table-cell>
          <table:table-cell table:style-name="ce85" office:value-type="float" office:value="9000" calcext:value-type="float">
            <text:p><text:s/>9.000,0 </text:p>
          </table:table-cell>
          <table:table-cell table:style-name="ce70" office:value-type="float" office:value="-20.4" calcext:value-type="float">
            <text:p><text:s/>(20,4)</text:p>
          </table:table-cell>
          <table:table-cell table:style-name="ce96" office:value-type="float" office:value="12237" calcext:value-type="float">
            <text:p><text:s/>12.237,0 </text:p>
          </table:table-cell>
          <table:table-cell table:style-name="ce85" office:value-type="float" office:value="11300" calcext:value-type="float">
            <text:p><text:s/>11.300,0 </text:p>
          </table:table-cell>
          <table:table-cell table:style-name="ce85" office:value-type="float" office:value="-7.7" calcext:value-type="float">
            <text:p><text:s/>(7,7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96" office:value-type="float" office:value="3650" calcext:value-type="float">
            <text:p><text:s/>3.650,0 </text:p>
          </table:table-cell>
          <table:table-cell table:style-name="ce85" office:value-type="float" office:value="7200" calcext:value-type="float">
            <text:p><text:s/>7.200,0 </text:p>
          </table:table-cell>
          <table:table-cell table:style-name="ce70" office:value-type="float" office:value="97.3" calcext:value-type="float">
            <text:p><text:s/>97,3 </text:p>
          </table:table-cell>
          <table:table-cell table:style-name="ce96" office:value-type="float" office:value="71000" calcext:value-type="float">
            <text:p><text:s/>71.000,0 </text:p>
          </table:table-cell>
          <table:table-cell table:style-name="ce85" office:value-type="float" office:value="51335" calcext:value-type="float">
            <text:p><text:s/>51.335,0 </text:p>
          </table:table-cell>
          <table:table-cell table:style-name="ce70" office:value-type="float" office:value="-27.7" calcext:value-type="float">
            <text:p><text:s/>(27,7)</text:p>
          </table:table-cell>
          <table:table-cell table:style-name="ce96" office:value-type="float" office:value="74650" calcext:value-type="float">
            <text:p><text:s/>74.650,0 </text:p>
          </table:table-cell>
          <table:table-cell table:style-name="ce85" office:value-type="float" office:value="58535" calcext:value-type="float">
            <text:p><text:s/>58.535,0 </text:p>
          </table:table-cell>
          <table:table-cell table:style-name="ce85" office:value-type="float" office:value="-21.6" calcext:value-type="float">
            <text:p><text:s/>(21,6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style-name="ce96" office:value-type="float" office:value="2900" calcext:value-type="float">
            <text:p><text:s/>2.900,0 </text:p>
          </table:table-cell>
          <table:table-cell table:style-name="ce85" office:value-type="float" office:value="2900" calcext:value-type="float">
            <text:p><text:s/>2.900,0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47700" calcext:value-type="float">
            <text:p><text:s/>47.700,0 </text:p>
          </table:table-cell>
          <table:table-cell table:style-name="ce85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96" office:value-type="float" office:value="50600" calcext:value-type="float">
            <text:p><text:s/>50.600,0 </text:p>
          </table:table-cell>
          <table:table-cell table:style-name="ce85" office:value-type="float" office:value="39900" calcext:value-type="float">
            <text:p><text:s/>39.900,0 </text:p>
          </table:table-cell>
          <table:table-cell table:style-name="ce85" office:value-type="float" office:value="-21.1" calcext:value-type="float">
            <text:p><text:s/>(21,1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97" office:value-type="float" office:value="5001" calcext:value-type="float">
            <text:p><text:s/>5.001,0 </text:p>
          </table:table-cell>
          <table:table-cell table:style-name="ce61" office:value-type="float" office:value="4349" calcext:value-type="float">
            <text:p><text:s/>4.349,0 </text:p>
          </table:table-cell>
          <table:table-cell table:style-name="ce71" office:value-type="float" office:value="-13" calcext:value-type="float">
            <text:p><text:s/>(13,0)</text:p>
          </table:table-cell>
          <table:table-cell table:style-name="ce97" office:value-type="float" office:value="15215" calcext:value-type="float">
            <text:p><text:s/>15.215,0 </text:p>
          </table:table-cell>
          <table:table-cell table:style-name="ce61" office:value-type="float" office:value="14997" calcext:value-type="float">
            <text:p><text:s/>14.997,0 </text:p>
          </table:table-cell>
          <table:table-cell table:style-name="ce71" office:value-type="float" office:value="-1.4" calcext:value-type="float">
            <text:p><text:s/>(1,4)</text:p>
          </table:table-cell>
          <table:table-cell table:style-name="ce97" office:value-type="float" office:value="20216" calcext:value-type="float">
            <text:p><text:s/>20.216,0 </text:p>
          </table:table-cell>
          <table:table-cell table:style-name="ce61" office:value-type="float" office:value="19346" calcext:value-type="float">
            <text:p><text:s/>19.346,0 </text:p>
          </table:table-cell>
          <table:table-cell table:style-name="ce61" office:value-type="float" office:value="-4.3" calcext:value-type="float">
            <text:p><text:s/>(4,3)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96" office:value-type="float" office:value="2856" calcext:value-type="float">
            <text:p><text:s/>2.856,0 </text:p>
          </table:table-cell>
          <table:table-cell table:style-name="ce85" office:value-type="float" office:value="2790" calcext:value-type="float">
            <text:p><text:s/>2.790,0 </text:p>
          </table:table-cell>
          <table:table-cell table:style-name="ce70" office:value-type="float" office:value="-2.3" calcext:value-type="float">
            <text:p><text:s/>(2,3)</text:p>
          </table:table-cell>
          <table:table-cell table:style-name="ce96" office:value-type="float" office:value="9310" calcext:value-type="float">
            <text:p><text:s/>9.310,0 </text:p>
          </table:table-cell>
          <table:table-cell table:style-name="ce85" office:value-type="float" office:value="8422" calcext:value-type="float">
            <text:p><text:s/>8.422,0 </text:p>
          </table:table-cell>
          <table:table-cell table:style-name="ce70" office:value-type="float" office:value="-9.5" calcext:value-type="float">
            <text:p><text:s/>(9,5)</text:p>
          </table:table-cell>
          <table:table-cell table:style-name="ce96" office:value-type="float" office:value="12166" calcext:value-type="float">
            <text:p><text:s/>12.166,0 </text:p>
          </table:table-cell>
          <table:table-cell table:style-name="ce85" office:value-type="float" office:value="11212" calcext:value-type="float">
            <text:p><text:s/>11.212,0 </text:p>
          </table:table-cell>
          <table:table-cell table:style-name="ce85" office:value-type="float" office:value="-7.8" calcext:value-type="float">
            <text:p><text:s/>(7,8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85" office:value-type="float" office:value="2145" calcext:value-type="float">
            <text:p><text:s/>2.145,0 </text:p>
          </table:table-cell>
          <table:table-cell table:style-name="ce85" office:value-type="float" office:value="1559" calcext:value-type="float">
            <text:p><text:s/>1.559,0 </text:p>
          </table:table-cell>
          <table:table-cell table:style-name="ce85" office:value-type="float" office:value="-27.3" calcext:value-type="float">
            <text:p><text:s/>(27,3)</text:p>
          </table:table-cell>
          <table:table-cell table:style-name="ce96" office:value-type="float" office:value="5905" calcext:value-type="float">
            <text:p><text:s/>5.905,0 </text:p>
          </table:table-cell>
          <table:table-cell table:style-name="ce85" office:value-type="float" office:value="6575" calcext:value-type="float">
            <text:p><text:s/>6.575,0 </text:p>
          </table:table-cell>
          <table:table-cell table:style-name="ce70" office:value-type="float" office:value="11.3" calcext:value-type="float">
            <text:p><text:s/>11,3 </text:p>
          </table:table-cell>
          <table:table-cell table:style-name="ce96" office:value-type="float" office:value="8050" calcext:value-type="float">
            <text:p><text:s/>8.050,0 </text:p>
          </table:table-cell>
          <table:table-cell table:style-name="ce85" office:value-type="float" office:value="8134" calcext:value-type="float">
            <text:p><text:s/>8.134,0 </text:p>
          </table:table-cell>
          <table:table-cell table:style-name="ce85" office:value-type="float" office:value="1" calcext:value-type="float">
            <text:p><text:s/>1,0 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97" office:value-type="float" office:value="267559" calcext:value-type="float">
            <text:p><text:s/>267.559,0 </text:p>
          </table:table-cell>
          <table:table-cell table:style-name="ce61" office:value-type="float" office:value="290646" calcext:value-type="float">
            <text:p><text:s/>290.646,0 </text:p>
          </table:table-cell>
          <table:table-cell table:style-name="ce71" office:value-type="float" office:value="8.6" calcext:value-type="float">
            <text:p><text:s/>8,6 </text:p>
          </table:table-cell>
          <table:table-cell table:style-name="ce97" office:value-type="float" office:value="1611132" calcext:value-type="float">
            <text:p><text:s/>1.611.132,0 </text:p>
          </table:table-cell>
          <table:table-cell table:style-name="ce61" office:value-type="float" office:value="1590611" calcext:value-type="float">
            <text:p><text:s/>1.590.611,0 </text:p>
          </table:table-cell>
          <table:table-cell table:style-name="ce71" office:value-type="float" office:value="48.16" calcext:value-type="float">
            <text:p><text:s/>48,2 </text:p>
          </table:table-cell>
          <table:table-cell table:style-name="ce97" office:value-type="float" office:value="1878691" calcext:value-type="float">
            <text:p><text:s/>1.878.691,0 </text:p>
          </table:table-cell>
          <table:table-cell table:style-name="ce61" office:value-type="float" office:value="1881257" calcext:value-type="float">
            <text:p><text:s/>1.881.257,0 </text:p>
          </table:table-cell>
          <table:table-cell table:style-name="ce61" office:value-type="float" office:value="0.1" calcext:value-type="float">
            <text:p><text:s/>0,1 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85" office:value-type="float" office:value="215038" calcext:value-type="float">
            <text:p><text:s/>215.038,0 </text:p>
          </table:table-cell>
          <table:table-cell table:style-name="ce85" office:value-type="float" office:value="245191" calcext:value-type="float">
            <text:p><text:s/>245.191,0 </text:p>
          </table:table-cell>
          <table:table-cell table:style-name="ce85" office:value-type="float" office:value="14" calcext:value-type="float">
            <text:p><text:s/>14,0 </text:p>
          </table:table-cell>
          <table:table-cell table:style-name="ce96" office:value-type="float" office:value="1008595" calcext:value-type="float">
            <text:p><text:s/>1.008.595,0 </text:p>
          </table:table-cell>
          <table:table-cell table:style-name="ce85" office:value-type="float" office:value="983959" calcext:value-type="float">
            <text:p><text:s/>983.959,0 </text:p>
          </table:table-cell>
          <table:table-cell table:style-name="ce71" office:value-type="float" office:value="-2.4" calcext:value-type="float">
            <text:p><text:s/>(2,4)</text:p>
          </table:table-cell>
          <table:table-cell table:style-name="ce85" office:value-type="float" office:value="1223633" calcext:value-type="float">
            <text:p><text:s/>1.223.633,0 </text:p>
          </table:table-cell>
          <table:table-cell table:style-name="ce85" office:value-type="float" office:value="1229150" calcext:value-type="float">
            <text:p><text:s/>1.229.150,0 </text:p>
          </table:table-cell>
          <table:table-cell table:style-name="ce85" office:value-type="float" office:value="0.5" calcext:value-type="float">
            <text:p><text:s/>0,5 </text:p>
          </table:table-cell>
          <table:table-cell table:style-name="ce110"/>
          <table:table-cell table:style-name="ce109" table:number-columns-repeated="2"/>
          <table:table-cell table:style-name="ce110" table:number-columns-repeated="27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96" office:value-type="float" office:value="118186" calcext:value-type="float">
            <text:p><text:s/>118.186,0 </text:p>
          </table:table-cell>
          <table:table-cell table:style-name="ce85" office:value-type="float" office:value="154368" calcext:value-type="float">
            <text:p><text:s/>154.368,0 </text:p>
          </table:table-cell>
          <table:table-cell table:style-name="ce70" office:value-type="float" office:value="30.6" calcext:value-type="float">
            <text:p><text:s/>30,6 </text:p>
          </table:table-cell>
          <table:table-cell table:style-name="ce96" office:value-type="float" office:value="514193" calcext:value-type="float">
            <text:p><text:s/>514.193,0 </text:p>
          </table:table-cell>
          <table:table-cell table:style-name="ce85" office:value-type="float" office:value="496766" calcext:value-type="float">
            <text:p><text:s/>496.766,0 </text:p>
          </table:table-cell>
          <table:table-cell table:style-name="ce70" office:value-type="float" office:value="-3.4" calcext:value-type="float">
            <text:p><text:s/>(3,4)</text:p>
          </table:table-cell>
          <table:table-cell table:style-name="ce96" office:value-type="float" office:value="632379" calcext:value-type="float">
            <text:p><text:s/>632.379,0 </text:p>
          </table:table-cell>
          <table:table-cell table:style-name="ce85" office:value-type="float" office:value="651134" calcext:value-type="float">
            <text:p><text:s/>651.134,0 </text:p>
          </table:table-cell>
          <table:table-cell table:style-name="ce85" office:value-type="float" office:value="3" calcext:value-type="float">
            <text:p><text:s/>3,0 </text:p>
          </table:table-cell>
          <table:table-cell table:style-name="ce110"/>
          <table:table-cell table:style-name="ce109" table:number-columns-repeated="2"/>
          <table:table-cell table:style-name="ce110" table:number-columns-repeated="27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85" office:value-type="float" office:value="42829" calcext:value-type="float">
            <text:p><text:s/>42.829,0 </text:p>
          </table:table-cell>
          <table:table-cell table:style-name="ce85" office:value-type="float" office:value="40235" calcext:value-type="float">
            <text:p><text:s/>40.235,0 </text:p>
          </table:table-cell>
          <table:table-cell table:style-name="ce127" office:value-type="float" office:value="-6.1" calcext:value-type="float">
            <text:p><text:s/>(6,1)</text:p>
          </table:table-cell>
          <table:table-cell table:style-name="ce85" office:value-type="float" office:value="189183" calcext:value-type="float">
            <text:p><text:s/>189.183,0 </text:p>
          </table:table-cell>
          <table:table-cell table:style-name="ce85" office:value-type="float" office:value="185688" calcext:value-type="float">
            <text:p><text:s/>185.688,0 </text:p>
          </table:table-cell>
          <table:table-cell table:style-name="ce85" office:value-type="float" office:value="-1.8" calcext:value-type="float">
            <text:p><text:s/>(1,8)</text:p>
          </table:table-cell>
          <table:table-cell table:style-name="ce96" office:value-type="float" office:value="232012" calcext:value-type="float">
            <text:p><text:s/>232.012,0 </text:p>
          </table:table-cell>
          <table:table-cell table:style-name="ce85" office:value-type="float" office:value="225923" calcext:value-type="float">
            <text:p><text:s/>225.923,0 </text:p>
          </table:table-cell>
          <table:table-cell table:style-name="ce85" office:value-type="float" office:value="-2.6" calcext:value-type="float">
            <text:p><text:s/>(2,6)</text:p>
          </table:table-cell>
          <table:table-cell table:style-name="ce110"/>
          <table:table-cell table:style-name="ce109" table:number-columns-repeated="2"/>
          <table:table-cell table:style-name="ce110" table:number-columns-repeated="27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51174" calcext:value-type="float">
            <text:p><text:s/>51.174,0 </text:p>
          </table:table-cell>
          <table:table-cell table:style-name="ce85" office:value-type="float" office:value="46503" calcext:value-type="float">
            <text:p><text:s/>46.503,0 </text:p>
          </table:table-cell>
          <table:table-cell table:style-name="ce127" office:value-type="float" office:value="-9.1" calcext:value-type="float">
            <text:p><text:s/>(9,1)</text:p>
          </table:table-cell>
          <table:table-cell table:style-name="ce85" office:value-type="float" office:value="278811" calcext:value-type="float">
            <text:p><text:s/>278.811,0 </text:p>
          </table:table-cell>
          <table:table-cell table:style-name="ce85" office:value-type="float" office:value="276520" calcext:value-type="float">
            <text:p><text:s/>276.520,0 </text:p>
          </table:table-cell>
          <table:table-cell table:style-name="ce85" office:value-type="float" office:value="-0.8" calcext:value-type="float">
            <text:p><text:s/>(0,8)</text:p>
          </table:table-cell>
          <table:table-cell table:style-name="ce96" office:value-type="float" office:value="329985" calcext:value-type="float">
            <text:p><text:s/>329.985,0 </text:p>
          </table:table-cell>
          <table:table-cell table:style-name="ce85" office:value-type="float" office:value="323023" calcext:value-type="float">
            <text:p><text:s/>323.023,0 </text:p>
          </table:table-cell>
          <table:table-cell table:style-name="ce85" office:value-type="float" office:value="-2.1" calcext:value-type="float">
            <text:p><text:s/>(2,1)</text:p>
          </table:table-cell>
          <table:table-cell table:style-name="ce110"/>
          <table:table-cell table:style-name="ce109" table:number-columns-repeated="2"/>
          <table:table-cell table:style-name="ce110" table:number-columns-repeated="27"/>
          <table:table-cell table:number-columns-repeated="984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2849" calcext:value-type="float">
            <text:p><text:s/>2.849,0 </text:p>
          </table:table-cell>
          <table:table-cell table:style-name="ce85" office:value-type="float" office:value="4085" calcext:value-type="float">
            <text:p><text:s/>4.085,0 </text:p>
          </table:table-cell>
          <table:table-cell table:style-name="ce127" office:value-type="float" office:value="43.4" calcext:value-type="float">
            <text:p><text:s/>43,4 </text:p>
          </table:table-cell>
          <table:table-cell table:style-name="ce85" office:value-type="float" office:value="26408" calcext:value-type="float">
            <text:p><text:s/>26.408,0 </text:p>
          </table:table-cell>
          <table:table-cell table:style-name="ce85" office:value-type="float" office:value="24985" calcext:value-type="float">
            <text:p><text:s/>24.985,0 </text:p>
          </table:table-cell>
          <table:table-cell table:style-name="ce85" office:value-type="float" office:value="-5.4" calcext:value-type="float">
            <text:p><text:s/>(5,4)</text:p>
          </table:table-cell>
          <table:table-cell table:style-name="ce96" office:value-type="float" office:value="29257" calcext:value-type="float">
            <text:p><text:s/>29.257,0 </text:p>
          </table:table-cell>
          <table:table-cell table:style-name="ce85" office:value-type="float" office:value="29070" calcext:value-type="float">
            <text:p><text:s/>29.070,0 </text:p>
          </table:table-cell>
          <table:table-cell table:style-name="ce85" office:value-type="float" office:value="-0.6" calcext:value-type="float">
            <text:p><text:s/>(0,6)</text:p>
          </table:table-cell>
          <table:table-cell table:style-name="ce110"/>
          <table:table-cell table:style-name="ce109" table:number-columns-repeated="2"/>
          <table:table-cell table:style-name="ce110" table:number-columns-repeated="27"/>
          <table:table-cell table:number-columns-repeated="984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39724" calcext:value-type="float">
            <text:p><text:s/>39.724,0 </text:p>
          </table:table-cell>
          <table:table-cell table:style-name="ce85" office:value-type="float" office:value="31301" calcext:value-type="float">
            <text:p><text:s/>31.301,0 </text:p>
          </table:table-cell>
          <table:table-cell table:style-name="ce127" office:value-type="float" office:value="-21.2" calcext:value-type="float">
            <text:p><text:s/>(21,2)</text:p>
          </table:table-cell>
          <table:table-cell table:style-name="ce85" office:value-type="float" office:value="387926" calcext:value-type="float">
            <text:p><text:s/>387.926,0 </text:p>
          </table:table-cell>
          <table:table-cell table:style-name="ce85" office:value-type="float" office:value="393902" calcext:value-type="float">
            <text:p><text:s/>393.902,0 </text:p>
          </table:table-cell>
          <table:table-cell table:style-name="ce85" office:value-type="float" office:value="1.5" calcext:value-type="float">
            <text:p><text:s/>1,5 </text:p>
          </table:table-cell>
          <table:table-cell table:style-name="ce96" office:value-type="float" office:value="427650" calcext:value-type="float">
            <text:p><text:s/>427.650,0 </text:p>
          </table:table-cell>
          <table:table-cell table:style-name="ce85" office:value-type="float" office:value="425203" calcext:value-type="float">
            <text:p><text:s/>425.203,0 </text:p>
          </table:table-cell>
          <table:table-cell table:style-name="ce85" office:value-type="float" office:value="-0.6" calcext:value-type="float">
            <text:p><text:s/>(0,6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85" office:value-type="float" office:value="1436" calcext:value-type="float">
            <text:p><text:s/>1.436,0 </text:p>
          </table:table-cell>
          <table:table-cell table:style-name="ce85" office:value-type="float" office:value="2012" calcext:value-type="float">
            <text:p><text:s/>2.012,0 </text:p>
          </table:table-cell>
          <table:table-cell table:style-name="ce127" office:value-type="float" office:value="40.1" calcext:value-type="float">
            <text:p><text:s/>40,1 </text:p>
          </table:table-cell>
          <table:table-cell table:style-name="ce85" office:value-type="float" office:value="12030" calcext:value-type="float">
            <text:p><text:s/>12.030,0 </text:p>
          </table:table-cell>
          <table:table-cell table:style-name="ce85" office:value-type="float" office:value="11381" calcext:value-type="float">
            <text:p><text:s/>11.381,0 </text:p>
          </table:table-cell>
          <table:table-cell table:style-name="ce85" office:value-type="float" office:value="-5.4" calcext:value-type="float">
            <text:p><text:s/>(5,4)</text:p>
          </table:table-cell>
          <table:table-cell table:style-name="ce96" office:value-type="float" office:value="13466" calcext:value-type="float">
            <text:p><text:s/>13.466,0 </text:p>
          </table:table-cell>
          <table:table-cell table:style-name="ce85" office:value-type="float" office:value="13393" calcext:value-type="float">
            <text:p><text:s/>13.393,0 </text:p>
          </table:table-cell>
          <table:table-cell table:style-name="ce85" office:value-type="float" office:value="-0.5" calcext:value-type="float">
            <text:p><text:s/>(0,5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96" office:value-type="float" office:value="11361" calcext:value-type="float">
            <text:p><text:s/>11.361,0 </text:p>
          </table:table-cell>
          <table:table-cell table:style-name="ce85" office:value-type="float" office:value="12142" calcext:value-type="float">
            <text:p><text:s/>12.142,0 </text:p>
          </table:table-cell>
          <table:table-cell table:style-name="ce127" office:value-type="float" office:value="6.9" calcext:value-type="float">
            <text:p><text:s/>6,9 </text:p>
          </table:table-cell>
          <table:table-cell table:style-name="ce85" office:value-type="float" office:value="202581" calcext:value-type="float">
            <text:p><text:s/>202.581,0 </text:p>
          </table:table-cell>
          <table:table-cell table:style-name="ce85" office:value-type="float" office:value="201369" calcext:value-type="float">
            <text:p><text:s/>201.369,0 </text:p>
          </table:table-cell>
          <table:table-cell table:style-name="ce85" office:value-type="float" office:value="-0.6" calcext:value-type="float">
            <text:p><text:s/>(0,6)</text:p>
          </table:table-cell>
          <table:table-cell table:style-name="ce96" office:value-type="float" office:value="213942" calcext:value-type="float">
            <text:p><text:s/>213.942,0 </text:p>
          </table:table-cell>
          <table:table-cell table:style-name="ce85" office:value-type="float" office:value="213511" calcext:value-type="float">
            <text:p><text:s/>213.511,0 </text:p>
          </table:table-cell>
          <table:table-cell table:style-name="ce85" office:value-type="float" office:value="-0.2" calcext:value-type="float">
            <text:p><text:s/>(0,2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1" office:value-type="float" office:value="3300" calcext:value-type="float">
            <text:p><text:s/>3.300,0 </text:p>
          </table:table-cell>
          <table:table-cell table:style-name="ce61" office:value-type="float" office:value="2800" calcext:value-type="float">
            <text:p><text:s/>2.800,0 </text:p>
          </table:table-cell>
          <table:table-cell table:style-name="ce61" office:value-type="float" office:value="-15.2" calcext:value-type="float">
            <text:p><text:s/>(15,2)</text:p>
          </table:table-cell>
          <table:table-cell table:style-name="ce97" office:value-type="float" office:value="37500" calcext:value-type="float">
            <text:p><text:s/>37.500,0 </text:p>
          </table:table-cell>
          <table:table-cell table:style-name="ce61" office:value-type="float" office:value="37300" calcext:value-type="float">
            <text:p><text:s/>37.300,0 </text:p>
          </table:table-cell>
          <table:table-cell table:style-name="ce71" office:value-type="float" office:value="-0.5" calcext:value-type="float">
            <text:p><text:s/>(0,5)</text:p>
          </table:table-cell>
          <table:table-cell table:style-name="ce97" office:value-type="float" office:value="40800" calcext:value-type="float">
            <text:p><text:s/>40.800,0 </text:p>
          </table:table-cell>
          <table:table-cell table:style-name="ce61" office:value-type="float" office:value="40100" calcext:value-type="float">
            <text:p><text:s/>40.100,0 </text:p>
          </table:table-cell>
          <table:table-cell table:style-name="ce61" office:value-type="float" office:value="-1.7" calcext:value-type="float">
            <text:p><text:s/>(1,7)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85" office:value-type="float" office:value="3300" calcext:value-type="float">
            <text:p><text:s/>3.300,0 </text:p>
          </table:table-cell>
          <table:table-cell table:style-name="ce85" office:value-type="float" office:value="2800" calcext:value-type="float">
            <text:p><text:s/>2.800,0 </text:p>
          </table:table-cell>
          <table:table-cell table:style-name="ce85" office:value-type="float" office:value="-15.2" calcext:value-type="float">
            <text:p><text:s/>(15,2)</text:p>
          </table:table-cell>
          <table:table-cell table:style-name="ce99" office:value-type="float" office:value="37500" calcext:value-type="float">
            <text:p><text:s/>37.500,0 </text:p>
          </table:table-cell>
          <table:table-cell table:style-name="ce87" office:value-type="float" office:value="37300" calcext:value-type="float">
            <text:p><text:s/>37.300,0 </text:p>
          </table:table-cell>
          <table:table-cell table:style-name="ce151" office:value-type="float" office:value="-0.5" calcext:value-type="float">
            <text:p><text:s/>(0,5)</text:p>
          </table:table-cell>
          <table:table-cell table:style-name="ce99" office:value-type="float" office:value="40800" calcext:value-type="float">
            <text:p><text:s/>40.800,0 </text:p>
          </table:table-cell>
          <table:table-cell table:style-name="ce87" office:value-type="float" office:value="40100" calcext:value-type="float">
            <text:p><text:s/>40.100,0 </text:p>
          </table:table-cell>
          <table:table-cell table:style-name="ce87" office:value-type="float" office:value="-1.7" calcext:value-type="float">
            <text:p><text:s/>(1,7)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65" office:value-type="float" office:value="1309.1" calcext:value-type="float">
            <text:p><text:s/>1.309,1 </text:p>
          </table:table-cell>
          <table:table-cell table:style-name="ce68" office:value-type="float" office:value="1150" calcext:value-type="float">
            <text:p><text:s/>1.150,0 </text:p>
          </table:table-cell>
          <table:table-cell table:style-name="ce72" office:value-type="float" office:value="-12.2" calcext:value-type="float">
            <text:p><text:s/>(12,2)</text:p>
          </table:table-cell>
          <table:table-cell table:style-name="ce65" office:value-type="float" office:value="6596.8" calcext:value-type="float">
            <text:p><text:s/>6.596,8 </text:p>
          </table:table-cell>
          <table:table-cell table:style-name="ce68" office:value-type="float" office:value="9793" calcext:value-type="float">
            <text:p><text:s/>9.793,0 </text:p>
          </table:table-cell>
          <table:table-cell table:style-name="ce72" office:value-type="float" office:value="48.5" calcext:value-type="float">
            <text:p><text:s/>48,5 </text:p>
          </table:table-cell>
          <table:table-cell table:style-name="ce65" office:value-type="float" office:value="7905.9" calcext:value-type="float">
            <text:p><text:s/>7.905,9 </text:p>
          </table:table-cell>
          <table:table-cell table:style-name="ce68" office:value-type="float" office:value="10943" calcext:value-type="float">
            <text:p><text:s/>10.943,0 </text:p>
          </table:table-cell>
          <table:table-cell table:style-name="ce68" office:value-type="float" office:value="38.4" calcext:value-type="float">
            <text:p><text:s/>38,4 </text:p>
          </table:table-cell>
          <table:table-cell table:style-name="ce110" table:number-columns-repeated="30"/>
          <table:table-cell table:number-columns-repeated="984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5" office:value-type="float" office:value="17025" calcext:value-type="float">
            <text:p><text:s/>17.025,0 </text:p>
          </table:table-cell>
          <table:table-cell table:style-name="ce68" office:value-type="float" office:value="20220" calcext:value-type="float">
            <text:p><text:s/>20.220,0 </text:p>
          </table:table-cell>
          <table:table-cell table:style-name="ce72" office:value-type="float" office:value="18.8" calcext:value-type="float">
            <text:p><text:s/>18,8 </text:p>
          </table:table-cell>
          <table:table-cell table:style-name="ce65" office:value-type="float" office:value="193879" calcext:value-type="float">
            <text:p><text:s/>193.879,0 </text:p>
          </table:table-cell>
          <table:table-cell table:style-name="ce68" office:value-type="float" office:value="160064" calcext:value-type="float">
            <text:p><text:s/>160.064,0 </text:p>
          </table:table-cell>
          <table:table-cell table:style-name="ce72" office:value-type="float" office:value="-17.4" calcext:value-type="float">
            <text:p><text:s/>(17,4)</text:p>
          </table:table-cell>
          <table:table-cell table:style-name="ce65" office:value-type="float" office:value="210904" calcext:value-type="float">
            <text:p><text:s/>210.904,0 </text:p>
          </table:table-cell>
          <table:table-cell table:style-name="ce68" office:value-type="float" office:value="180284" calcext:value-type="float">
            <text:p><text:s/>180.284,0 </text:p>
          </table:table-cell>
          <table:table-cell table:style-name="ce68" office:value-type="float" office:value="-14.5" calcext:value-type="float">
            <text:p><text:s/>(14,5)</text:p>
          </table:table-cell>
          <table:table-cell table:style-name="ce109" table:number-columns-repeated="30"/>
          <table:table-cell table:number-columns-repeated="984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5" office:value-type="float" office:value="275860" calcext:value-type="float">
            <text:p><text:s/>275.860,0 </text:p>
          </table:table-cell>
          <table:table-cell table:style-name="ce68" office:value-type="float" office:value="297795" calcext:value-type="float">
            <text:p><text:s/>297.795,0 </text:p>
          </table:table-cell>
          <table:table-cell table:style-name="ce72" office:value-type="float" office:value="8" calcext:value-type="float">
            <text:p><text:s/>8,0 </text:p>
          </table:table-cell>
          <table:table-cell table:style-name="ce65" office:value-type="float" office:value="1663847" calcext:value-type="float">
            <text:p><text:s/>1.663.847,0 </text:p>
          </table:table-cell>
          <table:table-cell table:style-name="ce68" office:value-type="float" office:value="1642908" calcext:value-type="float">
            <text:p><text:s/>1.642.908,0 </text:p>
          </table:table-cell>
          <table:table-cell table:style-name="ce72" office:value-type="float" office:value="-1.3" calcext:value-type="float">
            <text:p><text:s/>(1,3)</text:p>
          </table:table-cell>
          <table:table-cell table:style-name="ce65" office:value-type="float" office:value="1939707" calcext:value-type="float">
            <text:p><text:s/>1.939.707,0 </text:p>
          </table:table-cell>
          <table:table-cell table:style-name="ce68" office:value-type="float" office:value="1940703" calcext:value-type="float">
            <text:p><text:s/>1.940.703,0 </text:p>
          </table:table-cell>
          <table:table-cell table:style-name="ce68" office:value-type="float" office:value="0.1" calcext:value-type="float">
            <text:p><text:s/>0,1 </text:p>
          </table:table-cell>
          <table:table-cell table:style-name="ce109" table:number-columns-repeated="30"/>
          <table:table-cell table:number-columns-repeated="984"/>
        </table:table-row>
        <table:table-row table:style-name="ro4">
          <table:table-cell table:style-name="ce11" office:value-type="string" calcext:value-type="string">
            <text:p>BRASIL</text:p>
          </table:table-cell>
          <table:table-cell table:style-name="ce65" office:value-type="float" office:value="294194.1" calcext:value-type="float">
            <text:p><text:s/>294.194,1 </text:p>
          </table:table-cell>
          <table:table-cell table:style-name="ce68" office:value-type="float" office:value="319165" calcext:value-type="float">
            <text:p><text:s/>319.165,0 </text:p>
          </table:table-cell>
          <table:table-cell table:style-name="ce72" office:value-type="float" office:value="8.5" calcext:value-type="float">
            <text:p><text:s/>8,5 </text:p>
          </table:table-cell>
          <table:table-cell table:style-name="ce65" office:value-type="float" office:value="1864322.8" calcext:value-type="float">
            <text:p><text:s/>1.864.322,8 </text:p>
          </table:table-cell>
          <table:table-cell table:style-name="ce68" office:value-type="float" office:value="1812765" calcext:value-type="float">
            <text:p><text:s/>1.812.765,0 </text:p>
          </table:table-cell>
          <table:table-cell table:style-name="ce72" office:value-type="float" office:value="-2.8" calcext:value-type="float">
            <text:p><text:s/>(2,8)</text:p>
          </table:table-cell>
          <table:table-cell table:style-name="ce65" office:value-type="float" office:value="2158516.9" calcext:value-type="float">
            <text:p><text:s/>2.158.516,9 </text:p>
          </table:table-cell>
          <table:table-cell table:style-name="ce68" office:value-type="float" office:value="2131930" calcext:value-type="float">
            <text:p><text:s/>2.131.930,0 </text:p>
          </table:table-cell>
          <table:table-cell table:style-name="ce68" office:value-type="float" office:value="-1.2" calcext:value-type="float">
            <text:p><text:s/>(1,2)</text:p>
          </table:table-cell>
          <table:table-cell table:style-name="ce109" table:number-columns-repeated="30"/>
          <table:table-cell table:number-columns-repeated="984"/>
        </table:table-row>
        <table:table-row table:style-name="ro9">
          <table:table-cell table:style-name="ce53" office:value-type="string" calcext:value-type="string">
            <text:p>Legenda: (*) Acre, Amazonas, Pará, Ceará, Pernambuco, Mato Grosso do Sul e Distrito Federal</text:p>
          </table:table-cell>
          <table:table-cell table:style-name="ce53" table:number-columns-repeated="9"/>
          <table:table-cell table:number-columns-repeated="1014"/>
        </table:table-row>
        <table:table-row table:style-name="ro9">
          <table:table-cell table:style-name="ce53" office:value-type="string" calcext:value-type="string">
            <text:p>Fonte: Conab.</text:p>
          </table:table-cell>
          <table:table-cell table:style-name="ce53"/>
          <table:table-cell table:style-name="ce54"/>
          <table:table-cell table:style-name="ce53" table:number-columns-repeated="7"/>
          <table:table-cell table:number-columns-repeated="1014"/>
        </table:table-row>
        <table:table-row table:style-name="ro9">
          <table:table-cell table:style-name="ce54" office:value-type="string" calcext:value-type="string">
            <text:p>Nota: Estimativa em setembro/2019.</text:p>
          </table:table-cell>
          <table:table-cell table:style-name="ce54"/>
          <table:table-cell/>
          <table:table-cell table:style-name="ce53" table:number-columns-repeated="7"/>
          <table:table-cell table:number-columns-repeated="1014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4 Café Total - Área'.$A$1:.$J$36" table:range-usable-as="print-range"/>
        </table:named-expressions>
      </table:table>
      <table:table table:name="5 Café Arábica - Área" table:style-name="ta6" table:print-ranges="'5 Café Arábica - Área'.A1:'5 Café Arábica - Área'.J36">
        <table:table-column table:style-name="co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27" table:default-cell-style-name="ce53"/>
        <table:table-column table:style-name="co28" table:default-cell-style-name="ce55"/>
        <table:table-column table:style-name="co29" table:default-cell-style-name="ce55"/>
        <table:table-column table:style-name="co12" table:number-columns-repeated="36" table:default-cell-style-name="ce55"/>
        <table:table-column table:style-name="co24" table:default-cell-style-name="ce53"/>
        <table:table-column table:style-name="co15" table:default-cell-style-name="ce53"/>
        <table:table-column table:style-name="co5" table:number-columns-repeated="206" table:default-cell-style-name="ce53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ARÁBICA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FORMAÇÃO, EM PRODUÇÃO E TOTAL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style-name="ce13"/>
          <table:table-cell table:number-columns-repeated="974"/>
        </table:table-row>
        <table:table-row table:style-name="ro7">
          <table:table-cell table:style-name="ce147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147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8">
          <table:table-cell table:style-name="ce52" office:value-type="string" calcext:value-type="string" table:number-columns-spanned="1" table:number-rows-spanned="3">
            <text:p>REGIÃO/UF</text:p>
          </table:table-cell>
          <table:table-cell table:style-name="ce150" office:value-type="string" calcext:value-type="string" table:number-columns-spanned="3" table:number-rows-spanned="1">
            <text:p>ÁREA EM FORMA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EM PRODU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TOTAL (ha)</text:p>
          </table:table-cell>
          <table:covered-table-cell table:number-columns-repeated="2" table:style-name="ce150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4">
          <table:covered-table-cell table:style-name="ce148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covered-table-cell table:style-name="ce149"/>
          <table:table-cell table:style-name="ce58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58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 table:visibility="collapse">
          <table:table-cell table:style-name="ce6" office:value-type="string" calcext:value-type="string">
            <text:p>NORTE</text:p>
          </table:table-cell>
          <table:table-cell table:style-name="ce95" office:value-type="float" office:value="0" calcext:value-type="float">
            <text:p><text:s/>- <text:s/></text:p>
          </table:table-cell>
          <table:table-cell table:style-name="ce59" office:value-type="float" office:value="0" calcext:value-type="float">
            <text:p><text:s/>- <text:s/></text:p>
          </table:table-cell>
          <table:table-cell table:style-name="ce69" office:value-type="float" office:value="0" calcext:value-type="float">
            <text:p><text:s/>- <text:s/></text:p>
          </table:table-cell>
          <table:table-cell table:style-name="ce95" office:value-type="float" office:value="0" calcext:value-type="float">
            <text:p><text:s/>- <text:s/></text:p>
          </table:table-cell>
          <table:table-cell table:style-name="ce59" office:value-type="float" office:value="0" calcext:value-type="float">
            <text:p><text:s/>- <text:s/></text:p>
          </table:table-cell>
          <table:table-cell table:style-name="ce69" office:value-type="float" office:value="0" calcext:value-type="float">
            <text:p><text:s/>- <text:s/></text:p>
          </table:table-cell>
          <table:table-cell table:style-name="ce95" office:value-type="float" office:value="0" calcext:value-type="float">
            <text:p><text:s/>- <text:s/></text:p>
          </table:table-cell>
          <table:table-cell table:number-columns-repeated="2" table:style-name="ce59" office:value-type="float" office:value="0" calcext:value-type="float">
            <text:p><text:s/>- <text:s/>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RO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154" office:value-type="float" office:value="0" calcext:value-type="float">
            <text:p><text:s/>- </text:p>
          </table:table-cell>
          <table:table-cell table:style-name="ce60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54" office:value-type="float" office:value="30.9694891905008" calcext:value-type="float">
            <text:p><text:s/>31,0 </text:p>
          </table:table-cell>
          <table:table-cell table:style-name="ce60" office:value-type="float" office:value="33.4295142597523" calcext:value-type="float">
            <text:p><text:s/>33,4 </text:p>
          </table:table-cell>
          <table:table-cell table:style-name="ce70" office:value-type="float" office:value="7.9" calcext:value-type="float">
            <text:p><text:s/>7,9 </text:p>
          </table:table-cell>
          <table:table-cell table:style-name="ce96" office:value-type="float" office:value="1978.3" calcext:value-type="float">
            <text:p><text:s/>1.978,3 </text:p>
          </table:table-cell>
          <table:table-cell table:style-name="ce85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54" office:value-type="float" office:value="30.9694891905008" calcext:value-type="float">
            <text:p><text:s/>31,0 </text:p>
          </table:table-cell>
          <table:table-cell table:style-name="ce60" office:value-type="float" office:value="33.4295142597523" calcext:value-type="float">
            <text:p><text:s/>33,4 </text:p>
          </table:table-cell>
          <table:table-cell table:style-name="ce70" office:value-type="float" office:value="7.9" calcext:value-type="float">
            <text:p><text:s/>7,9 </text:p>
          </table:table-cell>
          <table:table-cell table:style-name="ce96" office:value-type="float" office:value="1978.3" calcext:value-type="float">
            <text:p><text:s/>1.978,3 </text:p>
          </table:table-cell>
          <table:table-cell table:style-name="ce85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4587" calcext:value-type="float">
            <text:p><text:s/>4.587,0 </text:p>
          </table:table-cell>
          <table:table-cell table:style-name="ce61" office:value-type="float" office:value="9500" calcext:value-type="float">
            <text:p><text:s/>9.500,0 </text:p>
          </table:table-cell>
          <table:table-cell table:style-name="ce71" office:value-type="float" office:value="107.1" calcext:value-type="float">
            <text:p><text:s/>107,1 </text:p>
          </table:table-cell>
          <table:table-cell table:style-name="ce61" office:value-type="float" office:value="82300" calcext:value-type="float">
            <text:p><text:s/>82.300,0 </text:p>
          </table:table-cell>
          <table:table-cell table:style-name="ce61" office:value-type="float" office:value="60335" calcext:value-type="float">
            <text:p><text:s/>60.335,0 </text:p>
          </table:table-cell>
          <table:table-cell table:style-name="ce71" office:value-type="float" office:value="-26.7" calcext:value-type="float">
            <text:p><text:s/>(26,7)</text:p>
          </table:table-cell>
          <table:table-cell table:style-name="ce97" office:value-type="float" office:value="86887" calcext:value-type="float">
            <text:p><text:s/>86.887,0 </text:p>
          </table:table-cell>
          <table:table-cell table:style-name="ce61" office:value-type="float" office:value="69835" calcext:value-type="float">
            <text:p><text:s/>69.835,0 </text:p>
          </table:table-cell>
          <table:table-cell table:style-name="ce61" office:value-type="float" office:value="-19.6" calcext:value-type="float">
            <text:p><text:s/>(19,6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4587" calcext:value-type="float">
            <text:p><text:s/>4.587,0 </text:p>
          </table:table-cell>
          <table:table-cell table:style-name="ce85" office:value-type="float" office:value="9500" calcext:value-type="float">
            <text:p><text:s/>9.500,0 </text:p>
          </table:table-cell>
          <table:table-cell table:style-name="ce70" office:value-type="float" office:value="107.1" calcext:value-type="float">
            <text:p><text:s/>107,1 </text:p>
          </table:table-cell>
          <table:table-cell table:style-name="ce85" office:value-type="float" office:value="82300" calcext:value-type="float">
            <text:p><text:s/>82.300,0 </text:p>
          </table:table-cell>
          <table:table-cell table:style-name="ce85" office:value-type="float" office:value="60335" calcext:value-type="float">
            <text:p><text:s/>60.335,0 </text:p>
          </table:table-cell>
          <table:table-cell table:style-name="ce70" office:value-type="float" office:value="-26.7" calcext:value-type="float">
            <text:p><text:s/>(26,7)</text:p>
          </table:table-cell>
          <table:table-cell table:style-name="ce96" office:value-type="float" office:value="86887" calcext:value-type="float">
            <text:p><text:s/>86.887,0 </text:p>
          </table:table-cell>
          <table:table-cell table:style-name="ce85" office:value-type="float" office:value="69835" calcext:value-type="float">
            <text:p><text:s/>69.835,0 </text:p>
          </table:table-cell>
          <table:table-cell table:style-name="ce85" office:value-type="float" office:value="-19.6" calcext:value-type="float">
            <text:p><text:s/>(19,6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85" office:value-type="float" office:value="937" calcext:value-type="float">
            <text:p><text:s/>937,0 </text:p>
          </table:table-cell>
          <table:table-cell table:style-name="ce85" office:value-type="float" office:value="2300" calcext:value-type="float">
            <text:p><text:s/>2.300,0 </text:p>
          </table:table-cell>
          <table:table-cell table:style-name="ce85" office:value-type="float" office:value="145.5" calcext:value-type="float">
            <text:p><text:s/>145,5 </text:p>
          </table:table-cell>
          <table:table-cell table:style-name="ce96" office:value-type="float" office:value="11300" calcext:value-type="float">
            <text:p><text:s/>11.300,0 </text:p>
          </table:table-cell>
          <table:table-cell table:style-name="ce85" office:value-type="float" office:value="9000" calcext:value-type="float">
            <text:p><text:s/>9.000,0 </text:p>
          </table:table-cell>
          <table:table-cell table:style-name="ce70" office:value-type="float" office:value="-20.4" calcext:value-type="float">
            <text:p><text:s/>(20,4)</text:p>
          </table:table-cell>
          <table:table-cell table:style-name="ce96" office:value-type="float" office:value="12237" calcext:value-type="float">
            <text:p><text:s/>12.237,0 </text:p>
          </table:table-cell>
          <table:table-cell table:style-name="ce85" office:value-type="float" office:value="11300" calcext:value-type="float">
            <text:p><text:s/>11.300,0 </text:p>
          </table:table-cell>
          <table:table-cell table:style-name="ce85" office:value-type="float" office:value="-7.7" calcext:value-type="float">
            <text:p><text:s/>(7,7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85" office:value-type="float" office:value="3650" calcext:value-type="float">
            <text:p><text:s/>3.650,0 </text:p>
          </table:table-cell>
          <table:table-cell table:style-name="ce85" office:value-type="float" office:value="7200" calcext:value-type="float">
            <text:p><text:s/>7.200,0 </text:p>
          </table:table-cell>
          <table:table-cell table:style-name="ce70" office:value-type="float" office:value="97.3" calcext:value-type="float">
            <text:p><text:s/>97,3 </text:p>
          </table:table-cell>
          <table:table-cell table:style-name="ce96" office:value-type="float" office:value="71000" calcext:value-type="float">
            <text:p><text:s/>71.000,0 </text:p>
          </table:table-cell>
          <table:table-cell table:style-name="ce85" office:value-type="float" office:value="51335" calcext:value-type="float">
            <text:p><text:s/>51.335,0 </text:p>
          </table:table-cell>
          <table:table-cell table:style-name="ce70" office:value-type="float" office:value="-27.7" calcext:value-type="float">
            <text:p><text:s/>(27,7)</text:p>
          </table:table-cell>
          <table:table-cell table:style-name="ce96" office:value-type="float" office:value="74650" calcext:value-type="float">
            <text:p><text:s/>74.650,0 </text:p>
          </table:table-cell>
          <table:table-cell table:style-name="ce85" office:value-type="float" office:value="58535" calcext:value-type="float">
            <text:p><text:s/>58.535,0 </text:p>
          </table:table-cell>
          <table:table-cell table:style-name="ce85" office:value-type="float" office:value="-21.6" calcext:value-type="float">
            <text:p><text:s/>(21,6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Atlântic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2155" calcext:value-type="float">
            <text:p><text:s/>2.155,0 </text:p>
          </table:table-cell>
          <table:table-cell table:style-name="ce61" office:value-type="float" office:value="1559" calcext:value-type="float">
            <text:p><text:s/>1.559,0 </text:p>
          </table:table-cell>
          <table:table-cell table:style-name="ce71" office:value-type="float" office:value="-27.7" calcext:value-type="float">
            <text:p><text:s/>(27,7)</text:p>
          </table:table-cell>
          <table:table-cell table:style-name="ce61" office:value-type="float" office:value="5950" calcext:value-type="float">
            <text:p><text:s/>5.950,0 </text:p>
          </table:table-cell>
          <table:table-cell table:style-name="ce61" office:value-type="float" office:value="6575" calcext:value-type="float">
            <text:p><text:s/>6.575,0 </text:p>
          </table:table-cell>
          <table:table-cell table:style-name="ce71" office:value-type="float" office:value="10.5" calcext:value-type="float">
            <text:p><text:s/>10,5 </text:p>
          </table:table-cell>
          <table:table-cell table:style-name="ce97" office:value-type="float" office:value="8105" calcext:value-type="float">
            <text:p><text:s/>8.105,0 </text:p>
          </table:table-cell>
          <table:table-cell table:style-name="ce61" office:value-type="float" office:value="8134" calcext:value-type="float">
            <text:p><text:s/>8.134,0 </text:p>
          </table:table-cell>
          <table:table-cell table:style-name="ce61" office:value-type="float" office:value="0.4" calcext:value-type="float">
            <text:p><text:s/>0,4 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152" office:value-type="float" office:value="10" calcext:value-type="float">
            <text:p><text:s/>10,00 </text:p>
          </table:table-cell>
          <table:table-cell table:style-name="ce152" office:value-type="float" office:value="0" calcext:value-type="float">
            <text:p><text:s/>- <text:s/></text:p>
          </table:table-cell>
          <table:table-cell table:style-name="ce70" office:value-type="float" office:value="-100" calcext:value-type="float">
            <text:p><text:s/>(100,0)</text:p>
          </table:table-cell>
          <table:table-cell table:style-name="ce155" office:value-type="float" office:value="45" calcext:value-type="float">
            <text:p><text:s/>45,00 </text:p>
          </table:table-cell>
          <table:table-cell table:style-name="ce152" office:value-type="float" office:value="0" calcext:value-type="float">
            <text:p><text:s/>- <text:s/></text:p>
          </table:table-cell>
          <table:table-cell table:style-name="ce70" office:value-type="float" office:value="-100" calcext:value-type="float">
            <text:p><text:s/>(100,0)</text:p>
          </table:table-cell>
          <table:table-cell table:style-name="ce96" office:value-type="float" office:value="55" calcext:value-type="float">
            <text:p><text:s/>55,0 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85" office:value-type="float" office:value="-100" calcext:value-type="float">
            <text:p><text:s/>(100,0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85" office:value-type="float" office:value="2145" calcext:value-type="float">
            <text:p><text:s/>2.145,0 </text:p>
          </table:table-cell>
          <table:table-cell table:style-name="ce85" office:value-type="float" office:value="1559" calcext:value-type="float">
            <text:p><text:s/>1.559,0 </text:p>
          </table:table-cell>
          <table:table-cell table:style-name="ce85" office:value-type="float" office:value="-27.3" calcext:value-type="float">
            <text:p><text:s/>(27,3)</text:p>
          </table:table-cell>
          <table:table-cell table:style-name="ce96" office:value-type="float" office:value="5905" calcext:value-type="float">
            <text:p><text:s/>5.905,0 </text:p>
          </table:table-cell>
          <table:table-cell table:style-name="ce85" office:value-type="float" office:value="6575" calcext:value-type="float">
            <text:p><text:s/>6.575,0 </text:p>
          </table:table-cell>
          <table:table-cell table:style-name="ce70" office:value-type="float" office:value="11.3" calcext:value-type="float">
            <text:p><text:s/>11,3 </text:p>
          </table:table-cell>
          <table:table-cell table:style-name="ce96" office:value-type="float" office:value="8050" calcext:value-type="float">
            <text:p><text:s/>8.050,0 </text:p>
          </table:table-cell>
          <table:table-cell table:style-name="ce85" office:value-type="float" office:value="8134" calcext:value-type="float">
            <text:p><text:s/>8.134,0 </text:p>
          </table:table-cell>
          <table:table-cell table:style-name="ce85" office:value-type="float" office:value="1" calcext:value-type="float">
            <text:p><text:s/>1,0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241689" calcext:value-type="float">
            <text:p><text:s/>241.689,0 </text:p>
          </table:table-cell>
          <table:table-cell table:style-name="ce61" office:value-type="float" office:value="269496" calcext:value-type="float">
            <text:p><text:s/>269.496,0 </text:p>
          </table:table-cell>
          <table:table-cell table:style-name="ce71" office:value-type="float" office:value="11.5" calcext:value-type="float">
            <text:p><text:s/>11,5 </text:p>
          </table:table-cell>
          <table:table-cell table:style-name="ce61" office:value-type="float" office:value="1366798" calcext:value-type="float">
            <text:p><text:s/>1.366.798,0 </text:p>
          </table:table-cell>
          <table:table-cell table:style-name="ce61" office:value-type="float" office:value="1339349" calcext:value-type="float">
            <text:p><text:s/>1.339.349,0 </text:p>
          </table:table-cell>
          <table:table-cell table:style-name="ce71" office:value-type="float" office:value="-2" calcext:value-type="float">
            <text:p><text:s/>(2,0)</text:p>
          </table:table-cell>
          <table:table-cell table:style-name="ce97" office:value-type="float" office:value="1608487" calcext:value-type="float">
            <text:p><text:s/>1.608.487,0 </text:p>
          </table:table-cell>
          <table:table-cell table:style-name="ce61" office:value-type="float" office:value="1608845" calcext:value-type="float">
            <text:p><text:s/>1.608.845,0 </text:p>
          </table:table-cell>
          <table:table-cell table:style-name="ce61" office:value-type="float" office:value="0" calcext:value-type="float">
            <text:p><text:s/>- <text:s/></text:p>
          </table:table-cell>
          <table:table-cell table:style-name="ce134"/>
          <table:table-cell table:style-name="ce145" table:number-columns-repeated="2"/>
          <table:table-cell table:style-name="ce109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85" office:value-type="float" office:value="214392" calcext:value-type="float">
            <text:p><text:s/>214.392,0 </text:p>
          </table:table-cell>
          <table:table-cell table:style-name="ce85" office:value-type="float" office:value="243739" calcext:value-type="float">
            <text:p><text:s/>243.739,0 </text:p>
          </table:table-cell>
          <table:table-cell table:style-name="ce127" office:value-type="float" office:value="13.7" calcext:value-type="float">
            <text:p><text:s/>13,7 </text:p>
          </table:table-cell>
          <table:table-cell table:style-name="ce85" office:value-type="float" office:value="995584" calcext:value-type="float">
            <text:p><text:s/>995.584,0 </text:p>
          </table:table-cell>
          <table:table-cell table:style-name="ce85" office:value-type="float" office:value="974502" calcext:value-type="float">
            <text:p><text:s/>974.502,0 </text:p>
          </table:table-cell>
          <table:table-cell table:style-name="ce85" office:value-type="float" office:value="-2.1" calcext:value-type="float">
            <text:p><text:s/>(2,1)</text:p>
          </table:table-cell>
          <table:table-cell table:style-name="ce98" office:value-type="float" office:value="1209976" calcext:value-type="float">
            <text:p><text:s/>1.209.976,0 </text:p>
          </table:table-cell>
          <table:table-cell table:style-name="ce119" office:value-type="float" office:value="1218241" calcext:value-type="float">
            <text:p><text:s/>1.218.241,0 </text:p>
          </table:table-cell>
          <table:table-cell table:style-name="ce85" office:value-type="float" office:value="0.7" calcext:value-type="float">
            <text:p><text:s/>0,7 </text:p>
          </table:table-cell>
          <table:table-cell table:style-name="ce143"/>
          <table:table-cell table:style-name="ce156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85" office:value-type="float" office:value="118186" calcext:value-type="float">
            <text:p><text:s/>118.186,0 </text:p>
          </table:table-cell>
          <table:table-cell table:style-name="ce85" office:value-type="float" office:value="154368" calcext:value-type="float">
            <text:p><text:s/>154.368,0 </text:p>
          </table:table-cell>
          <table:table-cell table:style-name="ce70" office:value-type="float" office:value="30.6" calcext:value-type="float">
            <text:p><text:s/>30,6 </text:p>
          </table:table-cell>
          <table:table-cell table:style-name="ce85" office:value-type="float" office:value="514193" calcext:value-type="float">
            <text:p><text:s/>514.193,0 </text:p>
          </table:table-cell>
          <table:table-cell table:style-name="ce85" office:value-type="float" office:value="496766" calcext:value-type="float">
            <text:p><text:s/>496.766,0 </text:p>
          </table:table-cell>
          <table:table-cell table:style-name="ce85" office:value-type="float" office:value="-3.4" calcext:value-type="float">
            <text:p><text:s/>(3,4)</text:p>
          </table:table-cell>
          <table:table-cell table:style-name="ce96" office:value-type="float" office:value="632379" calcext:value-type="float">
            <text:p><text:s/>632.379,0 </text:p>
          </table:table-cell>
          <table:table-cell table:style-name="ce85" office:value-type="float" office:value="651134" calcext:value-type="float">
            <text:p><text:s/>651.134,0 </text:p>
          </table:table-cell>
          <table:table-cell table:style-name="ce85" office:value-type="float" office:value="3" calcext:value-type="float">
            <text:p><text:s/>3,0 </text:p>
          </table:table-cell>
          <table:table-cell table:style-name="ce143"/>
          <table:table-cell table:style-name="ce145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85" office:value-type="float" office:value="42829" calcext:value-type="float">
            <text:p><text:s/>42.829,0 </text:p>
          </table:table-cell>
          <table:table-cell table:style-name="ce85" office:value-type="float" office:value="40235" calcext:value-type="float">
            <text:p><text:s/>40.235,0 </text:p>
          </table:table-cell>
          <table:table-cell table:style-name="ce127" office:value-type="float" office:value="-6.1" calcext:value-type="float">
            <text:p><text:s/>(6,1)</text:p>
          </table:table-cell>
          <table:table-cell table:style-name="ce85" office:value-type="float" office:value="189183" calcext:value-type="float">
            <text:p><text:s/>189.183,0 </text:p>
          </table:table-cell>
          <table:table-cell table:style-name="ce85" office:value-type="float" office:value="185688" calcext:value-type="float">
            <text:p><text:s/>185.688,0 </text:p>
          </table:table-cell>
          <table:table-cell table:style-name="ce85" office:value-type="float" office:value="-1.8" calcext:value-type="float">
            <text:p><text:s/>(1,8)</text:p>
          </table:table-cell>
          <table:table-cell table:style-name="ce96" office:value-type="float" office:value="232012" calcext:value-type="float">
            <text:p><text:s/>232.012,0 </text:p>
          </table:table-cell>
          <table:table-cell table:style-name="ce85" office:value-type="float" office:value="225923" calcext:value-type="float">
            <text:p><text:s/>225.923,0 </text:p>
          </table:table-cell>
          <table:table-cell table:style-name="ce85" office:value-type="float" office:value="-2.6" calcext:value-type="float">
            <text:p><text:s/>(2,6)</text:p>
          </table:table-cell>
          <table:table-cell table:style-name="ce143"/>
          <table:table-cell table:style-name="ce145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50754" calcext:value-type="float">
            <text:p><text:s/>50.754,0 </text:p>
          </table:table-cell>
          <table:table-cell table:style-name="ce85" office:value-type="float" office:value="45559" calcext:value-type="float">
            <text:p><text:s/>45.559,0 </text:p>
          </table:table-cell>
          <table:table-cell table:style-name="ce127" office:value-type="float" office:value="-10.2" calcext:value-type="float">
            <text:p><text:s/>(10,2)</text:p>
          </table:table-cell>
          <table:table-cell table:style-name="ce85" office:value-type="float" office:value="270354" calcext:value-type="float">
            <text:p><text:s/>270.354,0 </text:p>
          </table:table-cell>
          <table:table-cell table:style-name="ce85" office:value-type="float" office:value="270373" calcext:value-type="float">
            <text:p><text:s/>270.373,0 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96" office:value-type="float" office:value="321108" calcext:value-type="float">
            <text:p><text:s/>321.108,0 </text:p>
          </table:table-cell>
          <table:table-cell table:style-name="ce85" office:value-type="float" office:value="315932" calcext:value-type="float">
            <text:p><text:s/>315.932,0 </text:p>
          </table:table-cell>
          <table:table-cell table:style-name="ce85" office:value-type="float" office:value="-1.6" calcext:value-type="float">
            <text:p><text:s/>(1,6)</text:p>
          </table:table-cell>
          <table:table-cell table:style-name="ce143"/>
          <table:table-cell table:style-name="ce145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2623" calcext:value-type="float">
            <text:p><text:s/>2.623,0 </text:p>
          </table:table-cell>
          <table:table-cell table:style-name="ce85" office:value-type="float" office:value="3577" calcext:value-type="float">
            <text:p><text:s/>3.577,0 </text:p>
          </table:table-cell>
          <table:table-cell table:style-name="ce127" office:value-type="float" office:value="36.4" calcext:value-type="float">
            <text:p><text:s/>36,4 </text:p>
          </table:table-cell>
          <table:table-cell table:style-name="ce85" office:value-type="float" office:value="21854" calcext:value-type="float">
            <text:p><text:s/>21.854,0 </text:p>
          </table:table-cell>
          <table:table-cell table:style-name="ce85" office:value-type="float" office:value="21675" calcext:value-type="float">
            <text:p><text:s/>21.675,0 </text:p>
          </table:table-cell>
          <table:table-cell table:style-name="ce85" office:value-type="float" office:value="-0.8" calcext:value-type="float">
            <text:p><text:s/>(0,8)</text:p>
          </table:table-cell>
          <table:table-cell table:style-name="ce96" office:value-type="float" office:value="24477" calcext:value-type="float">
            <text:p><text:s/>24.477,0 </text:p>
          </table:table-cell>
          <table:table-cell table:style-name="ce85" office:value-type="float" office:value="25252" calcext:value-type="float">
            <text:p><text:s/>25.252,0 </text:p>
          </table:table-cell>
          <table:table-cell table:style-name="ce85" office:value-type="float" office:value="3.2" calcext:value-type="float">
            <text:p><text:s/>3,2 </text:p>
          </table:table-cell>
          <table:table-cell table:style-name="ce143"/>
          <table:table-cell table:style-name="ce145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14500" calcext:value-type="float">
            <text:p><text:s/>14.500,0 </text:p>
          </table:table-cell>
          <table:table-cell table:style-name="ce85" office:value-type="float" office:value="11603" calcext:value-type="float">
            <text:p><text:s/>11.603,0 </text:p>
          </table:table-cell>
          <table:table-cell table:style-name="ce127" office:value-type="float" office:value="-20" calcext:value-type="float">
            <text:p><text:s/>(20,0)</text:p>
          </table:table-cell>
          <table:table-cell table:style-name="ce85" office:value-type="float" office:value="156603" calcext:value-type="float">
            <text:p><text:s/>156.603,0 </text:p>
          </table:table-cell>
          <table:table-cell table:style-name="ce85" office:value-type="float" office:value="152097" calcext:value-type="float">
            <text:p><text:s/>152.097,0 </text:p>
          </table:table-cell>
          <table:table-cell table:style-name="ce85" office:value-type="float" office:value="-2.9" calcext:value-type="float">
            <text:p><text:s/>(2,9)</text:p>
          </table:table-cell>
          <table:table-cell table:style-name="ce96" office:value-type="float" office:value="171103" calcext:value-type="float">
            <text:p><text:s/>171.103,0 </text:p>
          </table:table-cell>
          <table:table-cell table:style-name="ce85" office:value-type="float" office:value="163700" calcext:value-type="float">
            <text:p><text:s/>163.700,0 </text:p>
          </table:table-cell>
          <table:table-cell table:style-name="ce85" office:value-type="float" office:value="-4.3" calcext:value-type="float">
            <text:p><text:s/>(4,3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85" office:value-type="float" office:value="1436" calcext:value-type="float">
            <text:p><text:s/>1.436,0 </text:p>
          </table:table-cell>
          <table:table-cell table:style-name="ce85" office:value-type="float" office:value="2012" calcext:value-type="float">
            <text:p><text:s/>2.012,0 </text:p>
          </table:table-cell>
          <table:table-cell table:style-name="ce127" office:value-type="float" office:value="40.1" calcext:value-type="float">
            <text:p><text:s/>40,1 </text:p>
          </table:table-cell>
          <table:table-cell table:style-name="ce85" office:value-type="float" office:value="12030" calcext:value-type="float">
            <text:p><text:s/>12.030,0 </text:p>
          </table:table-cell>
          <table:table-cell table:style-name="ce85" office:value-type="float" office:value="11381" calcext:value-type="float">
            <text:p><text:s/>11.381,0 </text:p>
          </table:table-cell>
          <table:table-cell table:style-name="ce85" office:value-type="float" office:value="-5.4" calcext:value-type="float">
            <text:p><text:s/>(5,4)</text:p>
          </table:table-cell>
          <table:table-cell table:style-name="ce96" office:value-type="float" office:value="13466" calcext:value-type="float">
            <text:p><text:s/>13.466,0 </text:p>
          </table:table-cell>
          <table:table-cell table:style-name="ce85" office:value-type="float" office:value="13393" calcext:value-type="float">
            <text:p><text:s/>13.393,0 </text:p>
          </table:table-cell>
          <table:table-cell table:style-name="ce85" office:value-type="float" office:value="-0.5" calcext:value-type="float">
            <text:p><text:s/>(0,5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85" office:value-type="float" office:value="11361" calcext:value-type="float">
            <text:p><text:s/>11.361,0 </text:p>
          </table:table-cell>
          <table:table-cell table:style-name="ce85" office:value-type="float" office:value="12142" calcext:value-type="float">
            <text:p><text:s/>12.142,0 </text:p>
          </table:table-cell>
          <table:table-cell table:style-name="ce127" office:value-type="float" office:value="6.9" calcext:value-type="float">
            <text:p><text:s/>6,9 </text:p>
          </table:table-cell>
          <table:table-cell table:style-name="ce85" office:value-type="float" office:value="202581" calcext:value-type="float">
            <text:p><text:s/>202.581,0 </text:p>
          </table:table-cell>
          <table:table-cell table:style-name="ce85" office:value-type="float" office:value="201369" calcext:value-type="float">
            <text:p><text:s/>201.369,0 </text:p>
          </table:table-cell>
          <table:table-cell table:style-name="ce70" office:value-type="float" office:value="-0.6" calcext:value-type="float">
            <text:p><text:s/>(0,6)</text:p>
          </table:table-cell>
          <table:table-cell table:style-name="ce96" office:value-type="float" office:value="213942" calcext:value-type="float">
            <text:p><text:s/>213.942,0 </text:p>
          </table:table-cell>
          <table:table-cell table:style-name="ce85" office:value-type="float" office:value="213511" calcext:value-type="float">
            <text:p><text:s/>213.511,0 </text:p>
          </table:table-cell>
          <table:table-cell table:style-name="ce85" office:value-type="float" office:value="-0.2" calcext:value-type="float">
            <text:p><text:s/>(0,2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1" office:value-type="float" office:value="3300" calcext:value-type="float">
            <text:p><text:s/>3.300,0 </text:p>
          </table:table-cell>
          <table:table-cell table:style-name="ce61" office:value-type="float" office:value="2800" calcext:value-type="float">
            <text:p><text:s/>2.800,0 </text:p>
          </table:table-cell>
          <table:table-cell table:style-name="ce61" office:value-type="float" office:value="-15.2" calcext:value-type="float">
            <text:p><text:s/>(15,2)</text:p>
          </table:table-cell>
          <table:table-cell table:style-name="ce97" office:value-type="float" office:value="37500" calcext:value-type="float">
            <text:p><text:s/>37.500,0 </text:p>
          </table:table-cell>
          <table:table-cell table:style-name="ce61" office:value-type="float" office:value="37300" calcext:value-type="float">
            <text:p><text:s/>37.300,0 </text:p>
          </table:table-cell>
          <table:table-cell table:style-name="ce71" office:value-type="float" office:value="-0.5" calcext:value-type="float">
            <text:p><text:s/>(0,5)</text:p>
          </table:table-cell>
          <table:table-cell table:style-name="ce97" office:value-type="float" office:value="40800" calcext:value-type="float">
            <text:p><text:s/>40.800,0 </text:p>
          </table:table-cell>
          <table:table-cell table:style-name="ce61" office:value-type="float" office:value="40100" calcext:value-type="float">
            <text:p><text:s/>40.100,0 </text:p>
          </table:table-cell>
          <table:table-cell table:style-name="ce61" office:value-type="float" office:value="-1.7" calcext:value-type="float">
            <text:p><text:s/>(1,7)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85" office:value-type="float" office:value="3300" calcext:value-type="float">
            <text:p><text:s/>3.300,0 </text:p>
          </table:table-cell>
          <table:table-cell table:style-name="ce85" office:value-type="float" office:value="2800" calcext:value-type="float">
            <text:p><text:s/>2.800,0 </text:p>
          </table:table-cell>
          <table:table-cell table:style-name="ce153" office:value-type="float" office:value="-15.2" calcext:value-type="float">
            <text:p><text:s/>(15,2)</text:p>
          </table:table-cell>
          <table:table-cell table:style-name="ce87" office:value-type="float" office:value="37500" calcext:value-type="float">
            <text:p><text:s/>37.500,0 </text:p>
          </table:table-cell>
          <table:table-cell table:style-name="ce87" office:value-type="float" office:value="37300" calcext:value-type="float">
            <text:p><text:s/>37.300,0 </text:p>
          </table:table-cell>
          <table:table-cell table:style-name="ce151" office:value-type="float" office:value="-0.5" calcext:value-type="float">
            <text:p><text:s/>(0,5)</text:p>
          </table:table-cell>
          <table:table-cell table:style-name="ce99" office:value-type="float" office:value="40800" calcext:value-type="float">
            <text:p><text:s/>40.800,0 </text:p>
          </table:table-cell>
          <table:table-cell table:style-name="ce87" office:value-type="float" office:value="40100" calcext:value-type="float">
            <text:p><text:s/>40.100,0 </text:p>
          </table:table-cell>
          <table:table-cell table:style-name="ce87" office:value-type="float" office:value="-1.7" calcext:value-type="float">
            <text:p><text:s/>(1,7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105" office:value-type="float" office:value="614" calcext:value-type="float">
            <text:p><text:s/>614,0 </text:p>
          </table:table-cell>
          <table:table-cell table:style-name="ce105" office:value-type="float" office:value="109" calcext:value-type="float">
            <text:p><text:s/>109,0 </text:p>
          </table:table-cell>
          <table:table-cell table:style-name="ce72" office:value-type="float" office:value="-82.2" calcext:value-type="float">
            <text:p><text:s/>(82,2)</text:p>
          </table:table-cell>
          <table:table-cell table:style-name="ce100" office:value-type="float" office:value="4511" calcext:value-type="float">
            <text:p><text:s/>4.511,0 </text:p>
          </table:table-cell>
          <table:table-cell table:style-name="ce105" office:value-type="float" office:value="6097" calcext:value-type="float">
            <text:p><text:s/>6.097,0 </text:p>
          </table:table-cell>
          <table:table-cell table:style-name="ce72" office:value-type="float" office:value="35.2" calcext:value-type="float">
            <text:p><text:s/>35,2 </text:p>
          </table:table-cell>
          <table:table-cell table:style-name="ce100" office:value-type="float" office:value="5125" calcext:value-type="float">
            <text:p><text:s/>5.125,0 </text:p>
          </table:table-cell>
          <table:table-cell table:style-name="ce105" office:value-type="float" office:value="6206" calcext:value-type="float">
            <text:p><text:s/>6.206,0 </text:p>
          </table:table-cell>
          <table:table-cell table:style-name="ce105" office:value-type="float" office:value="21.1" calcext:value-type="float">
            <text:p><text:s/>21,1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8" office:value-type="float" office:value="4587" calcext:value-type="float">
            <text:p><text:s/>4.587,0 </text:p>
          </table:table-cell>
          <table:table-cell table:style-name="ce68" office:value-type="float" office:value="9500" calcext:value-type="float">
            <text:p><text:s/>9.500,0 </text:p>
          </table:table-cell>
          <table:table-cell table:style-name="ce72" office:value-type="float" office:value="107.1" calcext:value-type="float">
            <text:p><text:s/>107,1 </text:p>
          </table:table-cell>
          <table:table-cell table:style-name="ce68" office:value-type="float" office:value="82300" calcext:value-type="float">
            <text:p><text:s/>82.300,0 </text:p>
          </table:table-cell>
          <table:table-cell table:style-name="ce68" office:value-type="float" office:value="60335" calcext:value-type="float">
            <text:p><text:s/>60.335,0 </text:p>
          </table:table-cell>
          <table:table-cell table:style-name="ce72" office:value-type="float" office:value="-26.7" calcext:value-type="float">
            <text:p><text:s/>(26,7)</text:p>
          </table:table-cell>
          <table:table-cell table:style-name="ce65" office:value-type="float" office:value="86887" calcext:value-type="float">
            <text:p><text:s/>86.887,0 </text:p>
          </table:table-cell>
          <table:table-cell table:style-name="ce68" office:value-type="float" office:value="69835" calcext:value-type="float">
            <text:p><text:s/>69.835,0 </text:p>
          </table:table-cell>
          <table:table-cell table:style-name="ce68" office:value-type="float" office:value="-19.6" calcext:value-type="float">
            <text:p><text:s/>(19,6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8" office:value-type="float" office:value="247144" calcext:value-type="float">
            <text:p><text:s/>247.144,0 </text:p>
          </table:table-cell>
          <table:table-cell table:style-name="ce68" office:value-type="float" office:value="273855" calcext:value-type="float">
            <text:p><text:s/>273.855,0 </text:p>
          </table:table-cell>
          <table:table-cell table:style-name="ce72" office:value-type="float" office:value="10.8" calcext:value-type="float">
            <text:p><text:s/>10,8 </text:p>
          </table:table-cell>
          <table:table-cell table:style-name="ce68" office:value-type="float" office:value="1410248" calcext:value-type="float">
            <text:p><text:s/>1.410.248,0 </text:p>
          </table:table-cell>
          <table:table-cell table:style-name="ce68" office:value-type="float" office:value="1383224" calcext:value-type="float">
            <text:p><text:s/>1.383.224,0 </text:p>
          </table:table-cell>
          <table:table-cell table:style-name="ce72" office:value-type="float" office:value="-1.9" calcext:value-type="float">
            <text:p><text:s/>(1,9)</text:p>
          </table:table-cell>
          <table:table-cell table:style-name="ce65" office:value-type="float" office:value="1657392" calcext:value-type="float">
            <text:p><text:s/>1.657.392,0 </text:p>
          </table:table-cell>
          <table:table-cell table:style-name="ce68" office:value-type="float" office:value="1657079" calcext:value-type="float">
            <text:p><text:s/>1.657.079,0 </text:p>
          </table:table-cell>
          <table:table-cell table:style-name="ce68" office:value-type="float" office:value="0" calcext:value-type="float">
            <text:p><text:s/>- <text:s/>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4">
          <table:table-cell table:style-name="ce11" office:value-type="string" calcext:value-type="string">
            <text:p>BRASIL</text:p>
          </table:table-cell>
          <table:table-cell table:style-name="ce68" office:value-type="float" office:value="252345" calcext:value-type="float">
            <text:p><text:s/>252.345,0 </text:p>
          </table:table-cell>
          <table:table-cell table:style-name="ce68" office:value-type="float" office:value="283464" calcext:value-type="float">
            <text:p><text:s/>283.464,0 </text:p>
          </table:table-cell>
          <table:table-cell table:style-name="ce72" office:value-type="float" office:value="12.3" calcext:value-type="float">
            <text:p><text:s/>12,3 </text:p>
          </table:table-cell>
          <table:table-cell table:style-name="ce68" office:value-type="float" office:value="1497059" calcext:value-type="float">
            <text:p><text:s/>1.497.059,0 </text:p>
          </table:table-cell>
          <table:table-cell table:style-name="ce68" office:value-type="float" office:value="1449656" calcext:value-type="float">
            <text:p><text:s/>1.449.656,0 </text:p>
          </table:table-cell>
          <table:table-cell table:style-name="ce72" office:value-type="float" office:value="-3.2" calcext:value-type="float">
            <text:p><text:s/>(3,2)</text:p>
          </table:table-cell>
          <table:table-cell table:style-name="ce65" office:value-type="float" office:value="1749404" calcext:value-type="float">
            <text:p><text:s/>1.749.404,0 </text:p>
          </table:table-cell>
          <table:table-cell table:style-name="ce68" office:value-type="float" office:value="1733120" calcext:value-type="float">
            <text:p><text:s/>1.733.120,0 </text:p>
          </table:table-cell>
          <table:table-cell table:style-name="ce68" office:value-type="float" office:value="-0.9" calcext:value-type="float">
            <text:p><text:s/>(0,9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9">
          <table:table-cell office:value-type="string" calcext:value-type="string">
            <text:p>Legenda: (*)Pernambuco, Mato Grosso do Sul e Distrito Federa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number-columns-repeated="1023"/>
        </table:table-row>
        <table:table-row table:style-name="ro9">
          <table:table-cell table:style-name="ce54" office:value-type="string" calcext:value-type="string">
            <text:p>Nota: Estimativa em setembro/2019.</text:p>
          </table:table-cell>
          <table:table-cell table:number-columns-repeated="9"/>
          <table:table-cell table:style-name="ce55"/>
          <table:table-cell table:number-columns-repeated="38"/>
          <table:table-cell table:style-name="ce55" table:number-columns-repeated="975"/>
        </table:table-row>
        <table:table-row table:style-name="ro10" table:number-rows-repeated="104853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5 Café Arábica - Área'.$A$1:.$J$36" table:range-usable-as="print-range"/>
        </table:named-expressions>
      </table:table>
      <table:table table:name="6 Café Conilon - Área" table:style-name="ta7" table:print-ranges="'6 Café Conilon - Área'.A1:'6 Café Conilon - Área'.J36">
        <table:table-column table:style-name="co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27" table:default-cell-style-name="ce53"/>
        <table:table-column table:style-name="co12" table:number-columns-repeated="38" table:default-cell-style-name="ce55"/>
        <table:table-column table:style-name="co24" table:default-cell-style-name="ce53"/>
        <table:table-column table:style-name="co15" table:default-cell-style-name="ce53"/>
        <table:table-column table:style-name="co5" table:number-columns-repeated="206" table:default-cell-style-name="ce53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CONILON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ÁREA EM FORMAÇÃO, EM PRODUÇÃO E TOTAL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style-name="ce13"/>
          <table:table-cell table:number-columns-repeated="974"/>
        </table:table-row>
        <table:table-row table:style-name="ro7">
          <table:table-cell table:style-name="ce147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147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8">
          <table:table-cell table:style-name="ce52" office:value-type="string" calcext:value-type="string" table:number-columns-spanned="1" table:number-rows-spanned="3">
            <text:p>REGIÃO/UF</text:p>
          </table:table-cell>
          <table:table-cell table:style-name="ce150" office:value-type="string" calcext:value-type="string" table:number-columns-spanned="3" table:number-rows-spanned="1">
            <text:p>ÁREA EM FORMA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EM PRODUÇÃO (ha)</text:p>
          </table:table-cell>
          <table:covered-table-cell table:number-columns-repeated="2" table:style-name="ce150"/>
          <table:table-cell table:style-name="ce150" office:value-type="string" calcext:value-type="string" table:number-columns-spanned="3" table:number-rows-spanned="1">
            <text:p>ÁREA TOTAL (ha)</text:p>
          </table:table-cell>
          <table:covered-table-cell table:number-columns-repeated="2" table:style-name="ce150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4">
          <table:covered-table-cell table:style-name="ce148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covered-table-cell table:style-name="ce149"/>
          <table:table-cell table:style-name="ce58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58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59" office:value-type="float" office:value="9538" calcext:value-type="float">
            <text:p><text:s/>9.538,0 </text:p>
          </table:table-cell>
          <table:table-cell table:style-name="ce59" office:value-type="float" office:value="7820" calcext:value-type="float">
            <text:p><text:s/>7.820,0 </text:p>
          </table:table-cell>
          <table:table-cell table:style-name="ce69" office:value-type="float" office:value="-18" calcext:value-type="float">
            <text:p><text:s/>(18,0)</text:p>
          </table:table-cell>
          <table:table-cell table:style-name="ce95" office:value-type="float" office:value="63879" calcext:value-type="float">
            <text:p><text:s/>63.879,0 </text:p>
          </table:table-cell>
          <table:table-cell table:style-name="ce59" office:value-type="float" office:value="62729" calcext:value-type="float">
            <text:p><text:s/>62.729,0 </text:p>
          </table:table-cell>
          <table:table-cell table:style-name="ce69" office:value-type="float" office:value="-1.8" calcext:value-type="float">
            <text:p><text:s/>(1,8)</text:p>
          </table:table-cell>
          <table:table-cell table:style-name="ce95" office:value-type="float" office:value="73417" calcext:value-type="float">
            <text:p><text:s/>73.417,0 </text:p>
          </table:table-cell>
          <table:table-cell table:style-name="ce59" office:value-type="float" office:value="70549" calcext:value-type="float">
            <text:p><text:s/>70.549,0 </text:p>
          </table:table-cell>
          <table:table-cell table:style-name="ce59" office:value-type="float" office:value="-3.9" calcext:value-type="float">
            <text:p><text:s/>(3,9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85" office:value-type="float" office:value="9538" calcext:value-type="float">
            <text:p><text:s/>9.538,0 </text:p>
          </table:table-cell>
          <table:table-cell table:style-name="ce85" office:value-type="float" office:value="7820" calcext:value-type="float">
            <text:p><text:s/>7.820,0 </text:p>
          </table:table-cell>
          <table:table-cell table:style-name="ce70" office:value-type="float" office:value="-18" calcext:value-type="float">
            <text:p><text:s/>(18,0)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96" office:value-type="float" office:value="73417" calcext:value-type="float">
            <text:p><text:s/>73.417,0 </text:p>
          </table:table-cell>
          <table:table-cell table:style-name="ce85" office:value-type="float" office:value="70549" calcext:value-type="float">
            <text:p><text:s/>70.549,0 </text:p>
          </table:table-cell>
          <table:table-cell table:style-name="ce85" office:value-type="float" office:value="-3.9" calcext:value-type="float">
            <text:p><text:s/>(3,9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85" table:number-columns-repeated="2"/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85" table:number-columns-repeated="2"/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number-columns-repeated="2" table:style-name="ce61" office:value-type="float" office:value="2900" calcext:value-type="float">
            <text:p><text:s/>2.900,0 </text:p>
          </table:table-cell>
          <table:table-cell table:style-name="ce71" office:value-type="float" office:value="0" calcext:value-type="float">
            <text:p><text:s/>- <text:s/></text:p>
          </table:table-cell>
          <table:table-cell table:style-name="ce97" office:value-type="float" office:value="47700" calcext:value-type="float">
            <text:p><text:s/>47.700,0 </text:p>
          </table:table-cell>
          <table:table-cell table:style-name="ce61" office:value-type="float" office:value="37000" calcext:value-type="float">
            <text:p><text:s/>37.000,0 </text:p>
          </table:table-cell>
          <table:table-cell table:style-name="ce71" office:value-type="float" office:value="-22.4" calcext:value-type="float">
            <text:p><text:s/>(22,4)</text:p>
          </table:table-cell>
          <table:table-cell table:style-name="ce97" office:value-type="float" office:value="50600" calcext:value-type="float">
            <text:p><text:s/>50.600,0 </text:p>
          </table:table-cell>
          <table:table-cell table:style-name="ce61" office:value-type="float" office:value="39900" calcext:value-type="float">
            <text:p><text:s/>39.900,0 </text:p>
          </table:table-cell>
          <table:table-cell table:style-name="ce61" office:value-type="float" office:value="-21.1" calcext:value-type="float">
            <text:p><text:s/>(21,1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number-columns-repeated="2" table:style-name="ce85" office:value-type="float" office:value="2900" calcext:value-type="float">
            <text:p><text:s/>2.900,0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47700" calcext:value-type="float">
            <text:p><text:s/>47.700,0 </text:p>
          </table:table-cell>
          <table:table-cell table:style-name="ce85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96" office:value-type="float" office:value="50600" calcext:value-type="float">
            <text:p><text:s/>50.600,0 </text:p>
          </table:table-cell>
          <table:table-cell table:style-name="ce85" office:value-type="float" office:value="39900" calcext:value-type="float">
            <text:p><text:s/>39.900,0 </text:p>
          </table:table-cell>
          <table:table-cell table:style-name="ce85" office:value-type="float" office:value="-21.1" calcext:value-type="float">
            <text:p><text:s/>(21,1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Cerrado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Planalt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number-columns-repeated="2" table:style-name="ce85" office:value-type="float" office:value="2900" calcext:value-type="float">
            <text:p><text:s/>2.900,0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47700" calcext:value-type="float">
            <text:p><text:s/>47.700,0 </text:p>
          </table:table-cell>
          <table:table-cell table:style-name="ce85" office:value-type="float" office:value="37000" calcext:value-type="float">
            <text:p><text:s/>37.000,0 </text:p>
          </table:table-cell>
          <table:table-cell table:style-name="ce70" office:value-type="float" office:value="-22.4" calcext:value-type="float">
            <text:p><text:s/>(22,4)</text:p>
          </table:table-cell>
          <table:table-cell table:style-name="ce96" office:value-type="float" office:value="50600" calcext:value-type="float">
            <text:p><text:s/>50.600,0 </text:p>
          </table:table-cell>
          <table:table-cell table:style-name="ce85" office:value-type="float" office:value="39900" calcext:value-type="float">
            <text:p><text:s/>39.900,0 </text:p>
          </table:table-cell>
          <table:table-cell table:style-name="ce85" office:value-type="float" office:value="-21.1" calcext:value-type="float">
            <text:p><text:s/>(21,1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2846" calcext:value-type="float">
            <text:p><text:s/>2.846,0 </text:p>
          </table:table-cell>
          <table:table-cell table:style-name="ce61" office:value-type="float" office:value="2790" calcext:value-type="float">
            <text:p><text:s/>2.790,0 </text:p>
          </table:table-cell>
          <table:table-cell table:style-name="ce71" office:value-type="float" office:value="-2" calcext:value-type="float">
            <text:p><text:s/>(2,0)</text:p>
          </table:table-cell>
          <table:table-cell table:style-name="ce97" office:value-type="float" office:value="9265" calcext:value-type="float">
            <text:p><text:s/>9.265,0 </text:p>
          </table:table-cell>
          <table:table-cell table:style-name="ce61" office:value-type="float" office:value="8422" calcext:value-type="float">
            <text:p><text:s/>8.422,0 </text:p>
          </table:table-cell>
          <table:table-cell table:style-name="ce71" office:value-type="float" office:value="-9.1" calcext:value-type="float">
            <text:p><text:s/>(9,1)</text:p>
          </table:table-cell>
          <table:table-cell table:style-name="ce97" office:value-type="float" office:value="12111" calcext:value-type="float">
            <text:p><text:s/>12.111,0 </text:p>
          </table:table-cell>
          <table:table-cell table:style-name="ce61" office:value-type="float" office:value="11212" calcext:value-type="float">
            <text:p><text:s/>11.212,0 </text:p>
          </table:table-cell>
          <table:table-cell table:style-name="ce61" office:value-type="float" office:value="-7.4" calcext:value-type="float">
            <text:p><text:s/>(7,4)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85" office:value-type="float" office:value="2846" calcext:value-type="float">
            <text:p><text:s/>2.846,0 </text:p>
          </table:table-cell>
          <table:table-cell table:style-name="ce85" office:value-type="float" office:value="2790" calcext:value-type="float">
            <text:p><text:s/>2.790,0 </text:p>
          </table:table-cell>
          <table:table-cell table:style-name="ce70" office:value-type="float" office:value="-2" calcext:value-type="float">
            <text:p><text:s/>(2,0)</text:p>
          </table:table-cell>
          <table:table-cell table:style-name="ce155" office:value-type="float" office:value="9265" calcext:value-type="float">
            <text:p><text:s/>9.265,00 </text:p>
          </table:table-cell>
          <table:table-cell table:style-name="ce152" office:value-type="float" office:value="8422" calcext:value-type="float">
            <text:p><text:s/>8.422,00 </text:p>
          </table:table-cell>
          <table:table-cell table:style-name="ce70" office:value-type="float" office:value="-9.1" calcext:value-type="float">
            <text:p><text:s/>(9,1)</text:p>
          </table:table-cell>
          <table:table-cell table:style-name="ce96" office:value-type="float" office:value="12111" calcext:value-type="float">
            <text:p><text:s/>12.111,0 </text:p>
          </table:table-cell>
          <table:table-cell table:style-name="ce85" office:value-type="float" office:value="11212" calcext:value-type="float">
            <text:p><text:s/>11.212,0 </text:p>
          </table:table-cell>
          <table:table-cell table:style-name="ce85" office:value-type="float" office:value="-7.4" calcext:value-type="float">
            <text:p><text:s/>(7,4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GO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25870" calcext:value-type="float">
            <text:p><text:s/>25.870,0 </text:p>
          </table:table-cell>
          <table:table-cell table:style-name="ce61" office:value-type="float" office:value="21150" calcext:value-type="float">
            <text:p><text:s/>21.150,0 </text:p>
          </table:table-cell>
          <table:table-cell table:style-name="ce71" office:value-type="float" office:value="-18.2" calcext:value-type="float">
            <text:p><text:s/>(18,2)</text:p>
          </table:table-cell>
          <table:table-cell table:style-name="ce97" office:value-type="float" office:value="244334" calcext:value-type="float">
            <text:p><text:s/>244.334,0 </text:p>
          </table:table-cell>
          <table:table-cell table:style-name="ce61" office:value-type="float" office:value="251262" calcext:value-type="float">
            <text:p><text:s/>251.262,0 </text:p>
          </table:table-cell>
          <table:table-cell table:style-name="ce71" office:value-type="float" office:value="2.8" calcext:value-type="float">
            <text:p><text:s/>2,8 </text:p>
          </table:table-cell>
          <table:table-cell table:style-name="ce97" office:value-type="float" office:value="270204" calcext:value-type="float">
            <text:p><text:s/>270.204,0 </text:p>
          </table:table-cell>
          <table:table-cell table:style-name="ce61" office:value-type="float" office:value="272412" calcext:value-type="float">
            <text:p><text:s/>272.412,0 </text:p>
          </table:table-cell>
          <table:table-cell table:style-name="ce61" office:value-type="float" office:value="0.8" calcext:value-type="float">
            <text:p><text:s/>0,8 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85" office:value-type="float" office:value="646" calcext:value-type="float">
            <text:p><text:s/>646,0 </text:p>
          </table:table-cell>
          <table:table-cell table:style-name="ce85" office:value-type="float" office:value="1452" calcext:value-type="float">
            <text:p><text:s/>1.452,0 </text:p>
          </table:table-cell>
          <table:table-cell table:style-name="ce85" office:value-type="float" office:value="124.8" calcext:value-type="float">
            <text:p><text:s/>124,8 </text:p>
          </table:table-cell>
          <table:table-cell table:style-name="ce96" office:value-type="float" office:value="13011" calcext:value-type="float">
            <text:p><text:s/>13.011,0 </text:p>
          </table:table-cell>
          <table:table-cell table:style-name="ce85" office:value-type="float" office:value="9457" calcext:value-type="float">
            <text:p><text:s/>9.457,0 </text:p>
          </table:table-cell>
          <table:table-cell table:style-name="ce85" office:value-type="float" office:value="-27.3" calcext:value-type="float">
            <text:p><text:s/>(27,3)</text:p>
          </table:table-cell>
          <table:table-cell table:style-name="ce98" office:value-type="float" office:value="13657" calcext:value-type="float">
            <text:p><text:s/>13.657,0 </text:p>
          </table:table-cell>
          <table:table-cell table:style-name="ce119" office:value-type="float" office:value="10909" calcext:value-type="float">
            <text:p><text:s/>10.909,0 </text:p>
          </table:table-cell>
          <table:table-cell table:style-name="ce85" office:value-type="float" office:value="-20.1" calcext:value-type="float">
            <text:p><text:s/>(20,1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Sul e Centro-Oeste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Triângulo, Alto Paranaiba e Noroeste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7" office:value-type="float" office:value="0" calcext:value-type="float">
            <text:p><text:s/>- <text:s/>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420" calcext:value-type="float">
            <text:p><text:s/>420,0 </text:p>
          </table:table-cell>
          <table:table-cell table:style-name="ce85" office:value-type="float" office:value="944" calcext:value-type="float">
            <text:p><text:s/>944,0 </text:p>
          </table:table-cell>
          <table:table-cell table:style-name="ce127" office:value-type="float" office:value="124.8" calcext:value-type="float">
            <text:p><text:s/>124,8 </text:p>
          </table:table-cell>
          <table:table-cell table:style-name="ce85" office:value-type="float" office:value="8457" calcext:value-type="float">
            <text:p><text:s/>8.457,0 </text:p>
          </table:table-cell>
          <table:table-cell table:style-name="ce85" office:value-type="float" office:value="6147" calcext:value-type="float">
            <text:p><text:s/>6.147,0 </text:p>
          </table:table-cell>
          <table:table-cell table:style-name="ce85" office:value-type="float" office:value="-27.3" calcext:value-type="float">
            <text:p><text:s/>(27,3)</text:p>
          </table:table-cell>
          <table:table-cell table:style-name="ce96" office:value-type="float" office:value="8877" calcext:value-type="float">
            <text:p><text:s/>8.877,0 </text:p>
          </table:table-cell>
          <table:table-cell table:style-name="ce85" office:value-type="float" office:value="7091" calcext:value-type="float">
            <text:p><text:s/>7.091,0 </text:p>
          </table:table-cell>
          <table:table-cell table:style-name="ce85" office:value-type="float" office:value="-20.1" calcext:value-type="float">
            <text:p><text:s/>(20,1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226" calcext:value-type="float">
            <text:p><text:s/>226,0 </text:p>
          </table:table-cell>
          <table:table-cell table:style-name="ce85" office:value-type="float" office:value="508" calcext:value-type="float">
            <text:p><text:s/>508,0 </text:p>
          </table:table-cell>
          <table:table-cell table:style-name="ce127" office:value-type="float" office:value="124.8" calcext:value-type="float">
            <text:p><text:s/>124,8 </text:p>
          </table:table-cell>
          <table:table-cell table:style-name="ce85" office:value-type="float" office:value="4554" calcext:value-type="float">
            <text:p><text:s/>4.554,0 </text:p>
          </table:table-cell>
          <table:table-cell table:style-name="ce85" office:value-type="float" office:value="3310" calcext:value-type="float">
            <text:p><text:s/>3.310,0 </text:p>
          </table:table-cell>
          <table:table-cell table:style-name="ce85" office:value-type="float" office:value="-27.3" calcext:value-type="float">
            <text:p><text:s/>(27,3)</text:p>
          </table:table-cell>
          <table:table-cell table:style-name="ce96" office:value-type="float" office:value="4780" calcext:value-type="float">
            <text:p><text:s/>4.780,0 </text:p>
          </table:table-cell>
          <table:table-cell table:style-name="ce85" office:value-type="float" office:value="3818" calcext:value-type="float">
            <text:p><text:s/>3.818,0 </text:p>
          </table:table-cell>
          <table:table-cell table:style-name="ce85" office:value-type="float" office:value="-20.1" calcext:value-type="float">
            <text:p><text:s/>(20,1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25224" calcext:value-type="float">
            <text:p><text:s/>25.224,0 </text:p>
          </table:table-cell>
          <table:table-cell table:style-name="ce85" office:value-type="float" office:value="19698" calcext:value-type="float">
            <text:p><text:s/>19.698,0 </text:p>
          </table:table-cell>
          <table:table-cell table:style-name="ce127" office:value-type="float" office:value="-21.9" calcext:value-type="float">
            <text:p><text:s/>(21,9)</text:p>
          </table:table-cell>
          <table:table-cell table:style-name="ce85" office:value-type="float" office:value="231323" calcext:value-type="float">
            <text:p><text:s/>231.323,0 </text:p>
          </table:table-cell>
          <table:table-cell table:style-name="ce85" office:value-type="float" office:value="241805" calcext:value-type="float">
            <text:p><text:s/>241.805,0 </text:p>
          </table:table-cell>
          <table:table-cell table:style-name="ce85" office:value-type="float" office:value="4.5" calcext:value-type="float">
            <text:p><text:s/>4,5 </text:p>
          </table:table-cell>
          <table:table-cell table:style-name="ce96" office:value-type="float" office:value="256547" calcext:value-type="float">
            <text:p><text:s/>256.547,0 </text:p>
          </table:table-cell>
          <table:table-cell table:style-name="ce85" office:value-type="float" office:value="261503" calcext:value-type="float">
            <text:p><text:s/>261.503,0 </text:p>
          </table:table-cell>
          <table:table-cell table:style-name="ce85" office:value-type="float" office:value="1.9" calcext:value-type="float">
            <text:p><text:s/>1,9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RJ</text:p>
          </table:table-cell>
          <table:table-cell table:style-name="ce85"/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97" office:value-type="float" office:value="0" calcext:value-type="float">
            <text:p><text:s/>- <text:s/>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SP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8" office:value-type="string" calcext:value-type="string">
            <text:p>SUL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7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1" office:value-type="float" office:value="0" calcext:value-type="float">
            <text:p><text:s/>- <text:s/></text:p>
          </table:table-cell>
          <table:table-cell table:style-name="ce97" office:value-type="float" office:value="0" calcext:value-type="float">
            <text:p><text:s/>- <text:s/>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 table:visibility="collapse">
          <table:table-cell table:style-name="ce9" office:value-type="string" calcext:value-type="string">
            <text:p>PR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style-name="ce99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151" office:value-type="float" office:value="0" calcext:value-type="float">
            <text:p><text:s/>- <text:s/></text:p>
          </table:table-cell>
          <table:table-cell table:style-name="ce99" office:value-type="float" office:value="0" calcext:value-type="float">
            <text:p><text:s/>- <text:s/></text:p>
          </table:table-cell>
          <table:table-cell table:number-columns-repeated="2" table:style-name="ce87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0" office:value-type="string" calcext:value-type="string">
            <text:p>OUTROS (*)</text:p>
          </table:table-cell>
          <table:table-cell table:style-name="ce105" office:value-type="float" office:value="695.1" calcext:value-type="float">
            <text:p><text:s/>695,1 </text:p>
          </table:table-cell>
          <table:table-cell table:style-name="ce105" office:value-type="float" office:value="1041" calcext:value-type="float">
            <text:p><text:s/>1.041,0 </text:p>
          </table:table-cell>
          <table:table-cell table:style-name="ce72" office:value-type="float" office:value="49.8" calcext:value-type="float">
            <text:p><text:s/>49,8 </text:p>
          </table:table-cell>
          <table:table-cell table:style-name="ce100" office:value-type="float" office:value="2085.8" calcext:value-type="float">
            <text:p><text:s/>2.085,8 </text:p>
          </table:table-cell>
          <table:table-cell table:style-name="ce105" office:value-type="float" office:value="3696" calcext:value-type="float">
            <text:p><text:s/>3.696,0 </text:p>
          </table:table-cell>
          <table:table-cell table:style-name="ce72" office:value-type="float" office:value="77.2" calcext:value-type="float">
            <text:p><text:s/>77,2 </text:p>
          </table:table-cell>
          <table:table-cell table:style-name="ce100" office:value-type="float" office:value="2780.9" calcext:value-type="float">
            <text:p><text:s/>2.780,9 </text:p>
          </table:table-cell>
          <table:table-cell table:style-name="ce105" office:value-type="float" office:value="4737" calcext:value-type="float">
            <text:p><text:s/>4.737,0 </text:p>
          </table:table-cell>
          <table:table-cell table:style-name="ce105" office:value-type="float" office:value="70.3" calcext:value-type="float">
            <text:p><text:s/>70,3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5" office:value-type="float" office:value="12438" calcext:value-type="float">
            <text:p><text:s/>12.438,0 </text:p>
          </table:table-cell>
          <table:table-cell table:style-name="ce68" office:value-type="float" office:value="10720" calcext:value-type="float">
            <text:p><text:s/>10.720,0 </text:p>
          </table:table-cell>
          <table:table-cell table:style-name="ce72" office:value-type="float" office:value="-13.8" calcext:value-type="float">
            <text:p><text:s/>(13,8)</text:p>
          </table:table-cell>
          <table:table-cell table:style-name="ce65" office:value-type="float" office:value="111579" calcext:value-type="float">
            <text:p><text:s/>111.579,0 </text:p>
          </table:table-cell>
          <table:table-cell table:style-name="ce68" office:value-type="float" office:value="99729" calcext:value-type="float">
            <text:p><text:s/>99.729,0 </text:p>
          </table:table-cell>
          <table:table-cell table:style-name="ce72" office:value-type="float" office:value="-10.6" calcext:value-type="float">
            <text:p><text:s/>(10,6)</text:p>
          </table:table-cell>
          <table:table-cell table:style-name="ce65" office:value-type="float" office:value="124017" calcext:value-type="float">
            <text:p><text:s/>124.017,0 </text:p>
          </table:table-cell>
          <table:table-cell table:style-name="ce68" office:value-type="float" office:value="110449" calcext:value-type="float">
            <text:p><text:s/>110.449,0 </text:p>
          </table:table-cell>
          <table:table-cell table:style-name="ce68" office:value-type="float" office:value="-10.9" calcext:value-type="float">
            <text:p><text:s/>(10,9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5" office:value-type="float" office:value="28716" calcext:value-type="float">
            <text:p><text:s/>28.716,0 </text:p>
          </table:table-cell>
          <table:table-cell table:style-name="ce68" office:value-type="float" office:value="23940" calcext:value-type="float">
            <text:p><text:s/>23.940,0 </text:p>
          </table:table-cell>
          <table:table-cell table:style-name="ce72" office:value-type="float" office:value="-16.6" calcext:value-type="float">
            <text:p><text:s/>(16,6)</text:p>
          </table:table-cell>
          <table:table-cell table:style-name="ce65" office:value-type="float" office:value="253599" calcext:value-type="float">
            <text:p><text:s/>253.599,0 </text:p>
          </table:table-cell>
          <table:table-cell table:style-name="ce68" office:value-type="float" office:value="259684" calcext:value-type="float">
            <text:p><text:s/>259.684,0 </text:p>
          </table:table-cell>
          <table:table-cell table:style-name="ce72" office:value-type="float" office:value="2.4" calcext:value-type="float">
            <text:p><text:s/>2,4 </text:p>
          </table:table-cell>
          <table:table-cell table:style-name="ce65" office:value-type="float" office:value="282315" calcext:value-type="float">
            <text:p><text:s/>282.315,0 </text:p>
          </table:table-cell>
          <table:table-cell table:style-name="ce68" office:value-type="float" office:value="283624" calcext:value-type="float">
            <text:p><text:s/>283.624,0 </text:p>
          </table:table-cell>
          <table:table-cell table:style-name="ce68" office:value-type="float" office:value="0.5" calcext:value-type="float">
            <text:p><text:s/>0,5 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4">
          <table:table-cell table:style-name="ce11" office:value-type="string" calcext:value-type="string">
            <text:p>BRASIL</text:p>
          </table:table-cell>
          <table:table-cell table:style-name="ce68" office:value-type="float" office:value="41849.1" calcext:value-type="float">
            <text:p><text:s/>41.849,1 </text:p>
          </table:table-cell>
          <table:table-cell table:style-name="ce68" office:value-type="float" office:value="35701" calcext:value-type="float">
            <text:p><text:s/>35.701,0 </text:p>
          </table:table-cell>
          <table:table-cell table:style-name="ce72" office:value-type="float" office:value="-14.7" calcext:value-type="float">
            <text:p><text:s/>(14,7)</text:p>
          </table:table-cell>
          <table:table-cell table:style-name="ce65" office:value-type="float" office:value="367263.8" calcext:value-type="float">
            <text:p><text:s/>367.263,8 </text:p>
          </table:table-cell>
          <table:table-cell table:style-name="ce68" office:value-type="float" office:value="363109" calcext:value-type="float">
            <text:p><text:s/>363.109,0 </text:p>
          </table:table-cell>
          <table:table-cell table:style-name="ce72" office:value-type="float" office:value="-1.1" calcext:value-type="float">
            <text:p><text:s/>(1,1)</text:p>
          </table:table-cell>
          <table:table-cell table:style-name="ce65" office:value-type="float" office:value="409112.9" calcext:value-type="float">
            <text:p><text:s/>409.112,9 </text:p>
          </table:table-cell>
          <table:table-cell table:style-name="ce68" office:value-type="float" office:value="398810" calcext:value-type="float">
            <text:p><text:s/>398.810,0 </text:p>
          </table:table-cell>
          <table:table-cell table:style-name="ce68" office:value-type="float" office:value="-2.5" calcext:value-type="float">
            <text:p><text:s/>(2,5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9">
          <table:table-cell office:value-type="string" calcext:value-type="string">
            <text:p>Legenda: Acre, Amazonas, Pará e Ceará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number-columns-repeated="1023"/>
        </table:table-row>
        <table:table-row table:style-name="ro9">
          <table:table-cell table:style-name="ce54" office:value-type="string" calcext:value-type="string">
            <text:p>Nota: Estimativa em setembro/2019.</text:p>
          </table:table-cell>
          <table:table-cell table:style-name="ce54" table:number-columns-repeated="2"/>
          <table:table-cell table:style-name="ce55" table:number-columns-repeated="8"/>
          <table:table-cell table:number-columns-repeated="38"/>
          <table:table-cell table:style-name="ce55" table:number-columns-repeated="975"/>
        </table:table-row>
        <table:table-row table:style-name="ro10">
          <table:table-cell table:number-columns-repeated="3"/>
          <table:table-cell table:style-name="ce13" table:number-columns-repeated="6"/>
          <table:table-cell table:style-name="ce101"/>
          <table:table-cell table:number-columns-repeated="1014"/>
        </table:table-row>
        <table:table-row table:style-name="ro10">
          <table:table-cell table:number-columns-repeated="11"/>
          <table:table-cell table:style-name="ce13"/>
          <table:table-cell table:number-columns-repeated="1012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6 Café Conilon - Área'.$A$1:.$J$36" table:range-usable-as="print-range"/>
        </table:named-expressions>
      </table:table>
      <table:table table:name="7 Café Total - Cafeeiros" table:style-name="ta8" table:print-ranges="'7 Café Total - Cafeeiros'.A1:'7 Café Total - Cafeeiros'.J37">
        <table:table-column table:style-name="co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7" table:number-columns-repeated="2" table:default-cell-style-name="ce55"/>
        <table:table-column table:style-name="co26" table:default-cell-style-name="ce55"/>
        <table:table-column table:style-name="co27" table:default-cell-style-name="ce55"/>
        <table:table-column table:style-name="co12" table:default-cell-style-name="ce55"/>
        <table:table-column table:style-name="co30" table:default-cell-style-name="ce55"/>
        <table:table-column table:style-name="co31" table:default-cell-style-name="ce55"/>
        <table:table-column table:style-name="co12" table:number-columns-repeated="35" table:default-cell-style-name="ce55"/>
        <table:table-column table:style-name="co24" table:default-cell-style-name="ce55"/>
        <table:table-column table:style-name="co15" table:default-cell-style-name="ce55"/>
        <table:table-column table:style-name="co5" table:number-columns-repeated="206" table:default-cell-style-name="ce55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TOTAL (ARÁBICA E CONILON)</text:p>
          </table:table-cell>
          <table:covered-table-cell table:number-columns-repeated="9" table:style-name="ce49"/>
          <table:table-cell table:style-name="ce106" table:number-columns-repeated="39"/>
          <table:table-cell table:number-columns-repeated="975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PARQUE CAFEEIRO EM FORMAÇÃO, EM PRODUÇÃO E TOTAL</text:p>
          </table:table-cell>
          <table:covered-table-cell table:number-columns-repeated="9" table:style-name="ce49"/>
          <table:table-cell table:style-name="ce106" table:number-columns-repeated="39"/>
          <table:table-cell table:style-name="ce66"/>
          <table:table-cell table:number-columns-repeated="974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106" table:number-columns-repeated="39"/>
          <table:table-cell table:number-columns-repeated="975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56" office:value-type="string" calcext:value-type="string" table:number-columns-spanned="9" table:number-rows-spanned="1">
            <text:p>PARQUE CAFEEIRO</text:p>
          </table:table-cell>
          <table:covered-table-cell table:number-columns-repeated="8" table:style-name="ce56"/>
          <table:table-cell table:style-name="ce107" table:number-columns-repeated="39"/>
          <table:table-cell table:number-columns-repeated="975"/>
        </table:table-row>
        <table:table-row table:style-name="ro8">
          <table:covered-table-cell table:style-name="ce148"/>
          <table:table-cell table:style-name="ce157" office:value-type="string" calcext:value-type="string" table:number-columns-spanned="3" table:number-rows-spanned="1">
            <text:p>EM FORMA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EM PRODU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TOTAL (mil covas)</text:p>
          </table:table-cell>
          <table:covered-table-cell table:number-columns-repeated="2" table:style-name="ce157"/>
          <table:table-cell table:style-name="ce107" table:number-columns-repeated="39"/>
          <table:table-cell table:number-columns-repeated="975"/>
        </table:table-row>
        <table:table-row table:style-name="ro4">
          <table:covered-table-cell table:style-name="ce148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08" table:number-columns-repeated="39"/>
          <table:table-cell table:number-columns-repeated="975"/>
        </table:table-row>
        <table:table-row table:style-name="ro7">
          <table:covered-table-cell table:style-name="ce149"/>
          <table:table-cell table:style-name="ce58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58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08" table:number-columns-repeated="39"/>
          <table:table-cell table:number-columns-repeated="975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95" office:value-type="float" office:value="21193" calcext:value-type="float">
            <text:p><text:s/>21.193,0 </text:p>
          </table:table-cell>
          <table:table-cell table:style-name="ce59" office:value-type="float" office:value="23815" calcext:value-type="float">
            <text:p><text:s/>23.815,0 </text:p>
          </table:table-cell>
          <table:table-cell table:style-name="ce69" office:value-type="float" office:value="12.4" calcext:value-type="float">
            <text:p><text:s/>12,4 </text:p>
          </table:table-cell>
          <table:table-cell table:style-name="ce95" office:value-type="float" office:value="156117" calcext:value-type="float">
            <text:p><text:s/>156.117,0 </text:p>
          </table:table-cell>
          <table:table-cell table:style-name="ce59" office:value-type="float" office:value="159418" calcext:value-type="float">
            <text:p><text:s/>159.418,0 </text:p>
          </table:table-cell>
          <table:table-cell table:style-name="ce69" office:value-type="float" office:value="2.1" calcext:value-type="float">
            <text:p><text:s/>2,1 </text:p>
          </table:table-cell>
          <table:table-cell table:style-name="ce95" office:value-type="float" office:value="177310" calcext:value-type="float">
            <text:p><text:s/>177.310,0 </text:p>
          </table:table-cell>
          <table:table-cell table:style-name="ce59" office:value-type="float" office:value="183233" calcext:value-type="float">
            <text:p><text:s/>183.233,0 </text:p>
          </table:table-cell>
          <table:table-cell table:style-name="ce59" office:value-type="float" office:value="3.3" calcext:value-type="float">
            <text:p><text:s/>3,3 </text:p>
          </table:table-cell>
          <table:table-cell table:style-name="ce109" table:number-columns-repeated="39"/>
          <table:table-cell table:number-columns-repeated="975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96" office:value-type="float" office:value="21193" calcext:value-type="float">
            <text:p><text:s/>21.193,0 </text:p>
          </table:table-cell>
          <table:table-cell table:style-name="ce85" office:value-type="float" office:value="23815" calcext:value-type="float">
            <text:p><text:s/>23.815,0 </text:p>
          </table:table-cell>
          <table:table-cell table:style-name="ce70" office:value-type="float" office:value="12.4" calcext:value-type="float">
            <text:p><text:s/>12,4 </text:p>
          </table:table-cell>
          <table:table-cell table:style-name="ce96" office:value-type="float" office:value="156117" calcext:value-type="float">
            <text:p><text:s/>156.117,0 </text:p>
          </table:table-cell>
          <table:table-cell table:style-name="ce85" office:value-type="float" office:value="159418" calcext:value-type="float">
            <text:p><text:s/>159.418,0 </text:p>
          </table:table-cell>
          <table:table-cell table:style-name="ce70" office:value-type="float" office:value="2.1" calcext:value-type="float">
            <text:p><text:s/>2,1 </text:p>
          </table:table-cell>
          <table:table-cell table:style-name="ce96" office:value-type="float" office:value="177310" calcext:value-type="float">
            <text:p><text:s/>177.310,0 </text:p>
          </table:table-cell>
          <table:table-cell table:style-name="ce85" office:value-type="float" office:value="183233" calcext:value-type="float">
            <text:p><text:s/>183.233,0 </text:p>
          </table:table-cell>
          <table:table-cell table:style-name="ce85" office:value-type="float" office:value="3.3" calcext:value-type="float">
            <text:p><text:s/>3,3 </text:p>
          </table:table-cell>
          <table:table-cell table:style-name="ce110" table:number-columns-repeated="39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10" table:number-columns-repeated="39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10" table:number-columns-repeated="39"/>
          <table:table-cell table:number-columns-repeated="975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97" office:value-type="float" office:value="26899" calcext:value-type="float">
            <text:p><text:s/>26.899,0 </text:p>
          </table:table-cell>
          <table:table-cell table:style-name="ce61" office:value-type="float" office:value="47581" calcext:value-type="float">
            <text:p><text:s/>47.581,0 </text:p>
          </table:table-cell>
          <table:table-cell table:style-name="ce71" office:value-type="float" office:value="76.9" calcext:value-type="float">
            <text:p><text:s/>76,9 </text:p>
          </table:table-cell>
          <table:table-cell table:style-name="ce97" office:value-type="float" office:value="455902" calcext:value-type="float">
            <text:p><text:s/>455.902,0 </text:p>
          </table:table-cell>
          <table:table-cell table:style-name="ce61" office:value-type="float" office:value="348368" calcext:value-type="float">
            <text:p><text:s/>348.368,0 </text:p>
          </table:table-cell>
          <table:table-cell table:style-name="ce71" office:value-type="float" office:value="-23.6" calcext:value-type="float">
            <text:p><text:s/>(23,6)</text:p>
          </table:table-cell>
          <table:table-cell table:style-name="ce97" office:value-type="float" office:value="482801" calcext:value-type="float">
            <text:p><text:s/>482.801,0 </text:p>
          </table:table-cell>
          <table:table-cell table:style-name="ce61" office:value-type="float" office:value="395949" calcext:value-type="float">
            <text:p><text:s/>395.949,0 </text:p>
          </table:table-cell>
          <table:table-cell table:style-name="ce61" office:value-type="float" office:value="-18" calcext:value-type="float">
            <text:p><text:s/>(18,0)</text:p>
          </table:table-cell>
          <table:table-cell table:style-name="ce109" table:number-columns-repeated="39"/>
          <table:table-cell table:number-columns-repeated="975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26899" calcext:value-type="float">
            <text:p><text:s/>26.899,0 </text:p>
          </table:table-cell>
          <table:table-cell table:style-name="ce85" office:value-type="float" office:value="47581" calcext:value-type="float">
            <text:p><text:s/>47.581,0 </text:p>
          </table:table-cell>
          <table:table-cell table:style-name="ce85" office:value-type="float" office:value="76.9" calcext:value-type="float">
            <text:p><text:s/>76,9 </text:p>
          </table:table-cell>
          <table:table-cell table:style-name="ce96" office:value-type="float" office:value="455902" calcext:value-type="float">
            <text:p><text:s/>455.902,0 </text:p>
          </table:table-cell>
          <table:table-cell table:style-name="ce85" office:value-type="float" office:value="348368" calcext:value-type="float">
            <text:p><text:s/>348.368,0 </text:p>
          </table:table-cell>
          <table:table-cell table:style-name="ce70" office:value-type="float" office:value="-23.6" calcext:value-type="float">
            <text:p><text:s/>(23,6)</text:p>
          </table:table-cell>
          <table:table-cell table:style-name="ce96" office:value-type="float" office:value="482801" calcext:value-type="float">
            <text:p><text:s/>482.801,0 </text:p>
          </table:table-cell>
          <table:table-cell table:style-name="ce85" office:value-type="float" office:value="395949" calcext:value-type="float">
            <text:p><text:s/>395.949,0 </text:p>
          </table:table-cell>
          <table:table-cell table:style-name="ce85" office:value-type="float" office:value="-18" calcext:value-type="float">
            <text:p><text:s/>(18,0)</text:p>
          </table:table-cell>
          <table:table-cell table:style-name="ce110" table:number-columns-repeated="39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96" office:value-type="float" office:value="5154" calcext:value-type="float">
            <text:p><text:s/>5.154,0 </text:p>
          </table:table-cell>
          <table:table-cell table:style-name="ce85" office:value-type="float" office:value="12650" calcext:value-type="float">
            <text:p><text:s/>12.650,0 </text:p>
          </table:table-cell>
          <table:table-cell table:style-name="ce70" office:value-type="float" office:value="145.4" calcext:value-type="float">
            <text:p><text:s/>145,4 </text:p>
          </table:table-cell>
          <table:table-cell table:style-name="ce96" office:value-type="float" office:value="62150" calcext:value-type="float">
            <text:p><text:s/>62.150,0 </text:p>
          </table:table-cell>
          <table:table-cell table:style-name="ce85" office:value-type="float" office:value="49500" calcext:value-type="float">
            <text:p><text:s/>49.500,0 </text:p>
          </table:table-cell>
          <table:table-cell table:style-name="ce70" office:value-type="float" office:value="-20.4" calcext:value-type="float">
            <text:p><text:s/>(20,4)</text:p>
          </table:table-cell>
          <table:table-cell table:style-name="ce96" office:value-type="float" office:value="67304" calcext:value-type="float">
            <text:p><text:s/>67.304,0 </text:p>
          </table:table-cell>
          <table:table-cell table:style-name="ce85" office:value-type="float" office:value="62150" calcext:value-type="float">
            <text:p><text:s/>62.150,0 </text:p>
          </table:table-cell>
          <table:table-cell table:style-name="ce85" office:value-type="float" office:value="-7.7" calcext:value-type="float">
            <text:p><text:s/>(7,7)</text:p>
          </table:table-cell>
          <table:table-cell table:style-name="ce110" table:number-columns-repeated="39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96" office:value-type="float" office:value="12088" calcext:value-type="float">
            <text:p><text:s/>12.088,0 </text:p>
          </table:table-cell>
          <table:table-cell table:style-name="ce85" office:value-type="float" office:value="23911" calcext:value-type="float">
            <text:p><text:s/>23.911,0 </text:p>
          </table:table-cell>
          <table:table-cell table:style-name="ce70" office:value-type="float" office:value="97.8" calcext:value-type="float">
            <text:p><text:s/>97,8 </text:p>
          </table:table-cell>
          <table:table-cell table:style-name="ce96" office:value-type="float" office:value="234911" calcext:value-type="float">
            <text:p><text:s/>234.911,0 </text:p>
          </table:table-cell>
          <table:table-cell table:style-name="ce85" office:value-type="float" office:value="169368" calcext:value-type="float">
            <text:p><text:s/>169.368,0 </text:p>
          </table:table-cell>
          <table:table-cell table:style-name="ce70" office:value-type="float" office:value="-27.9" calcext:value-type="float">
            <text:p><text:s/>(27,9)</text:p>
          </table:table-cell>
          <table:table-cell table:style-name="ce96" office:value-type="float" office:value="246999" calcext:value-type="float">
            <text:p><text:s/>246.999,0 </text:p>
          </table:table-cell>
          <table:table-cell table:style-name="ce85" office:value-type="float" office:value="193279" calcext:value-type="float">
            <text:p><text:s/>193.279,0 </text:p>
          </table:table-cell>
          <table:table-cell table:style-name="ce85" office:value-type="float" office:value="-21.7" calcext:value-type="float">
            <text:p><text:s/>(21,7)</text:p>
          </table:table-cell>
          <table:table-cell table:style-name="ce110" table:number-columns-repeated="39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style-name="ce96" office:value-type="float" office:value="9657" calcext:value-type="float">
            <text:p><text:s/>9.657,0 </text:p>
          </table:table-cell>
          <table:table-cell table:style-name="ce85" office:value-type="float" office:value="11020" calcext:value-type="float">
            <text:p><text:s/>11.020,0 </text:p>
          </table:table-cell>
          <table:table-cell table:style-name="ce70" office:value-type="float" office:value="14.1" calcext:value-type="float">
            <text:p><text:s/>14,1 </text:p>
          </table:table-cell>
          <table:table-cell table:style-name="ce96" office:value-type="float" office:value="158841" calcext:value-type="float">
            <text:p><text:s/>158.841,0 </text:p>
          </table:table-cell>
          <table:table-cell table:style-name="ce85" office:value-type="float" office:value="129500" calcext:value-type="float">
            <text:p><text:s/>129.500,0 </text:p>
          </table:table-cell>
          <table:table-cell table:style-name="ce70" office:value-type="float" office:value="-18.5" calcext:value-type="float">
            <text:p><text:s/>(18,5)</text:p>
          </table:table-cell>
          <table:table-cell table:style-name="ce96" office:value-type="float" office:value="168498" calcext:value-type="float">
            <text:p><text:s/>168.498,0 </text:p>
          </table:table-cell>
          <table:table-cell table:style-name="ce85" office:value-type="float" office:value="140520" calcext:value-type="float">
            <text:p><text:s/>140.520,0 </text:p>
          </table:table-cell>
          <table:table-cell table:style-name="ce85" office:value-type="float" office:value="-16.6" calcext:value-type="float">
            <text:p><text:s/>(16,6)</text:p>
          </table:table-cell>
          <table:table-cell table:style-name="ce110" table:number-columns-repeated="39"/>
          <table:table-cell table:number-columns-repeated="975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97" office:value-type="float" office:value="14774.46" calcext:value-type="float">
            <text:p><text:s/>14.774,5 </text:p>
          </table:table-cell>
          <table:table-cell table:style-name="ce61" office:value-type="float" office:value="15148.3" calcext:value-type="float">
            <text:p><text:s/>15.148,3 </text:p>
          </table:table-cell>
          <table:table-cell table:style-name="ce71" office:value-type="float" office:value="2.5" calcext:value-type="float">
            <text:p><text:s/>2,5 </text:p>
          </table:table-cell>
          <table:table-cell table:style-name="ce97" office:value-type="float" office:value="38140.4" calcext:value-type="float">
            <text:p><text:s/>38.140,4 </text:p>
          </table:table-cell>
          <table:table-cell table:style-name="ce61" office:value-type="float" office:value="40213.4" calcext:value-type="float">
            <text:p><text:s/>40.213,4 </text:p>
          </table:table-cell>
          <table:table-cell table:style-name="ce71" office:value-type="float" office:value="5.4" calcext:value-type="float">
            <text:p><text:s/>5,4 </text:p>
          </table:table-cell>
          <table:table-cell table:style-name="ce97" office:value-type="float" office:value="52914.86" calcext:value-type="float">
            <text:p><text:s/>52.914,9 </text:p>
          </table:table-cell>
          <table:table-cell table:style-name="ce61" office:value-type="float" office:value="55361.7" calcext:value-type="float">
            <text:p><text:s/>55.361,7 </text:p>
          </table:table-cell>
          <table:table-cell table:style-name="ce61" office:value-type="float" office:value="4.6" calcext:value-type="float">
            <text:p><text:s/>4,6 </text:p>
          </table:table-cell>
          <table:table-cell table:style-name="ce109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85" office:value-type="float" office:value="8490" calcext:value-type="float">
            <text:p><text:s/>8.490,0 </text:p>
          </table:table-cell>
          <table:table-cell table:style-name="ce85" office:value-type="float" office:value="9245.8" calcext:value-type="float">
            <text:p><text:s/>9.245,8 </text:p>
          </table:table-cell>
          <table:table-cell table:style-name="ce85" office:value-type="float" office:value="8.9" calcext:value-type="float">
            <text:p><text:s/>8,9 </text:p>
          </table:table-cell>
          <table:table-cell table:style-name="ce96" office:value-type="float" office:value="14369.5" calcext:value-type="float">
            <text:p><text:s/>14.369,5 </text:p>
          </table:table-cell>
          <table:table-cell table:style-name="ce85" office:value-type="float" office:value="15940.3" calcext:value-type="float">
            <text:p><text:s/>15.940,3 </text:p>
          </table:table-cell>
          <table:table-cell table:style-name="ce70" office:value-type="float" office:value="10.9" calcext:value-type="float">
            <text:p><text:s/>10,9 </text:p>
          </table:table-cell>
          <table:table-cell table:style-name="ce96" office:value-type="float" office:value="22859.5" calcext:value-type="float">
            <text:p><text:s/>22.859,5 </text:p>
          </table:table-cell>
          <table:table-cell table:style-name="ce85" office:value-type="float" office:value="25186.1" calcext:value-type="float">
            <text:p><text:s/>25.186,1 </text:p>
          </table:table-cell>
          <table:table-cell table:style-name="ce85" office:value-type="float" office:value="10.2" calcext:value-type="float">
            <text:p><text:s/>10,2 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96" office:value-type="float" office:value="6284.46" calcext:value-type="float">
            <text:p><text:s/>6.284,5 </text:p>
          </table:table-cell>
          <table:table-cell table:style-name="ce85" office:value-type="float" office:value="5902.5" calcext:value-type="float">
            <text:p><text:s/>5.902,5 </text:p>
          </table:table-cell>
          <table:table-cell table:style-name="ce70" office:value-type="float" office:value="-6.1" calcext:value-type="float">
            <text:p><text:s/>(6,1)</text:p>
          </table:table-cell>
          <table:table-cell table:style-name="ce96" office:value-type="float" office:value="23770.9" calcext:value-type="float">
            <text:p><text:s/>23.770,9 </text:p>
          </table:table-cell>
          <table:table-cell table:style-name="ce85" office:value-type="float" office:value="24273.1" calcext:value-type="float">
            <text:p><text:s/>24.273,1 </text:p>
          </table:table-cell>
          <table:table-cell table:style-name="ce70" office:value-type="float" office:value="2.1" calcext:value-type="float">
            <text:p><text:s/>2,1 </text:p>
          </table:table-cell>
          <table:table-cell table:style-name="ce96" office:value-type="float" office:value="30055.36" calcext:value-type="float">
            <text:p><text:s/>30.055,4 </text:p>
          </table:table-cell>
          <table:table-cell table:style-name="ce85" office:value-type="float" office:value="30175.6" calcext:value-type="float">
            <text:p><text:s/>30.175,6 </text:p>
          </table:table-cell>
          <table:table-cell table:style-name="ce85" office:value-type="float" office:value="0.4" calcext:value-type="float">
            <text:p><text:s/>0,4 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960799.5" calcext:value-type="float">
            <text:p><text:s/>960.799,5 </text:p>
          </table:table-cell>
          <table:table-cell table:style-name="ce61" office:value-type="float" office:value="1107298.3" calcext:value-type="float">
            <text:p><text:s/>1.107.298,3 </text:p>
          </table:table-cell>
          <table:table-cell table:style-name="ce61" office:value-type="float" office:value="15.2" calcext:value-type="float">
            <text:p><text:s/>15,2 </text:p>
          </table:table-cell>
          <table:table-cell table:style-name="ce97" office:value-type="float" office:value="5162645.8" calcext:value-type="float">
            <text:p><text:s/>5.162.645,8 </text:p>
          </table:table-cell>
          <table:table-cell table:style-name="ce61" office:value-type="float" office:value="5080906.9" calcext:value-type="float">
            <text:p><text:s/>5.080.906,9 </text:p>
          </table:table-cell>
          <table:table-cell table:style-name="ce71" office:value-type="float" office:value="48.16" calcext:value-type="float">
            <text:p><text:s/>48,2 </text:p>
          </table:table-cell>
          <table:table-cell table:style-name="ce158" office:value-type="float" office:value="6123445.3" calcext:value-type="float">
            <text:p><text:s/>6.123.445,3 </text:p>
          </table:table-cell>
          <table:table-cell table:style-name="ce159" office:value-type="float" office:value="6188205.2" calcext:value-type="float">
            <text:p><text:s/>6.188.205,2 </text:p>
          </table:table-cell>
          <table:table-cell table:style-name="ce61" office:value-type="float" office:value="1.1" calcext:value-type="float">
            <text:p><text:s/>1,1 </text:p>
          </table:table-cell>
          <table:table-cell table:style-name="ce109"/>
          <table:table-cell table:style-name="ce145"/>
          <table:table-cell table:style-name="ce109" table:number-columns-repeated="37"/>
          <table:table-cell table:style-name="ce66" table:number-columns-repeated="975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96" office:value-type="float" office:value="783947.5" calcext:value-type="float">
            <text:p><text:s/>783.947,5 </text:p>
          </table:table-cell>
          <table:table-cell table:style-name="ce85" office:value-type="float" office:value="955028.3" calcext:value-type="float">
            <text:p><text:s/>955.028,3 </text:p>
          </table:table-cell>
          <table:table-cell table:style-name="ce70" office:value-type="float" office:value="21.8" calcext:value-type="float">
            <text:p><text:s/>21,8 </text:p>
          </table:table-cell>
          <table:table-cell table:style-name="ce96" office:value-type="float" office:value="3419285.4" calcext:value-type="float">
            <text:p><text:s/>3.419.285,4 </text:p>
          </table:table-cell>
          <table:table-cell table:style-name="ce85" office:value-type="float" office:value="3337092.2" calcext:value-type="float">
            <text:p><text:s/>3.337.092,2 </text:p>
          </table:table-cell>
          <table:table-cell table:style-name="ce70" office:value-type="float" office:value="-2.4" calcext:value-type="float">
            <text:p><text:s/>(2,4)</text:p>
          </table:table-cell>
          <table:table-cell table:style-name="ce96" office:value-type="float" office:value="4203232.9" calcext:value-type="float">
            <text:p><text:s/>4.203.232,9 </text:p>
          </table:table-cell>
          <table:table-cell table:style-name="ce85" office:value-type="float" office:value="4292120.5" calcext:value-type="float">
            <text:p><text:s/>4.292.120,5 </text:p>
          </table:table-cell>
          <table:table-cell table:style-name="ce85" office:value-type="float" office:value="2.1" calcext:value-type="float">
            <text:p><text:s/>2,1 </text:p>
          </table:table-cell>
          <table:table-cell table:style-name="ce110"/>
          <table:table-cell table:style-name="ce146"/>
          <table:table-cell table:style-name="ce109" table:number-columns-repeated="3"/>
          <table:table-cell table:style-name="ce110" table:number-columns-repeated="34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85" office:value-type="float" office:value="406561.3" calcext:value-type="float">
            <text:p><text:s/>406.561,3 </text:p>
          </table:table-cell>
          <table:table-cell table:style-name="ce85" office:value-type="float" office:value="601672" calcext:value-type="float">
            <text:p><text:s/>601.672,0 </text:p>
          </table:table-cell>
          <table:table-cell table:style-name="ce85" office:value-type="float" office:value="48" calcext:value-type="float">
            <text:p><text:s/>48,0 </text:p>
          </table:table-cell>
          <table:table-cell table:style-name="ce96" office:value-type="float" office:value="1657242.5" calcext:value-type="float">
            <text:p><text:s/>1.657.242,5 </text:p>
          </table:table-cell>
          <table:table-cell table:style-name="ce85" office:value-type="float" office:value="1601075.8" calcext:value-type="float">
            <text:p><text:s/>1.601.075,8 </text:p>
          </table:table-cell>
          <table:table-cell table:style-name="ce85" office:value-type="float" office:value="-3.4" calcext:value-type="float">
            <text:p><text:s/>(3,4)</text:p>
          </table:table-cell>
          <table:table-cell table:style-name="ce96" office:value-type="float" office:value="2063803.8" calcext:value-type="float">
            <text:p><text:s/>2.063.803,8 </text:p>
          </table:table-cell>
          <table:table-cell table:style-name="ce85" office:value-type="float" office:value="2202747.8" calcext:value-type="float">
            <text:p><text:s/>2.202.747,8 </text:p>
          </table:table-cell>
          <table:table-cell table:style-name="ce85" office:value-type="float" office:value="6.7" calcext:value-type="float">
            <text:p><text:s/>6,7 </text:p>
          </table:table-cell>
          <table:table-cell table:style-name="ce110"/>
          <table:table-cell table:style-name="ce146"/>
          <table:table-cell table:style-name="ce109" table:number-columns-repeated="3"/>
          <table:table-cell table:style-name="ce110" table:number-columns-repeated="34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85" office:value-type="float" office:value="171315.3" calcext:value-type="float">
            <text:p><text:s/>171.315,3 </text:p>
          </table:table-cell>
          <table:table-cell table:style-name="ce85" office:value-type="float" office:value="160938.4" calcext:value-type="float">
            <text:p><text:s/>160.938,4 </text:p>
          </table:table-cell>
          <table:table-cell table:style-name="ce85" office:value-type="float" office:value="-6.1" calcext:value-type="float">
            <text:p><text:s/>(6,1)</text:p>
          </table:table-cell>
          <table:table-cell table:style-name="ce96" office:value-type="float" office:value="733462.5" calcext:value-type="float">
            <text:p><text:s/>733.462,5 </text:p>
          </table:table-cell>
          <table:table-cell table:style-name="ce85" office:value-type="float" office:value="719914" calcext:value-type="float">
            <text:p><text:s/>719.914,0 </text:p>
          </table:table-cell>
          <table:table-cell table:style-name="ce85" office:value-type="float" office:value="-1.8" calcext:value-type="float">
            <text:p><text:s/>(1,8)</text:p>
          </table:table-cell>
          <table:table-cell table:style-name="ce96" office:value-type="float" office:value="904777.8" calcext:value-type="float">
            <text:p><text:s/>904.777,8 </text:p>
          </table:table-cell>
          <table:table-cell table:style-name="ce85" office:value-type="float" office:value="880852.4" calcext:value-type="float">
            <text:p><text:s/>880.852,4 </text:p>
          </table:table-cell>
          <table:table-cell table:style-name="ce85" office:value-type="float" office:value="-2.6" calcext:value-type="float">
            <text:p><text:s/>(2,6)</text:p>
          </table:table-cell>
          <table:table-cell table:style-name="ce110"/>
          <table:table-cell table:style-name="ce146"/>
          <table:table-cell table:style-name="ce109" table:number-columns-repeated="3"/>
          <table:table-cell table:style-name="ce110" table:number-columns-repeated="34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196099.6" calcext:value-type="float">
            <text:p><text:s/>196.099,6 </text:p>
          </table:table-cell>
          <table:table-cell table:style-name="ce85" office:value-type="float" office:value="178196.9" calcext:value-type="float">
            <text:p><text:s/>178.196,9 </text:p>
          </table:table-cell>
          <table:table-cell table:style-name="ce85" office:value-type="float" office:value="-9.1" calcext:value-type="float">
            <text:p><text:s/>(9,1)</text:p>
          </table:table-cell>
          <table:table-cell table:style-name="ce96" office:value-type="float" office:value="940429.5" calcext:value-type="float">
            <text:p><text:s/>940.429,5 </text:p>
          </table:table-cell>
          <table:table-cell table:style-name="ce85" office:value-type="float" office:value="932701.5" calcext:value-type="float">
            <text:p><text:s/>932.701,5 </text:p>
          </table:table-cell>
          <table:table-cell table:style-name="ce85" office:value-type="float" office:value="-0.8" calcext:value-type="float">
            <text:p><text:s/>(0,8)</text:p>
          </table:table-cell>
          <table:table-cell table:style-name="ce96" office:value-type="float" office:value="1136529.1" calcext:value-type="float">
            <text:p><text:s/>1.136.529,1 </text:p>
          </table:table-cell>
          <table:table-cell table:style-name="ce85" office:value-type="float" office:value="1110898.4" calcext:value-type="float">
            <text:p><text:s/>1.110.898,4 </text:p>
          </table:table-cell>
          <table:table-cell table:style-name="ce85" office:value-type="float" office:value="-2.3" calcext:value-type="float">
            <text:p><text:s/>(2,3)</text:p>
          </table:table-cell>
          <table:table-cell table:style-name="ce110"/>
          <table:table-cell table:style-name="ce146"/>
          <table:table-cell table:style-name="ce109" table:number-columns-repeated="3"/>
          <table:table-cell table:style-name="ce110" table:number-columns-repeated="34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9971.3" calcext:value-type="float">
            <text:p><text:s/>9.971,3 </text:p>
          </table:table-cell>
          <table:table-cell table:style-name="ce85" office:value-type="float" office:value="14221" calcext:value-type="float">
            <text:p><text:s/>14.221,0 </text:p>
          </table:table-cell>
          <table:table-cell table:style-name="ce85" office:value-type="float" office:value="42.6" calcext:value-type="float">
            <text:p><text:s/>42,6 </text:p>
          </table:table-cell>
          <table:table-cell table:style-name="ce96" office:value-type="float" office:value="88150.9" calcext:value-type="float">
            <text:p><text:s/>88.150,9 </text:p>
          </table:table-cell>
          <table:table-cell table:style-name="ce85" office:value-type="float" office:value="83400.9" calcext:value-type="float">
            <text:p><text:s/>83.400,9 </text:p>
          </table:table-cell>
          <table:table-cell table:style-name="ce85" office:value-type="float" office:value="-5.4" calcext:value-type="float">
            <text:p><text:s/>(5,4)</text:p>
          </table:table-cell>
          <table:table-cell table:style-name="ce96" office:value-type="float" office:value="98122.2" calcext:value-type="float">
            <text:p><text:s/>98.122,2 </text:p>
          </table:table-cell>
          <table:table-cell table:style-name="ce85" office:value-type="float" office:value="97621.9" calcext:value-type="float">
            <text:p><text:s/>97.621,9 </text:p>
          </table:table-cell>
          <table:table-cell table:style-name="ce85" office:value-type="float" office:value="-0.5" calcext:value-type="float">
            <text:p><text:s/>(0,5)</text:p>
          </table:table-cell>
          <table:table-cell table:style-name="ce110"/>
          <table:table-cell table:style-name="ce146"/>
          <table:table-cell table:style-name="ce109" table:number-columns-repeated="3"/>
          <table:table-cell table:style-name="ce110" table:number-columns-repeated="34"/>
          <table:table-cell table:number-columns-repeated="975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131394" calcext:value-type="float">
            <text:p><text:s/>131.394,0 </text:p>
          </table:table-cell>
          <table:table-cell table:style-name="ce85" office:value-type="float" office:value="103747" calcext:value-type="float">
            <text:p><text:s/>103.747,0 </text:p>
          </table:table-cell>
          <table:table-cell table:style-name="ce85" office:value-type="float" office:value="-21" calcext:value-type="float">
            <text:p><text:s/>(21,0)</text:p>
          </table:table-cell>
          <table:table-cell table:style-name="ce96" office:value-type="float" office:value="1052324" calcext:value-type="float">
            <text:p><text:s/>1.052.324,0 </text:p>
          </table:table-cell>
          <table:table-cell table:style-name="ce85" office:value-type="float" office:value="1060356" calcext:value-type="float">
            <text:p><text:s/>1.060.356,0 </text:p>
          </table:table-cell>
          <table:table-cell table:style-name="ce85" office:value-type="float" office:value="0.8" calcext:value-type="float">
            <text:p><text:s/>0,8 </text:p>
          </table:table-cell>
          <table:table-cell table:style-name="ce96" office:value-type="float" office:value="1183718" calcext:value-type="float">
            <text:p><text:s/>1.183.718,0 </text:p>
          </table:table-cell>
          <table:table-cell table:style-name="ce85" office:value-type="float" office:value="1164103" calcext:value-type="float">
            <text:p><text:s/>1.164.103,0 </text:p>
          </table:table-cell>
          <table:table-cell table:style-name="ce85" office:value-type="float" office:value="-1.7" calcext:value-type="float">
            <text:p><text:s/>(1,7)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96" office:value-type="float" office:value="4280.9" calcext:value-type="float">
            <text:p><text:s/>4.280,9 </text:p>
          </table:table-cell>
          <table:table-cell table:style-name="ce85" office:value-type="float" office:value="6792.6" calcext:value-type="float">
            <text:p><text:s/>6.792,6 </text:p>
          </table:table-cell>
          <table:table-cell table:style-name="ce85" office:value-type="float" office:value="58.7" calcext:value-type="float">
            <text:p><text:s/>58,7 </text:p>
          </table:table-cell>
          <table:table-cell table:style-name="ce96" office:value-type="float" office:value="42767.6" calcext:value-type="float">
            <text:p><text:s/>42.767,6 </text:p>
          </table:table-cell>
          <table:table-cell table:style-name="ce85" office:value-type="float" office:value="40119.3" calcext:value-type="float">
            <text:p><text:s/>40.119,3 </text:p>
          </table:table-cell>
          <table:table-cell table:style-name="ce70" office:value-type="float" office:value="-6.2" calcext:value-type="float">
            <text:p><text:s/>(6,2)</text:p>
          </table:table-cell>
          <table:table-cell table:style-name="ce96" office:value-type="float" office:value="47048.5" calcext:value-type="float">
            <text:p><text:s/>47.048,5 </text:p>
          </table:table-cell>
          <table:table-cell table:style-name="ce85" office:value-type="float" office:value="46911.9" calcext:value-type="float">
            <text:p><text:s/>46.911,9 </text:p>
          </table:table-cell>
          <table:table-cell table:style-name="ce85" office:value-type="float" office:value="-0.3" calcext:value-type="float">
            <text:p><text:s/>(0,3)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85" office:value-type="float" office:value="41177.1" calcext:value-type="float">
            <text:p><text:s/>41.177,1 </text:p>
          </table:table-cell>
          <table:table-cell table:style-name="ce85" office:value-type="float" office:value="41730.4" calcext:value-type="float">
            <text:p><text:s/>41.730,4 </text:p>
          </table:table-cell>
          <table:table-cell table:style-name="ce85" office:value-type="float" office:value="1.3" calcext:value-type="float">
            <text:p><text:s/>1,3 </text:p>
          </table:table-cell>
          <table:table-cell table:style-name="ce96" office:value-type="float" office:value="648268.8" calcext:value-type="float">
            <text:p><text:s/>648.268,8 </text:p>
          </table:table-cell>
          <table:table-cell table:style-name="ce85" office:value-type="float" office:value="643339.4" calcext:value-type="float">
            <text:p><text:s/>643.339,4 </text:p>
          </table:table-cell>
          <table:table-cell table:style-name="ce70" office:value-type="float" office:value="-0.8" calcext:value-type="float">
            <text:p><text:s/>(0,8)</text:p>
          </table:table-cell>
          <table:table-cell table:style-name="ce96" office:value-type="float" office:value="689445.9" calcext:value-type="float">
            <text:p><text:s/>689.445,9 </text:p>
          </table:table-cell>
          <table:table-cell table:style-name="ce85" office:value-type="float" office:value="685069.8" calcext:value-type="float">
            <text:p><text:s/>685.069,8 </text:p>
          </table:table-cell>
          <table:table-cell table:style-name="ce85" office:value-type="float" office:value="-0.6" calcext:value-type="float">
            <text:p><text:s/>(0,6)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1" office:value-type="float" office:value="14400" calcext:value-type="float">
            <text:p><text:s/>14.400,0 </text:p>
          </table:table-cell>
          <table:table-cell table:style-name="ce61" office:value-type="float" office:value="13000" calcext:value-type="float">
            <text:p><text:s/>13.000,0 </text:p>
          </table:table-cell>
          <table:table-cell table:style-name="ce61" office:value-type="float" office:value="-9.7" calcext:value-type="float">
            <text:p><text:s/>(9,7)</text:p>
          </table:table-cell>
          <table:table-cell table:style-name="ce97" office:value-type="float" office:value="130600" calcext:value-type="float">
            <text:p><text:s/>130.600,0 </text:p>
          </table:table-cell>
          <table:table-cell table:style-name="ce61" office:value-type="float" office:value="130000" calcext:value-type="float">
            <text:p><text:s/>130.000,0 </text:p>
          </table:table-cell>
          <table:table-cell table:style-name="ce71" office:value-type="float" office:value="-0.5" calcext:value-type="float">
            <text:p><text:s/>(0,5)</text:p>
          </table:table-cell>
          <table:table-cell table:style-name="ce97" office:value-type="float" office:value="145000" calcext:value-type="float">
            <text:p><text:s/>145.000,0 </text:p>
          </table:table-cell>
          <table:table-cell table:style-name="ce61" office:value-type="float" office:value="143000" calcext:value-type="float">
            <text:p><text:s/>143.000,0 </text:p>
          </table:table-cell>
          <table:table-cell table:style-name="ce61" office:value-type="float" office:value="-1.4" calcext:value-type="float">
            <text:p><text:s/>(1,4)</text:p>
          </table:table-cell>
          <table:table-cell table:style-name="ce109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99" office:value-type="float" office:value="14400" calcext:value-type="float">
            <text:p><text:s/>14.400,0 </text:p>
          </table:table-cell>
          <table:table-cell table:style-name="ce87" office:value-type="float" office:value="13000" calcext:value-type="float">
            <text:p><text:s/>13.000,0 </text:p>
          </table:table-cell>
          <table:table-cell table:style-name="ce151" office:value-type="float" office:value="-9.7" calcext:value-type="float">
            <text:p><text:s/>(9,7)</text:p>
          </table:table-cell>
          <table:table-cell table:style-name="ce99" office:value-type="float" office:value="130600" calcext:value-type="float">
            <text:p><text:s/>130.600,0 </text:p>
          </table:table-cell>
          <table:table-cell table:style-name="ce87" office:value-type="float" office:value="130000" calcext:value-type="float">
            <text:p><text:s/>130.000,0 </text:p>
          </table:table-cell>
          <table:table-cell table:style-name="ce151" office:value-type="float" office:value="-0.5" calcext:value-type="float">
            <text:p><text:s/>(0,5)</text:p>
          </table:table-cell>
          <table:table-cell table:style-name="ce99" office:value-type="float" office:value="145000" calcext:value-type="float">
            <text:p><text:s/>145.000,0 </text:p>
          </table:table-cell>
          <table:table-cell table:style-name="ce87" office:value-type="float" office:value="143000" calcext:value-type="float">
            <text:p><text:s/>143.000,0 </text:p>
          </table:table-cell>
          <table:table-cell table:style-name="ce87" office:value-type="float" office:value="-1.4" calcext:value-type="float">
            <text:p><text:s/>(1,4)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0" office:value-type="string" calcext:value-type="string">
            <text:p>OUTROS</text:p>
          </table:table-cell>
          <table:table-cell table:style-name="ce65" office:value-type="float" office:value="2948.4" calcext:value-type="float">
            <text:p><text:s/>2.948,4 </text:p>
          </table:table-cell>
          <table:table-cell table:style-name="ce68" office:value-type="float" office:value="2357.4" calcext:value-type="float">
            <text:p><text:s/>2.357,4 </text:p>
          </table:table-cell>
          <table:table-cell table:style-name="ce72" office:value-type="float" office:value="-20" calcext:value-type="float">
            <text:p><text:s/>(20,0)</text:p>
          </table:table-cell>
          <table:table-cell table:style-name="ce65" office:value-type="float" office:value="15903.8" calcext:value-type="float">
            <text:p><text:s/>15.903,8 </text:p>
          </table:table-cell>
          <table:table-cell table:style-name="ce68" office:value-type="float" office:value="23230.3" calcext:value-type="float">
            <text:p><text:s/>23.230,3 </text:p>
          </table:table-cell>
          <table:table-cell table:style-name="ce72" office:value-type="float" office:value="46.1" calcext:value-type="float">
            <text:p><text:s/>46,1 </text:p>
          </table:table-cell>
          <table:table-cell table:style-name="ce65" office:value-type="float" office:value="18852.2" calcext:value-type="float">
            <text:p><text:s/>18.852,2 </text:p>
          </table:table-cell>
          <table:table-cell table:style-name="ce68" office:value-type="float" office:value="25587.7" calcext:value-type="float">
            <text:p><text:s/>25.587,7 </text:p>
          </table:table-cell>
          <table:table-cell table:style-name="ce68" office:value-type="float" office:value="35.7" calcext:value-type="float">
            <text:p><text:s/>35,7 </text:p>
          </table:table-cell>
          <table:table-cell table:style-name="ce110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5" office:value-type="float" office:value="48092" calcext:value-type="float">
            <text:p><text:s/>48.092,0 </text:p>
          </table:table-cell>
          <table:table-cell table:style-name="ce68" office:value-type="float" office:value="71396" calcext:value-type="float">
            <text:p><text:s/>71.396,0 </text:p>
          </table:table-cell>
          <table:table-cell table:style-name="ce72" office:value-type="float" office:value="48.5" calcext:value-type="float">
            <text:p><text:s/>48,5 </text:p>
          </table:table-cell>
          <table:table-cell table:style-name="ce65" office:value-type="float" office:value="612019" calcext:value-type="float">
            <text:p><text:s/>612.019,0 </text:p>
          </table:table-cell>
          <table:table-cell table:style-name="ce68" office:value-type="float" office:value="507786" calcext:value-type="float">
            <text:p><text:s/>507.786,0 </text:p>
          </table:table-cell>
          <table:table-cell table:style-name="ce72" office:value-type="float" office:value="-17" calcext:value-type="float">
            <text:p><text:s/>(17,0)</text:p>
          </table:table-cell>
          <table:table-cell table:style-name="ce65" office:value-type="float" office:value="660111" calcext:value-type="float">
            <text:p><text:s/>660.111,0 </text:p>
          </table:table-cell>
          <table:table-cell table:style-name="ce68" office:value-type="float" office:value="579182" calcext:value-type="float">
            <text:p><text:s/>579.182,0 </text:p>
          </table:table-cell>
          <table:table-cell table:style-name="ce68" office:value-type="float" office:value="-12.3" calcext:value-type="float">
            <text:p><text:s/>(12,3)</text:p>
          </table:table-cell>
          <table:table-cell table:style-name="ce109" table:number-columns-repeated="39"/>
          <table:table-cell table:number-columns-repeated="975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5" office:value-type="float" office:value="989973.96" calcext:value-type="float">
            <text:p><text:s/>989.974,0 </text:p>
          </table:table-cell>
          <table:table-cell table:style-name="ce68" office:value-type="float" office:value="1135446.6" calcext:value-type="float">
            <text:p><text:s/>1.135.446,6 </text:p>
          </table:table-cell>
          <table:table-cell table:style-name="ce72" office:value-type="float" office:value="14.7" calcext:value-type="float">
            <text:p><text:s/>14,7 </text:p>
          </table:table-cell>
          <table:table-cell table:style-name="ce65" office:value-type="float" office:value="5331386.2" calcext:value-type="float">
            <text:p><text:s/>5.331.386,2 </text:p>
          </table:table-cell>
          <table:table-cell table:style-name="ce68" office:value-type="float" office:value="5251120.3" calcext:value-type="float">
            <text:p><text:s/>5.251.120,3 </text:p>
          </table:table-cell>
          <table:table-cell table:style-name="ce72" office:value-type="float" office:value="-1.5" calcext:value-type="float">
            <text:p><text:s/>(1,5)</text:p>
          </table:table-cell>
          <table:table-cell table:style-name="ce65" office:value-type="float" office:value="6321360.16" calcext:value-type="float">
            <text:p><text:s/>6.321.360,2 </text:p>
          </table:table-cell>
          <table:table-cell table:style-name="ce68" office:value-type="float" office:value="6386566.9" calcext:value-type="float">
            <text:p><text:s/>6.386.566,9 </text:p>
          </table:table-cell>
          <table:table-cell table:style-name="ce68" office:value-type="float" office:value="1" calcext:value-type="float">
            <text:p><text:s/>1,0 </text:p>
          </table:table-cell>
          <table:table-cell table:style-name="ce109" table:number-columns-repeated="39"/>
          <table:table-cell table:number-columns-repeated="975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5" office:value-type="float" office:value="1041014.36" calcext:value-type="float">
            <text:p><text:s/>1.041.014,4 </text:p>
          </table:table-cell>
          <table:table-cell table:style-name="ce68" office:value-type="float" office:value="1209200" calcext:value-type="float">
            <text:p><text:s/>1.209.200,0 </text:p>
          </table:table-cell>
          <table:table-cell table:style-name="ce72" office:value-type="float" office:value="16.2" calcext:value-type="float">
            <text:p><text:s/>16,2 </text:p>
          </table:table-cell>
          <table:table-cell table:style-name="ce65" office:value-type="float" office:value="5959309" calcext:value-type="float">
            <text:p><text:s/>5.959.309,0 </text:p>
          </table:table-cell>
          <table:table-cell table:style-name="ce68" office:value-type="float" office:value="5782136.6" calcext:value-type="float">
            <text:p><text:s/>5.782.136,6 </text:p>
          </table:table-cell>
          <table:table-cell table:style-name="ce72" office:value-type="float" office:value="-3" calcext:value-type="float">
            <text:p><text:s/>(3,0)</text:p>
          </table:table-cell>
          <table:table-cell table:style-name="ce65" office:value-type="float" office:value="7000323.36" calcext:value-type="float">
            <text:p><text:s/>7.000.323,4 </text:p>
          </table:table-cell>
          <table:table-cell table:style-name="ce68" office:value-type="float" office:value="6991336.6" calcext:value-type="float">
            <text:p><text:s/>6.991.336,6 </text:p>
          </table:table-cell>
          <table:table-cell table:style-name="ce68" office:value-type="float" office:value="-0.1" calcext:value-type="float">
            <text:p><text:s/>(0,1)</text:p>
          </table:table-cell>
          <table:table-cell table:style-name="ce109" table:number-columns-repeated="39"/>
          <table:table-cell table:number-columns-repeated="975"/>
        </table:table-row>
        <table:table-row table:style-name="ro9">
          <table:table-cell table:style-name="ce53" office:value-type="string" calcext:value-type="string">
            <text:p>Legenda: (*) Acre, Amazonas, Pará, Ceará, Pernambuco, Mato Grosso do Sul e Distrito Federal</text:p>
          </table:table-cell>
          <table:table-cell table:style-name="ce53" table:number-columns-repeated="9"/>
          <table:table-cell table:number-columns-repeated="1014"/>
        </table:table-row>
        <table:table-row table:style-name="ro9">
          <table:table-cell table:style-name="ce53" office:value-type="string" calcext:value-type="string">
            <text:p>Fonte: Conab.</text:p>
          </table:table-cell>
          <table:table-cell table:style-name="ce54" table:number-columns-repeated="2"/>
          <table:table-cell table:style-name="ce53" table:number-columns-repeated="7"/>
          <table:table-cell table:number-columns-repeated="1014"/>
        </table:table-row>
        <table:table-row table:style-name="ro2">
          <table:table-cell table:style-name="ce54" office:value-type="string" calcext:value-type="string">
            <text:p>Nota: Estimativa em setembro/2019.</text:p>
          </table:table-cell>
          <table:table-cell table:number-columns-repeated="1023"/>
        </table:table-row>
        <table:table-row table:style-name="ro10" table:number-rows-repeated="1048538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7 Café Total - Cafeeiros'.$A$1:.$J$37" table:range-usable-as="print-range"/>
        </table:named-expressions>
      </table:table>
      <table:table table:name="8 Café Arábica - Cafeeiros" table:style-name="ta9" table:print-ranges="'8 Café Arábica - Cafeeiros'.A1:'8 Café Arábica - Cafeeiros'.J37">
        <table:table-column table:style-name="co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27" table:default-cell-style-name="ce53"/>
        <table:table-column table:style-name="co3" table:default-cell-style-name="ce55"/>
        <table:table-column table:style-name="co32" table:default-cell-style-name="ce55"/>
        <table:table-column table:style-name="co12" table:number-columns-repeated="36" table:default-cell-style-name="ce55"/>
        <table:table-column table:style-name="co24" table:default-cell-style-name="ce53"/>
        <table:table-column table:style-name="co15" table:default-cell-style-name="ce53"/>
        <table:table-column table:style-name="co5" table:number-columns-repeated="206" table:default-cell-style-name="ce53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ARÁBICA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PARQUE CAFEEIRO EM FORMAÇÃO, EM PRODUÇÃO E TOTAL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style-name="ce13"/>
          <table:table-cell table:number-columns-repeated="974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56" office:value-type="string" calcext:value-type="string" table:number-columns-spanned="9" table:number-rows-spanned="1">
            <text:p>PARQUE CAFEEIRO</text:p>
          </table:table-cell>
          <table:covered-table-cell table:number-columns-repeated="8" table:style-name="ce56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8">
          <table:covered-table-cell table:style-name="ce148"/>
          <table:table-cell table:style-name="ce157" office:value-type="string" calcext:value-type="string" table:number-columns-spanned="3" table:number-rows-spanned="1">
            <text:p>EM FORMA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EM PRODU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TOTAL (mil covas)</text:p>
          </table:table-cell>
          <table:covered-table-cell table:number-columns-repeated="2" table:style-name="ce157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4">
          <table:covered-table-cell table:style-name="ce148"/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covered-table-cell table:style-name="ce149"/>
          <table:table-cell table:style-name="ce58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58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 table:visibility="collapse">
          <table:table-cell table:style-name="ce6" office:value-type="string" calcext:value-type="string">
            <text:p>NORTE</text:p>
          </table:table-cell>
          <table:table-cell table:style-name="ce95" office:value-type="float" office:value="0" calcext:value-type="float">
            <text:p><text:s/>- <text:s/></text:p>
          </table:table-cell>
          <table:table-cell table:style-name="ce59" office:value-type="float" office:value="0" calcext:value-type="float">
            <text:p><text:s/>- <text:s/></text:p>
          </table:table-cell>
          <table:table-cell table:style-name="ce69" office:value-type="float" office:value="0" calcext:value-type="float">
            <text:p><text:s/>- <text:s/></text:p>
          </table:table-cell>
          <table:table-cell table:style-name="ce95" office:value-type="float" office:value="0" calcext:value-type="float">
            <text:p><text:s/>- <text:s/></text:p>
          </table:table-cell>
          <table:table-cell table:style-name="ce59" office:value-type="float" office:value="0" calcext:value-type="float">
            <text:p><text:s/>- <text:s/></text:p>
          </table:table-cell>
          <table:table-cell table:style-name="ce69" office:value-type="float" office:value="0" calcext:value-type="float">
            <text:p><text:s/>- <text:s/></text:p>
          </table:table-cell>
          <table:table-cell table:style-name="ce95" office:value-type="float" office:value="0" calcext:value-type="float">
            <text:p><text:s/>- <text:s/></text:p>
          </table:table-cell>
          <table:table-cell table:number-columns-repeated="2" table:style-name="ce59" office:value-type="float" office:value="0" calcext:value-type="float">
            <text:p><text:s/>- <text:s/>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RO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11" office:value-type="float" office:value="30.9694891905008" calcext:value-type="float">
            <text:p><text:s/>31,0 </text:p>
          </table:table-cell>
          <table:table-cell table:style-name="ce112" office:value-type="float" office:value="33.4295142597523" calcext:value-type="float">
            <text:p><text:s/>33,4 </text:p>
          </table:table-cell>
          <table:table-cell table:style-name="ce70" office:value-type="float" office:value="7.9" calcext:value-type="float">
            <text:p><text:s/>7,9 </text:p>
          </table:table-cell>
          <table:table-cell table:style-name="ce96" office:value-type="float" office:value="1978.3" calcext:value-type="float">
            <text:p><text:s/>1.978,3 </text:p>
          </table:table-cell>
          <table:table-cell table:style-name="ce85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96" office:value-type="float" office:value="63879" calcext:value-type="float">
            <text:p><text:s/>63.879,0 </text:p>
          </table:table-cell>
          <table:table-cell table:style-name="ce85" office:value-type="float" office:value="62729" calcext:value-type="float">
            <text:p><text:s/>62.729,0 </text:p>
          </table:table-cell>
          <table:table-cell table:style-name="ce70" office:value-type="float" office:value="-1.8" calcext:value-type="float">
            <text:p><text:s/>(1,8)</text:p>
          </table:table-cell>
          <table:table-cell table:style-name="ce111" office:value-type="float" office:value="30.9694891905008" calcext:value-type="float">
            <text:p><text:s/>31,0 </text:p>
          </table:table-cell>
          <table:table-cell table:style-name="ce112" office:value-type="float" office:value="33.4295142597523" calcext:value-type="float">
            <text:p><text:s/>33,4 </text:p>
          </table:table-cell>
          <table:table-cell table:style-name="ce70" office:value-type="float" office:value="7.9" calcext:value-type="float">
            <text:p><text:s/>7,9 </text:p>
          </table:table-cell>
          <table:table-cell table:style-name="ce96" office:value-type="float" office:value="1978.3" calcext:value-type="float">
            <text:p><text:s/>1.978,3 </text:p>
          </table:table-cell>
          <table:table-cell table:style-name="ce85" office:value-type="float" office:value="2097" calcext:value-type="float">
            <text:p><text:s/>2.097,0 </text:p>
          </table:table-cell>
          <table:table-cell table:style-name="ce85" office:value-type="float" office:value="6" calcext:value-type="float">
            <text:p><text:s/>6,0 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96" office:value-type="float" office:value="130000" calcext:value-type="float">
            <text:p><text:s/>130.000,0 </text:p>
          </table:table-cell>
          <table:table-cell table:style-name="ce85" office:value-type="float" office:value="97335" calcext:value-type="float">
            <text:p><text:s/>97.335,0 </text:p>
          </table:table-cell>
          <table:table-cell table:style-name="ce70" office:value-type="float" office:value="-25.1" calcext:value-type="float">
            <text:p><text:s/>(25,1)</text:p>
          </table:table-cell>
          <table:table-cell table:style-name="ce111" office:value-type="float" office:value="35.0015384615385" calcext:value-type="float">
            <text:p><text:s/>35,0 </text:p>
          </table:table-cell>
          <table:table-cell table:style-name="ce112" office:value-type="float" office:value="28.7666307083783" calcext:value-type="float">
            <text:p><text:s/>28,8 </text:p>
          </table:table-cell>
          <table:table-cell table:style-name="ce70" office:value-type="float" office:value="-17.8" calcext:value-type="float">
            <text:p><text:s/>(17,8)</text:p>
          </table:table-cell>
          <table:table-cell table:style-name="ce96" office:value-type="float" office:value="4550.2" calcext:value-type="float">
            <text:p><text:s/>4.550,2 </text:p>
          </table:table-cell>
          <table:table-cell table:style-name="ce85" office:value-type="float" office:value="2800" calcext:value-type="float">
            <text:p><text:s/>2.800,0 </text:p>
          </table:table-cell>
          <table:table-cell table:style-name="ce85" office:value-type="float" office:value="-38.5" calcext:value-type="float">
            <text:p><text:s/>(38,5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17242" calcext:value-type="float">
            <text:p><text:s/>17.242,0 </text:p>
          </table:table-cell>
          <table:table-cell table:style-name="ce61" office:value-type="float" office:value="36561" calcext:value-type="float">
            <text:p><text:s/>36.561,0 </text:p>
          </table:table-cell>
          <table:table-cell table:style-name="ce71" office:value-type="float" office:value="112" calcext:value-type="float">
            <text:p><text:s/>112,0 </text:p>
          </table:table-cell>
          <table:table-cell table:style-name="ce61" office:value-type="float" office:value="297061" calcext:value-type="float">
            <text:p><text:s/>297.061,0 </text:p>
          </table:table-cell>
          <table:table-cell table:style-name="ce61" office:value-type="float" office:value="218868" calcext:value-type="float">
            <text:p><text:s/>218.868,0 </text:p>
          </table:table-cell>
          <table:table-cell table:style-name="ce71" office:value-type="float" office:value="-26.3" calcext:value-type="float">
            <text:p><text:s/>(26,3)</text:p>
          </table:table-cell>
          <table:table-cell table:style-name="ce97" office:value-type="float" office:value="314303" calcext:value-type="float">
            <text:p><text:s/>314.303,0 </text:p>
          </table:table-cell>
          <table:table-cell table:style-name="ce61" office:value-type="float" office:value="255429" calcext:value-type="float">
            <text:p><text:s/>255.429,0 </text:p>
          </table:table-cell>
          <table:table-cell table:style-name="ce61" office:value-type="float" office:value="-18.7" calcext:value-type="float">
            <text:p><text:s/>(18,7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17242" calcext:value-type="float">
            <text:p><text:s/>17.242,0 </text:p>
          </table:table-cell>
          <table:table-cell table:style-name="ce85" office:value-type="float" office:value="36561" calcext:value-type="float">
            <text:p><text:s/>36.561,0 </text:p>
          </table:table-cell>
          <table:table-cell table:style-name="ce127" office:value-type="float" office:value="112" calcext:value-type="float">
            <text:p><text:s/>112,0 </text:p>
          </table:table-cell>
          <table:table-cell table:style-name="ce60" office:value-type="float" office:value="297061" calcext:value-type="float">
            <text:p><text:s/>297.061,0 </text:p>
          </table:table-cell>
          <table:table-cell table:style-name="ce60" office:value-type="float" office:value="218868" calcext:value-type="float">
            <text:p><text:s/>218.868,0 </text:p>
          </table:table-cell>
          <table:table-cell table:style-name="ce70" office:value-type="float" office:value="-26.3" calcext:value-type="float">
            <text:p><text:s/>(26,3)</text:p>
          </table:table-cell>
          <table:table-cell table:style-name="ce96" office:value-type="float" office:value="314303" calcext:value-type="float">
            <text:p><text:s/>314.303,0 </text:p>
          </table:table-cell>
          <table:table-cell table:style-name="ce85" office:value-type="float" office:value="255429" calcext:value-type="float">
            <text:p><text:s/>255.429,0 </text:p>
          </table:table-cell>
          <table:table-cell table:style-name="ce85" office:value-type="float" office:value="-18.7" calcext:value-type="float">
            <text:p><text:s/>(18,7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Cerrado</text:p>
          </table:table-cell>
          <table:table-cell table:style-name="ce85" office:value-type="float" office:value="5154" calcext:value-type="float">
            <text:p><text:s/>5.154,0 </text:p>
          </table:table-cell>
          <table:table-cell table:style-name="ce85" office:value-type="float" office:value="12650" calcext:value-type="float">
            <text:p><text:s/>12.650,0 </text:p>
          </table:table-cell>
          <table:table-cell table:style-name="ce70" office:value-type="float" office:value="145.4" calcext:value-type="float">
            <text:p><text:s/>145,4 </text:p>
          </table:table-cell>
          <table:table-cell table:style-name="ce112" office:value-type="float" office:value="62150" calcext:value-type="float">
            <text:p><text:s/>62.150,0 </text:p>
          </table:table-cell>
          <table:table-cell table:style-name="ce112" office:value-type="float" office:value="49500" calcext:value-type="float">
            <text:p><text:s/>49.500,0 </text:p>
          </table:table-cell>
          <table:table-cell table:style-name="ce70" office:value-type="float" office:value="-20.4" calcext:value-type="float">
            <text:p><text:s/>(20,4)</text:p>
          </table:table-cell>
          <table:table-cell table:style-name="ce96" office:value-type="float" office:value="67304" calcext:value-type="float">
            <text:p><text:s/>67.304,0 </text:p>
          </table:table-cell>
          <table:table-cell table:style-name="ce85" office:value-type="float" office:value="62150" calcext:value-type="float">
            <text:p><text:s/>62.150,0 </text:p>
          </table:table-cell>
          <table:table-cell table:style-name="ce85" office:value-type="float" office:value="-7.7" calcext:value-type="float">
            <text:p><text:s/>(7,7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Planalto</text:p>
          </table:table-cell>
          <table:table-cell table:style-name="ce85" office:value-type="float" office:value="12088" calcext:value-type="float">
            <text:p><text:s/>12.088,0 </text:p>
          </table:table-cell>
          <table:table-cell table:style-name="ce85" office:value-type="float" office:value="23911" calcext:value-type="float">
            <text:p><text:s/>23.911,0 </text:p>
          </table:table-cell>
          <table:table-cell table:style-name="ce70" office:value-type="float" office:value="97.8" calcext:value-type="float">
            <text:p><text:s/>97,8 </text:p>
          </table:table-cell>
          <table:table-cell table:style-name="ce112" office:value-type="float" office:value="234911" calcext:value-type="float">
            <text:p><text:s/>234.911,0 </text:p>
          </table:table-cell>
          <table:table-cell table:style-name="ce112" office:value-type="float" office:value="169368" calcext:value-type="float">
            <text:p><text:s/>169.368,0 </text:p>
          </table:table-cell>
          <table:table-cell table:style-name="ce70" office:value-type="float" office:value="-27.9" calcext:value-type="float">
            <text:p><text:s/>(27,9)</text:p>
          </table:table-cell>
          <table:table-cell table:style-name="ce96" office:value-type="float" office:value="246999" calcext:value-type="float">
            <text:p><text:s/>246.999,0 </text:p>
          </table:table-cell>
          <table:table-cell table:style-name="ce85" office:value-type="float" office:value="193279" calcext:value-type="float">
            <text:p><text:s/>193.279,0 </text:p>
          </table:table-cell>
          <table:table-cell table:style-name="ce85" office:value-type="float" office:value="-21.7" calcext:value-type="float">
            <text:p><text:s/>(21,7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Atlântic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6301.16" calcext:value-type="float">
            <text:p><text:s/>6.301,2 </text:p>
          </table:table-cell>
          <table:table-cell table:style-name="ce61" office:value-type="float" office:value="5902.5" calcext:value-type="float">
            <text:p><text:s/>5.902,5 </text:p>
          </table:table-cell>
          <table:table-cell table:style-name="ce71" office:value-type="float" office:value="-6.3" calcext:value-type="float">
            <text:p><text:s/>(6,3)</text:p>
          </table:table-cell>
          <table:table-cell table:style-name="ce61" office:value-type="float" office:value="23875.1" calcext:value-type="float">
            <text:p><text:s/>23.875,1 </text:p>
          </table:table-cell>
          <table:table-cell table:style-name="ce61" office:value-type="float" office:value="24273.1" calcext:value-type="float">
            <text:p><text:s/>24.273,1 </text:p>
          </table:table-cell>
          <table:table-cell table:style-name="ce71" office:value-type="float" office:value="1.7" calcext:value-type="float">
            <text:p><text:s/>1,7 </text:p>
          </table:table-cell>
          <table:table-cell table:style-name="ce97" office:value-type="float" office:value="30176.26" calcext:value-type="float">
            <text:p><text:s/>30.176,3 </text:p>
          </table:table-cell>
          <table:table-cell table:style-name="ce61" office:value-type="float" office:value="30175.6" calcext:value-type="float">
            <text:p><text:s/>30.175,6 </text:p>
          </table:table-cell>
          <table:table-cell table:style-name="ce61" office:value-type="float" office:value="0" calcext:value-type="float">
            <text:p><text:s/>- <text:s/>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85" office:value-type="float" office:value="16.7" calcext:value-type="float">
            <text:p><text:s/>16,7 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127" office:value-type="float" office:value="-100" calcext:value-type="float">
            <text:p><text:s/>(100,0)</text:p>
          </table:table-cell>
          <table:table-cell table:style-name="ce112" office:value-type="float" office:value="104.2" calcext:value-type="float">
            <text:p><text:s/>104,2 </text:p>
          </table:table-cell>
          <table:table-cell table:style-name="ce112" office:value-type="float" office:value="0" calcext:value-type="float">
            <text:p><text:s/>- </text:p>
          </table:table-cell>
          <table:table-cell table:style-name="ce70" office:value-type="float" office:value="-100" calcext:value-type="float">
            <text:p><text:s/>(100,0)</text:p>
          </table:table-cell>
          <table:table-cell table:style-name="ce96" office:value-type="float" office:value="120.9" calcext:value-type="float">
            <text:p><text:s/>120,9 </text:p>
          </table:table-cell>
          <table:table-cell table:style-name="ce85" office:value-type="float" office:value="0" calcext:value-type="float">
            <text:p><text:s/>- <text:s/></text:p>
          </table:table-cell>
          <table:table-cell table:style-name="ce85" office:value-type="float" office:value="-100" calcext:value-type="float">
            <text:p><text:s/>(100,0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GO</text:p>
          </table:table-cell>
          <table:table-cell table:style-name="ce85" office:value-type="float" office:value="6284.46" calcext:value-type="float">
            <text:p><text:s/>6.284,5 </text:p>
          </table:table-cell>
          <table:table-cell table:style-name="ce85" office:value-type="float" office:value="5902.5" calcext:value-type="float">
            <text:p><text:s/>5.902,5 </text:p>
          </table:table-cell>
          <table:table-cell table:style-name="ce70" office:value-type="float" office:value="-6.1" calcext:value-type="float">
            <text:p><text:s/>(6,1)</text:p>
          </table:table-cell>
          <table:table-cell table:style-name="ce112" office:value-type="float" office:value="23770.9" calcext:value-type="float">
            <text:p><text:s/>23.770,9 </text:p>
          </table:table-cell>
          <table:table-cell table:style-name="ce112" office:value-type="float" office:value="24273.1" calcext:value-type="float">
            <text:p><text:s/>24.273,1 </text:p>
          </table:table-cell>
          <table:table-cell table:style-name="ce70" office:value-type="float" office:value="2.1" calcext:value-type="float">
            <text:p><text:s/>2,1 </text:p>
          </table:table-cell>
          <table:table-cell table:style-name="ce96" office:value-type="float" office:value="30055.36" calcext:value-type="float">
            <text:p><text:s/>30.055,4 </text:p>
          </table:table-cell>
          <table:table-cell table:style-name="ce85" office:value-type="float" office:value="30175.6" calcext:value-type="float">
            <text:p><text:s/>30.175,6 </text:p>
          </table:table-cell>
          <table:table-cell table:style-name="ce85" office:value-type="float" office:value="0.4" calcext:value-type="float">
            <text:p><text:s/>0,4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886056" calcext:value-type="float">
            <text:p><text:s/>886.056,0 </text:p>
          </table:table-cell>
          <table:table-cell table:style-name="ce61" office:value-type="float" office:value="1045409" calcext:value-type="float">
            <text:p><text:s/>1.045.409,0 </text:p>
          </table:table-cell>
          <table:table-cell table:style-name="ce71" office:value-type="float" office:value="18" calcext:value-type="float">
            <text:p><text:s/>18,0 </text:p>
          </table:table-cell>
          <table:table-cell table:style-name="ce61" office:value-type="float" office:value="4601793" calcext:value-type="float">
            <text:p><text:s/>4.601.793,0 </text:p>
          </table:table-cell>
          <table:table-cell table:style-name="ce61" office:value-type="float" office:value="4508566.3" calcext:value-type="float">
            <text:p><text:s/>4.508.566,3 </text:p>
          </table:table-cell>
          <table:table-cell table:style-name="ce70" office:value-type="float" office:value="-2" calcext:value-type="float">
            <text:p><text:s/>(2,0)</text:p>
          </table:table-cell>
          <table:table-cell table:style-name="ce61" office:value-type="float" office:value="5487849" calcext:value-type="float">
            <text:p><text:s/>5.487.849,0 </text:p>
          </table:table-cell>
          <table:table-cell table:style-name="ce61" office:value-type="float" office:value="5553975.3" calcext:value-type="float">
            <text:p><text:s/>5.553.975,3 </text:p>
          </table:table-cell>
          <table:table-cell table:style-name="ce61" office:value-type="float" office:value="1.2" calcext:value-type="float">
            <text:p><text:s/>1,2 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85" office:value-type="float" office:value="781547" calcext:value-type="float">
            <text:p><text:s/>781.547,0 </text:p>
          </table:table-cell>
          <table:table-cell table:style-name="ce85" office:value-type="float" office:value="949633" calcext:value-type="float">
            <text:p><text:s/>949.633,0 </text:p>
          </table:table-cell>
          <table:table-cell table:style-name="ce70" office:value-type="float" office:value="21.5" calcext:value-type="float">
            <text:p><text:s/>21,5 </text:p>
          </table:table-cell>
          <table:table-cell table:style-name="ce60" office:value-type="float" office:value="3375558.6" calcext:value-type="float">
            <text:p><text:s/>3.375.558,6 </text:p>
          </table:table-cell>
          <table:table-cell table:style-name="ce60" office:value-type="float" office:value="3305309.6" calcext:value-type="float">
            <text:p><text:s/>3.305.309,6 </text:p>
          </table:table-cell>
          <table:table-cell table:style-name="ce70" office:value-type="float" office:value="-2.1" calcext:value-type="float">
            <text:p><text:s/>(2,1)</text:p>
          </table:table-cell>
          <table:table-cell table:style-name="ce96" office:value-type="float" office:value="4157105.6" calcext:value-type="float">
            <text:p><text:s/>4.157.105,6 </text:p>
          </table:table-cell>
          <table:table-cell table:style-name="ce85" office:value-type="float" office:value="4254942.6" calcext:value-type="float">
            <text:p><text:s/>4.254.942,6 </text:p>
          </table:table-cell>
          <table:table-cell table:style-name="ce85" office:value-type="float" office:value="2.4" calcext:value-type="float">
            <text:p><text:s/>2,4 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Sul e Centro-Oeste</text:p>
          </table:table-cell>
          <table:table-cell table:style-name="ce85" office:value-type="float" office:value="406561.3" calcext:value-type="float">
            <text:p><text:s/>406.561,3 </text:p>
          </table:table-cell>
          <table:table-cell table:style-name="ce85" office:value-type="float" office:value="601672" calcext:value-type="float">
            <text:p><text:s/>601.672,0 </text:p>
          </table:table-cell>
          <table:table-cell table:style-name="ce127" office:value-type="float" office:value="48" calcext:value-type="float">
            <text:p><text:s/>48,0 </text:p>
          </table:table-cell>
          <table:table-cell table:style-name="ce112" office:value-type="float" office:value="1657242.5" calcext:value-type="float">
            <text:p><text:s/>1.657.242,5 </text:p>
          </table:table-cell>
          <table:table-cell table:style-name="ce112" office:value-type="float" office:value="1601075.8" calcext:value-type="float">
            <text:p><text:s/>1.601.075,8 </text:p>
          </table:table-cell>
          <table:table-cell table:style-name="ce112" office:value-type="float" office:value="-3.4" calcext:value-type="float">
            <text:p><text:s/>(3,4)</text:p>
          </table:table-cell>
          <table:table-cell table:style-name="ce96" office:value-type="float" office:value="2063803.8" calcext:value-type="float">
            <text:p><text:s/>2.063.803,8 </text:p>
          </table:table-cell>
          <table:table-cell table:style-name="ce85" office:value-type="float" office:value="2202747.8" calcext:value-type="float">
            <text:p><text:s/>2.202.747,8 </text:p>
          </table:table-cell>
          <table:table-cell table:style-name="ce85" office:value-type="float" office:value="6.7" calcext:value-type="float">
            <text:p><text:s/>6,7 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Triângulo, Alto Paranaiba e Noroeste</text:p>
          </table:table-cell>
          <table:table-cell table:style-name="ce85" office:value-type="float" office:value="171315.3" calcext:value-type="float">
            <text:p><text:s/>171.315,3 </text:p>
          </table:table-cell>
          <table:table-cell table:style-name="ce85" office:value-type="float" office:value="160938.4" calcext:value-type="float">
            <text:p><text:s/>160.938,4 </text:p>
          </table:table-cell>
          <table:table-cell table:style-name="ce127" office:value-type="float" office:value="-6.1" calcext:value-type="float">
            <text:p><text:s/>(6,1)</text:p>
          </table:table-cell>
          <table:table-cell table:style-name="ce112" office:value-type="float" office:value="733462.5" calcext:value-type="float">
            <text:p><text:s/>733.462,5 </text:p>
          </table:table-cell>
          <table:table-cell table:style-name="ce112" office:value-type="float" office:value="719914" calcext:value-type="float">
            <text:p><text:s/>719.914,0 </text:p>
          </table:table-cell>
          <table:table-cell table:style-name="ce112" office:value-type="float" office:value="-1.8" calcext:value-type="float">
            <text:p><text:s/>(1,8)</text:p>
          </table:table-cell>
          <table:table-cell table:style-name="ce96" office:value-type="float" office:value="904777.8" calcext:value-type="float">
            <text:p><text:s/>904.777,8 </text:p>
          </table:table-cell>
          <table:table-cell table:style-name="ce85" office:value-type="float" office:value="880852.4" calcext:value-type="float">
            <text:p><text:s/>880.852,4 </text:p>
          </table:table-cell>
          <table:table-cell table:style-name="ce85" office:value-type="float" office:value="-2.6" calcext:value-type="float">
            <text:p><text:s/>(2,6)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194490.5" calcext:value-type="float">
            <text:p><text:s/>194.490,5 </text:p>
          </table:table-cell>
          <table:table-cell table:style-name="ce85" office:value-type="float" office:value="174580.3" calcext:value-type="float">
            <text:p><text:s/>174.580,3 </text:p>
          </table:table-cell>
          <table:table-cell table:style-name="ce127" office:value-type="float" office:value="-10.2" calcext:value-type="float">
            <text:p><text:s/>(10,2)</text:p>
          </table:table-cell>
          <table:table-cell table:style-name="ce112" office:value-type="float" office:value="911903.5" calcext:value-type="float">
            <text:p><text:s/>911.903,5 </text:p>
          </table:table-cell>
          <table:table-cell table:style-name="ce112" office:value-type="float" office:value="911967.5" calcext:value-type="float">
            <text:p><text:s/>911.967,5 </text:p>
          </table:table-cell>
          <table:table-cell table:style-name="ce112" office:value-type="float" office:value="0" calcext:value-type="float">
            <text:p><text:s/>- </text:p>
          </table:table-cell>
          <table:table-cell table:style-name="ce96" office:value-type="float" office:value="1106394" calcext:value-type="float">
            <text:p><text:s/>1.106.394,0 </text:p>
          </table:table-cell>
          <table:table-cell table:style-name="ce85" office:value-type="float" office:value="1086547.8" calcext:value-type="float">
            <text:p><text:s/>1.086.547,8 </text:p>
          </table:table-cell>
          <table:table-cell table:style-name="ce85" office:value-type="float" office:value="-1.8" calcext:value-type="float">
            <text:p><text:s/>(1,8)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9179.9" calcext:value-type="float">
            <text:p><text:s/>9.179,9 </text:p>
          </table:table-cell>
          <table:table-cell table:style-name="ce85" office:value-type="float" office:value="12442.3" calcext:value-type="float">
            <text:p><text:s/>12.442,3 </text:p>
          </table:table-cell>
          <table:table-cell table:style-name="ce127" office:value-type="float" office:value="35.5" calcext:value-type="float">
            <text:p><text:s/>35,5 </text:p>
          </table:table-cell>
          <table:table-cell table:style-name="ce112" office:value-type="float" office:value="72950.1" calcext:value-type="float">
            <text:p><text:s/>72.950,1 </text:p>
          </table:table-cell>
          <table:table-cell table:style-name="ce112" office:value-type="float" office:value="72352.3" calcext:value-type="float">
            <text:p><text:s/>72.352,3 </text:p>
          </table:table-cell>
          <table:table-cell table:style-name="ce112" office:value-type="float" office:value="-0.8" calcext:value-type="float">
            <text:p><text:s/>(0,8)</text:p>
          </table:table-cell>
          <table:table-cell table:style-name="ce96" office:value-type="float" office:value="82130" calcext:value-type="float">
            <text:p><text:s/>82.130,0 </text:p>
          </table:table-cell>
          <table:table-cell table:style-name="ce85" office:value-type="float" office:value="84794.6" calcext:value-type="float">
            <text:p><text:s/>84.794,6 </text:p>
          </table:table-cell>
          <table:table-cell table:style-name="ce85" office:value-type="float" office:value="3.2" calcext:value-type="float">
            <text:p><text:s/>3,2 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59051" calcext:value-type="float">
            <text:p><text:s/>59.051,0 </text:p>
          </table:table-cell>
          <table:table-cell table:style-name="ce85" office:value-type="float" office:value="47253" calcext:value-type="float">
            <text:p><text:s/>47.253,0 </text:p>
          </table:table-cell>
          <table:table-cell table:style-name="ce127" office:value-type="float" office:value="-20" calcext:value-type="float">
            <text:p><text:s/>(20,0)</text:p>
          </table:table-cell>
          <table:table-cell table:style-name="ce112" office:value-type="float" office:value="535198" calcext:value-type="float">
            <text:p><text:s/>535.198,0 </text:p>
          </table:table-cell>
          <table:table-cell table:style-name="ce112" office:value-type="float" office:value="519798" calcext:value-type="float">
            <text:p><text:s/>519.798,0 </text:p>
          </table:table-cell>
          <table:table-cell table:style-name="ce112" office:value-type="float" office:value="-2.9" calcext:value-type="float">
            <text:p><text:s/>(2,9)</text:p>
          </table:table-cell>
          <table:table-cell table:style-name="ce96" office:value-type="float" office:value="594249" calcext:value-type="float">
            <text:p><text:s/>594.249,0 </text:p>
          </table:table-cell>
          <table:table-cell table:style-name="ce85" office:value-type="float" office:value="567051" calcext:value-type="float">
            <text:p><text:s/>567.051,0 </text:p>
          </table:table-cell>
          <table:table-cell table:style-name="ce85" office:value-type="float" office:value="-4.6" calcext:value-type="float">
            <text:p><text:s/>(4,6)</text:p>
          </table:table-cell>
          <table:table-cell table:style-name="ce143"/>
          <table:table-cell table:style-name="ce109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RJ</text:p>
          </table:table-cell>
          <table:table-cell table:style-name="ce85" office:value-type="float" office:value="4280.9" calcext:value-type="float">
            <text:p><text:s/>4.280,9 </text:p>
          </table:table-cell>
          <table:table-cell table:style-name="ce85" office:value-type="float" office:value="6792.6" calcext:value-type="float">
            <text:p><text:s/>6.792,6 </text:p>
          </table:table-cell>
          <table:table-cell table:style-name="ce127" office:value-type="float" office:value="58.7" calcext:value-type="float">
            <text:p><text:s/>58,7 </text:p>
          </table:table-cell>
          <table:table-cell table:style-name="ce112" office:value-type="float" office:value="42767.6" calcext:value-type="float">
            <text:p><text:s/>42.767,6 </text:p>
          </table:table-cell>
          <table:table-cell table:style-name="ce112" office:value-type="float" office:value="40119.3" calcext:value-type="float">
            <text:p><text:s/>40.119,3 </text:p>
          </table:table-cell>
          <table:table-cell table:style-name="ce70" office:value-type="float" office:value="-6.2" calcext:value-type="float">
            <text:p><text:s/>(6,2)</text:p>
          </table:table-cell>
          <table:table-cell table:style-name="ce96" office:value-type="float" office:value="47048.5" calcext:value-type="float">
            <text:p><text:s/>47.048,5 </text:p>
          </table:table-cell>
          <table:table-cell table:style-name="ce85" office:value-type="float" office:value="46911.9" calcext:value-type="float">
            <text:p><text:s/>46.911,9 </text:p>
          </table:table-cell>
          <table:table-cell table:style-name="ce85" office:value-type="float" office:value="-0.3" calcext:value-type="float">
            <text:p><text:s/>(0,3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SP</text:p>
          </table:table-cell>
          <table:table-cell table:style-name="ce85" office:value-type="float" office:value="41177.1" calcext:value-type="float">
            <text:p><text:s/>41.177,1 </text:p>
          </table:table-cell>
          <table:table-cell table:style-name="ce85" office:value-type="float" office:value="41730.4" calcext:value-type="float">
            <text:p><text:s/>41.730,4 </text:p>
          </table:table-cell>
          <table:table-cell table:style-name="ce127" office:value-type="float" office:value="1.3" calcext:value-type="float">
            <text:p><text:s/>1,3 </text:p>
          </table:table-cell>
          <table:table-cell table:style-name="ce112" office:value-type="float" office:value="648268.8" calcext:value-type="float">
            <text:p><text:s/>648.268,8 </text:p>
          </table:table-cell>
          <table:table-cell table:style-name="ce112" office:value-type="float" office:value="643339.4" calcext:value-type="float">
            <text:p><text:s/>643.339,4 </text:p>
          </table:table-cell>
          <table:table-cell table:style-name="ce70" office:value-type="float" office:value="-0.8" calcext:value-type="float">
            <text:p><text:s/>(0,8)</text:p>
          </table:table-cell>
          <table:table-cell table:style-name="ce96" office:value-type="float" office:value="689445.9" calcext:value-type="float">
            <text:p><text:s/>689.445,9 </text:p>
          </table:table-cell>
          <table:table-cell table:style-name="ce85" office:value-type="float" office:value="685069.8" calcext:value-type="float">
            <text:p><text:s/>685.069,8 </text:p>
          </table:table-cell>
          <table:table-cell table:style-name="ce85" office:value-type="float" office:value="-0.6" calcext:value-type="float">
            <text:p><text:s/>(0,6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L</text:p>
          </table:table-cell>
          <table:table-cell table:style-name="ce61" office:value-type="float" office:value="14400" calcext:value-type="float">
            <text:p><text:s/>14.400,0 </text:p>
          </table:table-cell>
          <table:table-cell table:style-name="ce61" office:value-type="float" office:value="13000" calcext:value-type="float">
            <text:p><text:s/>13.000,0 </text:p>
          </table:table-cell>
          <table:table-cell table:style-name="ce71" office:value-type="float" office:value="-9.7" calcext:value-type="float">
            <text:p><text:s/>(9,7)</text:p>
          </table:table-cell>
          <table:table-cell table:style-name="ce61" office:value-type="float" office:value="130600" calcext:value-type="float">
            <text:p><text:s/>130.600,0 </text:p>
          </table:table-cell>
          <table:table-cell table:style-name="ce61" office:value-type="float" office:value="130000" calcext:value-type="float">
            <text:p><text:s/>130.000,0 </text:p>
          </table:table-cell>
          <table:table-cell table:style-name="ce71" office:value-type="float" office:value="-0.5" calcext:value-type="float">
            <text:p><text:s/>(0,5)</text:p>
          </table:table-cell>
          <table:table-cell table:style-name="ce97" office:value-type="float" office:value="145000" calcext:value-type="float">
            <text:p><text:s/>145.000,0 </text:p>
          </table:table-cell>
          <table:table-cell table:style-name="ce61" office:value-type="float" office:value="143000" calcext:value-type="float">
            <text:p><text:s/>143.000,0 </text:p>
          </table:table-cell>
          <table:table-cell table:style-name="ce61" office:value-type="float" office:value="-1.4" calcext:value-type="float">
            <text:p><text:s/>(1,4)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9" office:value-type="string" calcext:value-type="string">
            <text:p>PR</text:p>
          </table:table-cell>
          <table:table-cell table:style-name="ce87" office:value-type="float" office:value="14400" calcext:value-type="float">
            <text:p><text:s/>14.400,0 </text:p>
          </table:table-cell>
          <table:table-cell table:style-name="ce87" office:value-type="float" office:value="13000" calcext:value-type="float">
            <text:p><text:s/>13.000,0 </text:p>
          </table:table-cell>
          <table:table-cell table:style-name="ce151" office:value-type="float" office:value="-9.7" calcext:value-type="float">
            <text:p><text:s/>(9,7)</text:p>
          </table:table-cell>
          <table:table-cell table:style-name="ce161" office:value-type="float" office:value="130600" calcext:value-type="float">
            <text:p><text:s/>130.600,0 </text:p>
          </table:table-cell>
          <table:table-cell table:style-name="ce161" office:value-type="float" office:value="130000" calcext:value-type="float">
            <text:p><text:s/>130.000,0 </text:p>
          </table:table-cell>
          <table:table-cell table:style-name="ce151" office:value-type="float" office:value="-0.5" calcext:value-type="float">
            <text:p><text:s/>(0,5)</text:p>
          </table:table-cell>
          <table:table-cell table:style-name="ce99" office:value-type="float" office:value="145000" calcext:value-type="float">
            <text:p><text:s/>145.000,0 </text:p>
          </table:table-cell>
          <table:table-cell table:style-name="ce87" office:value-type="float" office:value="143000" calcext:value-type="float">
            <text:p><text:s/>143.000,0 </text:p>
          </table:table-cell>
          <table:table-cell table:style-name="ce87" office:value-type="float" office:value="-1.4" calcext:value-type="float">
            <text:p><text:s/>(1,4)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0" office:value-type="string" calcext:value-type="string">
            <text:p>OUTROS</text:p>
          </table:table-cell>
          <table:table-cell table:style-name="ce160" office:value-type="float" office:value="1831.5" calcext:value-type="float">
            <text:p><text:s/>1.831,5 </text:p>
          </table:table-cell>
          <table:table-cell table:style-name="ce160" office:value-type="float" office:value="294.3" calcext:value-type="float">
            <text:p><text:s/>294,3 </text:p>
          </table:table-cell>
          <table:table-cell table:style-name="ce72" office:value-type="float" office:value="-83.9" calcext:value-type="float">
            <text:p><text:s/>(83,9)</text:p>
          </table:table-cell>
          <table:table-cell table:style-name="ce160" office:value-type="float" office:value="12328.8" calcext:value-type="float">
            <text:p><text:s/>12.328,8 </text:p>
          </table:table-cell>
          <table:table-cell table:style-name="ce160" office:value-type="float" office:value="15808.9" calcext:value-type="float">
            <text:p><text:s/>15.808,9 </text:p>
          </table:table-cell>
          <table:table-cell table:style-name="ce72" office:value-type="float" office:value="28.2" calcext:value-type="float">
            <text:p><text:s/>28,2 </text:p>
          </table:table-cell>
          <table:table-cell table:style-name="ce100" office:value-type="float" office:value="14160.3" calcext:value-type="float">
            <text:p><text:s/>14.160,3 </text:p>
          </table:table-cell>
          <table:table-cell table:style-name="ce105" office:value-type="float" office:value="16103.2" calcext:value-type="float">
            <text:p><text:s/>16.103,2 </text:p>
          </table:table-cell>
          <table:table-cell table:style-name="ce105" office:value-type="float" office:value="13.7" calcext:value-type="float">
            <text:p><text:s/>13,7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8" office:value-type="float" office:value="17242" calcext:value-type="float">
            <text:p><text:s/>17.242,0 </text:p>
          </table:table-cell>
          <table:table-cell table:style-name="ce68" office:value-type="float" office:value="36561" calcext:value-type="float">
            <text:p><text:s/>36.561,0 </text:p>
          </table:table-cell>
          <table:table-cell table:style-name="ce72" office:value-type="float" office:value="112" calcext:value-type="float">
            <text:p><text:s/>112,0 </text:p>
          </table:table-cell>
          <table:table-cell table:style-name="ce68" office:value-type="float" office:value="297061" calcext:value-type="float">
            <text:p><text:s/>297.061,0 </text:p>
          </table:table-cell>
          <table:table-cell table:style-name="ce68" office:value-type="float" office:value="218868" calcext:value-type="float">
            <text:p><text:s/>218.868,0 </text:p>
          </table:table-cell>
          <table:table-cell table:style-name="ce72" office:value-type="float" office:value="-26.3" calcext:value-type="float">
            <text:p><text:s/>(26,3)</text:p>
          </table:table-cell>
          <table:table-cell table:style-name="ce65" office:value-type="float" office:value="314303" calcext:value-type="float">
            <text:p><text:s/>314.303,0 </text:p>
          </table:table-cell>
          <table:table-cell table:style-name="ce68" office:value-type="float" office:value="255429" calcext:value-type="float">
            <text:p><text:s/>255.429,0 </text:p>
          </table:table-cell>
          <table:table-cell table:style-name="ce68" office:value-type="float" office:value="-18.7" calcext:value-type="float">
            <text:p><text:s/>(18,7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8" office:value-type="float" office:value="906757.16" calcext:value-type="float">
            <text:p><text:s/>906.757,2 </text:p>
          </table:table-cell>
          <table:table-cell table:style-name="ce68" office:value-type="float" office:value="1064311.5" calcext:value-type="float">
            <text:p><text:s/>1.064.311,5 </text:p>
          </table:table-cell>
          <table:table-cell table:style-name="ce72" office:value-type="float" office:value="17.4" calcext:value-type="float">
            <text:p><text:s/>17,4 </text:p>
          </table:table-cell>
          <table:table-cell table:style-name="ce68" office:value-type="float" office:value="4756268.1" calcext:value-type="float">
            <text:p><text:s/>4.756.268,1 </text:p>
          </table:table-cell>
          <table:table-cell table:style-name="ce68" office:value-type="float" office:value="4662839.4" calcext:value-type="float">
            <text:p><text:s/>4.662.839,4 </text:p>
          </table:table-cell>
          <table:table-cell table:style-name="ce72" office:value-type="float" office:value="-2" calcext:value-type="float">
            <text:p><text:s/>(2,0)</text:p>
          </table:table-cell>
          <table:table-cell table:style-name="ce65" office:value-type="float" office:value="5663025.26" calcext:value-type="float">
            <text:p><text:s/>5.663.025,3 </text:p>
          </table:table-cell>
          <table:table-cell table:style-name="ce68" office:value-type="float" office:value="5727150.9" calcext:value-type="float">
            <text:p><text:s/>5.727.150,9 </text:p>
          </table:table-cell>
          <table:table-cell table:style-name="ce68" office:value-type="float" office:value="1.1" calcext:value-type="float">
            <text:p><text:s/>1,1 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8" office:value-type="float" office:value="925830.66" calcext:value-type="float">
            <text:p><text:s/>925.830,7 </text:p>
          </table:table-cell>
          <table:table-cell table:style-name="ce68" office:value-type="float" office:value="1101166.8" calcext:value-type="float">
            <text:p><text:s/>1.101.166,8 </text:p>
          </table:table-cell>
          <table:table-cell table:style-name="ce72" office:value-type="float" office:value="18.9" calcext:value-type="float">
            <text:p><text:s/>18,9 </text:p>
          </table:table-cell>
          <table:table-cell table:style-name="ce68" office:value-type="float" office:value="5065657.9" calcext:value-type="float">
            <text:p><text:s/>5.065.657,9 </text:p>
          </table:table-cell>
          <table:table-cell table:style-name="ce68" office:value-type="float" office:value="4897516.3" calcext:value-type="float">
            <text:p><text:s/>4.897.516,3 </text:p>
          </table:table-cell>
          <table:table-cell table:style-name="ce72" office:value-type="float" office:value="-3.3" calcext:value-type="float">
            <text:p><text:s/>(3,3)</text:p>
          </table:table-cell>
          <table:table-cell table:style-name="ce65" office:value-type="float" office:value="5991488.56" calcext:value-type="float">
            <text:p><text:s/>5.991.488,6 </text:p>
          </table:table-cell>
          <table:table-cell table:style-name="ce68" office:value-type="float" office:value="5998683.1" calcext:value-type="float">
            <text:p><text:s/>5.998.683,1 </text:p>
          </table:table-cell>
          <table:table-cell table:style-name="ce68" office:value-type="float" office:value="0.1" calcext:value-type="float">
            <text:p><text:s/>0,1 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9">
          <table:table-cell office:value-type="string" calcext:value-type="string">
            <text:p>Legenda: (*)Pernambuco, Mato Grosso do Sul e Distrito Federal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style-name="ce54" table:number-columns-repeated="2"/>
          <table:table-cell table:style-name="ce55" table:number-columns-repeated="8"/>
          <table:table-cell table:number-columns-repeated="38"/>
          <table:table-cell table:style-name="ce55" table:number-columns-repeated="975"/>
        </table:table-row>
        <table:table-row table:style-name="ro2">
          <table:table-cell table:style-name="ce54" office:value-type="string" calcext:value-type="string">
            <text:p>Nota: Estimativa em setembro/2019.</text:p>
          </table:table-cell>
          <table:table-cell table:number-columns-repeated="1023"/>
        </table:table-row>
        <table:table-row table:style-name="ro10">
          <table:table-cell table:number-columns-repeated="2"/>
          <table:table-cell table:style-name="ce13" table:number-columns-repeated="7"/>
          <table:table-cell table:number-columns-repeated="1015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8 Café Arábica - Cafeeiros'.$A$1:.$J$37" table:range-usable-as="print-range"/>
        </table:named-expressions>
      </table:table>
      <table:table table:name="9 Café Conilon - Cafeeiros" table:style-name="ta10" table:print-ranges="'9 Café Conilon - Cafeeiros'.A1:'9 Café Conilon - Cafeeiros'.J38">
        <table:table-column table:style-name="co6" table:default-cell-style-name="ce53"/>
        <table:table-column table:style-name="co7" table:number-columns-repeated="2" table:default-cell-style-name="ce53"/>
        <table:table-column table:style-name="co33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7" table:number-columns-repeated="2" table:default-cell-style-name="ce53"/>
        <table:table-column table:style-name="co26" table:default-cell-style-name="ce53"/>
        <table:table-column table:style-name="co27" table:default-cell-style-name="ce53"/>
        <table:table-column table:style-name="co12" table:default-cell-style-name="ce55"/>
        <table:table-column table:style-name="co34" table:default-cell-style-name="ce55"/>
        <table:table-column table:style-name="co12" table:number-columns-repeated="36" table:default-cell-style-name="ce55"/>
        <table:table-column table:style-name="co24" table:default-cell-style-name="ce53"/>
        <table:table-column table:style-name="co15" table:default-cell-style-name="ce53"/>
        <table:table-column table:style-name="co5" table:number-columns-repeated="206" table:default-cell-style-name="ce53"/>
        <table:table-column table:style-name="co5" table:number-columns-repeated="767" table:default-cell-style-name="Default"/>
        <table:table-row table:style-name="ro7">
          <table:table-cell table:style-name="ce49" office:value-type="string" calcext:value-type="string" table:number-columns-spanned="10" table:number-rows-spanned="1">
            <text:p>CAFÉ CONILON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7">
          <table:table-cell table:style-name="ce49" office:value-type="string" calcext:value-type="string" table:number-columns-spanned="10" table:number-rows-spanned="1">
            <text:p>COMPARATIVO DE PARQUE CAFEEIRO EM FORMAÇÃO, EM PRODUÇÃO E TOTAL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style-name="ce13"/>
          <table:table-cell table:number-columns-repeated="974"/>
        </table:table-row>
        <table:table-row table:style-name="ro7">
          <table:table-cell table:style-name="ce49" office:value-type="string" calcext:value-type="string" table:number-columns-spanned="10" table:number-rows-spanned="1">
            <text:p>SAFRAS 2018 E 2019</text:p>
          </table:table-cell>
          <table:covered-table-cell table:number-columns-repeated="9" table:style-name="ce49"/>
          <table:table-cell table:style-name="ce49"/>
          <table:table-cell table:style-name="ce106" table:number-columns-repeated="38"/>
          <table:table-cell table:number-columns-repeated="975"/>
        </table:table-row>
        <table:table-row table:style-name="ro8">
          <table:table-cell table:style-name="ce50" office:value-type="string" calcext:value-type="string" table:number-columns-spanned="1" table:number-rows-spanned="4">
            <text:p>REGIÃO/UF</text:p>
          </table:table-cell>
          <table:table-cell table:style-name="ce56" office:value-type="string" calcext:value-type="string" table:number-columns-spanned="9" table:number-rows-spanned="1">
            <text:p>PARQUE CAFEEIRO</text:p>
          </table:table-cell>
          <table:covered-table-cell table:number-columns-repeated="8" table:style-name="ce56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8">
          <table:covered-table-cell table:style-name="ce148"/>
          <table:table-cell table:style-name="ce157" office:value-type="string" calcext:value-type="string" table:number-columns-spanned="3" table:number-rows-spanned="1">
            <text:p>EM FORMA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EM PRODUÇÃO (mil covas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TOTAL (mil covas)</text:p>
          </table:table-cell>
          <table:covered-table-cell table:number-columns-repeated="2" table:style-name="ce157"/>
          <table:table-cell table:style-name="ce141"/>
          <table:table-cell table:style-name="ce107" table:number-columns-repeated="38"/>
          <table:table-cell table:number-columns-repeated="975"/>
        </table:table-row>
        <table:table-row table:style-name="ro4">
          <table:covered-table-cell table:style-name="ce148"/>
          <table:table-cell table:style-name="ce133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57" office:value-type="string" calcext:value-type="string">
            <text:p>VAR. %</text:p>
          </table:table-cell>
          <table:table-cell table:style-name="ce57" office:value-type="string" calcext:value-type="string">
            <text:p>Safra 2018</text:p>
          </table:table-cell>
          <table:table-cell table:style-name="ce57" office:value-type="string" calcext:value-type="string">
            <text:p>Safra 2019</text:p>
          </table:table-cell>
          <table:table-cell table:style-name="ce133" office:value-type="string" calcext:value-type="string">
            <text:p>VAR. %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covered-table-cell table:style-name="ce149"/>
          <table:table-cell table:style-name="ce104" office:value-type="string" calcext:value-type="string">
            <text:p>(a)</text:p>
          </table:table-cell>
          <table:table-cell table:style-name="ce58" office:value-type="string" calcext:value-type="string">
            <text:p>(b)</text:p>
          </table:table-cell>
          <table:table-cell table:style-name="ce58" office:value-type="string" calcext:value-type="string">
            <text:p>(b/a)</text:p>
          </table:table-cell>
          <table:table-cell table:style-name="ce58" office:value-type="string" calcext:value-type="string">
            <text:p>(c)</text:p>
          </table:table-cell>
          <table:table-cell table:style-name="ce58" office:value-type="string" calcext:value-type="string">
            <text:p>(d)</text:p>
          </table:table-cell>
          <table:table-cell table:style-name="ce58" office:value-type="string" calcext:value-type="string">
            <text:p>(d/c)</text:p>
          </table:table-cell>
          <table:table-cell table:style-name="ce58" office:value-type="string" calcext:value-type="string">
            <text:p>(e)</text:p>
          </table:table-cell>
          <table:table-cell table:style-name="ce104" office:value-type="string" calcext:value-type="string">
            <text:p>(f)</text:p>
          </table:table-cell>
          <table:table-cell table:style-name="ce104" office:value-type="string" calcext:value-type="string">
            <text:p>(f/e)</text:p>
          </table:table-cell>
          <table:table-cell table:style-name="ce142"/>
          <table:table-cell table:style-name="ce108" table:number-columns-repeated="38"/>
          <table:table-cell table:number-columns-repeated="975"/>
        </table:table-row>
        <table:table-row table:style-name="ro7">
          <table:table-cell table:style-name="ce6" office:value-type="string" calcext:value-type="string">
            <text:p>NORTE</text:p>
          </table:table-cell>
          <table:table-cell table:style-name="ce59" office:value-type="float" office:value="21193" calcext:value-type="float">
            <text:p><text:s/>21.193,0 </text:p>
          </table:table-cell>
          <table:table-cell table:style-name="ce59" office:value-type="float" office:value="23815" calcext:value-type="float">
            <text:p><text:s/>23.815,0 </text:p>
          </table:table-cell>
          <table:table-cell table:style-name="ce69" office:value-type="float" office:value="12.4" calcext:value-type="float">
            <text:p><text:s/>12,4 </text:p>
          </table:table-cell>
          <table:table-cell table:style-name="ce59" office:value-type="float" office:value="156117" calcext:value-type="float">
            <text:p><text:s/>156.117,0 </text:p>
          </table:table-cell>
          <table:table-cell table:style-name="ce59" office:value-type="float" office:value="159418" calcext:value-type="float">
            <text:p><text:s/>159.418,0 </text:p>
          </table:table-cell>
          <table:table-cell table:style-name="ce69" office:value-type="float" office:value="2.1" calcext:value-type="float">
            <text:p><text:s/>2,1 </text:p>
          </table:table-cell>
          <table:table-cell table:style-name="ce95" office:value-type="float" office:value="177310" calcext:value-type="float">
            <text:p><text:s/>177.310,0 </text:p>
          </table:table-cell>
          <table:table-cell table:style-name="ce59" office:value-type="float" office:value="183233" calcext:value-type="float">
            <text:p><text:s/>183.233,0 </text:p>
          </table:table-cell>
          <table:table-cell table:style-name="ce59" office:value-type="float" office:value="3.3" calcext:value-type="float">
            <text:p><text:s/>3,3 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RO</text:p>
          </table:table-cell>
          <table:table-cell table:style-name="ce85" office:value-type="float" office:value="21193" calcext:value-type="float">
            <text:p><text:s/>21.193,0 </text:p>
          </table:table-cell>
          <table:table-cell table:style-name="ce85" office:value-type="float" office:value="23815" calcext:value-type="float">
            <text:p><text:s/>23.815,0 </text:p>
          </table:table-cell>
          <table:table-cell table:style-name="ce70" office:value-type="float" office:value="12.4" calcext:value-type="float">
            <text:p><text:s/>12,4 </text:p>
          </table:table-cell>
          <table:table-cell table:style-name="ce112" office:value-type="float" office:value="156117" calcext:value-type="float">
            <text:p><text:s/>156.117,0 </text:p>
          </table:table-cell>
          <table:table-cell table:style-name="ce112" office:value-type="float" office:value="159418" calcext:value-type="float">
            <text:p><text:s/>159.418,0 </text:p>
          </table:table-cell>
          <table:table-cell table:style-name="ce70" office:value-type="float" office:value="2.1" calcext:value-type="float">
            <text:p><text:s/>2,1 </text:p>
          </table:table-cell>
          <table:table-cell table:style-name="ce96" office:value-type="float" office:value="177310" calcext:value-type="float">
            <text:p><text:s/>177.310,0 </text:p>
          </table:table-cell>
          <table:table-cell table:style-name="ce85" office:value-type="float" office:value="183233" calcext:value-type="float">
            <text:p><text:s/>183.233,0 </text:p>
          </table:table-cell>
          <table:table-cell table:style-name="ce85" office:value-type="float" office:value="3.3" calcext:value-type="float">
            <text:p><text:s/>3,3 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AM</text:p>
          </table:table-cell>
          <table:table-cell table:style-name="ce85" table:number-columns-repeated="2"/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PA</text:p>
          </table:table-cell>
          <table:table-cell table:style-name="ce85" table:number-columns-repeated="2"/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NORDESTE</text:p>
          </table:table-cell>
          <table:table-cell table:style-name="ce61" office:value-type="float" office:value="9657" calcext:value-type="float">
            <text:p><text:s/>9.657,0 </text:p>
          </table:table-cell>
          <table:table-cell table:style-name="ce61" office:value-type="float" office:value="11020" calcext:value-type="float">
            <text:p><text:s/>11.020,0 </text:p>
          </table:table-cell>
          <table:table-cell table:style-name="ce71" office:value-type="float" office:value="14.1" calcext:value-type="float">
            <text:p><text:s/>14,1 </text:p>
          </table:table-cell>
          <table:table-cell table:style-name="ce61" office:value-type="float" office:value="158841" calcext:value-type="float">
            <text:p><text:s/>158.841,0 </text:p>
          </table:table-cell>
          <table:table-cell table:style-name="ce61" office:value-type="float" office:value="129500" calcext:value-type="float">
            <text:p><text:s/>129.500,0 </text:p>
          </table:table-cell>
          <table:table-cell table:style-name="ce71" office:value-type="float" office:value="-18.5" calcext:value-type="float">
            <text:p><text:s/>(18,5)</text:p>
          </table:table-cell>
          <table:table-cell table:style-name="ce97" office:value-type="float" office:value="168498" calcext:value-type="float">
            <text:p><text:s/>168.498,0 </text:p>
          </table:table-cell>
          <table:table-cell table:style-name="ce61" office:value-type="float" office:value="140520" calcext:value-type="float">
            <text:p><text:s/>140.520,0 </text:p>
          </table:table-cell>
          <table:table-cell table:style-name="ce61" office:value-type="float" office:value="-16.6" calcext:value-type="float">
            <text:p><text:s/>(16,6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BA</text:p>
          </table:table-cell>
          <table:table-cell table:style-name="ce85" office:value-type="float" office:value="9657" calcext:value-type="float">
            <text:p><text:s/>9.657,0 </text:p>
          </table:table-cell>
          <table:table-cell table:style-name="ce85" office:value-type="float" office:value="11020" calcext:value-type="float">
            <text:p><text:s/>11.020,0 </text:p>
          </table:table-cell>
          <table:table-cell table:style-name="ce127" office:value-type="float" office:value="14.1" calcext:value-type="float">
            <text:p><text:s/>14,1 </text:p>
          </table:table-cell>
          <table:table-cell table:style-name="ce85" office:value-type="float" office:value="158841" calcext:value-type="float">
            <text:p><text:s/>158.841,0 </text:p>
          </table:table-cell>
          <table:table-cell table:style-name="ce85" office:value-type="float" office:value="129500" calcext:value-type="float">
            <text:p><text:s/>129.500,0 </text:p>
          </table:table-cell>
          <table:table-cell table:style-name="ce70" office:value-type="float" office:value="-18.5" calcext:value-type="float">
            <text:p><text:s/>(18,5)</text:p>
          </table:table-cell>
          <table:table-cell table:style-name="ce96" office:value-type="float" office:value="168498" calcext:value-type="float">
            <text:p><text:s/>168.498,0 </text:p>
          </table:table-cell>
          <table:table-cell table:style-name="ce85" office:value-type="float" office:value="140520" calcext:value-type="float">
            <text:p><text:s/>140.520,0 </text:p>
          </table:table-cell>
          <table:table-cell table:style-name="ce85" office:value-type="float" office:value="-16.6" calcext:value-type="float">
            <text:p><text:s/>(16,6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Cerrad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Planalt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Atlântico</text:p>
          </table:table-cell>
          <table:table-cell table:style-name="ce85" office:value-type="float" office:value="9657" calcext:value-type="float">
            <text:p><text:s/>9.657,0 </text:p>
          </table:table-cell>
          <table:table-cell table:style-name="ce85" office:value-type="float" office:value="11020" calcext:value-type="float">
            <text:p><text:s/>11.020,0 </text:p>
          </table:table-cell>
          <table:table-cell table:style-name="ce70" office:value-type="float" office:value="14.1" calcext:value-type="float">
            <text:p><text:s/>14,1 </text:p>
          </table:table-cell>
          <table:table-cell table:style-name="ce112" office:value-type="float" office:value="158841" calcext:value-type="float">
            <text:p><text:s/>158.841,0 </text:p>
          </table:table-cell>
          <table:table-cell table:style-name="ce112" office:value-type="float" office:value="129500" calcext:value-type="float">
            <text:p><text:s/>129.500,0 </text:p>
          </table:table-cell>
          <table:table-cell table:style-name="ce70" office:value-type="float" office:value="-18.5" calcext:value-type="float">
            <text:p><text:s/>(18,5)</text:p>
          </table:table-cell>
          <table:table-cell table:style-name="ce96" office:value-type="float" office:value="168498" calcext:value-type="float">
            <text:p><text:s/>168.498,0 </text:p>
          </table:table-cell>
          <table:table-cell table:style-name="ce85" office:value-type="float" office:value="140520" calcext:value-type="float">
            <text:p><text:s/>140.520,0 </text:p>
          </table:table-cell>
          <table:table-cell table:style-name="ce85" office:value-type="float" office:value="-16.6" calcext:value-type="float">
            <text:p><text:s/>(16,6)</text:p>
          </table:table-cell>
          <table:table-cell table:style-name="ce143"/>
          <table:table-cell table:style-name="ce110" table:number-columns-repeated="38"/>
          <table:table-cell table:number-columns-repeated="975"/>
        </table:table-row>
        <table:table-row table:style-name="ro7">
          <table:table-cell table:style-name="ce8" office:value-type="string" calcext:value-type="string">
            <text:p>CENTRO-OESTE</text:p>
          </table:table-cell>
          <table:table-cell table:style-name="ce61" office:value-type="float" office:value="8473.3" calcext:value-type="float">
            <text:p><text:s/>8.473,3 </text:p>
          </table:table-cell>
          <table:table-cell table:style-name="ce61" office:value-type="float" office:value="9245.8" calcext:value-type="float">
            <text:p><text:s/>9.245,8 </text:p>
          </table:table-cell>
          <table:table-cell table:style-name="ce71" office:value-type="float" office:value="9.1" calcext:value-type="float">
            <text:p><text:s/>9,1 </text:p>
          </table:table-cell>
          <table:table-cell table:style-name="ce61" office:value-type="float" office:value="14265.3" calcext:value-type="float">
            <text:p><text:s/>14.265,3 </text:p>
          </table:table-cell>
          <table:table-cell table:style-name="ce61" office:value-type="float" office:value="15940.3" calcext:value-type="float">
            <text:p><text:s/>15.940,3 </text:p>
          </table:table-cell>
          <table:table-cell table:style-name="ce71" office:value-type="float" office:value="11.7" calcext:value-type="float">
            <text:p><text:s/>11,7 </text:p>
          </table:table-cell>
          <table:table-cell table:style-name="ce97" office:value-type="float" office:value="22738.6" calcext:value-type="float">
            <text:p><text:s/>22.738,6 </text:p>
          </table:table-cell>
          <table:table-cell table:style-name="ce61" office:value-type="float" office:value="25186.1" calcext:value-type="float">
            <text:p><text:s/>25.186,1 </text:p>
          </table:table-cell>
          <table:table-cell table:style-name="ce61" office:value-type="float" office:value="10.8" calcext:value-type="float">
            <text:p><text:s/>10,8 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T</text:p>
          </table:table-cell>
          <table:table-cell table:style-name="ce85" office:value-type="float" office:value="8473.3" calcext:value-type="float">
            <text:p><text:s/>8.473,3 </text:p>
          </table:table-cell>
          <table:table-cell table:style-name="ce85" office:value-type="float" office:value="9245.8" calcext:value-type="float">
            <text:p><text:s/>9.245,8 </text:p>
          </table:table-cell>
          <table:table-cell table:style-name="ce127" office:value-type="float" office:value="9.1" calcext:value-type="float">
            <text:p><text:s/>9,1 </text:p>
          </table:table-cell>
          <table:table-cell table:style-name="ce112" office:value-type="float" office:value="14265.3" calcext:value-type="float">
            <text:p><text:s/>14.265,3 </text:p>
          </table:table-cell>
          <table:table-cell table:style-name="ce112" office:value-type="float" office:value="15940.3" calcext:value-type="float">
            <text:p><text:s/>15.940,3 </text:p>
          </table:table-cell>
          <table:table-cell table:style-name="ce70" office:value-type="float" office:value="11.7" calcext:value-type="float">
            <text:p><text:s/>11,7 </text:p>
          </table:table-cell>
          <table:table-cell table:style-name="ce96" office:value-type="float" office:value="22738.6" calcext:value-type="float">
            <text:p><text:s/>22.738,6 </text:p>
          </table:table-cell>
          <table:table-cell table:style-name="ce85" office:value-type="float" office:value="25186.1" calcext:value-type="float">
            <text:p><text:s/>25.186,1 </text:p>
          </table:table-cell>
          <table:table-cell table:style-name="ce85" office:value-type="float" office:value="10.8" calcext:value-type="float">
            <text:p><text:s/>10,8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GO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70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8" office:value-type="string" calcext:value-type="string">
            <text:p>SUDESTE</text:p>
          </table:table-cell>
          <table:table-cell table:style-name="ce61" office:value-type="float" office:value="74743.5" calcext:value-type="float">
            <text:p><text:s/>74.743,5 </text:p>
          </table:table-cell>
          <table:table-cell table:style-name="ce61" office:value-type="float" office:value="61889.3" calcext:value-type="float">
            <text:p><text:s/>61.889,3 </text:p>
          </table:table-cell>
          <table:table-cell table:style-name="ce162" office:value-type="float" office:value="-17.2" calcext:value-type="float">
            <text:p><text:s/>(17,2)</text:p>
          </table:table-cell>
          <table:table-cell table:style-name="ce61" office:value-type="float" office:value="560852.8" calcext:value-type="float">
            <text:p><text:s/>560.852,8 </text:p>
          </table:table-cell>
          <table:table-cell table:style-name="ce61" office:value-type="float" office:value="572340.6" calcext:value-type="float">
            <text:p><text:s/>572.340,6 </text:p>
          </table:table-cell>
          <table:table-cell table:style-name="ce70" office:value-type="float" office:value="2" calcext:value-type="float">
            <text:p><text:s/>2,0 </text:p>
          </table:table-cell>
          <table:table-cell table:style-name="ce61" office:value-type="float" office:value="635596.3" calcext:value-type="float">
            <text:p><text:s/>635.596,3 </text:p>
          </table:table-cell>
          <table:table-cell table:style-name="ce61" office:value-type="float" office:value="634229.9" calcext:value-type="float">
            <text:p><text:s/>634.229,9 </text:p>
          </table:table-cell>
          <table:table-cell table:style-name="ce61" office:value-type="float" office:value="-0.2" calcext:value-type="float">
            <text:p><text:s/>(0,2)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>
          <table:table-cell table:style-name="ce7" office:value-type="string" calcext:value-type="string">
            <text:p>MG</text:p>
          </table:table-cell>
          <table:table-cell table:style-name="ce85" office:value-type="float" office:value="2400.5" calcext:value-type="float">
            <text:p><text:s/>2.400,5 </text:p>
          </table:table-cell>
          <table:table-cell table:style-name="ce85" office:value-type="float" office:value="5395.3" calcext:value-type="float">
            <text:p><text:s/>5.395,3 </text:p>
          </table:table-cell>
          <table:table-cell table:style-name="ce70" office:value-type="float" office:value="124.8" calcext:value-type="float">
            <text:p><text:s/>124,8 </text:p>
          </table:table-cell>
          <table:table-cell table:style-name="ce60" office:value-type="float" office:value="43726.8" calcext:value-type="float">
            <text:p><text:s/>43.726,8 </text:p>
          </table:table-cell>
          <table:table-cell table:style-name="ce60" office:value-type="float" office:value="31782.6" calcext:value-type="float">
            <text:p><text:s/>31.782,6 </text:p>
          </table:table-cell>
          <table:table-cell table:style-name="ce70" office:value-type="float" office:value="-27.3" calcext:value-type="float">
            <text:p><text:s/>(27,3)</text:p>
          </table:table-cell>
          <table:table-cell table:style-name="ce96" office:value-type="float" office:value="46127.3" calcext:value-type="float">
            <text:p><text:s/>46.127,3 </text:p>
          </table:table-cell>
          <table:table-cell table:style-name="ce85" office:value-type="float" office:value="37177.9" calcext:value-type="float">
            <text:p><text:s/>37.177,9 </text:p>
          </table:table-cell>
          <table:table-cell table:style-name="ce85" office:value-type="float" office:value="-19.4" calcext:value-type="float">
            <text:p><text:s/>(19,4)</text:p>
          </table:table-cell>
          <table:table-cell table:style-name="ce143"/>
          <table:table-cell table:style-name="ce146" table:number-columns-repeated="2"/>
          <table:table-cell table:style-name="ce110" table:number-columns-repeated="36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Sul e Centro-Oeste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27" office:value-type="float" office:value="0" calcext:value-type="float">
            <text:p><text:s/>- <text:s/></text:p>
          </table:table-cell>
          <table:table-cell table:number-columns-repeated="3" table:style-name="ce112" office:value-type="float" office:value="0" calcext:value-type="float">
            <text:p><text:s/>- 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 table:number-columns-repeated="2"/>
          <table:table-cell table:style-name="ce110" table:number-columns-repeated="36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<text:s text:c="5"/>Triângulo, Alto Paranaiba e Noroeste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27" office:value-type="float" office:value="0" calcext:value-type="float">
            <text:p><text:s/>- <text:s/></text:p>
          </table:table-cell>
          <table:table-cell table:number-columns-repeated="3" table:style-name="ce112" office:value-type="float" office:value="0" calcext:value-type="float">
            <text:p><text:s/>- 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Zona da Mata, Rio Doce e Central </text:p>
          </table:table-cell>
          <table:table-cell table:style-name="ce85" office:value-type="float" office:value="1609.1" calcext:value-type="float">
            <text:p><text:s/>1.609,1 </text:p>
          </table:table-cell>
          <table:table-cell table:style-name="ce85" office:value-type="float" office:value="3616.6" calcext:value-type="float">
            <text:p><text:s/>3.616,6 </text:p>
          </table:table-cell>
          <table:table-cell table:style-name="ce127" office:value-type="float" office:value="124.8" calcext:value-type="float">
            <text:p><text:s/>124,8 </text:p>
          </table:table-cell>
          <table:table-cell table:style-name="ce112" office:value-type="float" office:value="28526" calcext:value-type="float">
            <text:p><text:s/>28.526,0 </text:p>
          </table:table-cell>
          <table:table-cell table:style-name="ce112" office:value-type="float" office:value="20734" calcext:value-type="float">
            <text:p><text:s/>20.734,0 </text:p>
          </table:table-cell>
          <table:table-cell table:style-name="ce112" office:value-type="float" office:value="-27.3" calcext:value-type="float">
            <text:p><text:s/>(27,3)</text:p>
          </table:table-cell>
          <table:table-cell table:style-name="ce96" office:value-type="float" office:value="30135.1" calcext:value-type="float">
            <text:p><text:s/>30.135,1 </text:p>
          </table:table-cell>
          <table:table-cell table:style-name="ce85" office:value-type="float" office:value="24350.6" calcext:value-type="float">
            <text:p><text:s/>24.350,6 </text:p>
          </table:table-cell>
          <table:table-cell table:style-name="ce85" office:value-type="float" office:value="-19.2" calcext:value-type="float">
            <text:p><text:s/>(19,2)</text:p>
          </table:table-cell>
          <table:table-cell table:style-name="ce143"/>
          <table:table-cell table:style-name="ce146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<text:s text:c="5"/>Norte, Jequitinhonha e Mucuri</text:p>
          </table:table-cell>
          <table:table-cell table:style-name="ce85" office:value-type="float" office:value="791.4" calcext:value-type="float">
            <text:p><text:s/>791,4 </text:p>
          </table:table-cell>
          <table:table-cell table:style-name="ce85" office:value-type="float" office:value="1778.7" calcext:value-type="float">
            <text:p><text:s/>1.778,7 </text:p>
          </table:table-cell>
          <table:table-cell table:style-name="ce127" office:value-type="float" office:value="124.8" calcext:value-type="float">
            <text:p><text:s/>124,8 </text:p>
          </table:table-cell>
          <table:table-cell table:style-name="ce112" office:value-type="float" office:value="15200.8" calcext:value-type="float">
            <text:p><text:s/>15.200,8 </text:p>
          </table:table-cell>
          <table:table-cell table:style-name="ce112" office:value-type="float" office:value="11048.6" calcext:value-type="float">
            <text:p><text:s/>11.048,6 </text:p>
          </table:table-cell>
          <table:table-cell table:style-name="ce112" office:value-type="float" office:value="-27.3" calcext:value-type="float">
            <text:p><text:s/>(27,3)</text:p>
          </table:table-cell>
          <table:table-cell table:style-name="ce96" office:value-type="float" office:value="15992.2" calcext:value-type="float">
            <text:p><text:s/>15.992,2 </text:p>
          </table:table-cell>
          <table:table-cell table:style-name="ce85" office:value-type="float" office:value="12827.3" calcext:value-type="float">
            <text:p><text:s/>12.827,3 </text:p>
          </table:table-cell>
          <table:table-cell table:style-name="ce85" office:value-type="float" office:value="-19.8" calcext:value-type="float">
            <text:p><text:s/>(19,8)</text:p>
          </table:table-cell>
          <table:table-cell table:style-name="ce143"/>
          <table:table-cell table:style-name="ce146" table:number-columns-repeated="2"/>
          <table:table-cell table:style-name="ce110" table:number-columns-repeated="36"/>
          <table:table-cell table:number-columns-repeated="975"/>
        </table:table-row>
        <table:table-row table:style-name="ro7">
          <table:table-cell table:style-name="ce7" office:value-type="string" calcext:value-type="string">
            <text:p>ES</text:p>
          </table:table-cell>
          <table:table-cell table:style-name="ce85" office:value-type="float" office:value="72343" calcext:value-type="float">
            <text:p><text:s/>72.343,0 </text:p>
          </table:table-cell>
          <table:table-cell table:style-name="ce85" office:value-type="float" office:value="56494" calcext:value-type="float">
            <text:p><text:s/>56.494,0 </text:p>
          </table:table-cell>
          <table:table-cell table:style-name="ce127" office:value-type="float" office:value="-21.9" calcext:value-type="float">
            <text:p><text:s/>(21,9)</text:p>
          </table:table-cell>
          <table:table-cell table:style-name="ce112" office:value-type="float" office:value="517126" calcext:value-type="float">
            <text:p><text:s/>517.126,0 </text:p>
          </table:table-cell>
          <table:table-cell table:style-name="ce112" office:value-type="float" office:value="540558" calcext:value-type="float">
            <text:p><text:s/>540.558,0 </text:p>
          </table:table-cell>
          <table:table-cell table:style-name="ce112" office:value-type="float" office:value="4.5" calcext:value-type="float">
            <text:p><text:s/>4,5 </text:p>
          </table:table-cell>
          <table:table-cell table:style-name="ce96" office:value-type="float" office:value="589469" calcext:value-type="float">
            <text:p><text:s/>589.469,0 </text:p>
          </table:table-cell>
          <table:table-cell table:style-name="ce85" office:value-type="float" office:value="597052" calcext:value-type="float">
            <text:p><text:s/>597.052,0 </text:p>
          </table:table-cell>
          <table:table-cell table:style-name="ce85" office:value-type="float" office:value="1.3" calcext:value-type="float">
            <text:p><text:s/>1,3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RJ</text:p>
          </table:table-cell>
          <table:table-cell table:style-name="ce85"/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12"/>
          <table:table-cell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7" office:value-type="string" calcext:value-type="string">
            <text:p>SP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number-columns-repeated="2" table:style-name="ce112" office:value-type="float" office:value="0" calcext:value-type="float">
            <text:p><text:s/>- </text:p>
          </table:table-cell>
          <table:table-cell table:style-name="ce70" office:value-type="float" office:value="0" calcext:value-type="float">
            <text:p><text:s/>- <text:s/></text:p>
          </table:table-cell>
          <table:table-cell table:style-name="ce96" office:value-type="float" office:value="0" calcext:value-type="float">
            <text:p><text:s/>- <text:s/></text:p>
          </table:table-cell>
          <table:table-cell table:number-columns-repeated="2" table:style-name="ce85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 table:visibility="collapse">
          <table:table-cell table:style-name="ce8" office:value-type="string" calcext:value-type="string">
            <text:p>SUL</text:p>
          </table:table-cell>
          <table:table-cell table:number-columns-repeated="3" table:style-name="ce85" office:value-type="float" office:value="0" calcext:value-type="float">
            <text:p><text:s/>- <text:s/>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71" office:value-type="float" office:value="0" calcext:value-type="float">
            <text:p><text:s/>- <text:s/></text:p>
          </table:table-cell>
          <table:table-cell table:style-name="ce97" office:value-type="float" office:value="0" calcext:value-type="float">
            <text:p><text:s/>- <text:s/></text:p>
          </table:table-cell>
          <table:table-cell table:number-columns-repeated="2" table:style-name="ce61" office:value-type="float" office:value="0" calcext:value-type="float">
            <text:p><text:s/>- <text:s/></text:p>
          </table:table-cell>
          <table:table-cell table:style-name="ce134"/>
          <table:table-cell table:style-name="ce145"/>
          <table:table-cell table:style-name="ce109" table:number-columns-repeated="37"/>
          <table:table-cell table:number-columns-repeated="975"/>
        </table:table-row>
        <table:table-row table:style-name="ro7" table:visibility="collapse">
          <table:table-cell table:style-name="ce9" office:value-type="string" calcext:value-type="string">
            <text:p>PR</text:p>
          </table:table-cell>
          <table:table-cell table:number-columns-repeated="2" table:style-name="ce87" office:value-type="float" office:value="0" calcext:value-type="float">
            <text:p><text:s/>- <text:s/></text:p>
          </table:table-cell>
          <table:table-cell table:style-name="ce151" office:value-type="float" office:value="0" calcext:value-type="float">
            <text:p><text:s/>- <text:s/></text:p>
          </table:table-cell>
          <table:table-cell table:number-columns-repeated="2" table:style-name="ce161" office:value-type="float" office:value="0" calcext:value-type="float">
            <text:p><text:s/>- </text:p>
          </table:table-cell>
          <table:table-cell table:style-name="ce151" office:value-type="float" office:value="0" calcext:value-type="float">
            <text:p><text:s/>- <text:s/></text:p>
          </table:table-cell>
          <table:table-cell table:style-name="ce99" office:value-type="float" office:value="0" calcext:value-type="float">
            <text:p><text:s/>- <text:s/></text:p>
          </table:table-cell>
          <table:table-cell table:number-columns-repeated="2" table:style-name="ce87" office:value-type="float" office:value="0" calcext:value-type="float">
            <text:p><text:s/>- <text:s/>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0" office:value-type="string" calcext:value-type="string">
            <text:p>OUTROS</text:p>
          </table:table-cell>
          <table:table-cell table:style-name="ce160" office:value-type="float" office:value="1116.9" calcext:value-type="float">
            <text:p><text:s/>1.116,9 </text:p>
          </table:table-cell>
          <table:table-cell table:style-name="ce160" office:value-type="float" office:value="2063.1" calcext:value-type="float">
            <text:p><text:s/>2.063,1 </text:p>
          </table:table-cell>
          <table:table-cell table:style-name="ce72" office:value-type="float" office:value="84.7" calcext:value-type="float">
            <text:p><text:s/>84,7 </text:p>
          </table:table-cell>
          <table:table-cell table:style-name="ce160" office:value-type="float" office:value="3575" calcext:value-type="float">
            <text:p><text:s/>3.575,0 </text:p>
          </table:table-cell>
          <table:table-cell table:style-name="ce160" office:value-type="float" office:value="7421.4" calcext:value-type="float">
            <text:p><text:s/>7.421,4 </text:p>
          </table:table-cell>
          <table:table-cell table:style-name="ce72" office:value-type="float" office:value="107.6" calcext:value-type="float">
            <text:p><text:s/>107,6 </text:p>
          </table:table-cell>
          <table:table-cell table:style-name="ce100" office:value-type="float" office:value="4691.9" calcext:value-type="float">
            <text:p><text:s/>4.691,9 </text:p>
          </table:table-cell>
          <table:table-cell table:style-name="ce105" office:value-type="float" office:value="9484.5" calcext:value-type="float">
            <text:p><text:s/>9.484,5 </text:p>
          </table:table-cell>
          <table:table-cell table:style-name="ce105" office:value-type="float" office:value="102.1" calcext:value-type="float">
            <text:p><text:s/>102,1 </text:p>
          </table:table-cell>
          <table:table-cell table:style-name="ce143"/>
          <table:table-cell table:style-name="ce146"/>
          <table:table-cell table:style-name="ce110" table:number-columns-repeated="37"/>
          <table:table-cell table:number-columns-repeated="975"/>
        </table:table-row>
        <table:table-row table:style-name="ro7">
          <table:table-cell table:style-name="ce11" office:value-type="string" calcext:value-type="string">
            <text:p>NORTE/NORDESTE</text:p>
          </table:table-cell>
          <table:table-cell table:style-name="ce68" office:value-type="float" office:value="30850" calcext:value-type="float">
            <text:p><text:s/>30.850,0 </text:p>
          </table:table-cell>
          <table:table-cell table:style-name="ce68" office:value-type="float" office:value="34835" calcext:value-type="float">
            <text:p><text:s/>34.835,0 </text:p>
          </table:table-cell>
          <table:table-cell table:style-name="ce72" office:value-type="float" office:value="12.9" calcext:value-type="float">
            <text:p><text:s/>12,9 </text:p>
          </table:table-cell>
          <table:table-cell table:style-name="ce68" office:value-type="float" office:value="314958" calcext:value-type="float">
            <text:p><text:s/>314.958,0 </text:p>
          </table:table-cell>
          <table:table-cell table:style-name="ce68" office:value-type="float" office:value="288918" calcext:value-type="float">
            <text:p><text:s/>288.918,0 </text:p>
          </table:table-cell>
          <table:table-cell table:style-name="ce72" office:value-type="float" office:value="-8.3" calcext:value-type="float">
            <text:p><text:s/>(8,3)</text:p>
          </table:table-cell>
          <table:table-cell table:style-name="ce65" office:value-type="float" office:value="345808" calcext:value-type="float">
            <text:p><text:s/>345.808,0 </text:p>
          </table:table-cell>
          <table:table-cell table:style-name="ce68" office:value-type="float" office:value="323753" calcext:value-type="float">
            <text:p><text:s/>323.753,0 </text:p>
          </table:table-cell>
          <table:table-cell table:style-name="ce68" office:value-type="float" office:value="-6.4" calcext:value-type="float">
            <text:p><text:s/>(6,4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CENTRO-SUL</text:p>
          </table:table-cell>
          <table:table-cell table:style-name="ce68" office:value-type="float" office:value="83216.8" calcext:value-type="float">
            <text:p><text:s/>83.216,8 </text:p>
          </table:table-cell>
          <table:table-cell table:style-name="ce68" office:value-type="float" office:value="71135.1" calcext:value-type="float">
            <text:p><text:s/>71.135,1 </text:p>
          </table:table-cell>
          <table:table-cell table:style-name="ce72" office:value-type="float" office:value="-14.5" calcext:value-type="float">
            <text:p><text:s/>(14,5)</text:p>
          </table:table-cell>
          <table:table-cell table:style-name="ce68" office:value-type="float" office:value="575118.1" calcext:value-type="float">
            <text:p><text:s/>575.118,1 </text:p>
          </table:table-cell>
          <table:table-cell table:style-name="ce68" office:value-type="float" office:value="588280.9" calcext:value-type="float">
            <text:p><text:s/>588.280,9 </text:p>
          </table:table-cell>
          <table:table-cell table:style-name="ce72" office:value-type="float" office:value="2.3" calcext:value-type="float">
            <text:p><text:s/>2,3 </text:p>
          </table:table-cell>
          <table:table-cell table:style-name="ce65" office:value-type="float" office:value="658334.9" calcext:value-type="float">
            <text:p><text:s/>658.334,9 </text:p>
          </table:table-cell>
          <table:table-cell table:style-name="ce68" office:value-type="float" office:value="659416" calcext:value-type="float">
            <text:p><text:s/>659.416,0 </text:p>
          </table:table-cell>
          <table:table-cell table:style-name="ce68" office:value-type="float" office:value="0.2" calcext:value-type="float">
            <text:p><text:s/>0,2 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7">
          <table:table-cell table:style-name="ce11" office:value-type="string" calcext:value-type="string">
            <text:p>BRASIL</text:p>
          </table:table-cell>
          <table:table-cell table:style-name="ce68" office:value-type="float" office:value="115183.7" calcext:value-type="float">
            <text:p><text:s/>115.183,7 </text:p>
          </table:table-cell>
          <table:table-cell table:style-name="ce68" office:value-type="float" office:value="108033.2" calcext:value-type="float">
            <text:p><text:s/>108.033,2 </text:p>
          </table:table-cell>
          <table:table-cell table:style-name="ce72" office:value-type="float" office:value="-6.2" calcext:value-type="float">
            <text:p><text:s/>(6,2)</text:p>
          </table:table-cell>
          <table:table-cell table:style-name="ce68" office:value-type="float" office:value="893651.1" calcext:value-type="float">
            <text:p><text:s/>893.651,1 </text:p>
          </table:table-cell>
          <table:table-cell table:style-name="ce68" office:value-type="float" office:value="884620.3" calcext:value-type="float">
            <text:p><text:s/>884.620,3 </text:p>
          </table:table-cell>
          <table:table-cell table:style-name="ce72" office:value-type="float" office:value="-1" calcext:value-type="float">
            <text:p><text:s/>(1,0)</text:p>
          </table:table-cell>
          <table:table-cell table:style-name="ce65" office:value-type="float" office:value="1008834.8" calcext:value-type="float">
            <text:p><text:s/>1.008.834,8 </text:p>
          </table:table-cell>
          <table:table-cell table:style-name="ce68" office:value-type="float" office:value="992653.5" calcext:value-type="float">
            <text:p><text:s/>992.653,5 </text:p>
          </table:table-cell>
          <table:table-cell table:style-name="ce68" office:value-type="float" office:value="-1.6" calcext:value-type="float">
            <text:p><text:s/>(1,6)</text:p>
          </table:table-cell>
          <table:table-cell table:style-name="ce134"/>
          <table:table-cell table:style-name="ce109" table:number-columns-repeated="38"/>
          <table:table-cell table:number-columns-repeated="975"/>
        </table:table-row>
        <table:table-row table:style-name="ro9">
          <table:table-cell office:value-type="string" calcext:value-type="string">
            <text:p>Legenda: Acre, Amazonas, Pará e Ceará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Fonte: Conab.</text:p>
          </table:table-cell>
          <table:table-cell table:style-name="ce54" table:number-columns-repeated="2"/>
          <table:table-cell table:style-name="ce55" table:number-columns-repeated="8"/>
          <table:table-cell table:number-columns-repeated="38"/>
          <table:table-cell table:style-name="ce55" table:number-columns-repeated="975"/>
        </table:table-row>
        <table:table-row table:style-name="ro2">
          <table:table-cell table:style-name="ce54" office:value-type="string" calcext:value-type="string">
            <text:p>Nota: Estimativa em setembro/2019.</text:p>
          </table:table-cell>
          <table:table-cell table:number-columns-repeated="1023"/>
        </table:table-row>
        <table:table-row table:style-name="ro10">
          <table:table-cell table:number-columns-repeated="2"/>
          <table:table-cell table:style-name="ce13" table:number-columns-repeated="7"/>
          <table:table-cell table:number-columns-repeated="1015"/>
        </table:table-row>
        <table:table-row table:style-name="ro10" table:number-rows-repeated="10485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Produção.$A$1" table:cell-range-address="$'9 Café Conilon - Cafeeiros'.$A$1:.$J$38" table:range-usable-as="print-range"/>
        </table:named-expressions>
      </table:table>
      <table:table table:name="10 % Colheita" table:style-name="ta11" table:print-ranges="'10 % Colheita'.A2:'10 % Colheita'.V37">
        <table:table-column table:style-name="co35" table:default-cell-style-name="ce163"/>
        <table:table-column table:style-name="co36" table:default-cell-style-name="ce174"/>
        <table:table-column table:style-name="co37" table:visibility="collapse" table:number-columns-repeated="4" table:default-cell-style-name="ce174"/>
        <table:table-column table:style-name="co37" table:default-cell-style-name="ce174"/>
        <table:table-column table:style-name="co26" table:default-cell-style-name="ce174"/>
        <table:table-column table:style-name="co37" table:default-cell-style-name="ce174"/>
        <table:table-column table:style-name="co12" table:default-cell-style-name="ce174"/>
        <table:table-column table:style-name="co19" table:default-cell-style-name="ce174"/>
        <table:table-column table:style-name="co15" table:default-cell-style-name="ce174"/>
        <table:table-column table:style-name="co19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38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7" table:default-cell-style-name="ce174"/>
        <table:table-column table:style-name="co15" table:default-cell-style-name="ce174"/>
        <table:table-column table:style-name="co39" table:number-columns-repeated="5" table:default-cell-style-name="ce174"/>
        <table:table-column table:style-name="co25" table:number-columns-repeated="3" table:default-cell-style-name="ce174"/>
        <table:table-column table:style-name="co7" table:number-columns-repeated="219" table:default-cell-style-name="ce174"/>
        <table:table-column table:style-name="co7" table:number-columns-repeated="767" table:default-cell-style-name="Default"/>
        <table:table-row table:style-name="ro3">
          <table:table-cell table:number-columns-repeated="1024"/>
        </table:table-row>
        <table:table-row table:style-name="ro11">
          <table:table-cell table:style-name="ce164" table:number-columns-repeated="22"/>
          <table:table-cell table:style-name="ce167" table:number-columns-repeated="4"/>
          <table:table-cell table:style-name="ce217" table:number-columns-repeated="9"/>
          <table:table-cell table:number-columns-repeated="989"/>
        </table:table-row>
        <table:table-row table:style-name="ro11">
          <table:table-cell table:style-name="ce165" office:value-type="string" calcext:value-type="string" table:number-columns-spanned="26" table:number-rows-spanned="1">
            <text:p>CAFÉ - BENEFICIADO</text:p>
          </table:table-cell>
          <table:covered-table-cell table:number-columns-repeated="25" table:style-name="ce165"/>
          <table:table-cell table:style-name="ce165" table:number-columns-repeated="9"/>
          <table:table-cell table:number-columns-repeated="989"/>
        </table:table-row>
        <table:table-row table:style-name="ro11">
          <table:table-cell table:style-name="ce166" office:value-type="string" calcext:value-type="string" table:number-columns-spanned="26" table:number-rows-spanned="1">
            <text:p>SAFRA 2019</text:p>
          </table:table-cell>
          <table:covered-table-cell table:number-columns-repeated="25" table:style-name="ce166"/>
          <table:table-cell table:style-name="ce167" table:number-columns-repeated="9"/>
          <table:table-cell table:number-columns-repeated="989"/>
        </table:table-row>
        <table:table-row table:style-name="ro11">
          <table:table-cell table:style-name="ce167" office:value-type="string" calcext:value-type="string" table:number-columns-spanned="26" table:number-rows-spanned="1">
            <text:p>ESTIMATIVA MENSAL DE COLHEITA </text:p>
          </table:table-cell>
          <table:covered-table-cell table:number-columns-repeated="25" table:style-name="ce167"/>
          <table:table-cell table:style-name="ce217" table:number-columns-repeated="4"/>
          <table:table-cell table:number-columns-repeated="994"/>
        </table:table-row>
        <table:table-row table:style-name="ro11">
          <table:table-cell table:style-name="ce168" office:value-type="string" calcext:value-type="string" table:number-columns-spanned="26" table:number-rows-spanned="1">
            <text:p>(em percentual e mil sacas)</text:p>
          </table:table-cell>
          <table:covered-table-cell table:number-columns-repeated="25" table:style-name="ce168"/>
          <table:table-cell table:style-name="ce218" table:number-columns-repeated="4"/>
          <table:table-cell table:number-columns-repeated="994"/>
        </table:table-row>
        <table:table-row table:style-name="ro12">
          <table:table-cell table:style-name="ce169" office:value-type="string" calcext:value-type="string" table:number-columns-spanned="1" table:number-rows-spanned="2">
            <text:p>U.F</text:p>
          </table:table-cell>
          <table:table-cell table:style-name="ce175" office:value-type="string" calcext:value-type="string" table:number-columns-spanned="1" table:number-rows-spanned="2">
            <text:p>PRODUÇÃO</text:p>
          </table:table-cell>
          <table:table-cell table:style-name="ce175" office:value-type="string" calcext:value-type="string" table:number-columns-spanned="2" table:number-rows-spanned="1">
            <text:p>JAN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FEV</text:p>
          </table:table-cell>
          <table:covered-table-cell table:style-name="ce169"/>
          <table:table-cell table:style-name="ce191" office:value-type="string" calcext:value-type="string" table:number-columns-spanned="2" table:number-rows-spanned="1">
            <text:p>MARÇ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ABRIL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setembr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JUNH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JULH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AGOST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SETEMBR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OUTUBR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NOVEMBRO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DEZEMBRO</text:p>
          </table:table-cell>
          <table:covered-table-cell table:style-name="ce191"/>
          <table:table-cell table:style-name="ce165" table:number-columns-repeated="4"/>
          <table:table-cell table:style-name="ce164" table:number-columns-repeated="3"/>
          <table:table-cell table:number-columns-repeated="991"/>
        </table:table-row>
        <table:table-row table:style-name="ro12">
          <table:covered-table-cell table:style-name="ce169"/>
          <table:covered-table-cell table:style-name="ce175"/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75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91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91" office:value-type="string" calcext:value-type="string">
            <text:p>Qtd</text:p>
          </table:table-cell>
          <table:table-cell table:style-name="ce175" office:value-type="string" calcext:value-type="string">
            <text:p>%</text:p>
          </table:table-cell>
          <table:table-cell table:style-name="ce191" office:value-type="string" calcext:value-type="string">
            <text:p>Qtd</text:p>
          </table:table-cell>
          <table:table-cell table:style-name="ce167" table:number-columns-repeated="7"/>
          <table:table-cell table:number-columns-repeated="991"/>
        </table:table-row>
        <table:table-row table:style-name="ro12">
          <table:table-cell table:style-name="ce170" office:value-type="string" calcext:value-type="string">
            <text:p>NORTE</text:p>
          </table:table-cell>
          <table:table-cell table:style-name="ce176" office:value-type="float" office:value="2097" calcext:value-type="float">
            <text:p><text:s/>2.097,0 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184" office:value-type="float" office:value="0" calcext:value-type="float">
            <text:p><text:s/>- <text:s text:c="2"/>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184" office:value-type="float" office:value="0" calcext:value-type="float">
            <text:p><text:s/>- <text:s text:c="2"/></text:p>
          </table:table-cell>
          <table:table-cell table:style-name="ce178" office:value-type="float" office:value="10" calcext:value-type="float">
            <text:p><text:s/>10,0 </text:p>
          </table:table-cell>
          <table:table-cell table:style-name="ce184" office:value-type="float" office:value="209.7" calcext:value-type="float">
            <text:p><text:s/>209,7 </text:p>
          </table:table-cell>
          <table:table-cell table:style-name="ce178" office:value-type="float" office:value="30" calcext:value-type="float">
            <text:p><text:s/>30,0 </text:p>
          </table:table-cell>
          <table:table-cell table:style-name="ce184" office:value-type="float" office:value="629.1" calcext:value-type="float">
            <text:p><text:s/>629,1 </text:p>
          </table:table-cell>
          <table:table-cell table:style-name="ce178" office:value-type="float" office:value="35" calcext:value-type="float">
            <text:p><text:s/>35,0 </text:p>
          </table:table-cell>
          <table:table-cell table:style-name="ce184" office:value-type="float" office:value="733.95" calcext:value-type="float">
            <text:p><text:s/>734,0 </text:p>
          </table:table-cell>
          <table:table-cell table:style-name="ce178" office:value-type="float" office:value="20" calcext:value-type="float">
            <text:p><text:s/>20,0 </text:p>
          </table:table-cell>
          <table:table-cell table:style-name="ce184" office:value-type="float" office:value="419.4" calcext:value-type="float">
            <text:p><text:s/>419,4 </text:p>
          </table:table-cell>
          <table:table-cell table:style-name="ce178" office:value-type="float" office:value="5" calcext:value-type="float">
            <text:p><text:s/>5,0 </text:p>
          </table:table-cell>
          <table:table-cell table:style-name="ce184" office:value-type="float" office:value="104.85" calcext:value-type="float">
            <text:p><text:s/>104,9 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184" office:value-type="float" office:value="0" calcext:value-type="float">
            <text:p><text:s/>- <text:s text:c="2"/>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184" office:value-type="float" office:value="0" calcext:value-type="float">
            <text:p><text:s/>- <text:s text:c="2"/>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207" office:value-type="float" office:value="0" calcext:value-type="float">
            <text:p><text:s/>- <text:s text:c="2"/>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207" office:value-type="float" office:value="0" calcext:value-type="float">
            <text:p><text:s/>- <text:s text:c="2"/></text:p>
          </table:table-cell>
          <table:table-cell table:style-name="ce178" office:value-type="float" office:value="0" calcext:value-type="float">
            <text:p><text:s/>- <text:s/></text:p>
          </table:table-cell>
          <table:table-cell table:style-name="ce207" office:value-type="float" office:value="0" calcext:value-type="float">
            <text:p><text:s/>- <text:s text:c="2"/></text:p>
          </table:table-cell>
          <table:table-cell table:style-name="ce167" table:number-columns-repeated="7"/>
          <table:table-cell table:number-columns-repeated="991"/>
        </table:table-row>
        <table:table-row table:style-name="ro12">
          <table:table-cell table:style-name="ce171" office:value-type="string" calcext:value-type="string">
            <text:p>RO</text:p>
          </table:table-cell>
          <table:table-cell table:style-name="ce176" office:value-type="float" office:value="2097" calcext:value-type="float">
            <text:p><text:s/>2.097,0 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10" calcext:value-type="float">
            <text:p><text:s/>10,0 </text:p>
          </table:table-cell>
          <table:table-cell table:style-name="ce181" office:value-type="float" office:value="209.7" calcext:value-type="float">
            <text:p><text:s/>209,7 </text:p>
          </table:table-cell>
          <table:table-cell table:style-name="ce181" office:value-type="float" office:value="30" calcext:value-type="float">
            <text:p><text:s/>30,0 </text:p>
          </table:table-cell>
          <table:table-cell table:style-name="ce181" office:value-type="float" office:value="629.1" calcext:value-type="float">
            <text:p><text:s/>629,1 </text:p>
          </table:table-cell>
          <table:table-cell table:style-name="ce181" office:value-type="float" office:value="35" calcext:value-type="float">
            <text:p><text:s/>35,0 </text:p>
          </table:table-cell>
          <table:table-cell table:style-name="ce181" office:value-type="float" office:value="733.95" calcext:value-type="float">
            <text:p><text:s/>734,0 </text:p>
          </table:table-cell>
          <table:table-cell table:style-name="ce181" office:value-type="float" office:value="20" calcext:value-type="float">
            <text:p><text:s/>20,0 </text:p>
          </table:table-cell>
          <table:table-cell table:style-name="ce181" office:value-type="float" office:value="419.4" calcext:value-type="float">
            <text:p><text:s/>419,4 </text:p>
          </table:table-cell>
          <table:table-cell table:style-name="ce181" office:value-type="float" office:value="5" calcext:value-type="float">
            <text:p><text:s/>5,0 </text:p>
          </table:table-cell>
          <table:table-cell table:style-name="ce181" office:value-type="float" office:value="104.85" calcext:value-type="float">
            <text:p><text:s/>104,9 </text:p>
          </table:table-cell>
          <table:table-cell table:number-columns-repeated="4" table:style-name="ce181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167" table:number-columns-repeated="7"/>
          <table:table-cell table:number-columns-repeated="991"/>
        </table:table-row>
        <table:table-row table:style-name="ro12" table:visibility="collapse">
          <table:table-cell table:style-name="ce171" office:value-type="string" calcext:value-type="string">
            <text:p>AM</text:p>
          </table:table-cell>
          <table:table-cell table:style-name="ce176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/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25" calcext:value-type="float">
            <text:p><text:s/>25,0 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50" calcext:value-type="float">
            <text:p><text:s/>50,0 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25" calcext:value-type="float">
            <text:p><text:s/>25,0 </text:p>
          </table:table-cell>
          <table:table-cell table:number-columns-repeated="3" table:style-name="ce181" office:value-type="float" office:value="0" calcext:value-type="float">
            <text:p><text:s/>- <text:s text:c="2"/></text:p>
          </table:table-cell>
          <table:table-cell table:style-name="ce181"/>
          <table:table-cell table:style-name="ce181" office:value-type="float" office:value="0" calcext:value-type="float">
            <text:p><text:s/>- <text:s text:c="2"/></text:p>
          </table:table-cell>
          <table:table-cell table:style-name="ce181"/>
          <table:table-cell table:style-name="ce181" office:value-type="float" office:value="0" calcext:value-type="float">
            <text:p><text:s/>- <text:s text:c="2"/></text:p>
          </table:table-cell>
          <table:table-cell table:style-name="ce203"/>
          <table:table-cell table:style-name="ce208" office:value-type="float" office:value="0" calcext:value-type="float">
            <text:p><text:s/>- <text:s text:c="2"/></text:p>
          </table:table-cell>
          <table:table-cell table:style-name="ce203"/>
          <table:table-cell table:style-name="ce208" office:value-type="float" office:value="0" calcext:value-type="float">
            <text:p><text:s/>- <text:s text:c="2"/></text:p>
          </table:table-cell>
          <table:table-cell table:style-name="ce203"/>
          <table:table-cell table:style-name="ce208" office:value-type="float" office:value="0" calcext:value-type="float">
            <text:p><text:s/>- <text:s text:c="2"/></text:p>
          </table:table-cell>
          <table:table-cell table:style-name="ce167" table:number-columns-repeated="7"/>
          <table:table-cell table:number-columns-repeated="991"/>
        </table:table-row>
        <table:table-row table:style-name="ro12" table:visibility="collapse">
          <table:table-cell table:style-name="ce171" office:value-type="string" calcext:value-type="string">
            <text:p>PA</text:p>
          </table:table-cell>
          <table:table-cell table:style-name="ce176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23" calcext:value-type="float">
            <text:p><text:s/>23,0 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42" calcext:value-type="float">
            <text:p><text:s/>42,0 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35" calcext:value-type="float">
            <text:p><text:s/>35,0 </text:p>
          </table:table-cell>
          <table:table-cell table:number-columns-repeated="7" table:style-name="ce181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NORDESTE</text:p>
          </table:table-cell>
          <table:table-cell table:style-name="ce176" office:value-type="float" office:value="2800" calcext:value-type="float">
            <text:p><text:s/>2.800,0 </text:p>
          </table:table-cell>
          <table:table-cell table:number-columns-repeated="3"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2.10714285714286" calcext:value-type="float">
            <text:p><text:s/>2,1 </text:p>
          </table:table-cell>
          <table:table-cell table:style-name="ce185" office:value-type="float" office:value="59" calcext:value-type="float">
            <text:p><text:s/>59,0 </text:p>
          </table:table-cell>
          <table:table-cell table:style-name="ce180" office:value-type="float" office:value="28.4071428571429" calcext:value-type="float">
            <text:p><text:s/>28,4 </text:p>
          </table:table-cell>
          <table:table-cell table:style-name="ce185" office:value-type="float" office:value="795.4" calcext:value-type="float">
            <text:p><text:s/>795,4 </text:p>
          </table:table-cell>
          <table:table-cell table:style-name="ce180" office:value-type="float" office:value="30.6892857142857" calcext:value-type="float">
            <text:p><text:s/>30,7 </text:p>
          </table:table-cell>
          <table:table-cell table:style-name="ce185" office:value-type="float" office:value="859.3" calcext:value-type="float">
            <text:p><text:s/>859,3 </text:p>
          </table:table-cell>
          <table:table-cell table:style-name="ce180" office:value-type="float" office:value="18.2035714285714" calcext:value-type="float">
            <text:p><text:s/>18,2 </text:p>
          </table:table-cell>
          <table:table-cell table:style-name="ce185" office:value-type="float" office:value="509.7" calcext:value-type="float">
            <text:p><text:s/>509,7 </text:p>
          </table:table-cell>
          <table:table-cell table:style-name="ce180" office:value-type="float" office:value="15.225" calcext:value-type="float">
            <text:p><text:s/>15,2 </text:p>
          </table:table-cell>
          <table:table-cell table:style-name="ce185" office:value-type="float" office:value="426.3" calcext:value-type="float">
            <text:p><text:s/>426,3 </text:p>
          </table:table-cell>
          <table:table-cell table:style-name="ce180" office:value-type="float" office:value="4.62857142857143" calcext:value-type="float">
            <text:p><text:s/>4,6 </text:p>
          </table:table-cell>
          <table:table-cell table:style-name="ce185" office:value-type="float" office:value="129.6" calcext:value-type="float">
            <text:p><text:s/>129,6 </text:p>
          </table:table-cell>
          <table:table-cell table:style-name="ce180" office:value-type="float" office:value="0.739285714285714" calcext:value-type="float">
            <text:p><text:s/>0,7 </text:p>
          </table:table-cell>
          <table:table-cell table:style-name="ce209" office:value-type="float" office:value="20.7" calcext:value-type="float">
            <text:p><text:s/>20,7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BA</text:p>
          </table:table-cell>
          <table:table-cell table:style-name="ce176" office:value-type="float" office:value="2800" calcext:value-type="float">
            <text:p><text:s/>2.800,0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1" office:value-type="float" office:value="2.3" calcext:value-type="float">
            <text:p><text:s/>2,3 </text:p>
          </table:table-cell>
          <table:table-cell table:style-name="ce181" office:value-type="float" office:value="59" calcext:value-type="float">
            <text:p><text:s/>59,0 </text:p>
          </table:table-cell>
          <table:table-cell table:style-name="ce181" office:value-type="float" office:value="22.6" calcext:value-type="float">
            <text:p><text:s/>22,6 </text:p>
          </table:table-cell>
          <table:table-cell table:style-name="ce181" office:value-type="float" office:value="795.4" calcext:value-type="float">
            <text:p><text:s/>795,4 </text:p>
          </table:table-cell>
          <table:table-cell table:style-name="ce181" office:value-type="float" office:value="26.4" calcext:value-type="float">
            <text:p><text:s/>26,4 </text:p>
          </table:table-cell>
          <table:table-cell table:style-name="ce181" office:value-type="float" office:value="859.3" calcext:value-type="float">
            <text:p><text:s/>859,3 </text:p>
          </table:table-cell>
          <table:table-cell table:style-name="ce181" office:value-type="float" office:value="20.8" calcext:value-type="float">
            <text:p><text:s/>20,8 </text:p>
          </table:table-cell>
          <table:table-cell table:style-name="ce181" office:value-type="float" office:value="509.7" calcext:value-type="float">
            <text:p><text:s/>509,7 </text:p>
          </table:table-cell>
          <table:table-cell table:style-name="ce181" office:value-type="float" office:value="19.1" calcext:value-type="float">
            <text:p><text:s/>19,1 </text:p>
          </table:table-cell>
          <table:table-cell table:style-name="ce181" office:value-type="float" office:value="426.3" calcext:value-type="float">
            <text:p><text:s/>426,3 </text:p>
          </table:table-cell>
          <table:table-cell table:style-name="ce181" office:value-type="float" office:value="7.6" calcext:value-type="float">
            <text:p><text:s/>7,6 </text:p>
          </table:table-cell>
          <table:table-cell table:style-name="ce181" office:value-type="float" office:value="129.6" calcext:value-type="float">
            <text:p><text:s/>129,6 </text:p>
          </table:table-cell>
          <table:table-cell table:style-name="ce181" office:value-type="float" office:value="1.2" calcext:value-type="float">
            <text:p><text:s/>1,2 </text:p>
          </table:table-cell>
          <table:table-cell table:style-name="ce181" office:value-type="float" office:value="20.7" calcext:value-type="float">
            <text:p><text:s/>20,7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<text:s text:c="5"/>Cerrado</text:p>
          </table:table-cell>
          <table:table-cell table:style-name="ce176" office:value-type="float" office:value="300" calcext:value-type="float">
            <text:p><text:s/>300,0 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number-columns-repeated="3"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20" calcext:value-type="float">
            <text:p><text:s/>20,0 </text:p>
          </table:table-cell>
          <table:table-cell table:style-name="ce181" office:value-type="float" office:value="60" calcext:value-type="float">
            <text:p><text:s/>60,0 </text:p>
          </table:table-cell>
          <table:table-cell table:style-name="ce181" office:value-type="float" office:value="20" calcext:value-type="float">
            <text:p><text:s/>20,0 </text:p>
          </table:table-cell>
          <table:table-cell table:style-name="ce181" office:value-type="float" office:value="60" calcext:value-type="float">
            <text:p><text:s/>60,0 </text:p>
          </table:table-cell>
          <table:table-cell table:style-name="ce181" office:value-type="float" office:value="30" calcext:value-type="float">
            <text:p><text:s/>30,0 </text:p>
          </table:table-cell>
          <table:table-cell table:style-name="ce181" office:value-type="float" office:value="90" calcext:value-type="float">
            <text:p><text:s/>90,0 </text:p>
          </table:table-cell>
          <table:table-cell table:style-name="ce181" office:value-type="float" office:value="30" calcext:value-type="float">
            <text:p><text:s/>30,0 </text:p>
          </table:table-cell>
          <table:table-cell table:style-name="ce181" office:value-type="float" office:value="90" calcext:value-type="float">
            <text:p><text:s/>90,0 </text:p>
          </table:table-cell>
          <table:table-cell table:number-columns-repeated="4" table:style-name="ce181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<text:s text:c="5"/>Planalto</text:p>
          </table:table-cell>
          <table:table-cell table:style-name="ce176" office:value-type="float" office:value="900" calcext:value-type="float">
            <text:p><text:s/>900,0 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3" calcext:value-type="float">
            <text:p><text:s/>3,0 </text:p>
          </table:table-cell>
          <table:table-cell table:style-name="ce181" office:value-type="float" office:value="27" calcext:value-type="float">
            <text:p><text:s/>27,0 </text:p>
          </table:table-cell>
          <table:table-cell table:style-name="ce181" office:value-type="float" office:value="10.6" calcext:value-type="float">
            <text:p><text:s/>10,6 </text:p>
          </table:table-cell>
          <table:table-cell table:style-name="ce181" office:value-type="float" office:value="95.4" calcext:value-type="float">
            <text:p><text:s/>95,4 </text:p>
          </table:table-cell>
          <table:table-cell table:style-name="ce181" office:value-type="float" office:value="17.7" calcext:value-type="float">
            <text:p><text:s/>17,7 </text:p>
          </table:table-cell>
          <table:table-cell table:style-name="ce181" office:value-type="float" office:value="159.3" calcext:value-type="float">
            <text:p><text:s/>159,3 </text:p>
          </table:table-cell>
          <table:table-cell table:style-name="ce181" office:value-type="float" office:value="25.3" calcext:value-type="float">
            <text:p><text:s/>25,3 </text:p>
          </table:table-cell>
          <table:table-cell table:style-name="ce181" office:value-type="float" office:value="227.7" calcext:value-type="float">
            <text:p><text:s/>227,7 </text:p>
          </table:table-cell>
          <table:table-cell table:style-name="ce181" office:value-type="float" office:value="26.7" calcext:value-type="float">
            <text:p><text:s/>26,7 </text:p>
          </table:table-cell>
          <table:table-cell table:style-name="ce181" office:value-type="float" office:value="240.3" calcext:value-type="float">
            <text:p><text:s/>240,3 </text:p>
          </table:table-cell>
          <table:table-cell table:style-name="ce181" office:value-type="float" office:value="14.4" calcext:value-type="float">
            <text:p><text:s/>14,4 </text:p>
          </table:table-cell>
          <table:table-cell table:style-name="ce181" office:value-type="float" office:value="129.6" calcext:value-type="float">
            <text:p><text:s/>129,6 </text:p>
          </table:table-cell>
          <table:table-cell table:style-name="ce181" office:value-type="float" office:value="2.3" calcext:value-type="float">
            <text:p><text:s/>2,3 </text:p>
          </table:table-cell>
          <table:table-cell table:style-name="ce181" office:value-type="float" office:value="20.7" calcext:value-type="float">
            <text:p><text:s/>20,7 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<text:s text:c="5"/>Atlântico</text:p>
          </table:table-cell>
          <table:table-cell table:style-name="ce176" office:value-type="float" office:value="1600" calcext:value-type="float">
            <text:p><text:s/>1.600,0 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2" calcext:value-type="float">
            <text:p><text:s/>2,0 </text:p>
          </table:table-cell>
          <table:table-cell table:style-name="ce181" office:value-type="float" office:value="32" calcext:value-type="float">
            <text:p><text:s/>32,0 </text:p>
          </table:table-cell>
          <table:table-cell table:style-name="ce181" office:value-type="float" office:value="40" calcext:value-type="float">
            <text:p><text:s/>40,0 </text:p>
          </table:table-cell>
          <table:table-cell table:style-name="ce181" office:value-type="float" office:value="640" calcext:value-type="float">
            <text:p><text:s/>640,0 </text:p>
          </table:table-cell>
          <table:table-cell table:style-name="ce181" office:value-type="float" office:value="40" calcext:value-type="float">
            <text:p><text:s/>40,0 </text:p>
          </table:table-cell>
          <table:table-cell table:style-name="ce181" office:value-type="float" office:value="640" calcext:value-type="float">
            <text:p><text:s/>640,0 </text:p>
          </table:table-cell>
          <table:table-cell table:style-name="ce181" office:value-type="float" office:value="12" calcext:value-type="float">
            <text:p><text:s/>12,0 </text:p>
          </table:table-cell>
          <table:table-cell table:style-name="ce181" office:value-type="float" office:value="192" calcext:value-type="float">
            <text:p><text:s/>192,0 </text:p>
          </table:table-cell>
          <table:table-cell table:style-name="ce181" office:value-type="float" office:value="6" calcext:value-type="float">
            <text:p><text:s/>6,0 </text:p>
          </table:table-cell>
          <table:table-cell table:style-name="ce181" office:value-type="float" office:value="96" calcext:value-type="float">
            <text:p><text:s/>96,0 </text:p>
          </table:table-cell>
          <table:table-cell table:number-columns-repeated="2" table:style-name="ce181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CENTRO-OESTE</text:p>
          </table:table-cell>
          <table:table-cell table:style-name="ce176" office:value-type="float" office:value="357.7" calcext:value-type="float">
            <text:p><text:s/>357,7 </text:p>
          </table:table-cell>
          <table:table-cell table:number-columns-repeated="3"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7.50053117137266" calcext:value-type="float">
            <text:p><text:s/>7,5 </text:p>
          </table:table-cell>
          <table:table-cell table:style-name="ce185" office:value-type="float" office:value="26.8294" calcext:value-type="float">
            <text:p><text:s/>26,8 </text:p>
          </table:table-cell>
          <table:table-cell table:style-name="ce180" office:value-type="float" office:value="17.2859379368186" calcext:value-type="float">
            <text:p><text:s/>17,3 </text:p>
          </table:table-cell>
          <table:table-cell table:style-name="ce185" office:value-type="float" office:value="61.8318" calcext:value-type="float">
            <text:p><text:s/>61,8 </text:p>
          </table:table-cell>
          <table:table-cell table:style-name="ce180" office:value-type="float" office:value="41.9115459882583" calcext:value-type="float">
            <text:p><text:s/>41,9 </text:p>
          </table:table-cell>
          <table:table-cell table:style-name="ce185" office:value-type="float" office:value="149.9176" calcext:value-type="float">
            <text:p><text:s/>149,9 </text:p>
          </table:table-cell>
          <table:table-cell table:style-name="ce180" office:value-type="float" office:value="29.9989376572547" calcext:value-type="float">
            <text:p><text:s/>30,0 </text:p>
          </table:table-cell>
          <table:table-cell table:style-name="ce185" office:value-type="float" office:value="107.3062" calcext:value-type="float">
            <text:p><text:s/>107,3 </text:p>
          </table:table-cell>
          <table:table-cell table:style-name="ce180" office:value-type="float" office:value="3.30304724629578" calcext:value-type="float">
            <text:p><text:s/>3,3 </text:p>
          </table:table-cell>
          <table:table-cell table:style-name="ce185" office:value-type="float" office:value="11.815" calcext:value-type="float">
            <text:p><text:s/>11,8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MT</text:p>
          </table:table-cell>
          <table:table-cell table:style-name="ce176" office:value-type="float" office:value="121.4" calcext:value-type="float">
            <text:p><text:s/>121,4 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93" office:value-type="float" office:value="22.1" calcext:value-type="float">
            <text:p><text:s/>22,1 </text:p>
          </table:table-cell>
          <table:table-cell table:style-name="ce181" office:value-type="float" office:value="26.8294" calcext:value-type="float">
            <text:p><text:s/>26,8 </text:p>
          </table:table-cell>
          <table:table-cell table:style-name="ce193" office:value-type="float" office:value="41.2" calcext:value-type="float">
            <text:p><text:s/>41,2 </text:p>
          </table:table-cell>
          <table:table-cell table:style-name="ce181" office:value-type="float" office:value="50.0168" calcext:value-type="float">
            <text:p><text:s/>50,0 </text:p>
          </table:table-cell>
          <table:table-cell table:style-name="ce193" office:value-type="float" office:value="35.9" calcext:value-type="float">
            <text:p><text:s/>35,9 </text:p>
          </table:table-cell>
          <table:table-cell table:style-name="ce181" office:value-type="float" office:value="43.5826" calcext:value-type="float">
            <text:p><text:s/>43,6 </text:p>
          </table:table-cell>
          <table:table-cell table:style-name="ce193" office:value-type="float" office:value="0.8" calcext:value-type="float">
            <text:p><text:s/>0,8 </text:p>
          </table:table-cell>
          <table:table-cell table:style-name="ce181" office:value-type="float" office:value="0.9712" calcext:value-type="float">
            <text:p><text:s/>1,0 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GO</text:p>
          </table:table-cell>
          <table:table-cell table:style-name="ce176" office:value-type="float" office:value="236.3" calcext:value-type="float">
            <text:p><text:s/>236,3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3" office:value-type="float" office:value="0" calcext:value-type="float">
            <text:p><text:s/>- <text:s/></text:p>
          </table:table-cell>
          <table:table-cell table:number-columns-repeated="3"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5" calcext:value-type="float">
            <text:p><text:s/>5,0 </text:p>
          </table:table-cell>
          <table:table-cell table:style-name="ce181" office:value-type="float" office:value="11.815" calcext:value-type="float">
            <text:p><text:s/>11,8 </text:p>
          </table:table-cell>
          <table:table-cell table:style-name="ce181" office:value-type="float" office:value="45" calcext:value-type="float">
            <text:p><text:s/>45,0 </text:p>
          </table:table-cell>
          <table:table-cell table:style-name="ce181" office:value-type="float" office:value="106.335" calcext:value-type="float">
            <text:p><text:s/>106,3 </text:p>
          </table:table-cell>
          <table:table-cell table:style-name="ce181" office:value-type="float" office:value="45" calcext:value-type="float">
            <text:p><text:s/>45,0 </text:p>
          </table:table-cell>
          <table:table-cell table:style-name="ce181" office:value-type="float" office:value="106.335" calcext:value-type="float">
            <text:p><text:s/>106,3 </text:p>
          </table:table-cell>
          <table:table-cell table:style-name="ce181" office:value-type="float" office:value="5" calcext:value-type="float">
            <text:p><text:s/>5,0 </text:p>
          </table:table-cell>
          <table:table-cell table:style-name="ce181" office:value-type="float" office:value="11.815" calcext:value-type="float">
            <text:p><text:s/>11,8 </text:p>
          </table:table-cell>
          <table:table-cell table:number-columns-repeated="2" table:style-name="ce181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SUDESTE</text:p>
          </table:table-cell>
          <table:table-cell table:style-name="ce176" office:value-type="float" office:value="42636.3" calcext:value-type="float">
            <text:p><text:s/>42.636,3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2.29130341985585" calcext:value-type="float">
            <text:p><text:s/>2,3 </text:p>
          </table:table-cell>
          <table:table-cell table:style-name="ce185" office:value-type="float" office:value="976.927" calcext:value-type="float">
            <text:p><text:s/>976,9 </text:p>
          </table:table-cell>
          <table:table-cell table:style-name="ce180" office:value-type="float" office:value="17.1829450491717" calcext:value-type="float">
            <text:p><text:s/>17,2 </text:p>
          </table:table-cell>
          <table:table-cell table:style-name="ce185" office:value-type="float" office:value="7326.172" calcext:value-type="float">
            <text:p><text:s/>7.326,2 </text:p>
          </table:table-cell>
          <table:table-cell table:style-name="ce180" office:value-type="float" office:value="24.7966568393599" calcext:value-type="float">
            <text:p><text:s/>24,8 </text:p>
          </table:table-cell>
          <table:table-cell table:style-name="ce185" office:value-type="float" office:value="10572.377" calcext:value-type="float">
            <text:p><text:s/>10.572,4 </text:p>
          </table:table-cell>
          <table:table-cell table:style-name="ce180" office:value-type="float" office:value="29.2208001163328" calcext:value-type="float">
            <text:p><text:s/>29,2 </text:p>
          </table:table-cell>
          <table:table-cell table:style-name="ce185" office:value-type="float" office:value="12458.668" calcext:value-type="float">
            <text:p><text:s/>12.458,7 </text:p>
          </table:table-cell>
          <table:table-cell table:style-name="ce180" office:value-type="float" office:value="19.3944010150975" calcext:value-type="float">
            <text:p><text:s/>19,4 </text:p>
          </table:table-cell>
          <table:table-cell table:style-name="ce185" office:value-type="float" office:value="8269.055" calcext:value-type="float">
            <text:p><text:s/>8.269,1 </text:p>
          </table:table-cell>
          <table:table-cell table:style-name="ce180" office:value-type="float" office:value="5.58702091879455" calcext:value-type="float">
            <text:p><text:s/>5,6 </text:p>
          </table:table-cell>
          <table:table-cell table:style-name="ce185" office:value-type="float" office:value="2382.099" calcext:value-type="float">
            <text:p><text:s/>2.382,1 </text:p>
          </table:table-cell>
          <table:table-cell table:style-name="ce180" office:value-type="float" office:value="1.08454063790714" calcext:value-type="float">
            <text:p><text:s/>1,1 </text:p>
          </table:table-cell>
          <table:table-cell table:style-name="ce209" office:value-type="float" office:value="462.408" calcext:value-type="float">
            <text:p><text:s/>462,4 </text:p>
          </table:table-cell>
          <table:table-cell table:style-name="ce180" office:value-type="float" office:value="0.284356287951816" calcext:value-type="float">
            <text:p><text:s/>0,3 </text:p>
          </table:table-cell>
          <table:table-cell table:style-name="ce209" office:value-type="float" office:value="121.239" calcext:value-type="float">
            <text:p><text:s/>121,2 </text:p>
          </table:table-cell>
          <table:table-cell table:style-name="ce180" office:value-type="float" office:value="0.157975715528786" calcext:value-type="float">
            <text:p><text:s/>0,2 </text:p>
          </table:table-cell>
          <table:table-cell table:style-name="ce209" office:value-type="float" office:value="67.355" calcext:value-type="float">
            <text:p><text:s/>67,4 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MG</text:p>
          </table:table-cell>
          <table:table-cell table:style-name="ce176" office:value-type="float" office:value="24521.6" calcext:value-type="float">
            <text:p><text:s/>24.521,6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number-columns-repeated="3"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1" calcext:value-type="float">
            <text:p><text:s/>1,0 </text:p>
          </table:table-cell>
          <table:table-cell table:style-name="ce181" office:value-type="float" office:value="245.216" calcext:value-type="float">
            <text:p><text:s/>245,2 </text:p>
          </table:table-cell>
          <table:table-cell table:style-name="ce181" office:value-type="float" office:value="15" calcext:value-type="float">
            <text:p><text:s/>15,0 </text:p>
          </table:table-cell>
          <table:table-cell table:style-name="ce181" office:value-type="float" office:value="3678.24" calcext:value-type="float">
            <text:p><text:s/>3.678,2 </text:p>
          </table:table-cell>
          <table:table-cell table:style-name="ce181" office:value-type="float" office:value="22" calcext:value-type="float">
            <text:p><text:s/>22,0 </text:p>
          </table:table-cell>
          <table:table-cell table:style-name="ce181" office:value-type="float" office:value="5394.752" calcext:value-type="float">
            <text:p><text:s/>5.394,8 </text:p>
          </table:table-cell>
          <table:table-cell table:style-name="ce181" office:value-type="float" office:value="30" calcext:value-type="float">
            <text:p><text:s/>30,0 </text:p>
          </table:table-cell>
          <table:table-cell table:style-name="ce181" office:value-type="float" office:value="7356.48" calcext:value-type="float">
            <text:p><text:s/>7.356,5 </text:p>
          </table:table-cell>
          <table:table-cell table:style-name="ce181" office:value-type="float" office:value="23" calcext:value-type="float">
            <text:p><text:s/>23,0 </text:p>
          </table:table-cell>
          <table:table-cell table:style-name="ce181" office:value-type="float" office:value="5639.968" calcext:value-type="float">
            <text:p><text:s/>5.640,0 </text:p>
          </table:table-cell>
          <table:table-cell table:style-name="ce181" office:value-type="float" office:value="8" calcext:value-type="float">
            <text:p><text:s/>8,0 </text:p>
          </table:table-cell>
          <table:table-cell table:style-name="ce181" office:value-type="float" office:value="1961.728" calcext:value-type="float">
            <text:p><text:s/>1.961,7 </text:p>
          </table:table-cell>
          <table:table-cell table:style-name="ce203" office:value-type="float" office:value="1" calcext:value-type="float">
            <text:p><text:s/>1,0 </text:p>
          </table:table-cell>
          <table:table-cell table:style-name="ce208" office:value-type="float" office:value="245.216" calcext:value-type="float">
            <text:p><text:s/>245,2 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 table:visibility="collapse">
          <table:table-cell table:style-name="ce171"/>
          <table:table-cell table:style-name="ce176" office:value-type="float" office:value="13930.62" calcext:value-type="float">
            <text:p><text:s/>13.930,6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81" table:number-columns-repeated="14"/>
          <table:table-cell table:style-name="ce203"/>
          <table:table-cell table:style-name="ce208"/>
          <table:table-cell table:style-name="ce203"/>
          <table:table-cell table:style-name="ce208"/>
          <table:table-cell table:style-name="ce203"/>
          <table:table-cell table:style-name="ce208"/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 table:visibility="collapse">
          <table:table-cell table:style-name="ce171"/>
          <table:table-cell table:style-name="ce176" office:value-type="float" office:value="4592.69" calcext:value-type="float">
            <text:p><text:s/>4.592,7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81" table:number-columns-repeated="14"/>
          <table:table-cell table:style-name="ce203"/>
          <table:table-cell table:style-name="ce208"/>
          <table:table-cell table:style-name="ce203"/>
          <table:table-cell table:style-name="ce208"/>
          <table:table-cell table:style-name="ce203"/>
          <table:table-cell table:style-name="ce208"/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 table:visibility="collapse">
          <table:table-cell table:style-name="ce171"/>
          <table:table-cell table:style-name="ce176" office:value-type="float" office:value="5405.53" calcext:value-type="float">
            <text:p><text:s/>5.405,5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81" table:number-columns-repeated="14"/>
          <table:table-cell table:style-name="ce203"/>
          <table:table-cell table:style-name="ce208"/>
          <table:table-cell table:style-name="ce203"/>
          <table:table-cell table:style-name="ce208"/>
          <table:table-cell table:style-name="ce203"/>
          <table:table-cell table:style-name="ce208"/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 table:visibility="collapse">
          <table:table-cell table:style-name="ce171"/>
          <table:table-cell table:style-name="ce176" office:value-type="float" office:value="592.76" calcext:value-type="float">
            <text:p><text:s/>592,8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81" table:number-columns-repeated="14"/>
          <table:table-cell table:style-name="ce203"/>
          <table:table-cell table:style-name="ce208"/>
          <table:table-cell table:style-name="ce203"/>
          <table:table-cell table:style-name="ce208"/>
          <table:table-cell table:style-name="ce203"/>
          <table:table-cell table:style-name="ce208"/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ES</text:p>
          </table:table-cell>
          <table:table-cell table:style-name="ce176" office:value-type="float" office:value="13471" calcext:value-type="float">
            <text:p><text:s/>13.471,0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96" office:value-type="float" office:value="4.1" calcext:value-type="float">
            <text:p>4,1</text:p>
          </table:table-cell>
          <table:table-cell table:style-name="ce181" office:value-type="float" office:value="552.311" calcext:value-type="float">
            <text:p><text:s/>552,3 </text:p>
          </table:table-cell>
          <table:table-cell table:style-name="ce181" office:value-type="float" office:value="24.4" calcext:value-type="float">
            <text:p><text:s/>24,4 </text:p>
          </table:table-cell>
          <table:table-cell table:style-name="ce181" office:value-type="float" office:value="3286.924" calcext:value-type="float">
            <text:p><text:s/>3.286,9 </text:p>
          </table:table-cell>
          <table:table-cell table:style-name="ce181" office:value-type="float" office:value="31.5" calcext:value-type="float">
            <text:p><text:s/>31,5 </text:p>
          </table:table-cell>
          <table:table-cell table:style-name="ce181" office:value-type="float" office:value="4243.365" calcext:value-type="float">
            <text:p><text:s/>4.243,4 </text:p>
          </table:table-cell>
          <table:table-cell table:style-name="ce201" office:value-type="float" office:value="26.2" calcext:value-type="float">
            <text:p>26,20</text:p>
          </table:table-cell>
          <table:table-cell table:style-name="ce181" office:value-type="float" office:value="3529.402" calcext:value-type="float">
            <text:p><text:s/>3.529,4 </text:p>
          </table:table-cell>
          <table:table-cell table:style-name="ce181" office:value-type="float" office:value="8.5" calcext:value-type="float">
            <text:p><text:s/>8,5 </text:p>
          </table:table-cell>
          <table:table-cell table:style-name="ce181" office:value-type="float" office:value="1145.035" calcext:value-type="float">
            <text:p><text:s/>1.145,0 </text:p>
          </table:table-cell>
          <table:table-cell table:style-name="ce181" office:value-type="float" office:value="2.3" calcext:value-type="float">
            <text:p><text:s/>2,3 </text:p>
          </table:table-cell>
          <table:table-cell table:style-name="ce181" office:value-type="float" office:value="309.833" calcext:value-type="float">
            <text:p><text:s/>309,8 </text:p>
          </table:table-cell>
          <table:table-cell table:style-name="ce203" office:value-type="float" office:value="1.6" calcext:value-type="float">
            <text:p><text:s/>1,6 </text:p>
          </table:table-cell>
          <table:table-cell table:style-name="ce208" office:value-type="float" office:value="215.536" calcext:value-type="float">
            <text:p><text:s/>215,5 </text:p>
          </table:table-cell>
          <table:table-cell table:style-name="ce203" office:value-type="float" office:value="0.9" calcext:value-type="float">
            <text:p><text:s/>0,9 </text:p>
          </table:table-cell>
          <table:table-cell table:style-name="ce208" office:value-type="float" office:value="121.239" calcext:value-type="float">
            <text:p><text:s/>121,2 </text:p>
          </table:table-cell>
          <table:table-cell table:style-name="ce203" office:value-type="float" office:value="0.5" calcext:value-type="float">
            <text:p><text:s/>0,5 </text:p>
          </table:table-cell>
          <table:table-cell table:style-name="ce208" office:value-type="float" office:value="67.355" calcext:value-type="float">
            <text:p><text:s/>67,4 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RJ</text:p>
          </table:table-cell>
          <table:table-cell table:style-name="ce176" office:value-type="float" office:value="276" calcext:value-type="float">
            <text:p><text:s/>276,0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1.7" calcext:value-type="float">
            <text:p><text:s/>1,7 </text:p>
          </table:table-cell>
          <table:table-cell table:style-name="ce181" office:value-type="float" office:value="4.692" calcext:value-type="float">
            <text:p><text:s/>4,7 </text:p>
          </table:table-cell>
          <table:table-cell table:style-name="ce181" office:value-type="float" office:value="4.2" calcext:value-type="float">
            <text:p><text:s/>4,2 </text:p>
          </table:table-cell>
          <table:table-cell table:style-name="ce181" office:value-type="float" office:value="11.592" calcext:value-type="float">
            <text:p><text:s/>11,6 </text:p>
          </table:table-cell>
          <table:table-cell table:style-name="ce181" office:value-type="float" office:value="22" calcext:value-type="float">
            <text:p><text:s/>22,0 </text:p>
          </table:table-cell>
          <table:table-cell table:style-name="ce181" office:value-type="float" office:value="60.72" calcext:value-type="float">
            <text:p><text:s/>60,7 </text:p>
          </table:table-cell>
          <table:table-cell table:style-name="ce181" office:value-type="float" office:value="31.8" calcext:value-type="float">
            <text:p><text:s/>31,8 </text:p>
          </table:table-cell>
          <table:table-cell table:style-name="ce181" office:value-type="float" office:value="87.768" calcext:value-type="float">
            <text:p><text:s/>87,8 </text:p>
          </table:table-cell>
          <table:table-cell table:style-name="ce181" office:value-type="float" office:value="31.3" calcext:value-type="float">
            <text:p><text:s/>31,3 </text:p>
          </table:table-cell>
          <table:table-cell table:style-name="ce181" office:value-type="float" office:value="86.388" calcext:value-type="float">
            <text:p><text:s/>86,4 </text:p>
          </table:table-cell>
          <table:table-cell table:style-name="ce181" office:value-type="float" office:value="8.4" calcext:value-type="float">
            <text:p><text:s/>8,4 </text:p>
          </table:table-cell>
          <table:table-cell table:style-name="ce181" office:value-type="float" office:value="23.184" calcext:value-type="float">
            <text:p><text:s/>23,2 </text:p>
          </table:table-cell>
          <table:table-cell table:style-name="ce203" office:value-type="float" office:value="0.6" calcext:value-type="float">
            <text:p><text:s/>0,6 </text:p>
          </table:table-cell>
          <table:table-cell table:style-name="ce208" office:value-type="float" office:value="1.656" calcext:value-type="float">
            <text:p><text:s/>1,7 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SP</text:p>
          </table:table-cell>
          <table:table-cell table:style-name="ce176" office:value-type="float" office:value="4367.7" calcext:value-type="float">
            <text:p><text:s/>4.367,7 </text:p>
          </table:table-cell>
          <table:table-cell table:style-name="ce179"/>
          <table:table-cell table:style-name="ce179" office:value-type="float" office:value="0" calcext:value-type="float">
            <text:p>0,0</text:p>
          </table:table-cell>
          <table:table-cell table:style-name="ce179"/>
          <table:table-cell table:style-name="ce181" office:value-type="float" office:value="0" calcext:value-type="float">
            <text:p><text:s/>- <text:s text:c="2"/></text:p>
          </table:table-cell>
          <table:table-cell table:style-name="ce192" office:value-type="float" office:value="0" calcext:value-type="float">
            <text:p><text:s/>- <text:s/></text:p>
          </table:table-cell>
          <table:table-cell table:style-name="ce181" office:value-type="float" office:value="0" calcext:value-type="float">
            <text:p><text:s/>- <text:s text:c="2"/></text:p>
          </table:table-cell>
          <table:table-cell table:style-name="ce181" office:value-type="float" office:value="4" calcext:value-type="float">
            <text:p><text:s/>4,0 </text:p>
          </table:table-cell>
          <table:table-cell table:style-name="ce181" office:value-type="float" office:value="174.708" calcext:value-type="float">
            <text:p><text:s/>174,7 </text:p>
          </table:table-cell>
          <table:table-cell table:style-name="ce181" office:value-type="float" office:value="8" calcext:value-type="float">
            <text:p><text:s/>8,0 </text:p>
          </table:table-cell>
          <table:table-cell table:style-name="ce181" office:value-type="float" office:value="349.416" calcext:value-type="float">
            <text:p><text:s/>349,4 </text:p>
          </table:table-cell>
          <table:table-cell table:style-name="ce181" office:value-type="float" office:value="20" calcext:value-type="float">
            <text:p><text:s/>20,0 </text:p>
          </table:table-cell>
          <table:table-cell table:style-name="ce181" office:value-type="float" office:value="873.54" calcext:value-type="float">
            <text:p><text:s/>873,5 </text:p>
          </table:table-cell>
          <table:table-cell table:style-name="ce181" office:value-type="float" office:value="34" calcext:value-type="float">
            <text:p><text:s/>34,0 </text:p>
          </table:table-cell>
          <table:table-cell table:style-name="ce181" office:value-type="float" office:value="1485.018" calcext:value-type="float">
            <text:p><text:s/>1.485,0 </text:p>
          </table:table-cell>
          <table:table-cell table:style-name="ce181" office:value-type="float" office:value="32" calcext:value-type="float">
            <text:p><text:s/>32,0 </text:p>
          </table:table-cell>
          <table:table-cell table:style-name="ce181" office:value-type="float" office:value="1397.664" calcext:value-type="float">
            <text:p><text:s/>1.397,7 </text:p>
          </table:table-cell>
          <table:table-cell table:style-name="ce181" office:value-type="float" office:value="2" calcext:value-type="float">
            <text:p><text:s/>2,0 </text:p>
          </table:table-cell>
          <table:table-cell table:style-name="ce181" office:value-type="float" office:value="87.354" calcext:value-type="float">
            <text:p><text:s/>87,4 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03" office:value-type="float" office:value="0" calcext:value-type="float">
            <text:p><text:s/>- <text:s text:c="2"/></text:p>
          </table:table-cell>
          <table:table-cell table:style-name="ce208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1" office:value-type="string" calcext:value-type="string">
            <text:p>SUL</text:p>
          </table:table-cell>
          <table:table-cell table:style-name="ce176" office:value-type="float" office:value="950" calcext:value-type="float">
            <text:p><text:s/>950,0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5" calcext:value-type="float">
            <text:p><text:s/>5,0 </text:p>
          </table:table-cell>
          <table:table-cell table:style-name="ce185" office:value-type="float" office:value="47.5" calcext:value-type="float">
            <text:p><text:s/>47,5 </text:p>
          </table:table-cell>
          <table:table-cell table:style-name="ce180" office:value-type="float" office:value="26" calcext:value-type="float">
            <text:p><text:s/>26,0 </text:p>
          </table:table-cell>
          <table:table-cell table:style-name="ce185" office:value-type="float" office:value="247" calcext:value-type="float">
            <text:p><text:s/>247,0 </text:p>
          </table:table-cell>
          <table:table-cell table:style-name="ce180" office:value-type="float" office:value="21" calcext:value-type="float">
            <text:p><text:s/>21,0 </text:p>
          </table:table-cell>
          <table:table-cell table:style-name="ce185" office:value-type="float" office:value="199.5" calcext:value-type="float">
            <text:p><text:s/>199,5 </text:p>
          </table:table-cell>
          <table:table-cell table:style-name="ce180" office:value-type="float" office:value="34" calcext:value-type="float">
            <text:p><text:s/>34,0 </text:p>
          </table:table-cell>
          <table:table-cell table:style-name="ce185" office:value-type="float" office:value="323" calcext:value-type="float">
            <text:p><text:s/>323,0 </text:p>
          </table:table-cell>
          <table:table-cell table:style-name="ce180" office:value-type="float" office:value="14" calcext:value-type="float">
            <text:p><text:s/>14,0 </text:p>
          </table:table-cell>
          <table:table-cell table:style-name="ce185" office:value-type="float" office:value="133" calcext:value-type="float">
            <text:p><text:s/>133,0 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185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180" office:value-type="float" office:value="0" calcext:value-type="float">
            <text:p><text:s/>- <text:s/></text:p>
          </table:table-cell>
          <table:table-cell table:style-name="ce209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2" office:value-type="string" calcext:value-type="string">
            <text:p>PR</text:p>
          </table:table-cell>
          <table:table-cell table:style-name="ce176" office:value-type="float" office:value="950" calcext:value-type="float">
            <text:p><text:s/>950,0 </text:p>
          </table:table-cell>
          <table:table-cell table:style-name="ce181"/>
          <table:table-cell table:style-name="ce186" office:value-type="float" office:value="0" calcext:value-type="float">
            <text:p><text:s/>- <text:s/></text:p>
          </table:table-cell>
          <table:table-cell table:style-name="ce190"/>
          <table:table-cell table:style-name="ce181" office:value-type="float" office:value="0" calcext:value-type="float">
            <text:p><text:s/>- <text:s text:c="2"/></text:p>
          </table:table-cell>
          <table:table-cell table:style-name="ce186" office:value-type="float" office:value="0" calcext:value-type="float">
            <text:p><text:s/>- <text:s/></text:p>
          </table:table-cell>
          <table:table-cell table:style-name="ce195" office:value-type="float" office:value="0" calcext:value-type="float">
            <text:p><text:s/>- <text:s text:c="2"/></text:p>
          </table:table-cell>
          <table:table-cell table:style-name="ce195" office:value-type="float" office:value="5" calcext:value-type="float">
            <text:p><text:s/>5,0 </text:p>
          </table:table-cell>
          <table:table-cell table:style-name="ce195" office:value-type="float" office:value="47.5" calcext:value-type="float">
            <text:p><text:s/>47,5 </text:p>
          </table:table-cell>
          <table:table-cell table:style-name="ce195" office:value-type="float" office:value="26" calcext:value-type="float">
            <text:p><text:s/>26,0 </text:p>
          </table:table-cell>
          <table:table-cell table:style-name="ce195" office:value-type="float" office:value="247" calcext:value-type="float">
            <text:p><text:s/>247,0 </text:p>
          </table:table-cell>
          <table:table-cell table:style-name="ce195" office:value-type="float" office:value="21" calcext:value-type="float">
            <text:p><text:s/>21,0 </text:p>
          </table:table-cell>
          <table:table-cell table:style-name="ce195" office:value-type="float" office:value="199.5" calcext:value-type="float">
            <text:p><text:s/>199,5 </text:p>
          </table:table-cell>
          <table:table-cell table:style-name="ce195" office:value-type="float" office:value="34" calcext:value-type="float">
            <text:p><text:s/>34,0 </text:p>
          </table:table-cell>
          <table:table-cell table:style-name="ce195" office:value-type="float" office:value="323" calcext:value-type="float">
            <text:p><text:s/>323,0 </text:p>
          </table:table-cell>
          <table:table-cell table:style-name="ce195" office:value-type="float" office:value="14" calcext:value-type="float">
            <text:p><text:s/>14,0 </text:p>
          </table:table-cell>
          <table:table-cell table:style-name="ce195" office:value-type="float" office:value="133" calcext:value-type="float">
            <text:p><text:s/>133,0 </text:p>
          </table:table-cell>
          <table:table-cell table:number-columns-repeated="2" table:style-name="ce195" office:value-type="float" office:value="0" calcext:value-type="float">
            <text:p><text:s/>- <text:s text:c="2"/></text:p>
          </table:table-cell>
          <table:table-cell table:style-name="ce204" office:value-type="float" office:value="0" calcext:value-type="float">
            <text:p><text:s/>- <text:s text:c="2"/></text:p>
          </table:table-cell>
          <table:table-cell table:style-name="ce210" office:value-type="float" office:value="0" calcext:value-type="float">
            <text:p><text:s/>- <text:s text:c="2"/></text:p>
          </table:table-cell>
          <table:table-cell table:style-name="ce204" office:value-type="float" office:value="0" calcext:value-type="float">
            <text:p><text:s/>- <text:s text:c="2"/></text:p>
          </table:table-cell>
          <table:table-cell table:style-name="ce210" office:value-type="float" office:value="0" calcext:value-type="float">
            <text:p><text:s/>- <text:s text:c="2"/></text:p>
          </table:table-cell>
          <table:table-cell table:style-name="ce204" office:value-type="float" office:value="0" calcext:value-type="float">
            <text:p><text:s/>- <text:s text:c="2"/></text:p>
          </table:table-cell>
          <table:table-cell table:style-name="ce210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3" office:value-type="string" calcext:value-type="string">
            <text:p>OUTROS</text:p>
          </table:table-cell>
          <table:table-cell table:style-name="ce177" office:value-type="float" office:value="150.8" calcext:value-type="float">
            <text:p><text:s/>150,8 </text:p>
          </table:table-cell>
          <table:table-cell table:style-name="ce182" office:value-type="float" office:value="0" calcext:value-type="float">
            <text:p><text:s/>- <text:s text:c="2"/></text:p>
          </table:table-cell>
          <table:table-cell table:number-columns-repeated="2" table:style-name="ce187" office:value-type="float" office:value="0" calcext:value-type="float">
            <text:p><text:s/>- <text:s/></text:p>
          </table:table-cell>
          <table:table-cell table:style-name="ce182" office:value-type="float" office:value="0" calcext:value-type="float">
            <text:p><text:s/>- <text:s text:c="2"/></text:p>
          </table:table-cell>
          <table:table-cell table:style-name="ce187" office:value-type="float" office:value="0" calcext:value-type="float">
            <text:p><text:s/>- <text:s/></text:p>
          </table:table-cell>
          <table:table-cell table:style-name="ce182" office:value-type="float" office:value="0" calcext:value-type="float">
            <text:p><text:s/>- <text:s text:c="2"/></text:p>
          </table:table-cell>
          <table:table-cell table:style-name="ce182" office:value-type="float" office:value="10" calcext:value-type="float">
            <text:p><text:s/>10,0 </text:p>
          </table:table-cell>
          <table:table-cell table:style-name="ce182" office:value-type="float" office:value="15.08" calcext:value-type="float">
            <text:p><text:s/>15,1 </text:p>
          </table:table-cell>
          <table:table-cell table:style-name="ce182" office:value-type="float" office:value="20" calcext:value-type="float">
            <text:p><text:s/>20,0 </text:p>
          </table:table-cell>
          <table:table-cell table:style-name="ce182" office:value-type="float" office:value="30.16" calcext:value-type="float">
            <text:p><text:s/>30,2 </text:p>
          </table:table-cell>
          <table:table-cell table:style-name="ce182" office:value-type="float" office:value="30" calcext:value-type="float">
            <text:p><text:s/>30,0 </text:p>
          </table:table-cell>
          <table:table-cell table:style-name="ce182" office:value-type="float" office:value="45.24" calcext:value-type="float">
            <text:p><text:s/>45,2 </text:p>
          </table:table-cell>
          <table:table-cell table:style-name="ce182" office:value-type="float" office:value="30" calcext:value-type="float">
            <text:p><text:s/>30,0 </text:p>
          </table:table-cell>
          <table:table-cell table:style-name="ce182" office:value-type="float" office:value="45.24" calcext:value-type="float">
            <text:p><text:s/>45,2 </text:p>
          </table:table-cell>
          <table:table-cell table:style-name="ce182" office:value-type="float" office:value="5" calcext:value-type="float">
            <text:p><text:s/>5,0 </text:p>
          </table:table-cell>
          <table:table-cell table:style-name="ce182" office:value-type="float" office:value="7.54" calcext:value-type="float">
            <text:p><text:s/>7,5 </text:p>
          </table:table-cell>
          <table:table-cell table:style-name="ce182" office:value-type="float" office:value="5" calcext:value-type="float">
            <text:p><text:s/>5,0 </text:p>
          </table:table-cell>
          <table:table-cell table:style-name="ce182" office:value-type="float" office:value="7.54" calcext:value-type="float">
            <text:p><text:s/>7,5 </text:p>
          </table:table-cell>
          <table:table-cell table:style-name="ce205" office:value-type="float" office:value="0" calcext:value-type="float">
            <text:p><text:s/>- <text:s text:c="2"/></text:p>
          </table:table-cell>
          <table:table-cell table:style-name="ce211" office:value-type="float" office:value="0" calcext:value-type="float">
            <text:p><text:s/>- <text:s text:c="2"/></text:p>
          </table:table-cell>
          <table:table-cell table:style-name="ce205" office:value-type="float" office:value="0" calcext:value-type="float">
            <text:p><text:s/>- <text:s text:c="2"/></text:p>
          </table:table-cell>
          <table:table-cell table:style-name="ce211" office:value-type="float" office:value="0" calcext:value-type="float">
            <text:p><text:s/>- <text:s text:c="2"/></text:p>
          </table:table-cell>
          <table:table-cell table:style-name="ce205" office:value-type="float" office:value="0" calcext:value-type="float">
            <text:p><text:s/>- <text:s text:c="2"/></text:p>
          </table:table-cell>
          <table:table-cell table:style-name="ce211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3" office:value-type="string" calcext:value-type="string">
            <text:p>NORTE/NORDESTE</text:p>
          </table:table-cell>
          <table:table-cell table:style-name="ce177" office:value-type="float" office:value="4897" calcext:value-type="float">
            <text:p><text:s/>4.897,0 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8" office:value-type="float" office:value="0" calcext:value-type="float">
            <text:p><text:s/>- <text:s text:c="2"/>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8" office:value-type="float" office:value="0" calcext:value-type="float">
            <text:p><text:s/>- <text:s text:c="2"/></text:p>
          </table:table-cell>
          <table:table-cell table:style-name="ce183" office:value-type="float" office:value="4.28221360016337" calcext:value-type="float">
            <text:p><text:s/>4,3 </text:p>
          </table:table-cell>
          <table:table-cell table:style-name="ce188" office:value-type="float" office:value="209.7" calcext:value-type="float">
            <text:p><text:s/>209,7 </text:p>
          </table:table-cell>
          <table:table-cell table:style-name="ce183" office:value-type="float" office:value="14.0514600775985" calcext:value-type="float">
            <text:p><text:s/>14,1 </text:p>
          </table:table-cell>
          <table:table-cell table:style-name="ce188" office:value-type="float" office:value="688.1" calcext:value-type="float">
            <text:p><text:s/>688,1 </text:p>
          </table:table-cell>
          <table:table-cell table:style-name="ce183" office:value-type="float" office:value="31.2303451092506" calcext:value-type="float">
            <text:p><text:s/>31,2 </text:p>
          </table:table-cell>
          <table:table-cell table:style-name="ce188" office:value-type="float" office:value="1529.35" calcext:value-type="float">
            <text:p><text:s/>1.529,4 </text:p>
          </table:table-cell>
          <table:table-cell table:style-name="ce183" office:value-type="float" office:value="26.1119052481111" calcext:value-type="float">
            <text:p><text:s/>26,1 </text:p>
          </table:table-cell>
          <table:table-cell table:style-name="ce188" office:value-type="float" office:value="1278.7" calcext:value-type="float">
            <text:p><text:s/>1.278,7 </text:p>
          </table:table-cell>
          <table:table-cell table:style-name="ce183" office:value-type="float" office:value="12.5495201143557" calcext:value-type="float">
            <text:p><text:s/>12,5 </text:p>
          </table:table-cell>
          <table:table-cell table:style-name="ce188" office:value-type="float" office:value="614.55" calcext:value-type="float">
            <text:p><text:s/>614,6 </text:p>
          </table:table-cell>
          <table:table-cell table:style-name="ce183" office:value-type="float" office:value="8.70532979375128" calcext:value-type="float">
            <text:p><text:s/>8,7 </text:p>
          </table:table-cell>
          <table:table-cell table:style-name="ce188" office:value-type="float" office:value="426.3" calcext:value-type="float">
            <text:p><text:s/>426,3 </text:p>
          </table:table-cell>
          <table:table-cell table:style-name="ce183" office:value-type="float" office:value="2.64651827649581" calcext:value-type="float">
            <text:p><text:s/>2,6 </text:p>
          </table:table-cell>
          <table:table-cell table:style-name="ce188" office:value-type="float" office:value="129.6" calcext:value-type="float">
            <text:p><text:s/>129,6 </text:p>
          </table:table-cell>
          <table:table-cell table:style-name="ce183" office:value-type="float" office:value="0.422707780273637" calcext:value-type="float">
            <text:p><text:s/>0,4 </text:p>
          </table:table-cell>
          <table:table-cell table:style-name="ce212" office:value-type="float" office:value="20.7" calcext:value-type="float">
            <text:p><text:s/>20,7 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212" office:value-type="float" office:value="0" calcext:value-type="float">
            <text:p><text:s/>- <text:s text:c="2"/>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212" office:value-type="float" office:value="0" calcext:value-type="float">
            <text:p><text:s/>- <text:s text:c="2"/>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3" office:value-type="string" calcext:value-type="string">
            <text:p>CENTRO-SUL</text:p>
          </table:table-cell>
          <table:table-cell table:style-name="ce177" office:value-type="float" office:value="43944" calcext:value-type="float">
            <text:p><text:s/>43.944,0 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8" office:value-type="float" office:value="0" calcext:value-type="float">
            <text:p><text:s/>- <text:s text:c="2"/>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8" office:value-type="float" office:value="0" calcext:value-type="float">
            <text:p><text:s/>- <text:s text:c="2"/>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8" office:value-type="float" office:value="0" calcext:value-type="float">
            <text:p><text:s/>- <text:s text:c="2"/></text:p>
          </table:table-cell>
          <table:table-cell table:style-name="ce183" office:value-type="float" office:value="2.39226379027854" calcext:value-type="float">
            <text:p><text:s/>2,4 </text:p>
          </table:table-cell>
          <table:table-cell table:style-name="ce188" office:value-type="float" office:value="1051.2564" calcext:value-type="float">
            <text:p><text:s/>1.051,3 </text:p>
          </table:table-cell>
          <table:table-cell table:style-name="ce183" office:value-type="float" office:value="17.3743942290188" calcext:value-type="float">
            <text:p><text:s/>17,4 </text:p>
          </table:table-cell>
          <table:table-cell table:style-name="ce188" office:value-type="float" office:value="7635.0038" calcext:value-type="float">
            <text:p><text:s/>7.635,0 </text:p>
          </table:table-cell>
          <table:table-cell table:style-name="ce183" office:value-type="float" office:value="24.8538926815948" calcext:value-type="float">
            <text:p><text:s/>24,9 </text:p>
          </table:table-cell>
          <table:table-cell table:style-name="ce188" office:value-type="float" office:value="10921.7946" calcext:value-type="float">
            <text:p><text:s/>10.921,8 </text:p>
          </table:table-cell>
          <table:table-cell table:style-name="ce183" office:value-type="float" office:value="29.3304528490807" calcext:value-type="float">
            <text:p><text:s/>29,3 </text:p>
          </table:table-cell>
          <table:table-cell table:style-name="ce188" office:value-type="float" office:value="12888.9742" calcext:value-type="float">
            <text:p><text:s/>12.889,0 </text:p>
          </table:table-cell>
          <table:table-cell table:style-name="ce183" office:value-type="float" office:value="19.1468004733297" calcext:value-type="float">
            <text:p><text:s/>19,1 </text:p>
          </table:table-cell>
          <table:table-cell table:style-name="ce188" office:value-type="float" office:value="8413.87" calcext:value-type="float">
            <text:p><text:s/>8.413,9 </text:p>
          </table:table-cell>
          <table:table-cell table:style-name="ce183" office:value-type="float" office:value="5.42076051338067" calcext:value-type="float">
            <text:p><text:s/>5,4 </text:p>
          </table:table-cell>
          <table:table-cell table:style-name="ce188" office:value-type="float" office:value="2382.099" calcext:value-type="float">
            <text:p><text:s/>2.382,1 </text:p>
          </table:table-cell>
          <table:table-cell table:style-name="ce183" office:value-type="float" office:value="1.05226652102676" calcext:value-type="float">
            <text:p><text:s/>1,1 </text:p>
          </table:table-cell>
          <table:table-cell table:style-name="ce212" office:value-type="float" office:value="462.408" calcext:value-type="float">
            <text:p><text:s/>462,4 </text:p>
          </table:table-cell>
          <table:table-cell table:style-name="ce183" office:value-type="float" office:value="0.275894320043692" calcext:value-type="float">
            <text:p><text:s/>0,3 </text:p>
          </table:table-cell>
          <table:table-cell table:style-name="ce212" office:value-type="float" office:value="121.239" calcext:value-type="float">
            <text:p><text:s/>121,2 </text:p>
          </table:table-cell>
          <table:table-cell table:style-name="ce183" office:value-type="float" office:value="0.153274622246496" calcext:value-type="float">
            <text:p><text:s/>0,2 </text:p>
          </table:table-cell>
          <table:table-cell table:style-name="ce212" office:value-type="float" office:value="67.355" calcext:value-type="float">
            <text:p><text:s/>67,4 </text:p>
          </table:table-cell>
          <table:table-cell table:style-name="ce219" table:number-columns-repeated="4"/>
          <table:table-cell table:style-name="ce221" table:number-columns-repeated="3"/>
          <table:table-cell table:number-columns-repeated="991"/>
        </table:table-row>
        <table:table-row table:style-name="ro12">
          <table:table-cell table:style-name="ce173" office:value-type="string" calcext:value-type="string">
            <text:p>BRASIL</text:p>
          </table:table-cell>
          <table:table-cell table:style-name="ce177" office:value-type="float" office:value="48991.8" calcext:value-type="float">
            <text:p><text:s/>48.991,8 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9" office:value-type="float" office:value="0" calcext:value-type="float">
            <text:p>0,0</text:p>
          </table:table-cell>
          <table:table-cell table:style-name="ce183" office:value-type="float" office:value="0" calcext:value-type="float">
            <text:p><text:s/>- <text:s/></text:p>
          </table:table-cell>
          <table:table-cell table:style-name="ce189" office:value-type="float" office:value="0" calcext:value-type="float">
            <text:p>0,0</text:p>
          </table:table-cell>
          <table:table-cell table:style-name="ce183" office:value-type="float" office:value="0.42803081331978" calcext:value-type="float">
            <text:p><text:s/>0,4 </text:p>
          </table:table-cell>
          <table:table-cell table:style-name="ce189" office:value-type="float" office:value="209.7" calcext:value-type="float">
            <text:p>209,7</text:p>
          </table:table-cell>
          <table:table-cell table:style-name="ce197" office:value-type="float" office:value="3.58108173204495" calcext:value-type="float">
            <text:p><text:s/>3,6 </text:p>
          </table:table-cell>
          <table:table-cell table:style-name="ce189" office:value-type="float" office:value="1754.4364" calcext:value-type="float">
            <text:p>1.754,4</text:p>
          </table:table-cell>
          <table:table-cell table:style-name="ce197" office:value-type="float" office:value="18.7674545536192" calcext:value-type="float">
            <text:p><text:s/>18,8 </text:p>
          </table:table-cell>
          <table:table-cell table:style-name="ce189" office:value-type="float" office:value="9194.5138" calcext:value-type="float">
            <text:p>9.194,5</text:p>
          </table:table-cell>
          <table:table-cell table:style-name="ce197" office:value-type="float" office:value="24.9954780187705" calcext:value-type="float">
            <text:p><text:s/>25,0 </text:p>
          </table:table-cell>
          <table:table-cell table:style-name="ce189" office:value-type="float" office:value="12245.7346" calcext:value-type="float">
            <text:p>12.245,7</text:p>
          </table:table-cell>
          <table:table-cell table:style-name="ce197" office:value-type="float" office:value="27.6551671912442" calcext:value-type="float">
            <text:p><text:s/>27,7 </text:p>
          </table:table-cell>
          <table:table-cell table:style-name="ce189" office:value-type="float" office:value="13548.7642" calcext:value-type="float">
            <text:p>13.548,8</text:p>
          </table:table-cell>
          <table:table-cell table:style-name="ce197" office:value-type="float" office:value="18.0595732347046" calcext:value-type="float">
            <text:p><text:s/>18,1 </text:p>
          </table:table-cell>
          <table:table-cell table:style-name="ce189" office:value-type="float" office:value="8847.71" calcext:value-type="float">
            <text:p>8.847,7</text:p>
          </table:table-cell>
          <table:table-cell table:style-name="ce197" office:value-type="float" office:value="5.14216460713834" calcext:value-type="float">
            <text:p><text:s/>5,1 </text:p>
          </table:table-cell>
          <table:table-cell table:style-name="ce189" office:value-type="float" office:value="2519.239" calcext:value-type="float">
            <text:p>2.519,2</text:p>
          </table:table-cell>
          <table:table-cell table:style-name="ce206" office:value-type="float" office:value="0.986099714646124" calcext:value-type="float">
            <text:p><text:s/>1,0 </text:p>
          </table:table-cell>
          <table:table-cell table:style-name="ce213" office:value-type="float" office:value="483.108" calcext:value-type="float">
            <text:p>483,1</text:p>
          </table:table-cell>
          <table:table-cell table:style-name="ce206" office:value-type="float" office:value="0.247467943615054" calcext:value-type="float">
            <text:p><text:s/>0,2 </text:p>
          </table:table-cell>
          <table:table-cell table:style-name="ce213" office:value-type="float" office:value="121.239" calcext:value-type="float">
            <text:p>121,2</text:p>
          </table:table-cell>
          <table:table-cell table:style-name="ce206" office:value-type="float" office:value="0.137482190897252" calcext:value-type="float">
            <text:p><text:s/>0,1 </text:p>
          </table:table-cell>
          <table:table-cell table:style-name="ce213" office:value-type="float" office:value="67.355" calcext:value-type="float">
            <text:p>67,4</text:p>
          </table:table-cell>
          <table:table-cell table:style-name="ce198" table:number-columns-repeated="4"/>
          <table:table-cell table:style-name="ce221"/>
          <table:table-cell table:style-name="ce222" table:number-columns-repeated="2"/>
          <table:table-cell table:number-columns-repeated="991"/>
        </table:table-row>
        <table:table-row table:style-name="ro11">
          <table:table-cell table:style-name="ce174" office:value-type="string" calcext:value-type="string">
            <text:p>Legenda: (*) Acre, Amazonas, Pará, Ceará, Pernambuco, Mato Grosso do Sul e Distrito Federal</text:p>
          </table:table-cell>
          <table:table-cell table:number-columns-repeated="7"/>
          <table:table-cell table:style-name="ce198"/>
          <table:table-cell table:style-name="ce199" table:number-columns-repeated="3"/>
          <table:table-cell table:style-name="ce198" table:number-columns-repeated="9"/>
          <table:table-cell table:style-name="ce214" table:number-columns-repeated="5"/>
          <table:table-cell table:style-name="ce220" table:number-columns-repeated="4"/>
          <table:table-cell table:number-columns-repeated="994"/>
        </table:table-row>
        <table:table-row table:style-name="ro13">
          <table:table-cell table:style-name="ce174" office:value-type="string" calcext:value-type="string">
            <text:p>Fonte: Conab.</text:p>
          </table:table-cell>
          <table:table-cell table:style-name="ce163" table:number-columns-repeated="7"/>
          <table:table-cell table:style-name="ce199" table:number-columns-repeated="4"/>
          <table:table-cell table:style-name="ce198" table:number-columns-repeated="7"/>
          <table:table-cell table:style-name="ce202"/>
          <table:table-cell/>
          <table:table-cell table:style-name="ce215" table:number-columns-repeated="5"/>
          <table:table-cell table:style-name="ce220" table:number-columns-repeated="9"/>
          <table:table-cell table:number-columns-repeated="989"/>
        </table:table-row>
        <table:table-row table:style-name="ro11">
          <table:table-cell table:style-name="ce174" office:value-type="string" calcext:value-type="string">
            <text:p>Nota: Estimativa em setembro/2019.</text:p>
          </table:table-cell>
          <table:table-cell table:number-columns-repeated="7"/>
          <table:table-cell table:style-name="ce198"/>
          <table:table-cell table:style-name="ce199" table:number-columns-repeated="3"/>
          <table:table-cell table:style-name="ce198" table:number-columns-repeated="9"/>
          <table:table-cell table:style-name="ce202" table:number-columns-repeated="5"/>
          <table:table-cell table:style-name="ce220" table:number-columns-repeated="9"/>
          <table:table-cell table:number-columns-repeated="989"/>
        </table:table-row>
        <table:table-row table:style-name="ro11">
          <table:table-cell table:style-name="ce174"/>
          <table:table-cell table:number-columns-repeated="7"/>
          <table:table-cell table:style-name="ce198"/>
          <table:table-cell table:style-name="ce199" table:number-columns-repeated="3"/>
          <table:table-cell table:style-name="ce198" table:number-columns-repeated="9"/>
          <table:table-cell table:style-name="ce214" table:number-columns-repeated="5"/>
          <table:table-cell table:style-name="ce220" table:number-columns-repeated="9"/>
          <table:table-cell table:number-columns-repeated="989"/>
        </table:table-row>
        <table:table-row table:style-name="ro14">
          <table:table-cell table:style-name="ce174"/>
          <table:table-cell table:number-columns-repeated="5"/>
          <table:table-cell table:style-name="ce168" office:value-type="string" calcext:value-type="string" table:number-columns-spanned="24" table:number-rows-spanned="1">
            <text:p>MESES DE 2018</text:p>
          </table:table-cell>
          <table:covered-table-cell table:number-columns-repeated="23" table:style-name="ce168"/>
          <table:table-cell table:style-name="ce220" table:number-columns-repeated="9"/>
          <table:table-cell table:number-columns-repeated="985"/>
        </table:table-row>
        <table:table-row table:style-name="ro14">
          <table:table-cell table:style-name="ce174"/>
          <table:table-cell/>
          <table:table-cell table:style-name="ce163" table:number-columns-repeated="4"/>
          <table:table-cell table:style-name="ce169" office:value-type="string" calcext:value-type="string" table:number-columns-spanned="2" table:number-rows-spanned="1">
            <text:p>JAN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FEV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MAR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ABR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MAI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JUN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JUL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AGO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SET</text:p>
          </table:table-cell>
          <table:covered-table-cell table:style-name="ce175"/>
          <table:table-cell table:style-name="ce191" office:value-type="string" calcext:value-type="string" table:number-columns-spanned="2" table:number-rows-spanned="1">
            <text:p>OUT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NOV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DEZ</text:p>
          </table:table-cell>
          <table:covered-table-cell table:style-name="ce191"/>
          <table:table-cell table:style-name="ce220" table:number-columns-repeated="9"/>
          <table:table-cell table:number-columns-repeated="985"/>
        </table:table-row>
        <table:table-row table:style-name="ro14">
          <table:table-cell table:style-name="ce174"/>
          <table:table-cell/>
          <table:table-cell table:style-name="ce163" table:number-columns-repeated="4"/>
          <table:table-cell table:style-name="ce169" office:value-type="string" calcext:value-type="string" table:number-columns-spanned="2" table:number-rows-spanned="1">
            <text:p>%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%</text:p>
          </table:table-cell>
          <table:covered-table-cell table:style-name="ce169"/>
          <table:table-cell table:style-name="ce169" office:value-type="string" calcext:value-type="string" table:number-columns-spanned="2" table:number-rows-spanned="1">
            <text:p>%</text:p>
          </table:table-cell>
          <table:covered-table-cell table:style-name="ce169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75" office:value-type="string" calcext:value-type="string" table:number-columns-spanned="2" table:number-rows-spanned="1">
            <text:p>%</text:p>
          </table:table-cell>
          <table:covered-table-cell table:style-name="ce175"/>
          <table:table-cell table:style-name="ce191" office:value-type="string" calcext:value-type="string" table:number-columns-spanned="2" table:number-rows-spanned="1">
            <text:p>%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%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%</text:p>
          </table:table-cell>
          <table:covered-table-cell table:style-name="ce191"/>
          <table:table-cell table:style-name="ce220" table:number-columns-repeated="9"/>
          <table:table-cell table:number-columns-repeated="985"/>
        </table:table-row>
        <table:table-row table:style-name="ro14">
          <table:table-cell table:style-name="ce174"/>
          <table:table-cell/>
          <table:table-cell table:style-name="ce163" table:number-columns-repeated="4"/>
          <table:table-cell table:style-name="ce194" office:value-type="float" office:value="0" calcext:value-type="float" table:number-columns-spanned="2" table:number-rows-spanned="1">
            <text:p>0,0</text:p>
          </table:table-cell>
          <table:covered-table-cell table:style-name="ce194"/>
          <table:table-cell table:style-name="ce194" office:value-type="float" office:value="0" calcext:value-type="float" table:number-columns-spanned="2" table:number-rows-spanned="1">
            <text:p>0,0</text:p>
          </table:table-cell>
          <table:covered-table-cell table:style-name="ce194"/>
          <table:table-cell table:style-name="ce194" office:value-type="float" office:value="0.42803081331978" calcext:value-type="float" table:number-columns-spanned="2" table:number-rows-spanned="1">
            <text:p>0,4</text:p>
          </table:table-cell>
          <table:covered-table-cell table:style-name="ce194"/>
          <table:table-cell table:style-name="ce200" office:value-type="float" office:value="3.58108173204495" calcext:value-type="float" table:number-columns-spanned="2" table:number-rows-spanned="1">
            <text:p>3,6</text:p>
          </table:table-cell>
          <table:covered-table-cell table:style-name="ce200"/>
          <table:table-cell table:style-name="ce200" office:value-type="float" office:value="18.7674545536192" calcext:value-type="float" table:number-columns-spanned="2" table:number-rows-spanned="1">
            <text:p>18,8</text:p>
          </table:table-cell>
          <table:covered-table-cell table:style-name="ce200"/>
          <table:table-cell table:style-name="ce200" office:value-type="float" office:value="24.9954780187705" calcext:value-type="float" table:number-columns-spanned="2" table:number-rows-spanned="1">
            <text:p>25,0</text:p>
          </table:table-cell>
          <table:covered-table-cell table:style-name="ce200"/>
          <table:table-cell table:style-name="ce200" office:value-type="float" office:value="27.6551671912442" calcext:value-type="float" table:number-columns-spanned="2" table:number-rows-spanned="1">
            <text:p>27,7</text:p>
          </table:table-cell>
          <table:covered-table-cell table:style-name="ce200"/>
          <table:table-cell table:style-name="ce200" office:value-type="float" office:value="18.0595732347046" calcext:value-type="float" table:number-columns-spanned="2" table:number-rows-spanned="1">
            <text:p>18,1</text:p>
          </table:table-cell>
          <table:covered-table-cell table:style-name="ce200"/>
          <table:table-cell table:style-name="ce200" office:value-type="float" office:value="5.14216460713834" calcext:value-type="float" table:number-columns-spanned="2" table:number-rows-spanned="1">
            <text:p>5,1</text:p>
          </table:table-cell>
          <table:covered-table-cell table:style-name="ce200"/>
          <table:table-cell table:style-name="ce216" office:value-type="float" office:value="0.986099714646124" calcext:value-type="float" table:number-columns-spanned="2" table:number-rows-spanned="1">
            <text:p>1,0</text:p>
          </table:table-cell>
          <table:covered-table-cell table:style-name="ce216"/>
          <table:table-cell table:style-name="ce216" office:value-type="float" office:value="0.247467943615054" calcext:value-type="float" table:number-columns-spanned="2" table:number-rows-spanned="1">
            <text:p>0,2</text:p>
          </table:table-cell>
          <table:covered-table-cell table:style-name="ce216"/>
          <table:table-cell table:style-name="ce216" office:value-type="float" office:value="0.137482190897252" calcext:value-type="float" table:number-columns-spanned="2" table:number-rows-spanned="1">
            <text:p>0,1</text:p>
          </table:table-cell>
          <table:covered-table-cell table:style-name="ce216"/>
          <table:table-cell table:style-name="ce220" table:number-columns-repeated="9"/>
          <table:table-cell table:number-columns-repeated="985"/>
        </table:table-row>
        <table:table-row table:style-name="ro15">
          <table:table-cell table:number-columns-repeated="1024"/>
        </table:table-row>
        <table:table-row table:style-name="ro16">
          <table:table-cell/>
          <table:table-cell>
            <draw:frame table:end-cell-address="'10 % Colheita'.V65" table:end-x="17.36mm" table:end-y="0.81mm" draw:z-index="0" draw:name="Gráfico 1" draw:style-name="gr1" draw:text-style-name="P1" svg:width="264.89mm" svg:height="103.66mm" svg:x="23.2mm" svg:y="1.87mm">
              <draw:object draw:notify-on-update-of-ranges="'10 % Colheita'.G41:'10 % Colheita'.AD41 '10 % Colheita'.G43:'10 % Colheita'.AD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17" table:number-rows-repeated="328">
          <table:table-cell table:number-columns-repeated="1024"/>
        </table:table-row>
        <table:table-row table:style-name="ro3" table:number-rows-repeated="10481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Produção.$A$1" table:cell-range-address="$'10 % Colheita'.$A$2:.$V$37" table:range-usable-as="print-range"/>
        </table:named-expressions>
      </table:table>
      <table:table table:name="Bienalidade" table:style-name="ta12" table:print-ranges="Bienalidade.A5:Bienalidade.Q34">
        <table:shapes>
          <draw:frame draw:z-index="0" draw:name="Gráfico 1" draw:style-name="gr1" draw:text-style-name="P1" svg:width="255.27mm" svg:height="112.98mm" svg:x="0.28mm" svg:y="31.22mm">
            <draw:object draw:notify-on-update-of-ranges="Bienalidade.B3:Bienalidade.R3 Bienalidade.B4:Bienalidade.R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0" table:default-cell-style-name="ce223"/>
        <table:table-column table:style-name="co8" table:number-columns-repeated="12" table:default-cell-style-name="ce223"/>
        <table:table-column table:style-name="co26" table:number-columns-repeated="3" table:default-cell-style-name="ce223"/>
        <table:table-column table:style-name="co41" table:default-cell-style-name="ce223"/>
        <table:table-column table:style-name="co42" table:number-columns-repeated="240" table:default-cell-style-name="ce223"/>
        <table:table-column table:style-name="co42" table:number-columns-repeated="767" table:default-cell-style-name="Default"/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8">
          <table:table-cell table:style-name="ce173" office:value-type="string" calcext:value-type="string">
            <text:p>UF / REGIÃO</text:p>
          </table:table-cell>
          <table:table-cell table:style-name="ce225" office:value-type="float" office:value="2003" calcext:value-type="float">
            <text:p>2003</text:p>
          </table:table-cell>
          <table:table-cell table:style-name="ce225" office:value-type="float" office:value="2004" calcext:value-type="float">
            <text:p>2004</text:p>
          </table:table-cell>
          <table:table-cell table:style-name="ce225" office:value-type="float" office:value="2005" calcext:value-type="float">
            <text:p>2005</text:p>
          </table:table-cell>
          <table:table-cell table:style-name="ce225" office:value-type="float" office:value="2006" calcext:value-type="float">
            <text:p>2006</text:p>
          </table:table-cell>
          <table:table-cell table:style-name="ce225" office:value-type="float" office:value="2007" calcext:value-type="float">
            <text:p>2007</text:p>
          </table:table-cell>
          <table:table-cell table:style-name="ce225" office:value-type="float" office:value="2008" calcext:value-type="float">
            <text:p>2008</text:p>
          </table:table-cell>
          <table:table-cell table:style-name="ce225" office:value-type="float" office:value="2009" calcext:value-type="float">
            <text:p>2009</text:p>
          </table:table-cell>
          <table:table-cell table:style-name="ce225" office:value-type="float" office:value="2010" calcext:value-type="float">
            <text:p>2010</text:p>
          </table:table-cell>
          <table:table-cell table:style-name="ce225" office:value-type="float" office:value="2011" calcext:value-type="float">
            <text:p>2011</text:p>
          </table:table-cell>
          <table:table-cell table:style-name="ce225" office:value-type="float" office:value="2012" calcext:value-type="float">
            <text:p>2012</text:p>
          </table:table-cell>
          <table:table-cell table:style-name="ce229" office:value-type="float" office:value="2013" calcext:value-type="float">
            <text:p>2013</text:p>
          </table:table-cell>
          <table:table-cell table:style-name="ce231" office:value-type="float" office:value="2014" calcext:value-type="float">
            <text:p>2014</text:p>
          </table:table-cell>
          <table:table-cell table:style-name="ce231" office:value-type="float" office:value="2015" calcext:value-type="float">
            <text:p>2015</text:p>
          </table:table-cell>
          <table:table-cell table:style-name="ce231" office:value-type="float" office:value="2016" calcext:value-type="float">
            <text:p>2016</text:p>
          </table:table-cell>
          <table:table-cell table:style-name="ce231" office:value-type="float" office:value="2017" calcext:value-type="float">
            <text:p>2017</text:p>
          </table:table-cell>
          <table:table-cell table:style-name="ce231" office:value-type="float" office:value="2018" calcext:value-type="float">
            <text:p>2018</text:p>
          </table:table-cell>
          <table:table-cell table:style-name="ce231" office:value-type="string" calcext:value-type="string">
            <text:p>2019 (¹)</text:p>
          </table:table-cell>
          <table:table-cell table:style-name="ce174" table:number-columns-repeated="1006"/>
        </table:table-row>
        <table:table-row table:style-name="ro17">
          <table:table-cell table:style-name="ce224" office:value-type="string" calcext:value-type="string">
            <text:p>BRASIL</text:p>
          </table:table-cell>
          <table:table-cell table:style-name="ce226" office:value-type="float" office:value="28.82" calcext:value-type="float">
            <text:p>28,82</text:p>
          </table:table-cell>
          <table:table-cell table:style-name="ce226" office:value-type="float" office:value="39.272" calcext:value-type="float">
            <text:p>39,27</text:p>
          </table:table-cell>
          <table:table-cell table:style-name="ce226" office:value-type="float" office:value="32.944" calcext:value-type="float">
            <text:p>32,94</text:p>
          </table:table-cell>
          <table:table-cell table:style-name="ce226" office:value-type="float" office:value="42.512" calcext:value-type="float">
            <text:p>42,51</text:p>
          </table:table-cell>
          <table:table-cell table:style-name="ce228" office:value-type="float" office:value="36.071" calcext:value-type="float">
            <text:p>36,07</text:p>
          </table:table-cell>
          <table:table-cell table:style-name="ce228" office:value-type="float" office:value="45.992" calcext:value-type="float">
            <text:p>45,99</text:p>
          </table:table-cell>
          <table:table-cell table:style-name="ce228" office:value-type="float" office:value="39.47" calcext:value-type="float">
            <text:p>39,47</text:p>
          </table:table-cell>
          <table:table-cell table:style-name="ce228" office:value-type="float" office:value="48.0948" calcext:value-type="float">
            <text:p>48,09</text:p>
          </table:table-cell>
          <table:table-cell table:style-name="ce228" office:value-type="float" office:value="43.4842" calcext:value-type="float">
            <text:p>43,48</text:p>
          </table:table-cell>
          <table:table-cell table:style-name="ce228" office:value-type="float" office:value="50.8264" calcext:value-type="float">
            <text:p>50,83</text:p>
          </table:table-cell>
          <table:table-cell table:style-name="ce230" office:value-type="float" office:value="49.1516" calcext:value-type="float">
            <text:p>49,15</text:p>
          </table:table-cell>
          <table:table-cell table:style-name="ce230" office:value-type="float" office:value="45.341825" calcext:value-type="float">
            <text:p>45,34</text:p>
          </table:table-cell>
          <table:table-cell table:style-name="ce230" office:value-type="float" office:value="43.235" calcext:value-type="float">
            <text:p>43,24</text:p>
          </table:table-cell>
          <table:table-cell table:style-name="ce230" office:value-type="float" office:value="51.37" calcext:value-type="float">
            <text:p>51,37</text:p>
          </table:table-cell>
          <table:table-cell table:style-name="ce230" office:value-type="float" office:value="44.97" calcext:value-type="float">
            <text:p>44,97</text:p>
          </table:table-cell>
          <table:table-cell table:style-name="ce230" office:value-type="float" office:value="61.6575" calcext:value-type="float">
            <text:p>61,66</text:p>
          </table:table-cell>
          <table:table-cell table:style-name="ce230" office:value-type="float" office:value="48.9918" calcext:value-type="float">
            <text:p>48,99</text:p>
          </table:table-cell>
          <table:table-cell table:style-name="ce174" table:number-columns-repeated="1006"/>
        </table:table-row>
        <table:table-row table:style-name="ro3">
          <table:table-cell/>
          <table:table-cell table:style-name="ce227" table:number-columns-repeated="12"/>
          <table:table-cell table:number-columns-repeated="101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float" office:value="63879" calcext:value-type="float">
            <text:p>63879</text:p>
          </table:table-cell>
          <table:table-cell office:value-type="float" office:value="62729" calcext:value-type="float">
            <text:p>62729</text:p>
          </table:table-cell>
          <table:table-cell office:value-type="float" office:value="-1.8" calcext:value-type="float">
            <text:p>-1,8</text:p>
          </table:table-cell>
          <table:table-cell office:value-type="float" office:value="30.9694891905008" calcext:value-type="float">
            <text:p>30,9694891905008</text:p>
          </table:table-cell>
          <table:table-cell office:value-type="float" office:value="33.4295142597523" calcext:value-type="float">
            <text:p>33,4295142597523</text:p>
          </table:table-cell>
          <table:table-cell office:value-type="float" office:value="7.9" calcext:value-type="float">
            <text:p>7,9</text:p>
          </table:table-cell>
          <table:table-cell office:value-type="float" office:value="1978.3" calcext:value-type="float">
            <text:p>1978,3</text:p>
          </table:table-cell>
          <table:table-cell office:value-type="float" office:value="2097" calcext:value-type="float">
            <text:p>209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79" calcext:value-type="float">
            <text:p>63879</text:p>
          </table:table-cell>
          <table:table-cell office:value-type="float" office:value="62729" calcext:value-type="float">
            <text:p>62729</text:p>
          </table:table-cell>
          <table:table-cell office:value-type="float" office:value="-1.8" calcext:value-type="float">
            <text:p>-1,8</text:p>
          </table:table-cell>
          <table:table-cell office:value-type="float" office:value="30.9694891905008" calcext:value-type="float">
            <text:p>30,9694891905008</text:p>
          </table:table-cell>
          <table:table-cell office:value-type="float" office:value="33.4295142597523" calcext:value-type="float">
            <text:p>33,4295142597523</text:p>
          </table:table-cell>
          <table:table-cell office:value-type="float" office:value="7.9" calcext:value-type="float">
            <text:p>7,9</text:p>
          </table:table-cell>
          <table:table-cell office:value-type="float" office:value="1978.3" calcext:value-type="float">
            <text:p>1978,3</text:p>
          </table:table-cell>
          <table:table-cell office:value-type="float" office:value="2097" calcext:value-type="float">
            <text:p>2097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000" calcext:value-type="float">
            <text:p>130000</text:p>
          </table:table-cell>
          <table:table-cell office:value-type="float" office:value="97335" calcext:value-type="float">
            <text:p>97335</text:p>
          </table:table-cell>
          <table:table-cell office:value-type="float" office:value="-25.1" calcext:value-type="float">
            <text:p>-25,1</text:p>
          </table:table-cell>
          <table:table-cell office:value-type="float" office:value="35.0015384615385" calcext:value-type="float">
            <text:p>35,0015384615385</text:p>
          </table:table-cell>
          <table:table-cell office:value-type="float" office:value="28.7666307083783" calcext:value-type="float">
            <text:p>28,7666307083783</text:p>
          </table:table-cell>
          <table:table-cell office:value-type="float" office:value="-17.8" calcext:value-type="float">
            <text:p>-17,8</text:p>
          </table:table-cell>
          <table:table-cell office:value-type="float" office:value="4550.2" calcext:value-type="float">
            <text:p>4550,2</text:p>
          </table:table-cell>
          <table:table-cell office:value-type="float" office:value="2800" calcext:value-type="float">
            <text:p>2800</text:p>
          </table:table-cell>
          <table:table-cell office:value-type="float" office:value="-38.5" calcext:value-type="float">
            <text:p>-38,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000" calcext:value-type="float">
            <text:p>130000</text:p>
          </table:table-cell>
          <table:table-cell office:value-type="float" office:value="97335" calcext:value-type="float">
            <text:p>97335</text:p>
          </table:table-cell>
          <table:table-cell office:value-type="float" office:value="-25.1" calcext:value-type="float">
            <text:p>-25,1</text:p>
          </table:table-cell>
          <table:table-cell office:value-type="float" office:value="35.0015384615385" calcext:value-type="float">
            <text:p>35,0015384615385</text:p>
          </table:table-cell>
          <table:table-cell office:value-type="float" office:value="28.7666307083783" calcext:value-type="float">
            <text:p>28,7666307083783</text:p>
          </table:table-cell>
          <table:table-cell office:value-type="float" office:value="-17.8" calcext:value-type="float">
            <text:p>-17,8</text:p>
          </table:table-cell>
          <table:table-cell office:value-type="float" office:value="4550.2" calcext:value-type="float">
            <text:p>4550,2</text:p>
          </table:table-cell>
          <table:table-cell office:value-type="float" office:value="2800" calcext:value-type="float">
            <text:p>2800</text:p>
          </table:table-cell>
          <table:table-cell office:value-type="float" office:value="-38.5" calcext:value-type="float">
            <text:p>-38,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Cerrado</text:p>
          </table:table-cell>
          <table:table-cell office:value-type="float" office:value="11300" calcext:value-type="float">
            <text:p>11300</text:p>
          </table:table-cell>
          <table:table-cell office:value-type="float" office:value="9000" calcext:value-type="float">
            <text:p>9000</text:p>
          </table:table-cell>
          <table:table-cell office:value-type="float" office:value="-20.4" calcext:value-type="float">
            <text:p>-20,4</text:p>
          </table:table-cell>
          <table:table-cell office:value-type="float" office:value="44" calcext:value-type="float">
            <text:p>44</text:p>
          </table:table-cell>
          <table:table-cell office:value-type="float" office:value="33.3333333333333" calcext:value-type="float">
            <text:p>33,3333333333333</text:p>
          </table:table-cell>
          <table:table-cell office:value-type="float" office:value="-24.2" calcext:value-type="float">
            <text:p>-24,2</text:p>
          </table:table-cell>
          <table:table-cell office:value-type="float" office:value="497.2" calcext:value-type="float">
            <text:p>497,2</text:p>
          </table:table-cell>
          <table:table-cell office:value-type="float" office:value="300" calcext:value-type="float">
            <text:p>300</text:p>
          </table:table-cell>
          <table:table-cell office:value-type="float" office:value="-39.7" calcext:value-type="float">
            <text:p>-39,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Planalto</text:p>
          </table:table-cell>
          <table:table-cell office:value-type="float" office:value="71000" calcext:value-type="float">
            <text:p>71000</text:p>
          </table:table-cell>
          <table:table-cell office:value-type="float" office:value="51335" calcext:value-type="float">
            <text:p>51335</text:p>
          </table:table-cell>
          <table:table-cell office:value-type="float" office:value="-27.7" calcext:value-type="float">
            <text:p>-27,7</text:p>
          </table:table-cell>
          <table:table-cell office:value-type="float" office:value="19.4788732394366" calcext:value-type="float">
            <text:p>19,4788732394366</text:p>
          </table:table-cell>
          <table:table-cell office:value-type="float" office:value="17.5318983149898" calcext:value-type="float">
            <text:p>17,5318983149898</text:p>
          </table:table-cell>
          <table:table-cell office:value-type="float" office:value="-10" calcext:value-type="float">
            <text:p>-10</text:p>
          </table:table-cell>
          <table:table-cell office:value-type="float" office:value="1383" calcext:value-type="float">
            <text:p>1383</text:p>
          </table:table-cell>
          <table:table-cell office:value-type="float" office:value="900" calcext:value-type="float">
            <text:p>900</text:p>
          </table:table-cell>
          <table:table-cell office:value-type="float" office:value="-34.9" calcext:value-type="float">
            <text:p>-34,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Atlântico</text:p>
          </table:table-cell>
          <table:table-cell office:value-type="float" office:value="47700" calcext:value-type="float">
            <text:p>47700</text:p>
          </table:table-cell>
          <table:table-cell office:value-type="float" office:value="37000" calcext:value-type="float">
            <text:p>37000</text:p>
          </table:table-cell>
          <table:table-cell office:value-type="float" office:value="-22.4" calcext:value-type="float">
            <text:p>-22,4</text:p>
          </table:table-cell>
          <table:table-cell office:value-type="float" office:value="55.9748427672956" calcext:value-type="float">
            <text:p>55,9748427672956</text:p>
          </table:table-cell>
          <table:table-cell office:value-type="float" office:value="43.2432432432432" calcext:value-type="float">
            <text:p>43,2432432432432</text:p>
          </table:table-cell>
          <table:table-cell office:value-type="float" office:value="-22.7" calcext:value-type="float">
            <text:p>-22,7</text:p>
          </table:table-cell>
          <table:table-cell office:value-type="float" office:value="2670" calcext:value-type="float">
            <text:p>2670</text:p>
          </table:table-cell>
          <table:table-cell office:value-type="float" office:value="1600" calcext:value-type="float">
            <text:p>1600</text:p>
          </table:table-cell>
          <table:table-cell office:value-type="float" office:value="-40.1" calcext:value-type="float">
            <text:p>-40,1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15" calcext:value-type="float">
            <text:p>15215</text:p>
          </table:table-cell>
          <table:table-cell office:value-type="float" office:value="14997" calcext:value-type="float">
            <text:p>14997</text:p>
          </table:table-cell>
          <table:table-cell office:value-type="float" office:value="-1.4" calcext:value-type="float">
            <text:p>-1,4</text:p>
          </table:table-cell>
          <table:table-cell office:value-type="float" office:value="19.6910943148209" calcext:value-type="float">
            <text:p>19,6910943148209</text:p>
          </table:table-cell>
          <table:table-cell office:value-type="float" office:value="23.8514369540575" calcext:value-type="float">
            <text:p>23,8514369540575</text:p>
          </table:table-cell>
          <table:table-cell office:value-type="float" office:value="21.1" calcext:value-type="float">
            <text:p>21,1</text:p>
          </table:table-cell>
          <table:table-cell office:value-type="float" office:value="299.6" calcext:value-type="float">
            <text:p>299,6</text:p>
          </table:table-cell>
          <table:table-cell office:value-type="float" office:value="357.7" calcext:value-type="float">
            <text:p>357,7</text:p>
          </table:table-cell>
          <table:table-cell office:value-type="float" office:value="19.4" calcext:value-type="float">
            <text:p>19,4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10" calcext:value-type="float">
            <text:p>9310</text:p>
          </table:table-cell>
          <table:table-cell office:value-type="float" office:value="8422" calcext:value-type="float">
            <text:p>8422</text:p>
          </table:table-cell>
          <table:table-cell office:value-type="float" office:value="-9.5" calcext:value-type="float">
            <text:p>-9,5</text:p>
          </table:table-cell>
          <table:table-cell office:value-type="float" office:value="11.1922663802363" calcext:value-type="float">
            <text:p>11,1922663802363</text:p>
          </table:table-cell>
          <table:table-cell office:value-type="float" office:value="14.4146283543101" calcext:value-type="float">
            <text:p>14,4146283543101</text:p>
          </table:table-cell>
          <table:table-cell office:value-type="float" office:value="28.8" calcext:value-type="float">
            <text:p>28,8</text:p>
          </table:table-cell>
          <table:table-cell office:value-type="float" office:value="104.2" calcext:value-type="float">
            <text:p>104,2</text:p>
          </table:table-cell>
          <table:table-cell office:value-type="float" office:value="121.4" calcext:value-type="float">
            <text:p>121,4</text:p>
          </table:table-cell>
          <table:table-cell office:value-type="float" office:value="16.5" calcext:value-type="float">
            <text:p>16,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05" calcext:value-type="float">
            <text:p>5905</text:p>
          </table:table-cell>
          <table:table-cell office:value-type="float" office:value="6575" calcext:value-type="float">
            <text:p>6575</text:p>
          </table:table-cell>
          <table:table-cell office:value-type="float" office:value="11.3" calcext:value-type="float">
            <text:p>11,3</text:p>
          </table:table-cell>
          <table:table-cell office:value-type="float" office:value="33.0906011854361" calcext:value-type="float">
            <text:p>33,0906011854361</text:p>
          </table:table-cell>
          <table:table-cell office:value-type="float" office:value="35.9391634980989" calcext:value-type="float">
            <text:p>35,9391634980989</text:p>
          </table:table-cell>
          <table:table-cell office:value-type="float" office:value="8.6" calcext:value-type="float">
            <text:p>8,6</text:p>
          </table:table-cell>
          <table:table-cell office:value-type="float" office:value="195.4" calcext:value-type="float">
            <text:p>195,4</text:p>
          </table:table-cell>
          <table:table-cell office:value-type="float" office:value="236.3" calcext:value-type="float">
            <text:p>236,3</text:p>
          </table:table-cell>
          <table:table-cell office:value-type="float" office:value="20.9" calcext:value-type="float">
            <text:p>20,9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1132" calcext:value-type="float">
            <text:p>1611132</text:p>
          </table:table-cell>
          <table:table-cell office:value-type="float" office:value="1590611" calcext:value-type="float">
            <text:p>1590611</text:p>
          </table:table-cell>
          <table:table-cell office:value-type="float" office:value="-1.3" calcext:value-type="float">
            <text:p>-1,3</text:p>
          </table:table-cell>
          <table:table-cell office:value-type="float" office:value="33.3602088469474" calcext:value-type="float">
            <text:p>33,3602088469474</text:p>
          </table:table-cell>
          <table:table-cell office:value-type="float" office:value="26.8049824878616" calcext:value-type="float">
            <text:p>26,8049824878616</text:p>
          </table:table-cell>
          <table:table-cell office:value-type="float" office:value="-19.6" calcext:value-type="float">
            <text:p>-19,6</text:p>
          </table:table-cell>
          <table:table-cell office:value-type="float" office:value="53747.7" calcext:value-type="float">
            <text:p>53747,7</text:p>
          </table:table-cell>
          <table:table-cell office:value-type="float" office:value="42636.3" calcext:value-type="float">
            <text:p>42636,3</text:p>
          </table:table-cell>
          <table:table-cell office:value-type="float" office:value="-20.7" calcext:value-type="float">
            <text:p>-20,7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8595" calcext:value-type="float">
            <text:p>1008595</text:p>
          </table:table-cell>
          <table:table-cell office:value-type="float" office:value="983959" calcext:value-type="float">
            <text:p>983959</text:p>
          </table:table-cell>
          <table:table-cell office:value-type="float" office:value="-2.4" calcext:value-type="float">
            <text:p>-2,4</text:p>
          </table:table-cell>
          <table:table-cell office:value-type="float" office:value="33.0761108274382" calcext:value-type="float">
            <text:p>33,0761108274382</text:p>
          </table:table-cell>
          <table:table-cell office:value-type="float" office:value="24.9213635934018" calcext:value-type="float">
            <text:p>24,9213635934018</text:p>
          </table:table-cell>
          <table:table-cell office:value-type="float" office:value="-24.7" calcext:value-type="float">
            <text:p>-24,7</text:p>
          </table:table-cell>
          <table:table-cell office:value-type="float" office:value="33360.4" calcext:value-type="float">
            <text:p>33360,4</text:p>
          </table:table-cell>
          <table:table-cell office:value-type="float" office:value="24521.6" calcext:value-type="float">
            <text:p>24521,6</text:p>
          </table:table-cell>
          <table:table-cell office:value-type="float" office:value="-26.5" calcext:value-type="float">
            <text:p>-26,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Sul e Centro-Oeste</text:p>
          </table:table-cell>
          <table:table-cell office:value-type="float" office:value="514193" calcext:value-type="float">
            <text:p>514193</text:p>
          </table:table-cell>
          <table:table-cell office:value-type="float" office:value="496766" calcext:value-type="float">
            <text:p>496766</text:p>
          </table:table-cell>
          <table:table-cell office:value-type="float" office:value="-3.4" calcext:value-type="float">
            <text:p>-3,4</text:p>
          </table:table-cell>
          <table:table-cell office:value-type="float" office:value="34.8042466544663" calcext:value-type="float">
            <text:p>34,8042466544663</text:p>
          </table:table-cell>
          <table:table-cell office:value-type="float" office:value="28.0426196639867" calcext:value-type="float">
            <text:p>28,0426196639867</text:p>
          </table:table-cell>
          <table:table-cell office:value-type="float" office:value="-19.4" calcext:value-type="float">
            <text:p>-19,4</text:p>
          </table:table-cell>
          <table:table-cell office:value-type="float" office:value="17896.1" calcext:value-type="float">
            <text:p>17896,1</text:p>
          </table:table-cell>
          <table:table-cell office:value-type="float" office:value="13930.62" calcext:value-type="float">
            <text:p>13930,62</text:p>
          </table:table-cell>
          <table:table-cell office:value-type="float" office:value="-22.2" calcext:value-type="float">
            <text:p>-22,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Triângulo, Alto Paranaiba e Noroeste</text:p>
          </table:table-cell>
          <table:table-cell office:value-type="float" office:value="189183" calcext:value-type="float">
            <text:p>189183</text:p>
          </table:table-cell>
          <table:table-cell office:value-type="float" office:value="185688" calcext:value-type="float">
            <text:p>185688</text:p>
          </table:table-cell>
          <table:table-cell office:value-type="float" office:value="-1.8" calcext:value-type="float">
            <text:p>-1,8</text:p>
          </table:table-cell>
          <table:table-cell office:value-type="float" office:value="37.730662903115" calcext:value-type="float">
            <text:p>37,730662903115</text:p>
          </table:table-cell>
          <table:table-cell office:value-type="float" office:value="24.7333699539012" calcext:value-type="float">
            <text:p>24,7333699539012</text:p>
          </table:table-cell>
          <table:table-cell office:value-type="float" office:value="-34.4" calcext:value-type="float">
            <text:p>-34,4</text:p>
          </table:table-cell>
          <table:table-cell office:value-type="float" office:value="7138" calcext:value-type="float">
            <text:p>7138</text:p>
          </table:table-cell>
          <table:table-cell office:value-type="float" office:value="4592.69" calcext:value-type="float">
            <text:p>4592,69</text:p>
          </table:table-cell>
          <table:table-cell office:value-type="float" office:value="-35.7" calcext:value-type="float">
            <text:p>-35,7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Zona da Mata, Rio Doce e Central </text:p>
          </table:table-cell>
          <table:table-cell office:value-type="float" office:value="278811" calcext:value-type="float">
            <text:p>278811</text:p>
          </table:table-cell>
          <table:table-cell office:value-type="float" office:value="276520" calcext:value-type="float">
            <text:p>276520</text:p>
          </table:table-cell>
          <table:table-cell office:value-type="float" office:value="-0.8" calcext:value-type="float">
            <text:p>-0,8</text:p>
          </table:table-cell>
          <table:table-cell office:value-type="float" office:value="27.1266198248993" calcext:value-type="float">
            <text:p>27,1266198248993</text:p>
          </table:table-cell>
          <table:table-cell office:value-type="float" office:value="19.5484232605237" calcext:value-type="float">
            <text:p>19,5484232605237</text:p>
          </table:table-cell>
          <table:table-cell office:value-type="float" office:value="-27.9" calcext:value-type="float">
            <text:p>-27,9</text:p>
          </table:table-cell>
          <table:table-cell office:value-type="float" office:value="7563.2" calcext:value-type="float">
            <text:p>7563,2</text:p>
          </table:table-cell>
          <table:table-cell office:value-type="float" office:value="5405.53" calcext:value-type="float">
            <text:p>5405,53</text:p>
          </table:table-cell>
          <table:table-cell office:value-type="float" office:value="-28.5" calcext:value-type="float">
            <text:p>-28,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 text:c="5"/>Norte, Jequitinhonha e Mucuri</text:p>
          </table:table-cell>
          <table:table-cell office:value-type="float" office:value="26408" calcext:value-type="float">
            <text:p>26408</text:p>
          </table:table-cell>
          <table:table-cell office:value-type="float" office:value="24985" calcext:value-type="float">
            <text:p>24985</text:p>
          </table:table-cell>
          <table:table-cell office:value-type="float" office:value="-5.4" calcext:value-type="float">
            <text:p>-5,4</text:p>
          </table:table-cell>
          <table:table-cell office:value-type="float" office:value="28.8965465010603" calcext:value-type="float">
            <text:p>28,8965465010603</text:p>
            <draw:custom-shape table:end-cell-address="Bienalidade.E25" table:end-x="4.76mm" table:end-y="2.92mm" draw:z-index="2" draw:name="Retângulo 3" draw:style-name="gr2" draw:text-style-name="P2" svg:width="4.76mm" svg:height="4.5mm" svg:x="0mm" svg:y="2.92mm">
              <text:p/>
              <draw:enhanced-geometry svg:viewBox="0 0 21600 21600" draw:type="rectangle" draw:enhanced-path="M 0 0 L 21600 0 21600 21600 0 21600 0 0 Z N"/>
            </draw:custom-shape>
            <draw:custom-shape table:end-cell-address="Bienalidade.H27" table:end-x="1.13mm" table:end-y="3.19mm" draw:z-index="3" draw:name="Text 5" draw:style-name="gr3" draw:text-style-name="P4" svg:width="40.22mm" svg:height="14.57mm" svg:x="10.33mm" svg:y="2.11mm">
              <text:p text:style-name="P3"><text:span text:style-name="T1">Bienalidade Negativa</text:span></text:p>
              <text:p text:style-name="P3"><text:span text:style-name="T1"/></text:p>
              <text:p text:style-name="P3"><text:span text:style-name="T1">Bienalidade Positiva</text:span></text:p>
              <draw:enhanced-geometry svg:viewBox="0 0 21600 21600" draw:type="mso-spt202" draw:enhanced-path="M 0 0 L 21600 0 21600 21600 0 21600 0 0 Z N"/>
            </draw:custom-shape>
          </table:table-cell>
          <table:table-cell office:value-type="float" office:value="23.7246347808685" calcext:value-type="float">
            <text:p>23,7246347808685</text:p>
          </table:table-cell>
          <table:table-cell office:value-type="float" office:value="-17.9" calcext:value-type="float">
            <text:p>-17,9</text:p>
          </table:table-cell>
          <table:table-cell office:value-type="float" office:value="763.1" calcext:value-type="float">
            <text:p>763,1</text:p>
          </table:table-cell>
          <table:table-cell office:value-type="float" office:value="592.76" calcext:value-type="float">
            <text:p>592,76</text:p>
          </table:table-cell>
          <table:table-cell office:value-type="float" office:value="-22.3" calcext:value-type="float">
            <text:p>-22,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926" calcext:value-type="float">
            <text:p>387926</text:p>
          </table:table-cell>
          <table:table-cell office:value-type="float" office:value="393902" calcext:value-type="float">
            <text:p>393902</text:p>
          </table:table-cell>
          <table:table-cell office:value-type="float" office:value="1.5" calcext:value-type="float">
            <text:p>1,5</text:p>
          </table:table-cell>
          <table:table-cell office:value-type="float" office:value="35.4165485169852" calcext:value-type="float">
            <text:p>35,4165485169852</text:p>
          </table:table-cell>
          <table:table-cell office:value-type="float" office:value="34.1988616457901" calcext:value-type="float">
            <text:p>34,1988616457901</text:p>
          </table:table-cell>
          <table:table-cell office:value-type="float" office:value="-3.4" calcext:value-type="float">
            <text:p>-3,4</text:p>
          </table:table-cell>
          <table:table-cell office:value-type="float" office:value="13739" calcext:value-type="float">
            <text:p>13739</text:p>
          </table:table-cell>
          <table:table-cell office:value-type="float" office:value="13471" calcext:value-type="float">
            <text:p>13471</text:p>
          </table:table-cell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30" calcext:value-type="float">
            <text:p>12030</text:p>
          </table:table-cell>
          <table:table-cell office:value-type="float" office:value="11381" calcext:value-type="float">
            <text:p>11381</text:p>
          </table:table-cell>
          <table:table-cell office:value-type="float" office:value="-5.4" calcext:value-type="float">
            <text:p>-5,4</text:p>
          </table:table-cell>
          <table:table-cell office:value-type="float" office:value="28.761429758936" calcext:value-type="float">
            <text:p>28,761429758936</text:p>
            <draw:custom-shape table:end-cell-address="Bienalidade.E27" table:end-x="5.04mm" table:end-y="3.45mm" draw:z-index="1" draw:name="Retângulo 2" draw:style-name="gr4" draw:text-style-name="P5" svg:width="5.04mm" svg:height="4.5mm" svg:x="0mm" svg:y="3.45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24.2509445567173" calcext:value-type="float">
            <text:p>24,2509445567173</text:p>
          </table:table-cell>
          <table:table-cell office:value-type="float" office:value="-15.7" calcext:value-type="float">
            <text:p>-15,7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-20.2" calcext:value-type="float">
            <text:p>-20,2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581" calcext:value-type="float">
            <text:p>202581</text:p>
          </table:table-cell>
          <table:table-cell office:value-type="float" office:value="201369" calcext:value-type="float">
            <text:p>201369</text:p>
          </table:table-cell>
          <table:table-cell office:value-type="float" office:value="-0.6" calcext:value-type="float">
            <text:p>-0,6</text:p>
          </table:table-cell>
          <table:table-cell office:value-type="float" office:value="31.1100251257522" calcext:value-type="float">
            <text:p>31,1100251257522</text:p>
          </table:table-cell>
          <table:table-cell office:value-type="float" office:value="21.6900317327891" calcext:value-type="float">
            <text:p>21,6900317327891</text:p>
          </table:table-cell>
          <table:table-cell office:value-type="float" office:value="-30.3" calcext:value-type="float">
            <text:p>-30,3</text:p>
          </table:table-cell>
          <table:table-cell office:value-type="float" office:value="6302.3" calcext:value-type="float">
            <text:p>6302,3</text:p>
          </table:table-cell>
          <table:table-cell office:value-type="float" office:value="4367.7" calcext:value-type="float">
            <text:p>4367,7</text:p>
          </table:table-cell>
          <table:table-cell office:value-type="float" office:value="-30.7" calcext:value-type="float">
            <text:p>-30,7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00" calcext:value-type="float">
            <text:p>37500</text:p>
          </table:table-cell>
          <table:table-cell office:value-type="float" office:value="37300" calcext:value-type="float">
            <text:p>37300</text:p>
          </table:table-cell>
          <table:table-cell office:value-type="float" office:value="-0.5" calcext:value-type="float">
            <text:p>-0,5</text:p>
          </table:table-cell>
          <table:table-cell office:value-type="float" office:value="26.6666666666667" calcext:value-type="float">
            <text:p>26,6666666666667</text:p>
          </table:table-cell>
          <table:table-cell office:value-type="float" office:value="25.4691689008043" calcext:value-type="float">
            <text:p>25,4691689008043</text:p>
          </table:table-cell>
          <table:table-cell office:value-type="float" office:value="-4.5" calcext:value-type="float">
            <text:p>-4,5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-5" calcext:value-type="float">
            <text:p>-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00" calcext:value-type="float">
            <text:p>37500</text:p>
          </table:table-cell>
          <table:table-cell office:value-type="float" office:value="37300" calcext:value-type="float">
            <text:p>37300</text:p>
          </table:table-cell>
          <table:table-cell office:value-type="float" office:value="-0.5" calcext:value-type="float">
            <text:p>-0,5</text:p>
          </table:table-cell>
          <table:table-cell office:value-type="float" office:value="26.6666666666667" calcext:value-type="float">
            <text:p>26,6666666666667</text:p>
          </table:table-cell>
          <table:table-cell office:value-type="float" office:value="25.4691689008043" calcext:value-type="float">
            <text:p>25,4691689008043</text:p>
          </table:table-cell>
          <table:table-cell office:value-type="float" office:value="-4.5" calcext:value-type="float">
            <text:p>-4,5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-5" calcext:value-type="float">
            <text:p>-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6.8" calcext:value-type="float">
            <text:p>6596,8</text:p>
          </table:table-cell>
          <table:table-cell office:value-type="float" office:value="9793" calcext:value-type="float">
            <text:p>9793</text:p>
          </table:table-cell>
          <table:table-cell office:value-type="float" office:value="48.5" calcext:value-type="float">
            <text:p>48,5</text:p>
          </table:table-cell>
          <table:table-cell office:value-type="float" office:value="12.3847926267281" calcext:value-type="float">
            <text:p>12,3847926267281</text:p>
          </table:table-cell>
          <table:table-cell office:value-type="float" office:value="15.3987542121924" calcext:value-type="float">
            <text:p>15,3987542121924</text:p>
          </table:table-cell>
          <table:table-cell office:value-type="float" office:value="24.3" calcext:value-type="float">
            <text:p>24,3</text:p>
          </table:table-cell>
          <table:table-cell office:value-type="float" office:value="81.7" calcext:value-type="float">
            <text:p>81,7</text:p>
          </table:table-cell>
          <table:table-cell office:value-type="float" office:value="150.8" calcext:value-type="float">
            <text:p>150,8</text:p>
          </table:table-cell>
          <table:table-cell office:value-type="float" office:value="84.6" calcext:value-type="float">
            <text:p>84,6</text:p>
          </table:table-cell>
          <table:table-cell table:number-columns-repeated="1014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Produção.$A$1" table:cell-range-address="$Bienalidade.$A$5:.$Q$34" table:range-usable-as="print-range"/>
        </table:named-expressions>
      </table:table>
      <table:named-expressions>
        <table:named-expression table:name="AAAAA" table:base-cell-address="$Produção.$B$2" table:expression="['file://Arquivos/geasa/Users/cleverton.santana/Documents/Ferrugem%20asi%C3%A1tica.xls'#$EVAREBR.IW65537]"/>
        <table:named-range table:name="BA_SUL" table:base-cell-address="$Produção.$B$2" table:cell-range-address="#REF!"/>
        <table:named-range table:name="BA_SUL_34" table:base-cell-address="$Produção.$B$2" table:cell-range-address="#REF!"/>
        <table:named-range table:name="BA_SUL_4" table:base-cell-address="$Produção.$B$2" table:cell-range-address="#REF!"/>
        <table:named-range table:name="BA_SUL_5" table:base-cell-address="$Produção.$B$2" table:cell-range-address="#REF!"/>
        <table:named-expression table:name="DF" table:base-cell-address="$Produção.$B$2" table:expression="['file:///C:/Downloads/%069900/2%C2%BA%20Levantamento/Quadros/98-99/4%C2%BA%20Levantamento/S9596_3.XLS'#$MILHO1A.IW65537]"/>
        <table:named-expression table:name="DF_34" table:base-cell-address="$Produção.$B$2" table:expression="['file://GEAME04/00-01/SAFRA/99-00/Safras/SAFRA/S9596_3.XLS'#$MILHO1A.IW65537]"/>
        <table:named-expression table:name="DF_4" table:base-cell-address="$Produção.$B$2" table:expression="['file:///C:/Downloads/%069900/2%C2%BA%20Levantamento/Quadros/98-99/4%C2%BA%20Levantamento/S9596_3.XLS'#$MILHO1A.IW65537]"/>
        <table:named-expression table:name="DF_5" table:base-cell-address="$Produção.$B$2" table:expression="['file:///C:/Downloads/%069900/2%C2%BA%20Levantamento/Quadros/98-99/4%C2%BA%20Levantamento/S9596_3.XLS'#$MILHO1A.IW65537]"/>
        <table:named-expression table:name="ES" table:base-cell-address="$Produção.$B$2" table:expression="['file:///C:/Downloads/%069900/2%C2%BA%20Levantamento/Quadros/98-99/4%C2%BA%20Levantamento/S9596_3.XLS'#$MILHO1A.IW65537]"/>
        <table:named-expression table:name="ES_34" table:base-cell-address="$Produção.$B$2" table:expression="['file://GEAME04/00-01/SAFRA/99-00/Safras/SAFRA/S9596_3.XLS'#$MILHO1A.IW65537]"/>
        <table:named-expression table:name="ES_4" table:base-cell-address="$Produção.$B$2" table:expression="['file:///C:/Downloads/%069900/2%C2%BA%20Levantamento/Quadros/98-99/4%C2%BA%20Levantamento/S9596_3.XLS'#$MILHO1A.IW65537]"/>
        <table:named-expression table:name="ES_5" table:base-cell-address="$Produção.$B$2" table:expression="['file:///C:/Downloads/%069900/2%C2%BA%20Levantamento/Quadros/98-99/4%C2%BA%20Levantamento/S9596_3.XLS'#$MILHO1A.IW65537]"/>
        <table:named-expression table:name="GO" table:base-cell-address="$Produção.$B$2" table:expression="['file:///C:/Downloads/%069900/2%C2%BA%20Levantamento/Quadros/98-99/4%C2%BA%20Levantamento/S9596_3.XLS'#$MILHO1A.IW65537]"/>
        <table:named-expression table:name="GO_34" table:base-cell-address="$Produção.$B$2" table:expression="['file://GEAME04/00-01/SAFRA/99-00/Safras/SAFRA/S9596_3.XLS'#$MILHO1A.IW65537]"/>
        <table:named-expression table:name="GO_4" table:base-cell-address="$Produção.$B$2" table:expression="['file:///C:/Downloads/%069900/2%C2%BA%20Levantamento/Quadros/98-99/4%C2%BA%20Levantamento/S9596_3.XLS'#$MILHO1A.IW65537]"/>
        <table:named-expression table:name="GO_5" table:base-cell-address="$Produção.$B$2" table:expression="['file:///C:/Downloads/%069900/2%C2%BA%20Levantamento/Quadros/98-99/4%C2%BA%20Levantamento/S9596_3.XLS'#$MILHO1A.IW65537]"/>
        <table:named-expression table:name="MG" table:base-cell-address="$Produção.$B$2" table:expression="['file:///C:/Downloads/%069900/2%C2%BA%20Levantamento/Quadros/98-99/4%C2%BA%20Levantamento/S9596_3.XLS'#$MILHO1A.IW65537]"/>
        <table:named-expression table:name="MG_34" table:base-cell-address="$Produção.$B$2" table:expression="['file://GEAME04/00-01/SAFRA/99-00/Safras/SAFRA/S9596_3.XLS'#$MILHO1A.IW65537]"/>
        <table:named-expression table:name="MG_4" table:base-cell-address="$Produção.$B$2" table:expression="['file:///C:/Downloads/%069900/2%C2%BA%20Levantamento/Quadros/98-99/4%C2%BA%20Levantamento/S9596_3.XLS'#$MILHO1A.IW65537]"/>
        <table:named-expression table:name="MG_5" table:base-cell-address="$Produção.$B$2" table:expression="['file:///C:/Downloads/%069900/2%C2%BA%20Levantamento/Quadros/98-99/4%C2%BA%20Levantamento/S9596_3.XLS'#$MILHO1A.IW65537]"/>
        <table:named-range table:name="MILHO_2__SAFRA" table:base-cell-address="$Produção.$A$1" table:cell-range-address="#REF!"/>
        <table:named-expression table:name="MS" table:base-cell-address="$Produção.$B$2" table:expression="['file:///C:/Downloads/%069900/2%C2%BA%20Levantamento/Quadros/98-99/4%C2%BA%20Levantamento/S9596_3.XLS'#$MILHO1A.IW65537]"/>
        <table:named-expression table:name="MS_34" table:base-cell-address="$Produção.$B$2" table:expression="['file://GEAME04/00-01/SAFRA/99-00/Safras/SAFRA/S9596_3.XLS'#$MILHO1A.IW65537]"/>
        <table:named-expression table:name="MS_4" table:base-cell-address="$Produção.$B$2" table:expression="['file:///C:/Downloads/%069900/2%C2%BA%20Levantamento/Quadros/98-99/4%C2%BA%20Levantamento/S9596_3.XLS'#$MILHO1A.IW65537]"/>
        <table:named-expression table:name="MS_5" table:base-cell-address="$Produção.$B$2" table:expression="['file:///C:/Downloads/%069900/2%C2%BA%20Levantamento/Quadros/98-99/4%C2%BA%20Levantamento/S9596_3.XLS'#$MILHO1A.IW65537]"/>
        <table:named-expression table:name="MT" table:base-cell-address="$Produção.$B$2" table:expression="['file:///C:/Downloads/%069900/2%C2%BA%20Levantamento/Quadros/98-99/4%C2%BA%20Levantamento/S9596_3.XLS'#$MILHO1A.IW65537]"/>
        <table:named-expression table:name="MT_34" table:base-cell-address="$Produção.$B$2" table:expression="['file://GEAME04/00-01/SAFRA/99-00/Safras/SAFRA/S9596_3.XLS'#$MILHO1A.IW65537]"/>
        <table:named-expression table:name="MT_4" table:base-cell-address="$Produção.$B$2" table:expression="['file:///C:/Downloads/%069900/2%C2%BA%20Levantamento/Quadros/98-99/4%C2%BA%20Levantamento/S9596_3.XLS'#$MILHO1A.IW65537]"/>
        <table:named-expression table:name="MT_5" table:base-cell-address="$Produção.$B$2" table:expression="['file:///C:/Downloads/%069900/2%C2%BA%20Levantamento/Quadros/98-99/4%C2%BA%20Levantamento/S9596_3.XLS'#$MILHO1A.IW65537]"/>
        <table:named-expression table:name="PR" table:base-cell-address="$Produção.$B$2" table:expression="['file:///C:/Downloads/%069900/2%C2%BA%20Levantamento/Quadros/98-99/4%C2%BA%20Levantamento/S9596_3.XLS'#$MILHO1A.IW65537]"/>
        <table:named-expression table:name="PR_34" table:base-cell-address="$Produção.$B$2" table:expression="['file://GEAME04/00-01/SAFRA/99-00/Safras/SAFRA/S9596_3.XLS'#$MILHO1A.IW65537]"/>
        <table:named-expression table:name="PR_4" table:base-cell-address="$Produção.$B$2" table:expression="['file:///C:/Downloads/%069900/2%C2%BA%20Levantamento/Quadros/98-99/4%C2%BA%20Levantamento/S9596_3.XLS'#$MILHO1A.IW65537]"/>
        <table:named-expression table:name="PR_5" table:base-cell-address="$Produção.$B$2" table:expression="['file:///C:/Downloads/%069900/2%C2%BA%20Levantamento/Quadros/98-99/4%C2%BA%20Levantamento/S9596_3.XLS'#$MILHO1A.IW65537]"/>
        <table:named-range table:name="QUADRO2" table:base-cell-address="$Produção.$A$1" table:cell-range-address="#REF!"/>
        <table:named-range table:name="QUADRO3" table:base-cell-address="$Produção.$A$1" table:cell-range-address="#REF!"/>
        <table:named-expression table:name="RJ" table:base-cell-address="$Produção.$B$2" table:expression="['file:///C:/Downloads/%069900/2%C2%BA%20Levantamento/Quadros/98-99/4%C2%BA%20Levantamento/S9596_3.XLS'#$MILHO1A.IW65537]"/>
        <table:named-expression table:name="RJ_34" table:base-cell-address="$Produção.$B$2" table:expression="['file://GEAME04/00-01/SAFRA/99-00/Safras/SAFRA/S9596_3.XLS'#$MILHO1A.IW65537]"/>
        <table:named-expression table:name="RJ_4" table:base-cell-address="$Produção.$B$2" table:expression="['file:///C:/Downloads/%069900/2%C2%BA%20Levantamento/Quadros/98-99/4%C2%BA%20Levantamento/S9596_3.XLS'#$MILHO1A.IW65537]"/>
        <table:named-expression table:name="RJ_5" table:base-cell-address="$Produção.$B$2" table:expression="['file:///C:/Downloads/%069900/2%C2%BA%20Levantamento/Quadros/98-99/4%C2%BA%20Levantamento/S9596_3.XLS'#$MILHO1A.IW65537]"/>
        <table:named-expression table:name="RO" table:base-cell-address="$Produção.$B$2" table:expression="['file:///C:/Downloads/%069900/2%C2%BA%20Levantamento/Quadros/98-99/4%C2%BA%20Levantamento/S9596_3.XLS'#$MILHO1A.IW65537]"/>
        <table:named-expression table:name="RO_34" table:base-cell-address="$Produção.$B$2" table:expression="['file://GEAME04/00-01/SAFRA/99-00/Safras/SAFRA/S9596_3.XLS'#$MILHO1A.IW65537]"/>
        <table:named-expression table:name="RO_4" table:base-cell-address="$Produção.$B$2" table:expression="['file:///C:/Downloads/%069900/2%C2%BA%20Levantamento/Quadros/98-99/4%C2%BA%20Levantamento/S9596_3.XLS'#$MILHO1A.IW65537]"/>
        <table:named-expression table:name="RO_5" table:base-cell-address="$Produção.$B$2" table:expression="['file:///C:/Downloads/%069900/2%C2%BA%20Levantamento/Quadros/98-99/4%C2%BA%20Levantamento/S9596_3.XLS'#$MILHO1A.IW65537]"/>
        <table:named-expression table:name="RS" table:base-cell-address="$Produção.$B$2" table:expression="['file:///C:/Downloads/%069900/2%C2%BA%20Levantamento/Quadros/98-99/4%C2%BA%20Levantamento/S9596_3.XLS'#$MILHO1A.IW65537]"/>
        <table:named-expression table:name="RS_34" table:base-cell-address="$Produção.$B$2" table:expression="['file://GEAME04/00-01/SAFRA/99-00/Safras/SAFRA/S9596_3.XLS'#$MILHO1A.IW65537]"/>
        <table:named-expression table:name="RS_4" table:base-cell-address="$Produção.$B$2" table:expression="['file:///C:/Downloads/%069900/2%C2%BA%20Levantamento/Quadros/98-99/4%C2%BA%20Levantamento/S9596_3.XLS'#$MILHO1A.IW65537]"/>
        <table:named-expression table:name="RS_5" table:base-cell-address="$Produção.$B$2" table:expression="['file:///C:/Downloads/%069900/2%C2%BA%20Levantamento/Quadros/98-99/4%C2%BA%20Levantamento/S9596_3.XLS'#$MILHO1A.IW65537]"/>
        <table:named-expression table:name="SC" table:base-cell-address="$Produção.$B$2" table:expression="['file:///C:/Downloads/%069900/2%C2%BA%20Levantamento/Quadros/98-99/4%C2%BA%20Levantamento/S9596_3.XLS'#$MILHO1A.IW65537]"/>
        <table:named-expression table:name="SC_34" table:base-cell-address="$Produção.$B$2" table:expression="['file://GEAME04/00-01/SAFRA/99-00/Safras/SAFRA/S9596_3.XLS'#$MILHO1A.IW65537]"/>
        <table:named-expression table:name="SC_4" table:base-cell-address="$Produção.$B$2" table:expression="['file:///C:/Downloads/%069900/2%C2%BA%20Levantamento/Quadros/98-99/4%C2%BA%20Levantamento/S9596_3.XLS'#$MILHO1A.IW65537]"/>
        <table:named-expression table:name="SC_5" table:base-cell-address="$Produção.$B$2" table:expression="['file:///C:/Downloads/%069900/2%C2%BA%20Levantamento/Quadros/98-99/4%C2%BA%20Levantamento/S9596_3.XLS'#$MILHO1A.IW65537]"/>
        <table:named-expression table:name="SP" table:base-cell-address="$Produção.$B$2" table:expression="['file:///C:/Downloads/%069900/2%C2%BA%20Levantamento/Quadros/98-99/4%C2%BA%20Levantamento/S9596_3.XLS'#$MILHO1A.IW65537]"/>
        <table:named-expression table:name="SP_34" table:base-cell-address="$Produção.$B$2" table:expression="['file://GEAME04/00-01/SAFRA/99-00/Safras/SAFRA/S9596_3.XLS'#$MILHO1A.IW65537]"/>
        <table:named-expression table:name="SP_4" table:base-cell-address="$Produção.$B$2" table:expression="['file:///C:/Downloads/%069900/2%C2%BA%20Levantamento/Quadros/98-99/4%C2%BA%20Levantamento/S9596_3.XLS'#$MILHO1A.IW65537]"/>
        <table:named-expression table:name="SP_5" table:base-cell-address="$Produção.$B$2" table:expression="['file:///C:/Downloads/%069900/2%C2%BA%20Levantamento/Quadros/98-99/4%C2%BA%20Levantamento/S9596_3.XLS'#$MILHO1A.IW65537]"/>
        <table:named-range table:name="Suprimento_de_Milho" table:base-cell-address="$Produção.$A$1" table:cell-range-address="#REF!"/>
        <table:named-range table:name="TAB1" table:base-cell-address="$Produção.$B$2" table:cell-range-address="#REF!"/>
        <table:named-range table:name="TAB1_34" table:base-cell-address="$Produção.$A$1" table:cell-range-address="#REF!"/>
        <table:named-range table:name="TAB1_4" table:base-cell-address="$Produção.$B$2" table:cell-range-address="#REF!"/>
        <table:named-range table:name="TAB1_5" table:base-cell-address="$Produção.$B$2" table:cell-range-address="#REF!"/>
        <table:named-expression table:name="TAB2" table:base-cell-address="$Produção.$A$1" table:expression="['file://GEAME04/00-01/SAFRA/99-00/Safras/Ecafi%20Ecaps/Algod%C3%A3o%20USDA.xls'#$''.$A$3:.$AMJ$19]"/>
        <table:named-range table:name="tabela1" table:base-cell-address="$Produção.$B$2" table:cell-range-address="#REF!"/>
        <table:named-expression table:name="TO" table:base-cell-address="$Produção.$B$2" table:expression="['file:///C:/Downloads/%069900/2%C2%BA%20Levantamento/Quadros/98-99/4%C2%BA%20Levantamento/S9596_3.XLS'#$MILHO1A.IW65537]"/>
        <table:named-expression table:name="TO_34" table:base-cell-address="$Produção.$B$2" table:expression="['file://GEAME04/00-01/SAFRA/99-00/Safras/SAFRA/S9596_3.XLS'#$MILHO1A.IW65537]"/>
        <table:named-expression table:name="TO_4" table:base-cell-address="$Produção.$B$2" table:expression="['file:///C:/Downloads/%069900/2%C2%BA%20Levantamento/Quadros/98-99/4%C2%BA%20Levantamento/S9596_3.XLS'#$MILHO1A.IW65537]"/>
        <table:named-expression table:name="TO_5" table:base-cell-address="$Produção.$B$2" table:expression="['file:///C:/Downloads/%069900/2%C2%BA%20Levantamento/Quadros/98-99/4%C2%BA%20Levantamento/S9596_3.XLS'#$MILHO1A.IW65537]"/>
        <table:named-expression table:name="XXXXXX" table:base-cell-address="$Produção.$B$2" table:expression="['file://Arquivos/geasa/Users/cleverton.santana/Documents/Ferrugem%20asi%C3%A1tica.xls'#$EVAREBR.IW65537]"/>
        <table:named-expression table:name="__123Graph_A" table:base-cell-address="$Produção.$B$2" table:expression="['file:///C:/Downloads/%069900/2%C2%BA%20Levantamento/Quadros/98-99/4%C2%BA%20Levantamento/SERIS/EVOLUCAO.XLS'#$EVAREBR.IW65537:.IW65537]"/>
        <table:named-expression table:name="__123Graph_ABRA" table:base-cell-address="$Produção.$B$2" table:expression="['file:///C:/Downloads/%069900/2%C2%BA%20Levantamento/Quadros/98-99/4%C2%BA%20Levantamento/SERIS/EVOLUCAO.XLS'#$EVAREBR.IW65537:.IW65537]"/>
        <table:named-expression table:name="__123Graph_X" table:base-cell-address="$Produção.$A$1" table:expression="['file:///C:/Downloads/%069900/2%C2%BA%20Levantamento/Quadros/98-99/4%C2%BA%20Levantamento/s9798_4a.xls'#$''.$B$5:.$G$5]"/>
        <table:named-expression table:name="__123Graph_XBRA" table:base-cell-address="$Produção.$A$1" table:expression="['file:///C:/Downloads/%069900/2%C2%BA%20Levantamento/Quadros/98-99/4%C2%BA%20Levantamento/s9798_4a.xls'#$''.$B$5:.$G$5]"/>
        <table:named-expression table:name="__?__123Graph_A" table:base-cell-address="$Produção.$B$2" table:expression="['file:///C:/Downloads/%069900/2%C2%BA%20Levantamento/Quadros/98-99/4%C2%BA%20Levantamento/SERIS/EVOLUCAO.XLS'#$EVAREBR.IW6553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">
      <number:number number:decimal-places="1" loext:min-decimal-places="1" number:min-integer-digits="1" number:grouping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1" loext:min-decimal-places="1" number:min-integer-digits="1"/>
      <number:text>%</number:text>
    </number:percentage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1" loext:min-decimal-places="1" number:min-integer-digits="1" number:grouping="true"/>
      <number:text>         </number:text>
    </number:number-style>
    <number:number-style style:name="N145P1" style:volatile="true">
      <loext:text>-</loext:text>
      <loext:fill-character> </loext:fill-character>
      <number:number number:decimal-places="1" loext:min-decimal-places="1" number:min-integer-digits="1" number:grouping="true"/>
      <number:text>        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pitch="variable" style:font-name-asian="Microsoft YaHei" style:font-family-asian="'Microsoft YaHei'" style:font-family-generic-asian="system" style:font-pitch-asian="variable" style:font-name-complex="Arial1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Quadros_20_-_20_Geral_20_-_20_fev-03" style:display-name="Normal_Quadros - Geral - fev-0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Porcentagem_20_2" style:display-name="Porcentagem 2" style:family="table-cell" style:parent-style-name="Default" style:data-style-name="N10">
      <style:table-cell-properties fo:padding="0.71mm"/>
    </style:style>
    <style:style style:name="Separador_20_de_20_milhares_5f_QUADROS_20_-_20_SETEMBRO_20_2014" style:display-name="Separador de milhares_QUADROS - SETEMBRO 2014" style:family="table-cell" style:parent-style-name="Default" style:data-style-name="N13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ítulo_20_5" style:display-name="Título 5" style:family="table-cell" style:parent-style-name="Default">
      <style:table-cell-properties fo:padding="0.71mm"/>
      <style:text-properties fo:color="#33cccc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Vírgula_20_2" style:display-name="Vírgula 2" style:family="table-cell" style:parent-style-name="Default" style:data-style-name="N117">
      <style:table-cell-properties fo:padding="0.71mm"/>
    </style:style>
    <style:style style:name="Excel_5f_BuiltIn_5f_Comma" style:display-name="Excel_BuiltIn_Comma" style:family="table-cell" style:parent-style-name="Default" style:data-style-name="N131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gradient draw:name="Gradient_20_2" draw:display-name="Gradient 2" draw:style="axial" draw:start-color="#002f5e" draw:end-color="#0066cc" draw:start-intensity="100%" draw:end-intensity="100%" draw:angle="2700" draw:border="0%"/>
    <draw:gradient draw:name="Gradient_20_3" draw:display-name="Gradient 3" draw:style="axial" draw:start-color="#760000" draw:end-color="#ff0000" draw:start-intensity="100%" draw:end-intensity="100%" draw:angle="270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13mm" fo:margin-left="14.99mm" fo:margin-right="10mm" style:first-page-number="continue" loext:scale-to-X="1" loext:scale-to-Y="1" style:table-centering="horizontal" style:writing-mode="lr-tb"/>
      <style:header-style>
        <style:header-footer-properties fo:min-height="7.5mm" fo:margin-left="4mm" fo:margin-right="9mm" fo:margin-bottom="4.94mm"/>
      </style:header-style>
      <style:footer-style>
        <style:header-footer-properties fo:min-height="7.5mm" fo:margin-left="4mm" fo:margin-right="9mm" fo:margin-top="3.53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9.91mm" style:first-page-number="continue" loext:scale-to-X="1" loext:scale-to-Y="1" style:table-centering="both" style:writing-mode="lr-tb"/>
      <style:header-style>
        <style:header-footer-properties svg:height="1.48mm" fo:margin-left="10.99mm" fo:margin-right="9.08mm" fo:margin-bottom="0mm"/>
      </style:header-style>
      <style:footer-style>
        <style:header-footer-properties fo:min-height="7.5mm" fo:margin-left="10.99mm" fo:margin-right="9.08mm" fo:margin-top="0mm"/>
      </style:footer-style>
    </style:page-layout>
    <style:page-layout style:name="Mpm6">
      <style:page-layout-properties fo:page-width="297mm" fo:page-height="210.01mm" style:num-format="1" style:print-orientation="landscape" fo:margin-top="13mm" fo:margin-bottom="13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4.94mm"/>
      </style:header-style>
      <style:footer-style>
        <style:header-footer-properties fo:min-height="7.5mm" fo:margin-left="0mm" fo:margin-right="0mm" fo:margin-top="1.41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dução" style:display-name="PageStyle_Produ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Café_20_Total" style:display-name="PageStyle_1 Café Total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2_20_Café_20_Arábica" style:display-name="PageStyle_2 Café Arábica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3_20_Café_20_Conilon" style:display-name="PageStyle_3 Café Conilon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4_20_Café_20_Total_20_-_20_Área" style:display-name="PageStyle_4 Café Total - Área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5_20_Café_20_Arábica_20_-_20_Área" style:display-name="PageStyle_5 Café Arábica - Área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6_20_Café_20_Conilon_20_-_20_Área" style:display-name="PageStyle_6 Café Conilon - Área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7_20_Café_20_Total_20_-_20_Cafeeiros" style:display-name="PageStyle_7 Café Total - Cafeeiros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8_20_Café_20_Arábica_20_-_20_Cafeeiros" style:display-name="PageStyle_8 Café Arábica - Cafeeiros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9_20_Café_20_Conilon_20_-_20_Cafeeiros" style:display-name="PageStyle_9 Café Conilon - Cafeeiros" style:page-layout-name="Mpm4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right>
          <text:p><text:span text:style-name="MT2"><text:file-name text:display="name-and-extension">???</text:file-name></text:span><text:span text:style-name="MT2"><text:s/></text:span></text:p>
          <text:p><text:span text:style-name="MT2"><text:s/></text:span><text:span text:style-name="MT2"><text:sheet-name>???</text:sheet-name></text:span></text:p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10_20__25__20_Colheita" style:display-name="PageStyle_10 % Colheita" style:page-layout-name="Mpm5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 style:display="false"/>
      <style:footer-left style:display="false"/>
    </style:master-page>
    <style:master-page style:name="PageStyle_5f_Bienalidade" style:display-name="PageStyle_Bienalidade" style:page-layout-name="Mpm6">
      <style:header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>
      <style:header-left style:display="false">
        <style:region-left>
          <text:p><text:span text:style-name="MT1">Ministério da Agricultura, Pecuária e Abastecimento - MAPA</text:span></text:p>
          <text:p><text:span text:style-name="MT1">Companhia Nacional de Abastecimento - CONAB</text:span></text:p>
        </style:region-left>
      </style:header-left>
      <style:footer>
        <style:region-right>
          <text:p><text:span text:style-name="MT1"><text:file-name text:display="name-and-extension">???</text:file-name></text:span><text:span text:style-name="MT1"><text:s/></text:span></text:p>
          <text:p><text:span text:style-name="MT1"><text:s/></text:span><text:span text:style-name="MT1"><text:sheet-name>???</text:sheet-name></text:span></text:p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</text:span></text:p>
          <text:p><text:span text:style-name="MT1"><text:s/></text:span><text:span text:style-name="MT1"><text:sheet-name>???</text:sheet-name></text:span></text:p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O NOGUEIRA SCHLEMPER</meta:initial-creator>
    <meta:creation-date>2014-12-23T15:30:51</meta:creation-date>
    <dc:date>2019-09-18T10:47:54.670000000</dc:date>
    <meta:print-date>2019-05-15T12:38:38</meta:print-date>
    <meta:editing-duration>PT27S</meta:editing-duration>
    <meta:editing-cycles>1</meta:editing-cycles>
    <meta:document-statistic meta:table-count="12" meta:cell-count="3826" meta:object-count="5"/>
    <meta:generator>LibreOffice/6.0.6.2$Windows_X86_64 LibreOffice_project/0c292870b25a325b5ed35f6b45599d2ea4458e7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loext:min-decimal-places="1" number:min-integer-digits="1" number:grouping="true"/>
    </number:number-style>
    <style:style style:name="ch1" style:family="chart">
      <style:graphic-properties draw:stroke="solid" svg:stroke-color="#eaeaea"/>
    </style:style>
    <style:style style:name="ch2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3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eaeaea"/>
      <style:text-properties fo:color="#333333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4" style:family="chart" style:data-style-name="N134">
      <style:chart-properties chart:display-label="true" chart:tick-marks-major-inner="false" chart:tick-marks-major-outer="false" chart:logarithmic="false" chart:interval-minor-divisor="5" chart:gap-width="0" chart:overlap="-27" chart:reverse-direction="false" text:line-break="false" loext:try-staggering-first="false" chart:link-data-style-to-source="true" chart:axis-position="1" chart:tick-mark-position="at-axis"/>
      <style:graphic-properties draw:stroke="none"/>
      <style:text-properties fo:color="#333333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5" style:family="chart">
      <style:chart-properties style:rotation-angle="90"/>
      <style:text-properties fo:color="#333333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6" style:family="chart">
      <style:graphic-properties svg:stroke-color="#eaeaea"/>
    </style:style>
    <style:style style:name="ch7" style:family="chart" style:data-style-name="N134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draw:stroke="none" draw:fill-color="#800000"/>
      <style:text-properties fo:color="#333333" fo:font-family="Calibri" fo:font-size="14pt" fo:font-weight="bold" style:font-size-asian="14pt" style:font-weight-asian="bold" style:font-family-complex="Calibri" style:font-size-complex="14pt" style:font-weight-complex="bold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6.49cm" svg:height="10.367cm" xlink:href=".." xlink:type="simple" chart:class="chart:bar" chart:style-name="ch1">
        <chart:plot-area chart:style-name="ch2" table:cell-range-address="'10 % Colheita'.G41:'10 % Colheita'.AD41 '10 % Colheita'.G43:'10 % Colheita'.AD43" chart:data-source-has-labels="row" svg:x="1.122cm" svg:y="0cm" svg:width="25.034cm" svg:height="10.367cm">
          <chartooo:coordinate-region svg:x="2.149cm" svg:y="0cm" svg:width="24.007cm" svg:height="9.009cm"/>
          <chart:axis chart:dimension="x" chart:name="primary-x" chart:style-name="ch3" chartooo:axis-type="auto">
            <chartooo:date-scale/>
            <chart:categories table:cell-range-address="'10 % Colheita'.G41:'10 % Colheita'.AD41"/>
          </chart:axis>
          <chart:axis chart:dimension="y" chart:name="primary-y" chart:style-name="ch4">
            <chart:title svg:x="0.133cm" svg:y="2.829cm" chart:style-name="ch5">
              <text:p>Em percentual (%)</text:p>
            </chart:title>
            <chart:grid chart:style-name="ch6" chart:class="major"/>
          </chart:axis>
          <chart:series chart:style-name="ch7" chart:values-cell-range-address="'10 % Colheita'.G43:'10 % Colheita'.AD43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'10 % Colheita'.G41:'10 % Colheita'.AD41</svg:desc>
                </draw:g>
              </table:table-cell>
              <table:table-cell office:value-type="string">
                <text:p/>
              </table:table-cell>
              <table:table-cell office:value-type="string">
                <text:p>FEV</text:p>
              </table:table-cell>
              <table:table-cell office:value-type="string">
                <text:p/>
              </table:table-cell>
              <table:table-cell office:value-type="string">
                <text:p>MAR</text:p>
              </table:table-cell>
              <table:table-cell office:value-type="string">
                <text:p/>
              </table:table-cell>
              <table:table-cell office:value-type="string">
                <text:p>ABR</text:p>
              </table:table-cell>
              <table:table-cell office:value-type="string">
                <text:p/>
              </table:table-cell>
              <table:table-cell office:value-type="string">
                <text:p>MAI</text:p>
              </table:table-cell>
              <table:table-cell office:value-type="string">
                <text:p/>
              </table:table-cell>
              <table:table-cell office:value-type="string">
                <text:p>JUN</text:p>
              </table:table-cell>
              <table:table-cell office:value-type="string">
                <text:p/>
              </table:table-cell>
              <table:table-cell office:value-type="string">
                <text:p>JUL</text:p>
              </table:table-cell>
              <table:table-cell office:value-type="string">
                <text:p/>
              </table:table-cell>
              <table:table-cell office:value-type="string">
                <text:p>AGO</text:p>
              </table:table-cell>
              <table:table-cell office:value-type="string">
                <text:p/>
              </table:table-cell>
              <table:table-cell office:value-type="string">
                <text:p>SET</text:p>
              </table:table-cell>
              <table:table-cell office:value-type="string">
                <text:p/>
              </table:table-cell>
              <table:table-cell office:value-type="string">
                <text:p>OUT</text:p>
              </table:table-cell>
              <table:table-cell office:value-type="string">
                <text:p/>
              </table:table-cell>
              <table:table-cell office:value-type="string">
                <text:p>NOV</text:p>
              </table:table-cell>
              <table:table-cell office:value-type="string">
                <text:p/>
              </table:table-cell>
              <table:table-cell office:value-type="string">
                <text:p>DEZ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nha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10 % Colheita'.G43:'10 % Colheita'.AD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2803081331978">
                <text:p>0.42803081331978</text:p>
              </table:table-cell>
              <table:table-cell office:value-type="float" office:value="NaN">
                <text:p>NaN</text:p>
              </table:table-cell>
              <table:table-cell office:value-type="float" office:value="3.58108173204495">
                <text:p>3.58108173204495</text:p>
              </table:table-cell>
              <table:table-cell office:value-type="float" office:value="NaN">
                <text:p>NaN</text:p>
              </table:table-cell>
              <table:table-cell office:value-type="float" office:value="18.7674545536192">
                <text:p>18.7674545536192</text:p>
              </table:table-cell>
              <table:table-cell office:value-type="float" office:value="NaN">
                <text:p>NaN</text:p>
              </table:table-cell>
              <table:table-cell office:value-type="float" office:value="24.9954780187705">
                <text:p>24.9954780187705</text:p>
              </table:table-cell>
              <table:table-cell office:value-type="float" office:value="NaN">
                <text:p>NaN</text:p>
              </table:table-cell>
              <table:table-cell office:value-type="float" office:value="27.6551671912442">
                <text:p>27.6551671912442</text:p>
              </table:table-cell>
              <table:table-cell office:value-type="float" office:value="NaN">
                <text:p>NaN</text:p>
              </table:table-cell>
              <table:table-cell office:value-type="float" office:value="18.0595732347046">
                <text:p>18.0595732347046</text:p>
              </table:table-cell>
              <table:table-cell office:value-type="float" office:value="NaN">
                <text:p>NaN</text:p>
              </table:table-cell>
              <table:table-cell office:value-type="float" office:value="5.14216460713834">
                <text:p>5.14216460713834</text:p>
              </table:table-cell>
              <table:table-cell office:value-type="float" office:value="NaN">
                <text:p>NaN</text:p>
              </table:table-cell>
              <table:table-cell office:value-type="float" office:value="0.986099714646124">
                <text:p>0.986099714646124</text:p>
              </table:table-cell>
              <table:table-cell office:value-type="float" office:value="NaN">
                <text:p>NaN</text:p>
              </table:table-cell>
              <table:table-cell office:value-type="float" office:value="0.247467943615054">
                <text:p>0.247467943615054</text:p>
              </table:table-cell>
              <table:table-cell office:value-type="float" office:value="NaN">
                <text:p>NaN</text:p>
              </table:table-cell>
              <table:table-cell office:value-type="float" office:value="0.137482190897252">
                <text:p>0.1374821908972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loext:min-decimal-places="1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color="#000000" fo:font-family="Arial" fo:font-size="24pt" style:font-size-asian="24pt" style:font-size-complex="24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5" style:family="chart" style:data-style-name="N134">
      <style:chart-properties chart:display-label="true" chart:logarithmic="false" chart:interval-minor-divisor="5" chart:reverse-direction="false" text:line-break="false" loext:try-staggering-first="false" chart:link-data-style-to-source="false" chart:axis-position="1" chart:tick-mark-position="at-axis"/>
      <style:text-properties fo:color="#000000" fo:font-family="Arial" fo:font-size="10pt" style:font-size-asian="10pt" style:font-size-complex="10pt"/>
    </style:style>
    <style:style style:name="ch6" style:family="chart">
      <style:chart-properties style:rotation-angle="90"/>
      <style:text-properties fo:color="#000000" fo:font-family="Arial" fo:font-size="9pt" fo:font-weight="bold" style:font-size-asian="9pt" style:font-weight-asian="bold" style:font-size-complex="9pt" style:font-weight-complex="bold"/>
    </style:style>
    <style:style style:name="ch7" style:family="chart">
      <style:graphic-properties draw:stroke="dash" draw:stroke-dash="Excel_20_line_20_dash_20_1"/>
    </style:style>
    <style:style style:name="ch8" style:family="chart" style:data-style-name="N134">
      <style:chart-properties chart:link-data-style-to-source="true"/>
      <style:graphic-properties svg:stroke-width="0.035cm" draw:fill="gradient" draw:fill-gradient-name="Excel_20_gradient_20_1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gradient-name="Excel_20_gradient_20_2"/>
    </style:style>
    <style:style style:name="ch10" style:family="chart">
      <style:chart-properties chart:solid-type="cuboid"/>
      <style:graphic-properties draw:fill-gradient-name="Excel_20_gradient_20_3"/>
    </style:style>
    <style:style style:name="ch11" style:family="chart">
      <style:chart-properties chart:solid-type="cuboid"/>
      <style:graphic-properties draw:fill-gradient-name="Excel_20_gradient_20_4"/>
    </style:style>
    <style:style style:name="ch12" style:family="chart">
      <style:chart-properties chart:solid-type="cuboid"/>
      <style:graphic-properties draw:fill-gradient-name="Excel_20_gradient_20_5"/>
    </style:style>
    <style:style style:name="ch13" style:family="chart">
      <style:chart-properties chart:solid-type="cuboid"/>
      <style:graphic-properties draw:fill-gradient-name="Excel_20_gradient_20_6"/>
    </style:style>
    <style:style style:name="ch14" style:family="chart">
      <style:chart-properties chart:solid-type="cuboid"/>
      <style:graphic-properties draw:fill-gradient-name="Excel_20_gradient_20_7"/>
    </style:style>
    <style:style style:name="ch15" style:family="chart">
      <style:chart-properties chart:solid-type="cuboid"/>
      <style:graphic-properties draw:fill-gradient-name="Excel_20_gradient_20_8"/>
    </style:style>
    <style:style style:name="ch16" style:family="chart">
      <style:chart-properties chart:solid-type="cuboid"/>
      <style:graphic-properties draw:fill-gradient-name="Excel_20_gradient_20_9"/>
    </style:style>
    <style:style style:name="ch17" style:family="chart">
      <style:chart-properties chart:solid-type="cuboid"/>
      <style:graphic-properties draw:fill-gradient-name="Excel_20_gradient_20_10"/>
    </style:style>
    <style:style style:name="ch18" style:family="chart">
      <style:chart-properties chart:solid-type="cuboid"/>
      <style:graphic-properties draw:fill-gradient-name="Excel_20_gradient_20_11"/>
    </style:style>
    <style:style style:name="ch19" style:family="chart">
      <style:chart-properties chart:solid-type="cuboid"/>
      <style:graphic-properties draw:fill-gradient-name="Excel_20_gradient_20_12"/>
    </style:style>
    <style:style style:name="ch20" style:family="chart">
      <style:chart-properties chart:solid-type="cuboid"/>
      <style:graphic-properties draw:fill-gradient-name="Excel_20_gradient_20_13"/>
    </style:style>
    <style:style style:name="ch21" style:family="chart">
      <style:chart-properties chart:solid-type="cuboid"/>
      <style:graphic-properties draw:fill-gradient-name="Excel_20_gradient_20_14"/>
    </style:style>
    <style:style style:name="ch22" style:family="chart">
      <style:chart-properties chart:solid-type="cuboid"/>
      <style:graphic-properties draw:fill-gradient-name="Excel_20_gradient_20_15"/>
    </style:style>
    <style:style style:name="ch23" style:family="chart">
      <style:chart-properties chart:solid-type="cuboid"/>
      <style:graphic-properties draw:fill-gradient-name="Excel_20_gradient_20_16"/>
    </style:style>
    <style:style style:name="ch24" style:family="chart">
      <style:chart-properties chart:solid-type="cuboid"/>
      <style:graphic-properties draw:fill-gradient-name="Excel_20_gradient_20_17"/>
    </style:style>
    <style:style style:name="ch25" style:family="chart">
      <style:chart-properties chart:solid-type="cuboid"/>
      <style:graphic-properties draw:fill-gradient-name="Excel_20_gradient_20_18"/>
    </style:style>
    <style:style style:name="ch26" style:family="chart">
      <style:graphic-properties svg:stroke-width="0.035cm" draw:fill="none" draw:fill-color="#000000"/>
    </style:style>
    <style:style style:name="ch27" style:family="chart">
      <style:graphic-properties draw:fill-color="#d9d9d9"/>
    </style:style>
    <style:style style:name="gr1" style:family="graphic">
      <style:graphic-properties draw:stroke="none" draw:fill="solid" draw:fill-color="#ffffff" draw:textarea-horizontal-align="justify" draw:textarea-vertical-align="top" draw:auto-grow-height="false" fo:min-height="0.162cm" fo:min-width="0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none" draw:fill="solid" draw:fill-color="#ffffff" draw:textarea-horizontal-align="justify" draw:textarea-vertical-align="top" draw:auto-grow-height="false" fo:min-height="0.224cm" fo:min-width="0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none" draw:fill="solid" draw:fill-color="#ffffff" draw:textarea-horizontal-align="justify" draw:textarea-vertical-align="middle" draw:auto-grow-height="true" fo:min-height="0cm" fo:min-width="0cm" fo:padding-top="0cm" fo:padding-bottom="0cm" fo:padding-left="0.05cm" fo:padding-right="0cm" fo:wrap-option="no-wrap" draw:shadow-color="#808080"/>
    </style:style>
    <style:style style:name="P1" style:family="paragraph">
      <loext:graphic-properties draw:fill="solid" draw:fill-color="#ffffff"/>
      <style:paragraph-properties style:writing-mode="lr-tb"/>
    </style:style>
  </office:automatic-styles>
  <office:body>
    <office:chart>
      <chart:chart svg:width="25.528cm" svg:height="11.299cm" xlink:href=".." xlink:type="simple" chart:class="chart:bar" chart:style-name="ch1">
        <chart:title svg:x="10.32cm" svg:y="0.213cm" chart:style-name="ch2">
          <text:p>Bienalidade</text:p>
        </chart:title>
        <chart:plot-area chart:style-name="ch3" table:cell-range-address="Bienalidade.B3:Bienalidade.R4" chart:data-source-has-labels="row" svg:x="3.063cm" svg:y="1.222cm" svg:width="20.583cm" svg:height="7.282cm">
          <chartooo:coordinate-region svg:x="3.975cm" svg:y="1.222cm" svg:width="19.671cm" svg:height="6.039cm"/>
          <chart:axis chart:dimension="x" chart:name="primary-x" chart:style-name="ch4" chartooo:axis-type="auto">
            <chartooo:date-scale/>
            <chart:categories table:cell-range-address="Bienalidade.B3:Bienalidade.R3"/>
          </chart:axis>
          <chart:axis chart:dimension="y" chart:name="primary-y" chart:style-name="ch5">
            <chart:title svg:x="1.585cm" svg:y="1.82cm" chart:style-name="ch6">
              <text:p>
milhões de sacas de 60 kg</text:p>
            </chart:title>
            <chart:grid chart:style-name="ch7" chart:class="major"/>
          </chart:axis>
          <chart:series chart:style-name="ch8" chart:values-cell-range-address="Bienalidade.B4:Bienalidade.R4" chart:class="chart:bar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</chart:series>
          <chart:wall chart:style-name="ch26"/>
          <chart:floor chart:style-name="ch27"/>
        </chart:plot-area>
        <draw:custom-shape draw:name="Text Box 45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46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47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48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49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0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1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2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3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4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5" draw:style-name="gr1" draw:text-style-name="P1" svg:width="0.039cm" svg:height="0.274cm" svg:x="4.518cm" svg:y="10.209cm">
          <text:p/>
          <draw:enhanced-geometry svg:viewBox="0 0 21600 21600" draw:type="mso-spt202" draw:enhanced-path="M 0 0 L 21600 0 21600 21600 0 21600 0 0 Z N"/>
        </draw:custom-shape>
        <draw:custom-shape draw:name="Text Box 56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57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58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59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0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1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2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3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4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65" draw:style-name="gr2" draw:text-style-name="P1" svg:width="0.038cm" svg:height="0.336cm" svg:x="4.538cm" svg:y="10.209cm">
          <text:p/>
          <draw:enhanced-geometry svg:viewBox="0 0 21600 21600" draw:type="mso-spt202" draw:enhanced-path="M 0 0 L 21600 0 21600 21600 0 21600 0 0 Z N"/>
        </draw:custom-shape>
        <draw:custom-shape draw:name="Text Box 22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3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5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6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7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8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29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0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1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2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3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4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draw:custom-shape draw:name="Text Box 35" draw:style-name="gr3" draw:text-style-name="P1" svg:width="0.058cm" svg:height="0.424cm" svg:x="3.899cm" svg:y="5.87cm">
          <text:p/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Bienalidade.B3:Bienalidade.R3</svg:desc>
                </draw:g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string">
                <text:p>2019 (¹)</text:p>
              </table:table-cell>
            </table:table-row>
          </table:table-header-rows>
          <table:table-rows>
            <table:table-row>
              <table:table-cell office:value-type="string">
                <text:p>Linha 4</text:p>
                <draw:g>
                  <svg:desc/>
                </draw:g>
              </table:table-cell>
              <table:table-cell office:value-type="float" office:value="28.82">
                <text:p>28.82</text:p>
                <draw:g>
                  <svg:desc>Bienalidade.B4:Bienalidade.R4</svg:desc>
                </draw:g>
              </table:table-cell>
              <table:table-cell office:value-type="float" office:value="39.272">
                <text:p>39.272</text:p>
              </table:table-cell>
              <table:table-cell office:value-type="float" office:value="32.944">
                <text:p>32.944</text:p>
              </table:table-cell>
              <table:table-cell office:value-type="float" office:value="42.512">
                <text:p>42.512</text:p>
              </table:table-cell>
              <table:table-cell office:value-type="float" office:value="36.071">
                <text:p>36.071</text:p>
              </table:table-cell>
              <table:table-cell office:value-type="float" office:value="45.992">
                <text:p>45.992</text:p>
              </table:table-cell>
              <table:table-cell office:value-type="float" office:value="39.47">
                <text:p>39.47</text:p>
              </table:table-cell>
              <table:table-cell office:value-type="float" office:value="48.0948">
                <text:p>48.0948</text:p>
              </table:table-cell>
              <table:table-cell office:value-type="float" office:value="43.4842">
                <text:p>43.4842</text:p>
              </table:table-cell>
              <table:table-cell office:value-type="float" office:value="50.8264">
                <text:p>50.8264</text:p>
              </table:table-cell>
              <table:table-cell office:value-type="float" office:value="49.1516">
                <text:p>49.1516</text:p>
              </table:table-cell>
              <table:table-cell office:value-type="float" office:value="45.341825">
                <text:p>45.341825</text:p>
              </table:table-cell>
              <table:table-cell office:value-type="float" office:value="43.235">
                <text:p>43.235</text:p>
              </table:table-cell>
              <table:table-cell office:value-type="float" office:value="51.37">
                <text:p>51.37</text:p>
              </table:table-cell>
              <table:table-cell office:value-type="float" office:value="44.97">
                <text:p>44.97</text:p>
              </table:table-cell>
              <table:table-cell office:value-type="float" office:value="61.6575">
                <text:p>61.6575</text:p>
              </table:table-cell>
              <table:table-cell office:value-type="float" office:value="48.9918">
                <text:p>48.9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axial" draw:start-color="#ffffff" draw:end-color="#339966" draw:start-intensity="100%" draw:end-intensity="100%" draw:angle="2700" draw:border="0%"/>
    <draw:gradient draw:name="Excel_20_gradient_20_10" draw:display-name="Excel gradient 10" draw:style="axial" draw:start-color="#760000" draw:end-color="#ff0000" draw:start-intensity="100%" draw:end-intensity="100%" draw:angle="900" draw:border="0%"/>
    <draw:gradient draw:name="Excel_20_gradient_20_11" draw:display-name="Excel gradient 11" draw:style="axial" draw:start-color="#002f5e" draw:end-color="#0066cc" draw:start-intensity="100%" draw:end-intensity="100%" draw:angle="900" draw:border="0%"/>
    <draw:gradient draw:name="Excel_20_gradient_20_12" draw:display-name="Excel gradient 12" draw:style="axial" draw:start-color="#760000" draw:end-color="#ff0000" draw:start-intensity="100%" draw:end-intensity="100%" draw:angle="900" draw:border="0%"/>
    <draw:gradient draw:name="Excel_20_gradient_20_13" draw:display-name="Excel gradient 13" draw:style="axial" draw:start-color="#002f5e" draw:end-color="#0066cc" draw:start-intensity="100%" draw:end-intensity="100%" draw:angle="900" draw:border="0%"/>
    <draw:gradient draw:name="Excel_20_gradient_20_14" draw:display-name="Excel gradient 14" draw:style="axial" draw:start-color="#760000" draw:end-color="#ff0000" draw:start-intensity="100%" draw:end-intensity="100%" draw:angle="900" draw:border="0%"/>
    <draw:gradient draw:name="Excel_20_gradient_20_15" draw:display-name="Excel gradient 15" draw:style="axial" draw:start-color="#002f5e" draw:end-color="#0066cc" draw:start-intensity="100%" draw:end-intensity="100%" draw:angle="900" draw:border="0%"/>
    <draw:gradient draw:name="Excel_20_gradient_20_16" draw:display-name="Excel gradient 16" draw:style="axial" draw:start-color="#760000" draw:end-color="#ff0000" draw:start-intensity="100%" draw:end-intensity="100%" draw:angle="900" draw:border="0%"/>
    <draw:gradient draw:name="Excel_20_gradient_20_17" draw:display-name="Excel gradient 17" draw:style="axial" draw:start-color="#182f76" draw:end-color="#3366ff" draw:start-intensity="100%" draw:end-intensity="100%" draw:angle="900" draw:border="0%"/>
    <draw:gradient draw:name="Excel_20_gradient_20_18" draw:display-name="Excel gradient 18" draw:style="axial" draw:start-color="#760000" draw:end-color="#ff0000" draw:start-intensity="100%" draw:end-intensity="100%" draw:angle="2700" draw:border="0%"/>
    <draw:gradient draw:name="Excel_20_gradient_20_2" draw:display-name="Excel gradient 2" draw:style="axial" draw:start-color="#760000" draw:end-color="#ff0000" draw:start-intensity="100%" draw:end-intensity="100%" draw:angle="900" draw:border="0%"/>
    <draw:gradient draw:name="Excel_20_gradient_20_3" draw:display-name="Excel gradient 3" draw:style="axial" draw:start-color="#002f5e" draw:end-color="#0066cc" draw:start-intensity="100%" draw:end-intensity="100%" draw:angle="900" draw:border="0%"/>
    <draw:gradient draw:name="Excel_20_gradient_20_4" draw:display-name="Excel gradient 4" draw:style="axial" draw:start-color="#760000" draw:end-color="#ff0000" draw:start-intensity="100%" draw:end-intensity="100%" draw:angle="900" draw:border="0%"/>
    <draw:gradient draw:name="Excel_20_gradient_20_5" draw:display-name="Excel gradient 5" draw:style="axial" draw:start-color="#002f5e" draw:end-color="#0066cc" draw:start-intensity="100%" draw:end-intensity="100%" draw:angle="900" draw:border="0%"/>
    <draw:gradient draw:name="Excel_20_gradient_20_6" draw:display-name="Excel gradient 6" draw:style="axial" draw:start-color="#760000" draw:end-color="#ff0000" draw:start-intensity="100%" draw:end-intensity="100%" draw:angle="900" draw:border="0%"/>
    <draw:gradient draw:name="Excel_20_gradient_20_7" draw:display-name="Excel gradient 7" draw:style="axial" draw:start-color="#002f5e" draw:end-color="#0066cc" draw:start-intensity="100%" draw:end-intensity="100%" draw:angle="900" draw:border="0%"/>
    <draw:gradient draw:name="Excel_20_gradient_20_8" draw:display-name="Excel gradient 8" draw:style="axial" draw:start-color="#760000" draw:end-color="#ff0000" draw:start-intensity="100%" draw:end-intensity="100%" draw:angle="900" draw:border="0%"/>
    <draw:gradient draw:name="Excel_20_gradient_20_9" draw:display-name="Excel gradient 9" draw:style="axial" draw:start-color="#002f5e" draw:end-color="#0066cc" draw:start-intensity="100%" draw:end-intensity="100%" draw:angle="900" draw:border="0%"/>
    <draw:stroke-dash draw:name="Excel_20_line_20_dash_20_1" draw:display-name="Excel line dash 1" draw:style="rect" draw:dots1="1" draw:dots1-length="0.104cm" draw:distance="0.104cm"/>
  </office:styles>
</office:document-styles>
</file>